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1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02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14.08mm"/>
    </style:style>
    <style:style style:name="co6" style:family="table-column">
      <style:table-column-properties fo:break-before="auto" style:column-width="13.78mm"/>
    </style:style>
    <style:style style:name="co7" style:family="table-column">
      <style:table-column-properties fo:break-before="auto" style:column-width="14.46mm"/>
    </style:style>
    <style:style style:name="co8" style:family="table-column">
      <style:table-column-properties fo:break-before="auto" style:column-width="17.36mm"/>
    </style:style>
    <style:style style:name="co9" style:family="table-column">
      <style:table-column-properties fo:break-before="auto" style:column-width="9.7mm"/>
    </style:style>
    <style:style style:name="co10" style:family="table-column">
      <style:table-column-properties fo:break-before="auto" style:column-width="22.3mm"/>
    </style:style>
    <style:style style:name="co11" style:family="table-column">
      <style:table-column-properties fo:break-before="auto" style:column-width="24.84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3.42mm"/>
    </style:style>
    <style:style style:name="co14" style:family="table-column">
      <style:table-column-properties fo:break-before="auto" style:column-width="12.61mm"/>
    </style:style>
    <style:style style:name="co15" style:family="table-column">
      <style:table-column-properties fo:break-before="auto" style:column-width="1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b1ffa8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09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b1ffa8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09"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ext-properties fo:font-style="italic" style:font-style-asian="italic" style:font-style-complex="italic"/>
    </style:style>
    <style:style style:name="ce10" style:family="table-cell" style:parent-style-name="Default" style:data-style-name="N109">
      <style:table-cell-properties fo:background-color="#ffff99"/>
    </style:style>
    <style:style style:name="ce11" style:family="table-cell" style:parent-style-name="Default" style:data-style-name="N109">
      <style:table-cell-properties fo:background-color="#b1ffa8"/>
    </style:style>
    <style:style style:name="ce12" style:family="table-cell" style:parent-style-name="Default" style:data-style-name="N109">
      <style:table-cell-properties fo:background-color="#ffcc99"/>
    </style:style>
    <style:style style:name="ce13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2"/>
    <style:style style:name="ce15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09">
      <style:text-properties fo:color="#008000"/>
    </style:style>
    <style:style style:name="ce17" style:family="table-cell" style:parent-style-name="Default">
      <style:text-properties fo:color="#008000"/>
    </style:style>
    <style:style style:name="ce18" style:family="table-cell" style:parent-style-name="Default">
      <style:text-properties fo:color="#000080"/>
    </style:style>
    <style:style style:name="ce19" style:family="table-cell" style:parent-style-name="Default">
      <style:text-properties fo:color="#800000" fo:font-style="italic" style:font-style-asian="italic" style:font-style-complex="italic"/>
    </style:style>
    <style:style style:name="ce20" style:family="table-cell" style:parent-style-name="Default">
      <style:text-properties fo:color="#ce181e"/>
    </style:style>
    <style:style style:name="ce21" style:family="table-cell" style:parent-style-name="Default">
      <style:text-properties fo:color="#800000" fo:font-weight="normal" style:font-weight-asian="normal" style:font-weight-complex="normal"/>
    </style:style>
    <style:style style:name="ce22" style:family="table-cell" style:parent-style-name="Default" style:data-style-name="N109"/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" style:family="table-cell" style:parent-style-name="Default">
      <style:text-properties fo:color="#ce181e" fo:font-weight="normal" style:font-weight-asian="normal" style:font-weight-complex="normal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7" style:family="table-cell" style:parent-style-name="Default" style:data-style-name="N109">
      <style:text-properties fo:color="#000080"/>
    </style:style>
    <style:style style:name="ce28" style:family="table-cell" style:parent-style-name="Default" style:data-style-name="N109">
      <style:text-properties fo:color="#800000"/>
    </style:style>
    <style:style style:name="ce29" style:family="table-cell" style:parent-style-name="Default" style:data-style-name="N109">
      <style:text-properties fo:color="#ce181e"/>
    </style:style>
    <style:style style:name="ce30" style:family="table-cell" style:parent-style-name="Default" style:data-style-name="N109">
      <style:table-cell-properties fo:wrap-option="wrap"/>
      <style:text-properties fo:color="#008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9">
      <style:table-cell-properties fo:wrap-option="wrap"/>
      <style:text-properties fo:color="#00008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9">
      <style:table-cell-properties fo:wrap-option="wrap"/>
      <style:text-properties fo:color="#8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9">
      <style:table-cell-properties fo:wrap-option="wrap"/>
      <style:text-properties fo:color="#ce181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ta coef" table:style-name="ta1">
        <table:shapes>
          <draw:frame draw:z-index="0" draw:style-name="gr1" draw:text-style-name="P1" svg:width="131.77mm" svg:height="59.7mm" svg:x="115.99mm" svg:y="5.19mm">
            <draw:object draw:notify-on-update-of-ranges="'Beta coef'.A4:'Beta coef'.A4 'Beta coef'.A5:'Beta coef'.A14 'Beta coef'.C4:'Beta coef'.C4 'Beta coef'.C5:'Beta coef'.C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beta coef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enter K base</text:p>
          </table:table-cell>
          <table:table-cell table:number-columns-repeated="1020"/>
        </table:table-row>
        <table:table-row table:style-name="ro1">
          <table:table-cell table:style-name="ce1" office:value-type="float" office:value="18.5" calcext:value-type="float">
            <text:p>18,5</text:p>
          </table:table-cell>
          <table:table-cell table:style-name="ce1" office:value-type="float" office:value="15771" calcext:value-type="float">
            <text:p>15771</text:p>
          </table:table-cell>
          <table:table-cell table:style-name="ce1" office:value-type="float" office:value="6698" calcext:value-type="float">
            <text:p>6698</text:p>
          </table:table-cell>
          <table:table-cell table:style-name="ce10" table:formula="of:=[.B5]*330/16384" office:value-type="float" office:value="317.653198242188" calcext:value-type="float">
            <text:p>317,7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797" calcext:value-type="float">
            <text:p>15797</text:p>
          </table:table-cell>
          <table:table-cell table:style-name="ce1" office:value-type="float" office:value="6697" calcext:value-type="float">
            <text:p>6697</text:p>
          </table:table-cell>
          <table:table-cell table:style-name="ce10" table:formula="of:=[.B6]*330/16384" office:value-type="float" office:value="318.176879882812" calcext:value-type="float">
            <text:p>318,2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833" calcext:value-type="float">
            <text:p>15833</text:p>
          </table:table-cell>
          <table:table-cell table:style-name="ce1" office:value-type="float" office:value="6689" calcext:value-type="float">
            <text:p>6689</text:p>
          </table:table-cell>
          <table:table-cell table:style-name="ce10" table:formula="of:=[.B7]*330/16384" office:value-type="float" office:value="318.901977539062" calcext:value-type="float">
            <text:p>318,9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5746" calcext:value-type="float">
            <text:p>15746</text:p>
          </table:table-cell>
          <table:table-cell table:style-name="ce2" office:value-type="float" office:value="6672" calcext:value-type="float">
            <text:p>6672</text:p>
          </table:table-cell>
          <table:table-cell table:style-name="ce11" table:formula="of:=[.B8]*330/16384" office:value-type="float" office:value="317.149658203125" calcext:value-type="float">
            <text:p>317,1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float" office:value="15862" calcext:value-type="float">
            <text:p>15862</text:p>
          </table:table-cell>
          <table:table-cell table:style-name="ce6" office:value-type="float" office:value="6645" calcext:value-type="float">
            <text:p>6645</text:p>
          </table:table-cell>
          <table:table-cell table:style-name="ce11" table:formula="of:=[.B9]*330/16384" office:value-type="float" office:value="319.486083984375" calcext:value-type="float">
            <text:p>319,5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15652" calcext:value-type="float">
            <text:p>15652</text:p>
          </table:table-cell>
          <table:table-cell table:style-name="ce6" office:value-type="float" office:value="6616" calcext:value-type="float">
            <text:p>6616</text:p>
          </table:table-cell>
          <table:table-cell table:style-name="ce11" table:formula="of:=[.B10]*330/16384" office:value-type="float" office:value="315.25634765625" calcext:value-type="float">
            <text:p>315,3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515" calcext:value-type="float">
            <text:p>15515</text:p>
          </table:table-cell>
          <table:table-cell table:style-name="ce2" office:value-type="float" office:value="6592" calcext:value-type="float">
            <text:p>6592</text:p>
          </table:table-cell>
          <table:table-cell table:style-name="ce11" table:formula="of:=[.B11]*330/16384" office:value-type="float" office:value="312.496948242187" calcext:value-type="float">
            <text:p>312,5</text:p>
          </table:table-cell>
          <table:table-cell table:number-columns-repeated="102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535" calcext:value-type="float">
            <text:p>15535</text:p>
          </table:table-cell>
          <table:table-cell table:style-name="ce3" office:value-type="float" office:value="6552" calcext:value-type="float">
            <text:p>6552</text:p>
          </table:table-cell>
          <table:table-cell table:style-name="ce12" table:formula="of:=[.B12]*330/16384" office:value-type="float" office:value="312.899780273437" calcext:value-type="float">
            <text:p>312,9</text:p>
          </table:table-cell>
          <table:table-cell table:number-columns-repeated="102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680" calcext:value-type="float">
            <text:p>15680</text:p>
          </table:table-cell>
          <table:table-cell table:style-name="ce3" office:value-type="float" office:value="6547" calcext:value-type="float">
            <text:p>6547</text:p>
          </table:table-cell>
          <table:table-cell table:style-name="ce12" table:formula="of:=[.B13]*330/16384" office:value-type="float" office:value="315.8203125" calcext:value-type="float">
            <text:p>315,8</text:p>
          </table:table-cell>
          <table:table-cell table:number-columns-repeated="1020"/>
        </table:table-row>
        <table:table-row table:style-name="ro1">
          <table:table-cell table:style-name="ce3" office:value-type="float" office:value="31.5" calcext:value-type="float">
            <text:p>31,5</text:p>
          </table:table-cell>
          <table:table-cell table:style-name="ce3" office:value-type="float" office:value="15789" calcext:value-type="float">
            <text:p>15789</text:p>
          </table:table-cell>
          <table:table-cell table:style-name="ce3" office:value-type="float" office:value="6535" calcext:value-type="float">
            <text:p>6535</text:p>
          </table:table-cell>
          <table:table-cell table:style-name="ce12" table:formula="of:=[.B14]*330/16384" office:value-type="float" office:value="318.015747070312" calcext:value-type="float">
            <text:p>318,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 bg was taken with heater, looks not correct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4" office:value-type="string" calcext:value-type="string">
            <text:p>Beta 18,5</text:p>
          </table:table-cell>
          <table:table-cell table:style-name="ce4" office:value-type="string" calcext:value-type="string">
            <text:p>Beta 19</text:p>
          </table:table-cell>
          <table:table-cell table:style-name="ce4" office:value-type="string" calcext:value-type="string">
            <text:p>Beta 20</text:p>
          </table:table-cell>
          <table:table-cell table:style-name="ce4" office:value-type="string" calcext:value-type="string">
            <text:p>Beta 22</text:p>
          </table:table-cell>
          <table:table-cell table:style-name="ce4" office:value-type="string" calcext:value-type="string">
            <text:p>Beta 23</text:p>
          </table:table-cell>
          <table:table-cell table:style-name="ce4" office:value-type="string" calcext:value-type="string">
            <text:p>Beta 24</text:p>
          </table:table-cell>
          <table:table-cell table:style-name="ce4" office:value-type="string" calcext:value-type="string">
            <text:p>Beta 25</text:p>
          </table:table-cell>
          <table:table-cell table:style-name="ce4" office:value-type="string" calcext:value-type="string">
            <text:p>Beta 27</text:p>
          </table:table-cell>
          <table:table-cell table:style-name="ce4" office:value-type="string" calcext:value-type="string">
            <text:p>Beta 29</text:p>
          </table:table-cell>
          <table:table-cell table:style-name="ce4" office:value-type="string" calcext:value-type="string">
            <text:p>Beta 31,5</text:p>
          </table:table-cell>
          <table:table-cell table:style-name="ce4" table:number-columns-repeated="1013"/>
        </table:table-row>
        <table:table-row table:style-name="ro1">
          <table:table-cell table:style-name="ce4" table:formula="of:=[.A5]+273" office:value-type="float" office:value="291.5" calcext:value-type="float">
            <text:p>291,5</text:p>
          </table:table-cell>
          <table:table-cell table:style-name="ce8" table:formula="of:=1 / ( (LN([.$C5])-LN([.$C$5])) / [.$A$2] + 1 / ([.$A$5]+273))-[.$A19]" office:value-type="float" office:value="0" calcext:value-type="float">
            <text:p>0,0</text:p>
          </table:table-cell>
          <table:table-cell table:style-name="ce8" table:formula="of:=1 / ( (LN([.$C5])-LN([.$C$6])) / [.$A$2] + 1 / ([.$A$6]+273))-[.$A19]" office:value-type="float" office:value="0.436360270730063" calcext:value-type="float">
            <text:p>0,4</text:p>
          </table:table-cell>
          <table:table-cell table:style-name="ce8" table:formula="of:=1 / ( (LN([.$C5])-LN([.$C$7])) / [.$A$2] + 1 / ([.$A$7]+273))-[.$A19]" office:value-type="float" office:value="0.923976885616867" calcext:value-type="float">
            <text:p>0,9</text:p>
          </table:table-cell>
          <table:table-cell table:style-name="ce8" table:formula="of:=1 / ( (LN([.$C5])-LN([.$C$8])) / [.$A$2] + 1 / ([.$A$8]+273))-[.$A19]" office:value-type="float" office:value="1.81731738200597" calcext:value-type="float">
            <text:p>1,8</text:p>
          </table:table-cell>
          <table:table-cell table:style-name="ce8" table:formula="of:=1 / ( (LN([.$C5])-LN([.$C$8])) / [.$A$2] + 1 / ([.$A$8]+273))-[.$A19]" office:value-type="float" office:value="1.81731738200597" calcext:value-type="float">
            <text:p>1,8</text:p>
          </table:table-cell>
          <table:table-cell table:style-name="ce8" table:formula="of:=1 / ( (LN([.$C5])-LN([.$C$10])) / [.$A$2] + 1 / ([.$A$10]+273))-[.$A19]" office:value-type="float" office:value="0.164793306186141" calcext:value-type="float">
            <text:p>0,2</text:p>
          </table:table-cell>
          <table:table-cell table:style-name="ce8" table:formula="of:=1 / ( (LN([.$C5])-LN([.$C$11])) / [.$A$2] + 1 / ([.$A$11]+273))-[.$A19]" office:value-type="float" office:value="-0.4186403096258" calcext:value-type="float">
            <text:p>-0,4</text:p>
          </table:table-cell>
          <table:table-cell table:style-name="ce8" table:formula="of:=1 / ( (LN([.$C5])-LN([.$C$12])) / [.$A$2] + 1 / ([.$A$12]+273))-[.$A19]" office:value-type="float" office:value="-1.10002543800584" calcext:value-type="float">
            <text:p>-1,1</text:p>
          </table:table-cell>
          <table:table-cell table:style-name="ce8" table:formula="of:=1 / ( (LN([.$C5])-LN([.$C$13])) / [.$A$2] + 1 / ([.$A$13]+273))-[.$A19]" office:value-type="float" office:value="0.447915676838932" calcext:value-type="float">
            <text:p>0,4</text:p>
          </table:table-cell>
          <table:table-cell table:style-name="ce8" table:formula="of:=1 / ( (LN([.$C5])-LN([.$C$14])) / [.$A$2] + 1 / ([.$A$14]+273))-[.$A19]" office:value-type="float" office:value="1.99135497407622" calcext:value-type="float">
            <text:p>2,0</text:p>
          </table:table-cell>
          <table:table-cell/>
          <table:table-cell table:style-name="ce14" table:formula="of:=DEVSQ([.B19:.K19])" office:value-type="float" office:value="9.53093400654029" calcext:value-type="float">
            <text:p>9,53</text:p>
          </table:table-cell>
          <table:table-cell table:number-columns-repeated="1011"/>
        </table:table-row>
        <table:table-row table:style-name="ro1">
          <table:table-cell table:style-name="ce4" table:formula="of:=[.A6]+273" office:value-type="float" office:value="292" calcext:value-type="float">
            <text:p>292</text:p>
          </table:table-cell>
          <table:table-cell table:style-name="ce8" table:formula="of:=1 / ( (LN([.$C6])-LN([.$C$5])) / [.$A$2] + 1 / ([.$A$5]+273))-[.$A20]" office:value-type="float" office:value="-0.436550395134475" calcext:value-type="float">
            <text:p>-0,4</text:p>
          </table:table-cell>
          <table:table-cell table:style-name="ce8" table:formula="of:=1 / ( (LN([.$C6])-LN([.$C$6])) / [.$A$2] + 1 / ([.$A$6]+273))-[.$A20]" office:value-type="float" office:value="0" calcext:value-type="float">
            <text:p>0,0</text:p>
          </table:table-cell>
          <table:table-cell table:style-name="ce8" table:formula="of:=1 / ( (LN([.$C6])-LN([.$C$7])) / [.$A$2] + 1 / ([.$A$7]+273))-[.$A20]" office:value-type="float" office:value="0.487829408517086" calcext:value-type="float">
            <text:p>0,5</text:p>
          </table:table-cell>
          <table:table-cell table:style-name="ce8" table:formula="of:=1 / ( (LN([.$C6])-LN([.$C$8])) / [.$A$2] + 1 / ([.$A$8]+273))-[.$A20]" office:value-type="float" office:value="1.3815606761504" calcext:value-type="float">
            <text:p>1,4</text:p>
          </table:table-cell>
          <table:table-cell table:style-name="ce8" table:formula="of:=1 / ( (LN([.$C6])-LN([.$C$8])) / [.$A$2] + 1 / ([.$A$8]+273))-[.$A20]" office:value-type="float" office:value="1.3815606761504" calcext:value-type="float">
            <text:p>1,4</text:p>
          </table:table-cell>
          <table:table-cell table:style-name="ce8" table:formula="of:=1 / ( (LN([.$C6])-LN([.$C$10])) / [.$A$2] + 1 / ([.$A$10]+273))-[.$A20]" office:value-type="float" office:value="-0.271685321092548" calcext:value-type="float">
            <text:p>-0,3</text:p>
          </table:table-cell>
          <table:table-cell table:style-name="ce8" table:formula="of:=1 / ( (LN([.$C6])-LN([.$C$11])) / [.$A$2] + 1 / ([.$A$11]+273))-[.$A20]" office:value-type="float" office:value="-0.855372841094948" calcext:value-type="float">
            <text:p>-0,9</text:p>
          </table:table-cell>
          <table:table-cell table:style-name="ce8" table:formula="of:=1 / ( (LN([.$C6])-LN([.$C$12])) / [.$A$2] + 1 / ([.$A$12]+273))-[.$A20]" office:value-type="float" office:value="-1.53705385732093" calcext:value-type="float">
            <text:p>-1,5</text:p>
          </table:table-cell>
          <table:table-cell table:style-name="ce8" table:formula="of:=1 / ( (LN([.$C6])-LN([.$C$13])) / [.$A$2] + 1 / ([.$A$13]+273))-[.$A20]" office:value-type="float" office:value="0.0115604447250348" calcext:value-type="float">
            <text:p>0,0</text:p>
          </table:table-cell>
          <table:table-cell table:style-name="ce8" table:formula="of:=1 / ( (LN([.$C6])-LN([.$C$14])) / [.$A$2] + 1 / ([.$A$14]+273))-[.$A20]" office:value-type="float" office:value="1.5556745357332" calcext:value-type="float">
            <text:p>1,6</text:p>
          </table:table-cell>
          <table:table-cell/>
          <table:table-cell table:style-name="ce14" table:formula="of:=DEVSQ([.B20:.K20])" office:value-type="float" office:value="9.53925202161967" calcext:value-type="float">
            <text:p>9,54</text:p>
          </table:table-cell>
          <table:table-cell table:number-columns-repeated="1011"/>
        </table:table-row>
        <table:table-row table:style-name="ro1">
          <table:table-cell table:style-name="ce4" table:formula="of:=[.A7]+273" office:value-type="float" office:value="293" calcext:value-type="float">
            <text:p>293</text:p>
          </table:table-cell>
          <table:table-cell table:style-name="ce8" table:formula="of:=1 / ( (LN([.$C7])-LN([.$C$5])) / [.$A$2] + 1 / ([.$A$5]+273))-[.$A21]" office:value-type="float" office:value="-0.927614836842338" calcext:value-type="float">
            <text:p>-0,9</text:p>
          </table:table-cell>
          <table:table-cell table:style-name="ce8" table:formula="of:=1 / ( (LN([.$C7])-LN([.$C$6])) / [.$A$2] + 1 / ([.$A$6]+273))-[.$A21]" office:value-type="float" office:value="-0.489537934604812" calcext:value-type="float">
            <text:p>-0,5</text:p>
          </table:table-cell>
          <table:table-cell table:style-name="ce8" table:formula="of:=1 / ( (LN([.$C7])-LN([.$C$7])) / [.$A$2] + 1 / ([.$A$7]+273))-[.$A21]" office:value-type="float" office:value="0" calcext:value-type="float">
            <text:p>0,0</text:p>
          </table:table-cell>
          <table:table-cell table:style-name="ce8" table:formula="of:=1 / ( (LN([.$C7])-LN([.$C$8])) / [.$A$2] + 1 / ([.$A$8]+273))-[.$A21]" office:value-type="float" office:value="0.896868802927145" calcext:value-type="float">
            <text:p>0,9</text:p>
          </table:table-cell>
          <table:table-cell table:style-name="ce8" table:formula="of:=1 / ( (LN([.$C7])-LN([.$C$8])) / [.$A$2] + 1 / ([.$A$8]+273))-[.$A21]" office:value-type="float" office:value="0.896868802927145" calcext:value-type="float">
            <text:p>0,9</text:p>
          </table:table-cell>
          <table:table-cell table:style-name="ce8" table:formula="of:=1 / ( (LN([.$C7])-LN([.$C$10])) / [.$A$2] + 1 / ([.$A$10]+273))-[.$A21]" office:value-type="float" office:value="-0.762173540134654" calcext:value-type="float">
            <text:p>-0,8</text:p>
          </table:table-cell>
          <table:table-cell table:style-name="ce8" table:formula="of:=1 / ( (LN([.$C7])-LN([.$C$11])) / [.$A$2] + 1 / ([.$A$11]+273))-[.$A21]" office:value-type="float" office:value="-1.34789964744868" calcext:value-type="float">
            <text:p>-1,3</text:p>
          </table:table-cell>
          <table:table-cell table:style-name="ce8" table:formula="of:=1 / ( (LN([.$C7])-LN([.$C$12])) / [.$A$2] + 1 / ([.$A$12]+273))-[.$A21]" office:value-type="float" office:value="-2.03195632101341" calcext:value-type="float">
            <text:p>-2,0</text:p>
          </table:table-cell>
          <table:table-cell table:style-name="ce8" table:formula="of:=1 / ( (LN([.$C7])-LN([.$C$13])) / [.$A$2] + 1 / ([.$A$13]+273))-[.$A21]" office:value-type="float" office:value="-0.477937034785271" calcext:value-type="float">
            <text:p>-0,5</text:p>
          </table:table-cell>
          <table:table-cell table:style-name="ce8" table:formula="of:=1 / ( (LN([.$C7])-LN([.$C$14])) / [.$A$2] + 1 / ([.$A$14]+273))-[.$A21]" office:value-type="float" office:value="1.07159502410605" calcext:value-type="float">
            <text:p>1,1</text:p>
          </table:table-cell>
          <table:table-cell/>
          <table:table-cell table:style-name="ce14" table:formula="of:=DEVSQ([.B21:.K21])" office:value-type="float" office:value="9.6061690571322" calcext:value-type="float">
            <text:p>9,61</text:p>
          </table:table-cell>
          <table:table-cell table:number-columns-repeated="1011"/>
        </table:table-row>
        <table:table-row table:style-name="ro1">
          <table:table-cell table:style-name="ce4" table:formula="of:=[.A8]+273" office:value-type="float" office:value="295" calcext:value-type="float">
            <text:p>295</text:p>
          </table:table-cell>
          <table:table-cell table:style-name="ce8" table:formula="of:=1 / ( (LN([.$C8])-LN([.$C$5])) / [.$A$2] + 1 / ([.$A$5]+273))-[.$A22]" office:value-type="float" office:value="-1.8381627785285" calcext:value-type="float">
            <text:p>-1,8</text:p>
          </table:table-cell>
          <table:table-cell table:style-name="ce8" table:formula="of:=1 / ( (LN([.$C8])-LN([.$C$6])) / [.$A$2] + 1 / ([.$A$6]+273))-[.$A22]" office:value-type="float" office:value="-1.39680919200833" calcext:value-type="float">
            <text:p>-1,4</text:p>
          </table:table-cell>
          <table:table-cell table:style-name="ce8" table:formula="of:=1 / ( (LN([.$C8])-LN([.$C$7])) / [.$A$2] + 1 / ([.$A$7]+273))-[.$A22]" office:value-type="float" office:value="-0.903603817159592" calcext:value-type="float">
            <text:p>-0,9</text:p>
          </table:table-cell>
          <table:table-cell table:style-name="ce8" table:formula="of:=1 / ( (LN([.$C8])-LN([.$C$8])) / [.$A$2] + 1 / ([.$A$8]+273))-[.$A22]" office:value-type="float" office:value="0" calcext:value-type="float">
            <text:p>0,0</text:p>
          </table:table-cell>
          <table:table-cell table:style-name="ce8" table:formula="of:=1 / ( (LN([.$C8])-LN([.$C$8])) / [.$A$2] + 1 / ([.$A$8]+273))-[.$A22]" office:value-type="float" office:value="0" calcext:value-type="float">
            <text:p>0,0</text:p>
          </table:table-cell>
          <table:table-cell table:style-name="ce8" table:formula="of:=1 / ( (LN([.$C8])-LN([.$C$10])) / [.$A$2] + 1 / ([.$A$10]+273))-[.$A22]" office:value-type="float" office:value="-1.67148461072486" calcext:value-type="float">
            <text:p>-1,7</text:p>
          </table:table-cell>
          <table:table-cell table:style-name="ce8" table:formula="of:=1 / ( (LN([.$C8])-LN([.$C$11])) / [.$A$2] + 1 / ([.$A$11]+273))-[.$A22]" office:value-type="float" office:value="-2.26158655221099" calcext:value-type="float">
            <text:p>-2,3</text:p>
          </table:table-cell>
          <table:table-cell table:style-name="ce8" table:formula="of:=1 / ( (LN([.$C8])-LN([.$C$12])) / [.$A$2] + 1 / ([.$A$12]+273))-[.$A22]" office:value-type="float" office:value="-2.95074249082057" calcext:value-type="float">
            <text:p>-3,0</text:p>
          </table:table-cell>
          <table:table-cell table:style-name="ce8" table:formula="of:=1 / ( (LN([.$C8])-LN([.$C$13])) / [.$A$2] + 1 / ([.$A$13]+273))-[.$A22]" office:value-type="float" office:value="-1.38512145380469" calcext:value-type="float">
            <text:p>-1,4</text:p>
          </table:table-cell>
          <table:table-cell table:style-name="ce8" table:formula="of:=1 / ( (LN([.$C8])-LN([.$C$14])) / [.$A$2] + 1 / ([.$A$14]+273))-[.$A22]" office:value-type="float" office:value="0.176040732660624" calcext:value-type="float">
            <text:p>0,2</text:p>
          </table:table-cell>
          <table:table-cell/>
          <table:table-cell table:style-name="ce14" table:formula="of:=DEVSQ([.B22:.K22])" office:value-type="float" office:value="9.75059950929344" calcext:value-type="float">
            <text:p>9,75</text:p>
          </table:table-cell>
          <table:table-cell table:number-columns-repeated="1011"/>
        </table:table-row>
        <table:table-row table:style-name="ro1">
          <table:table-cell table:style-name="ce4" table:formula="of:=[.A9]+273" office:value-type="float" office:value="296" calcext:value-type="float">
            <text:p>296</text:p>
          </table:table-cell>
          <table:table-cell table:style-name="ce8" table:formula="of:=1 / ( (LN([.$C9])-LN([.$C$5])) / [.$A$2] + 1 / ([.$A$5]+273))-[.$A23]" office:value-type="float" office:value="-1.08524357927257" calcext:value-type="float">
            <text:p>-1,1</text:p>
          </table:table-cell>
          <table:table-cell table:style-name="ce8" table:formula="of:=1 / ( (LN([.$C9])-LN([.$C$6])) / [.$A$2] + 1 / ([.$A$6]+273))-[.$A23]" office:value-type="float" office:value="-0.638592171400035" calcext:value-type="float">
            <text:p>-0,6</text:p>
          </table:table-cell>
          <table:table-cell table:style-name="ce8" table:formula="of:=1 / ( (LN([.$C9])-LN([.$C$7])) / [.$A$2] + 1 / ([.$A$7]+273))-[.$A23]" office:value-type="float" office:value="-0.13945705412209" calcext:value-type="float">
            <text:p>-0,1</text:p>
          </table:table-cell>
          <table:table-cell table:style-name="ce8" table:formula="of:=1 / ( (LN([.$C9])-LN([.$C$8])) / [.$A$2] + 1 / ([.$A$8]+273))-[.$A23]" office:value-type="float" office:value="0.775036724854431" calcext:value-type="float">
            <text:p>0,8</text:p>
          </table:table-cell>
          <table:table-cell table:style-name="ce8" table:formula="of:=1 / ( (LN([.$C9])-LN([.$C$8])) / [.$A$2] + 1 / ([.$A$8]+273))-[.$A23]" office:value-type="float" office:value="0.775036724854431" calcext:value-type="float">
            <text:p>0,8</text:p>
          </table:table-cell>
          <table:table-cell table:style-name="ce8" table:formula="of:=1 / ( (LN([.$C9])-LN([.$C$10])) / [.$A$2] + 1 / ([.$A$10]+273))-[.$A23]" office:value-type="float" office:value="-0.916565622395467" calcext:value-type="float">
            <text:p>-0,9</text:p>
          </table:table-cell>
          <table:table-cell table:style-name="ce8" table:formula="of:=1 / ( (LN([.$C9])-LN([.$C$11])) / [.$A$2] + 1 / ([.$A$11]+273))-[.$A23]" office:value-type="float" office:value="-1.51374239447006" calcext:value-type="float">
            <text:p>-1,5</text:p>
          </table:table-cell>
          <table:table-cell table:style-name="ce8" table:formula="of:=1 / ( (LN([.$C9])-LN([.$C$12])) / [.$A$2] + 1 / ([.$A$12]+273))-[.$A23]" office:value-type="float" office:value="-2.21114254202632" calcext:value-type="float">
            <text:p>-2,2</text:p>
          </table:table-cell>
          <table:table-cell table:style-name="ce8" table:formula="of:=1 / ( (LN([.$C9])-LN([.$C$13])) / [.$A$2] + 1 / ([.$A$13]+273))-[.$A23]" office:value-type="float" office:value="-0.626764029246374" calcext:value-type="float">
            <text:p>-0,6</text:p>
          </table:table-cell>
          <table:table-cell table:style-name="ce8" table:formula="of:=1 / ( (LN([.$C9])-LN([.$C$14])) / [.$A$2] + 1 / ([.$A$14]+273))-[.$A23]" office:value-type="float" office:value="0.953202970943607" calcext:value-type="float">
            <text:p>1,0</text:p>
          </table:table-cell>
          <table:table-cell/>
          <table:table-cell table:style-name="ce14" table:formula="of:=DEVSQ([.B23:.K23])" office:value-type="float" office:value="9.98640248444336" calcext:value-type="float">
            <text:p>9,99</text:p>
          </table:table-cell>
          <table:table-cell table:number-columns-repeated="1011"/>
        </table:table-row>
        <table:table-row table:style-name="ro1">
          <table:table-cell table:style-name="ce4" table:formula="of:=[.A10]+273" office:value-type="float" office:value="297" calcext:value-type="float">
            <text:p>297</text:p>
          </table:table-cell>
          <table:table-cell table:style-name="ce8" table:formula="of:=1 / ( (LN([.$C10])-LN([.$C$5])) / [.$A$2] + 1 / ([.$A$5]+273))-[.$A24]" office:value-type="float" office:value="-0.170875563330071" calcext:value-type="float">
            <text:p>-0,2</text:p>
          </table:table-cell>
          <table:table-cell table:style-name="ce8" table:formula="of:=1 / ( (LN([.$C10])-LN([.$C$6])) / [.$A$2] + 1 / ([.$A$6]+273))-[.$A24]" office:value-type="float" office:value="0.281597772932002" calcext:value-type="float">
            <text:p>0,3</text:p>
          </table:table-cell>
          <table:table-cell table:style-name="ce8" table:formula="of:=1 / ( (LN([.$C10])-LN([.$C$7])) / [.$A$2] + 1 / ([.$A$7]+273))-[.$A24]" office:value-type="float" office:value="0.78724944978751" calcext:value-type="float">
            <text:p>0,8</text:p>
          </table:table-cell>
          <table:table-cell table:style-name="ce8" table:formula="of:=1 / ( (LN([.$C10])-LN([.$C$8])) / [.$A$2] + 1 / ([.$A$8]+273))-[.$A24]" office:value-type="float" office:value="1.71371141445877" calcext:value-type="float">
            <text:p>1,7</text:p>
          </table:table-cell>
          <table:table-cell table:style-name="ce8" table:formula="of:=1 / ( (LN([.$C10])-LN([.$C$8])) / [.$A$2] + 1 / ([.$A$8]+273))-[.$A24]" office:value-type="float" office:value="1.71371141445877" calcext:value-type="float">
            <text:p>1,7</text:p>
          </table:table-cell>
          <table:table-cell table:style-name="ce8" table:formula="of:=1 / ( (LN([.$C10])-LN([.$C$10])) / [.$A$2] + 1 / ([.$A$10]+273))-[.$A24]" office:value-type="float" office:value="0" calcext:value-type="float">
            <text:p>0,0</text:p>
          </table:table-cell>
          <table:table-cell table:style-name="ce8" table:formula="of:=1 / ( (LN([.$C10])-LN([.$C$11])) / [.$A$2] + 1 / ([.$A$11]+273))-[.$A24]" office:value-type="float" office:value="-0.604951333378324" calcext:value-type="float">
            <text:p>-0,6</text:p>
          </table:table-cell>
          <table:table-cell table:style-name="ce8" table:formula="of:=1 / ( (LN([.$C10])-LN([.$C$12])) / [.$A$2] + 1 / ([.$A$12]+273))-[.$A24]" office:value-type="float" office:value="-1.3114107061723" calcext:value-type="float">
            <text:p>-1,3</text:p>
          </table:table-cell>
          <table:table-cell table:style-name="ce8" table:formula="of:=1 / ( (LN([.$C10])-LN([.$C$13])) / [.$A$2] + 1 / ([.$A$13]+273))-[.$A24]" office:value-type="float" office:value="0.293580211264782" calcext:value-type="float">
            <text:p>0,3</text:p>
          </table:table-cell>
          <table:table-cell table:style-name="ce8" table:formula="of:=1 / ( (LN([.$C10])-LN([.$C$14])) / [.$A$2] + 1 / ([.$A$14]+273))-[.$A24]" office:value-type="float" office:value="1.8942137034627" calcext:value-type="float">
            <text:p>1,9</text:p>
          </table:table-cell>
          <table:table-cell/>
          <table:table-cell table:style-name="ce14" table:formula="of:=DEVSQ([.B24:.K24])" office:value-type="float" office:value="10.2487888733966" calcext:value-type="float">
            <text:p>10,25</text:p>
          </table:table-cell>
          <table:table-cell table:number-columns-repeated="1011"/>
        </table:table-row>
        <table:table-row table:style-name="ro1">
          <table:table-cell table:style-name="ce4" table:formula="of:=[.A11]+273" office:value-type="float" office:value="298" calcext:value-type="float">
            <text:p>298</text:p>
          </table:table-cell>
          <table:table-cell table:style-name="ce8" table:formula="of:=1 / ( (LN([.$C11])-LN([.$C$5])) / [.$A$2] + 1 / ([.$A$5]+273))-[.$A25]" office:value-type="float" office:value="0.438792936401626" calcext:value-type="float">
            <text:p>0,4</text:p>
          </table:table-cell>
          <table:table-cell table:style-name="ce8" table:formula="of:=1 / ( (LN([.$C11])-LN([.$C$6])) / [.$A$2] + 1 / ([.$A$6]+273))-[.$A25]" office:value-type="float" office:value="0.896190776393723" calcext:value-type="float">
            <text:p>0,9</text:p>
          </table:table-cell>
          <table:table-cell table:style-name="ce8" table:formula="of:=1 / ( (LN([.$C11])-LN([.$C$7])) / [.$A$2] + 1 / ([.$A$7]+273))-[.$A25]" office:value-type="float" office:value="1.40735467222862" calcext:value-type="float">
            <text:p>1,4</text:p>
          </table:table-cell>
          <table:table-cell table:style-name="ce8" table:formula="of:=1 / ( (LN([.$C11])-LN([.$C$8])) / [.$A$2] + 1 / ([.$A$8]+273))-[.$A25]" office:value-type="float" office:value="2.34394070526895" calcext:value-type="float">
            <text:p>2,3</text:p>
          </table:table-cell>
          <table:table-cell table:style-name="ce8" table:formula="of:=1 / ( (LN([.$C11])-LN([.$C$8])) / [.$A$2] + 1 / ([.$A$8]+273))-[.$A25]" office:value-type="float" office:value="2.34394070526895" calcext:value-type="float">
            <text:p>2,3</text:p>
          </table:table-cell>
          <table:table-cell table:style-name="ce8" table:formula="of:=1 / ( (LN([.$C11])-LN([.$C$10])) / [.$A$2] + 1 / ([.$A$10]+273))-[.$A25]" office:value-type="float" office:value="0.611527339108818" calcext:value-type="float">
            <text:p>0,6</text:p>
          </table:table-cell>
          <table:table-cell table:style-name="ce8" table:formula="of:=1 / ( (LN([.$C11])-LN([.$C$11])) / [.$A$2] + 1 / ([.$A$11]+273))-[.$A25]" office:value-type="float" office:value="0" calcext:value-type="float">
            <text:p>0,0</text:p>
          </table:table-cell>
          <table:table-cell table:style-name="ce8" table:formula="of:=1 / ( (LN([.$C11])-LN([.$C$12])) / [.$A$2] + 1 / ([.$A$12]+273))-[.$A25]" office:value-type="float" office:value="-0.714121692473384" calcext:value-type="float">
            <text:p>-0,7</text:p>
          </table:table-cell>
          <table:table-cell table:style-name="ce8" table:formula="of:=1 / ( (LN([.$C11])-LN([.$C$13])) / [.$A$2] + 1 / ([.$A$13]+273))-[.$A25]" office:value-type="float" office:value="0.908303728645649" calcext:value-type="float">
            <text:p>0,9</text:p>
          </table:table-cell>
          <table:table-cell table:style-name="ce8" table:formula="of:=1 / ( (LN([.$C11])-LN([.$C$14])) / [.$A$2] + 1 / ([.$A$14]+273))-[.$A25]" office:value-type="float" office:value="2.5264191537068" calcext:value-type="float">
            <text:p>2,5</text:p>
          </table:table-cell>
          <table:table-cell/>
          <table:table-cell table:style-name="ce14" table:formula="of:=DEVSQ([.B25:.K25])" office:value-type="float" office:value="10.4733911177391" calcext:value-type="float">
            <text:p>10,47</text:p>
          </table:table-cell>
          <table:table-cell table:number-columns-repeated="1011"/>
        </table:table-row>
        <table:table-row table:style-name="ro1">
          <table:table-cell table:style-name="ce4" table:formula="of:=[.A12]+273" office:value-type="float" office:value="300" calcext:value-type="float">
            <text:p>300</text:p>
          </table:table-cell>
          <table:table-cell table:style-name="ce8" table:formula="of:=1 / ( (LN([.$C12])-LN([.$C$5])) / [.$A$2] + 1 / ([.$A$5]+273))-[.$A26]" office:value-type="float" office:value="1.17410375380416" calcext:value-type="float">
            <text:p>1,2</text:p>
          </table:table-cell>
          <table:table-cell table:style-name="ce8" table:formula="of:=1 / ( (LN([.$C12])-LN([.$C$6])) / [.$A$2] + 1 / ([.$A$6]+273))-[.$A26]" office:value-type="float" office:value="1.63993102890555" calcext:value-type="float">
            <text:p>1,6</text:p>
          </table:table-cell>
          <table:table-cell table:style-name="ce8" table:formula="of:=1 / ( (LN([.$C12])-LN([.$C$7])) / [.$A$2] + 1 / ([.$A$7]+273))-[.$A26]" office:value-type="float" office:value="2.16053070598252" calcext:value-type="float">
            <text:p>2,2</text:p>
          </table:table-cell>
          <table:table-cell table:style-name="ce8" table:formula="of:=1 / ( (LN([.$C12])-LN([.$C$8])) / [.$A$2] + 1 / ([.$A$8]+273))-[.$A26]" office:value-type="float" office:value="3.11444797341409" calcext:value-type="float">
            <text:p>3,1</text:p>
          </table:table-cell>
          <table:table-cell table:style-name="ce8" table:formula="of:=1 / ( (LN([.$C12])-LN([.$C$8])) / [.$A$2] + 1 / ([.$A$8]+273))-[.$A26]" office:value-type="float" office:value="3.11444797341409" calcext:value-type="float">
            <text:p>3,1</text:p>
          </table:table-cell>
          <table:table-cell table:style-name="ce8" table:formula="of:=1 / ( (LN([.$C12])-LN([.$C$10])) / [.$A$2] + 1 / ([.$A$10]+273))-[.$A26]" office:value-type="float" office:value="1.35001995987915" calcext:value-type="float">
            <text:p>1,4</text:p>
          </table:table-cell>
          <table:table-cell table:style-name="ce8" table:formula="of:=1 / ( (LN([.$C12])-LN([.$C$11])) / [.$A$2] + 1 / ([.$A$11]+273))-[.$A26]" office:value-type="float" office:value="0.727236553430316" calcext:value-type="float">
            <text:p>0,7</text:p>
          </table:table-cell>
          <table:table-cell table:style-name="ce8" table:formula="of:=1 / ( (LN([.$C12])-LN([.$C$12])) / [.$A$2] + 1 / ([.$A$12]+273))-[.$A26]" office:value-type="float" office:value="0" calcext:value-type="float">
            <text:p>0,0</text:p>
          </table:table-cell>
          <table:table-cell table:style-name="ce8" table:formula="of:=1 / ( (LN([.$C12])-LN([.$C$13])) / [.$A$2] + 1 / ([.$A$13]+273))-[.$A26]" office:value-type="float" office:value="1.65226738996779" calcext:value-type="float">
            <text:p>1,7</text:p>
          </table:table-cell>
          <table:table-cell table:style-name="ce8" table:formula="of:=1 / ( (LN([.$C12])-LN([.$C$14])) / [.$A$2] + 1 / ([.$A$14]+273))-[.$A26]" office:value-type="float" office:value="3.30030951684444" calcext:value-type="float">
            <text:p>3,3</text:p>
          </table:table-cell>
          <table:table-cell/>
          <table:table-cell table:style-name="ce14" table:formula="of:=DEVSQ([.B26:.K26])" office:value-type="float" office:value="10.8635118963276" calcext:value-type="float">
            <text:p>10,86</text:p>
          </table:table-cell>
          <table:table-cell table:number-columns-repeated="1011"/>
        </table:table-row>
        <table:table-row table:style-name="ro1">
          <table:table-cell table:style-name="ce4" table:formula="of:=[.A13]+273" office:value-type="float" office:value="302" calcext:value-type="float">
            <text:p>302</text:p>
          </table:table-cell>
          <table:table-cell table:style-name="ce8" table:formula="of:=1 / ( (LN([.$C13])-LN([.$C$5])) / [.$A$2] + 1 / ([.$A$5]+273))-[.$A27]" office:value-type="float" office:value="-0.479265811457026" calcext:value-type="float">
            <text:p>-0,5</text:p>
          </table:table-cell>
          <table:table-cell table:style-name="ce8" table:formula="of:=1 / ( (LN([.$C13])-LN([.$C$6])) / [.$A$2] + 1 / ([.$A$6]+273))-[.$A27]" office:value-type="float" office:value="-0.0123648185949037" calcext:value-type="float">
            <text:p>0,0</text:p>
          </table:table-cell>
          <table:table-cell table:style-name="ce8" table:formula="of:=1 / ( (LN([.$C13])-LN([.$C$7])) / [.$A$2] + 1 / ([.$A$7]+273))-[.$A27]" office:value-type="float" office:value="0.509436791958706" calcext:value-type="float">
            <text:p>0,5</text:p>
          </table:table-cell>
          <table:table-cell table:style-name="ce8" table:formula="of:=1 / ( (LN([.$C13])-LN([.$C$8])) / [.$A$2] + 1 / ([.$A$8]+273))-[.$A27]" office:value-type="float" office:value="1.46556180161446" calcext:value-type="float">
            <text:p>1,5</text:p>
          </table:table-cell>
          <table:table-cell table:style-name="ce8" table:formula="of:=1 / ( (LN([.$C13])-LN([.$C$8])) / [.$A$2] + 1 / ([.$A$8]+273))-[.$A27]" office:value-type="float" office:value="1.46556180161446" calcext:value-type="float">
            <text:p>1,5</text:p>
          </table:table-cell>
          <table:table-cell table:style-name="ce8" table:formula="of:=1 / ( (LN([.$C13])-LN([.$C$10])) / [.$A$2] + 1 / ([.$A$10]+273))-[.$A27]" office:value-type="float" office:value="-0.302944319199923" calcext:value-type="float">
            <text:p>-0,3</text:p>
          </table:table-cell>
          <table:table-cell table:style-name="ce8" table:formula="of:=1 / ( (LN([.$C13])-LN([.$C$11])) / [.$A$2] + 1 / ([.$A$11]+273))-[.$A27]" office:value-type="float" office:value="-0.927161465001234" calcext:value-type="float">
            <text:p>-0,9</text:p>
          </table:table-cell>
          <table:table-cell table:style-name="ce8" table:formula="of:=1 / ( (LN([.$C13])-LN([.$C$12])) / [.$A$2] + 1 / ([.$A$12]+273))-[.$A27]" office:value-type="float" office:value="-1.65606846386385" calcext:value-type="float">
            <text:p>-1,7</text:p>
          </table:table-cell>
          <table:table-cell table:style-name="ce8" table:formula="of:=1 / ( (LN([.$C13])-LN([.$C$13])) / [.$A$2] + 1 / ([.$A$13]+273))-[.$A27]" office:value-type="float" office:value="0" calcext:value-type="float">
            <text:p>0,0</text:p>
          </table:table-cell>
          <table:table-cell table:style-name="ce8" table:formula="of:=1 / ( (LN([.$C13])-LN([.$C$14])) / [.$A$2] + 1 / ([.$A$14]+273))-[.$A27]" office:value-type="float" office:value="1.6518543136674" calcext:value-type="float">
            <text:p>1,7</text:p>
          </table:table-cell>
          <table:table-cell/>
          <table:table-cell table:style-name="ce14" table:formula="of:=DEVSQ([.B27:.K27])" office:value-type="float" office:value="10.9137176266128" calcext:value-type="float">
            <text:p>10,91</text:p>
          </table:table-cell>
          <table:table-cell table:number-columns-repeated="1011"/>
        </table:table-row>
        <table:table-row table:style-name="ro1">
          <table:table-cell table:style-name="ce4" table:formula="of:=[.A14]+273" office:value-type="float" office:value="304.5" calcext:value-type="float">
            <text:p>304,5</text:p>
          </table:table-cell>
          <table:table-cell table:style-name="ce8" table:formula="of:=1 / ( (LN([.$C14])-LN([.$C$5])) / [.$A$2] + 1 / ([.$A$5]+273))-[.$A28]" office:value-type="float" office:value="-2.14299982537256" calcext:value-type="float">
            <text:p>-2,1</text:p>
          </table:table-cell>
          <table:table-cell table:style-name="ce8" table:formula="of:=1 / ( (LN([.$C14])-LN([.$C$6])) / [.$A$2] + 1 / ([.$A$6]+273))-[.$A28]" office:value-type="float" office:value="-1.67350333030089" calcext:value-type="float">
            <text:p>-1,7</text:p>
          </table:table-cell>
          <table:table-cell table:style-name="ce8" table:formula="of:=1 / ( (LN([.$C14])-LN([.$C$7])) / [.$A$2] + 1 / ([.$A$7]+273))-[.$A28]" office:value-type="float" office:value="-1.14879625313745" calcext:value-type="float">
            <text:p>-1,1</text:p>
          </table:table-cell>
          <table:table-cell table:style-name="ce8" table:formula="of:=1 / ( (LN([.$C14])-LN([.$C$8])) / [.$A$2] + 1 / ([.$A$8]+273))-[.$A28]" office:value-type="float" office:value="-0.187334330916258" calcext:value-type="float">
            <text:p>-0,2</text:p>
          </table:table-cell>
          <table:table-cell table:style-name="ce8" table:formula="of:=1 / ( (LN([.$C14])-LN([.$C$8])) / [.$A$2] + 1 / ([.$A$8]+273))-[.$A28]" office:value-type="float" office:value="-0.187334330916258" calcext:value-type="float">
            <text:p>-0,2</text:p>
          </table:table-cell>
          <table:table-cell table:style-name="ce8" table:formula="of:=1 / ( (LN([.$C14])-LN([.$C$10])) / [.$A$2] + 1 / ([.$A$10]+273))-[.$A28]" office:value-type="float" office:value="-1.96569863599677" calcext:value-type="float">
            <text:p>-2,0</text:p>
          </table:table-cell>
          <table:table-cell table:style-name="ce8" table:formula="of:=1 / ( (LN([.$C14])-LN([.$C$11])) / [.$A$2] + 1 / ([.$A$11]+273))-[.$A28]" office:value-type="float" office:value="-2.59338154065335" calcext:value-type="float">
            <text:p>-2,6</text:p>
          </table:table-cell>
          <table:table-cell table:style-name="ce8" table:formula="of:=1 / ( (LN([.$C14])-LN([.$C$12])) / [.$A$2] + 1 / ([.$A$12]+273))-[.$A28]" office:value-type="float" office:value="-3.32632643146621" calcext:value-type="float">
            <text:p>-3,3</text:p>
          </table:table-cell>
          <table:table-cell table:style-name="ce8" table:formula="of:=1 / ( (LN([.$C14])-LN([.$C$13])) / [.$A$2] + 1 / ([.$A$13]+273))-[.$A28]" office:value-type="float" office:value="-1.66106972087721" calcext:value-type="float">
            <text:p>-1,7</text:p>
          </table:table-cell>
          <table:table-cell table:style-name="ce8" table:formula="of:=1 / ( (LN([.$C14])-LN([.$C$14])) / [.$A$2] + 1 / ([.$A$14]+273))-[.$A28]" office:value-type="float" office:value="0" calcext:value-type="float">
            <text:p>0,0</text:p>
          </table:table-cell>
          <table:table-cell/>
          <table:table-cell table:style-name="ce14" table:formula="of:=DEVSQ([.B28:.K28])" office:value-type="float" office:value="11.035559185276" calcext:value-type="float">
            <text:p>11,04</text:p>
          </table:table-cell>
          <table:table-cell table:number-columns-repeated="1011"/>
        </table:table-row>
        <table:table-row table:style-name="ro1">
          <table:table-cell table:style-name="ce5"/>
          <table:table-cell table:number-columns-repeated="10"/>
          <table:table-cell table:style-name="ce5"/>
          <table:table-cell table:style-name="ce15" table:formula="of:=AVERAGE([.M19:.M28])" office:value-type="float" office:value="10.1948325778381" calcext:value-type="float">
            <text:p>10,195</text:p>
          </table:table-cell>
          <table:table-cell table:style-name="ce5" table:number-columns-repeated="1011"/>
        </table:table-row>
        <table:table-row table:style-name="ro1">
          <table:table-cell/>
          <table:table-cell table:style-name="ce9" table:formula="of:=DEVSQ([.B19:.B28])" office:value-type="float" office:value="9.0403415631482" calcext:value-type="float">
            <text:p>9,04</text:p>
          </table:table-cell>
          <table:table-cell table:style-name="ce9" table:formula="of:=DEVSQ([.C19:.C28])" office:value-type="float" office:value="9.0699960641214" calcext:value-type="float">
            <text:p>9,07</text:p>
          </table:table-cell>
          <table:table-cell table:style-name="ce9" table:formula="of:=DEVSQ([.D19:.D28])" office:value-type="float" office:value="9.10688841452337" calcext:value-type="float">
            <text:p>9,11</text:p>
          </table:table-cell>
          <table:table-cell table:style-name="ce9" table:formula="of:=DEVSQ([.E19:.E28])" office:value-type="float" office:value="9.18482428374674" calcext:value-type="float">
            <text:p>9,18</text:p>
          </table:table-cell>
          <table:table-cell table:style-name="ce9" table:formula="of:=DEVSQ([.F19:.F28])" office:value-type="float" office:value="9.18482428374674" calcext:value-type="float">
            <text:p>9,18</text:p>
          </table:table-cell>
          <table:table-cell table:style-name="ce9" table:formula="of:=DEVSQ([.G19:.G28])" office:value-type="float" office:value="9.05116878364153" calcext:value-type="float">
            <text:p>9,05</text:p>
          </table:table-cell>
          <table:table-cell table:style-name="ce9" table:formula="of:=DEVSQ([.H19:.H28])" office:value-type="float" office:value="9.01485984855182" calcext:value-type="float">
            <text:p>9,01</text:p>
          </table:table-cell>
          <table:table-cell table:style-name="ce9" table:formula="of:=DEVSQ([.I19:.I28])" office:value-type="float" office:value="8.9795677156677" calcext:value-type="float">
            <text:p>8,98</text:p>
          </table:table-cell>
          <table:table-cell table:style-name="ce9" table:formula="of:=DEVSQ([.J19:.J28])" office:value-type="float" office:value="9.07082441389028" calcext:value-type="float">
            <text:p>9,07</text:p>
          </table:table-cell>
          <table:table-cell table:style-name="ce9" table:formula="of:=DEVSQ([.K19:.K28])" office:value-type="float" office:value="9.20157413010458" calcext:value-type="float">
            <text:p>9,20</text:p>
          </table:table-cell>
          <table:table-cell table:style-name="ce13" table:formula="of:=AVERAGE([.B30:.K30])" office:value-type="float" office:value="9.09048695011423" calcext:value-type="float">
            <text:p>9,09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formula="of:=LN(6592)" office:value-type="float" office:value="8.79361207158931" calcext:value-type="float">
            <text:p>8,79361207158931</text:p>
          </table:table-cell>
          <table:table-cell table:formula="of:=LN(6645)" office:value-type="float" office:value="8.80161997114735" calcext:value-type="float">
            <text:p>8,80161997114735</text:p>
          </table:table-cell>
          <table:table-cell table:number-columns-repeated="1016"/>
        </table:table-row>
      </table:table>
      <table:table table:name="Correction" table:style-name="ta1">
        <table:shapes>
          <draw:frame draw:z-index="0" draw:style-name="gr1" draw:text-style-name="P1" svg:width="104.42mm" svg:height="65.9mm" svg:x="274.14mm" svg:y="11.03mm">
            <draw:object draw:notify-on-update-of-ranges="Correction.C5:Correction.C5 Correction.C6:Correction.C21 Correction.L5:Correction.L5 Correction.L6:Correction.L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04.83mm" svg:height="58.96mm" svg:x="131.21mm" svg:y="107.3mm">
            <draw:object draw:notify-on-update-of-ranges="Correction.D5:Correction.D5 Correction.E6:Correction.E21 Correction.G5:Correction.G5 Correction.G6:Correction.G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104.83mm" svg:height="58.96mm" svg:x="11.83mm" svg:y="106.86mm">
            <draw:object draw:notify-on-update-of-ranges="Correction.C6:Correction.C21 Correction.G5:Correction.G5 Correction.G6:Correction.G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ce24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2" table:default-cell-style-name="Default"/>
        <table:table-row table:style-name="ro1">
          <table:table-cell office:value-type="string" calcext:value-type="string">
            <text:p>Beta T1 K</text:p>
          </table:table-cell>
          <table:table-cell office:value-type="string" calcext:value-type="string">
            <text:p>Beta T1 sns</text:p>
          </table:table-cell>
          <table:table-cell table:style-name="Default" office:value-type="string" calcext:value-type="string">
            <text:p>beta coef</text:p>
          </table:table-cell>
          <table:table-cell table:style-name="Default"/>
          <table:table-cell table:number-columns-repeated="7"/>
          <table:table-cell office:value-type="string" calcext:value-type="string">
            <text:p>alpha coef</text:p>
          </table:table-cell>
          <table:table-cell office:value-type="string" calcext:value-type="string">
            <text:p>delta coef</text:p>
          </table:table-cell>
          <table:table-cell table:number-columns-repeated="101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3" office:value-type="float" office:value="6616" calcext:value-type="float">
            <text:p>6616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/>
          <table:table-cell table:number-columns-repeated="7"/>
          <table:table-cell office:value-type="float" office:value="-1.527608" calcext:value-type="float">
            <text:p>-1,527608</text:p>
          </table:table-cell>
          <table:table-cell office:value-type="float" office:value="-470.897933033281" calcext:value-type="float">
            <text:p>-470,89793303328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emp</text:p>
          </table:table-cell>
          <table:table-cell table:style-name="Default" office:value-type="string" calcext:value-type="string">
            <text:p>base K</text:p>
          </table:table-cell>
          <table:table-cell office:value-type="string" calcext:value-type="string">
            <text:p>Beta K</text:p>
          </table:table-cell>
          <table:table-cell office:value-type="string" calcext:value-type="string">
            <text:p>Beta C</text:p>
          </table:table-cell>
          <table:table-cell office:value-type="string" calcext:value-type="string">
            <text:p>Corr needed</text:p>
          </table:table-cell>
          <table:table-cell table:number-columns-repeated="2"/>
          <table:table-cell office:value-type="string" calcext:value-type="string">
            <text:p>Corrected K</text:p>
          </table:table-cell>
          <table:table-cell office:value-type="string" calcext:value-type="string">
            <text:p>Corr C</text:p>
          </table:table-cell>
          <table:table-cell office:value-type="string" calcext:value-type="string">
            <text:p>Error</text:p>
          </table:table-cell>
          <table:table-cell table:number-columns-repeated="1012"/>
        </table:table-row>
        <table:table-row table:style-name="ro1">
          <table:table-cell table:style-name="ce16" office:value-type="float" office:value="15660" calcext:value-type="float">
            <text:p>15660,0</text:p>
          </table:table-cell>
          <table:table-cell table:style-name="ce16" office:value-type="float" office:value="6599" calcext:value-type="float">
            <text:p>6599,0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formula="of:=[.A6]*330/16384" office:value-type="float" office:value="315.41748046875" calcext:value-type="float">
            <text:p>315,4</text:p>
          </table:table-cell>
          <table:table-cell table:style-name="ce30" table:formula="of:=1 / ( (LN([.B6])-LN([.$B$2])) / [.$C$2] + 1 / [.$A$2])" office:value-type="float" office:value="298.139088223079" calcext:value-type="float">
            <text:p>298,1</text:p>
          </table:table-cell>
          <table:table-cell table:style-name="ce30" table:formula="of:=[.E6]-273" office:value-type="float" office:value="25.1390882230793" calcext:value-type="float">
            <text:p>25,1</text:p>
          </table:table-cell>
          <table:table-cell table:style-name="ce31" table:formula="of:=[.D6]-[.C6]-273" office:value-type="float" office:value="17.41748046875" calcext:value-type="float">
            <text:p>17,4</text:p>
          </table:table-cell>
          <table:table-cell table:style-name="ce30" table:number-columns-repeated="2"/>
          <table:table-cell table:style-name="ce22" table:formula="of:=[.D6]-[.E6]*[.$L$2]+[.$M$2]" office:value-type="float" office:value="299.959203717751" calcext:value-type="float">
            <text:p>300,0</text:p>
          </table:table-cell>
          <table:table-cell table:style-name="ce22" table:formula="of:=[.J6]-273" office:value-type="float" office:value="26.9592037177512" calcext:value-type="float">
            <text:p>27,0</text:p>
          </table:table-cell>
          <table:table-cell table:style-name="ce22" table:formula="of:=[.K6]-[.C6]" office:value-type="float" office:value="1.95920371775122" calcext:value-type="float">
            <text:p>2,0</text:p>
          </table:table-cell>
          <table:table-cell table:style-name="ce16" table:number-columns-repeated="1012"/>
        </table:table-row>
        <table:table-row table:style-name="ro1">
          <table:table-cell table:style-name="ce16" office:value-type="float" office:value="15385" calcext:value-type="float">
            <text:p>15385,0</text:p>
          </table:table-cell>
          <table:table-cell table:style-name="ce16" office:value-type="float" office:value="6604" calcext:value-type="float">
            <text:p>6604,0</text:p>
          </table:table-cell>
          <table:table-cell table:style-name="ce17" office:value-type="float" office:value="27" calcext:value-type="float">
            <text:p>27</text:p>
          </table:table-cell>
          <table:table-cell table:style-name="ce16" table:formula="of:=[.A7]*330/16384" office:value-type="float" office:value="309.878540039062" calcext:value-type="float">
            <text:p>309,9</text:p>
          </table:table-cell>
          <table:table-cell table:style-name="ce30" table:formula="of:=1 / ( (LN([.B7])-LN([.$B$2])) / [.$C$2] + 1 / [.$A$2])" office:value-type="float" office:value="297.802851478194" calcext:value-type="float">
            <text:p>297,8</text:p>
          </table:table-cell>
          <table:table-cell table:style-name="ce30" table:formula="of:=[.E7]-273" office:value-type="float" office:value="24.8028514781944" calcext:value-type="float">
            <text:p>24,8</text:p>
          </table:table-cell>
          <table:table-cell table:style-name="ce31" table:formula="of:=[.D7]-[.C7]-273" office:value-type="float" office:value="9.8785400390625" calcext:value-type="float">
            <text:p>9,9</text:p>
          </table:table-cell>
          <table:table-cell table:style-name="ce30" table:number-columns-repeated="2"/>
          <table:table-cell table:style-name="ce22" table:formula="of:=[.D7]-[.E7]*[.$L$2]+[.$M$2]" office:value-type="float" office:value="293.906625346683" calcext:value-type="float">
            <text:p>293,9</text:p>
          </table:table-cell>
          <table:table-cell table:style-name="ce22" table:formula="of:=[.J7]-273" office:value-type="float" office:value="20.9066253466835" calcext:value-type="float">
            <text:p>20,9</text:p>
          </table:table-cell>
          <table:table-cell table:style-name="ce22" table:formula="of:=[.K7]-[.C7]" office:value-type="float" office:value="-6.09337465331652" calcext:value-type="float">
            <text:p>-6,1</text:p>
          </table:table-cell>
          <table:table-cell table:style-name="ce16" table:number-columns-repeated="1012"/>
        </table:table-row>
        <table:table-row table:style-name="ro1">
          <table:table-cell table:style-name="ce17" office:value-type="float" office:value="15303" calcext:value-type="float">
            <text:p>15303</text:p>
          </table:table-cell>
          <table:table-cell table:style-name="ce17" office:value-type="float" office:value="6579" calcext:value-type="float">
            <text:p>6579</text:p>
          </table:table-cell>
          <table:table-cell table:style-name="ce17" office:value-type="float" office:value="27" calcext:value-type="float">
            <text:p>27</text:p>
          </table:table-cell>
          <table:table-cell table:style-name="ce16" table:formula="of:=[.A8]*330/16384" office:value-type="float" office:value="308.226928710937" calcext:value-type="float">
            <text:p>308,2</text:p>
          </table:table-cell>
          <table:table-cell table:style-name="ce30" table:formula="of:=1 / ( (LN([.B8])-LN([.$B$2])) / [.$C$2] + 1 / [.$A$2])" office:value-type="float" office:value="299.494240878413" calcext:value-type="float">
            <text:p>299,5</text:p>
          </table:table-cell>
          <table:table-cell table:style-name="ce30" table:formula="of:=[.E8]-273" office:value-type="float" office:value="26.494240878413" calcext:value-type="float">
            <text:p>26,5</text:p>
          </table:table-cell>
          <table:table-cell table:style-name="ce31" table:formula="of:=[.D8]-[.C8]-273" office:value-type="float" office:value="8.2269287109375" calcext:value-type="float">
            <text:p>8,2</text:p>
          </table:table-cell>
          <table:table-cell table:style-name="ce30" table:number-columns-repeated="2"/>
          <table:table-cell table:style-name="ce22" table:formula="of:=[.D8]-[.E8]*[.$L$2]+[.$M$2]" office:value-type="float" office:value="294.838793997448" calcext:value-type="float">
            <text:p>294,8</text:p>
          </table:table-cell>
          <table:table-cell table:style-name="ce22" table:formula="of:=[.J8]-273" office:value-type="float" office:value="21.8387939974477" calcext:value-type="float">
            <text:p>21,8</text:p>
          </table:table-cell>
          <table:table-cell table:style-name="ce22" table:formula="of:=[.K8]-[.C8]" office:value-type="float" office:value="-5.16120600255232" calcext:value-type="float">
            <text:p>-5,2</text:p>
          </table:table-cell>
          <table:table-cell table:style-name="ce16" table:number-columns-repeated="1012"/>
        </table:table-row>
        <table:table-row table:style-name="ro1">
          <table:table-cell table:style-name="ce18" office:value-type="float" office:value="15771" calcext:value-type="float">
            <text:p>15771</text:p>
          </table:table-cell>
          <table:table-cell table:style-name="ce18" office:value-type="float" office:value="6698" calcext:value-type="float">
            <text:p>6698</text:p>
          </table:table-cell>
          <table:table-cell table:style-name="ce18" office:value-type="float" office:value="18.5" calcext:value-type="float">
            <text:p>18,5</text:p>
          </table:table-cell>
          <table:table-cell table:style-name="ce27" table:formula="of:=[.A9]*330/16384" office:value-type="float" office:value="317.653198242188" calcext:value-type="float">
            <text:p>317,7</text:p>
          </table:table-cell>
          <table:table-cell table:style-name="ce31" table:formula="of:=1 / ( (LN([.B9])-LN([.$B$2])) / [.$C$2] + 1 / [.$A$2])" office:value-type="float" office:value="291.664793306186" calcext:value-type="float">
            <text:p>291,7</text:p>
          </table:table-cell>
          <table:table-cell table:style-name="ce31" table:formula="of:=[.E9]-273" office:value-type="float" office:value="18.6647933061861" calcext:value-type="float">
            <text:p>18,7</text:p>
          </table:table-cell>
          <table:table-cell table:style-name="ce31" table:formula="of:=[.D9]-[.C9]-273" office:value-type="float" office:value="26.1531982421875" calcext:value-type="float">
            <text:p>26,2</text:p>
          </table:table-cell>
          <table:table-cell table:style-name="ce31" table:number-columns-repeated="2"/>
          <table:table-cell table:style-name="ce22" table:formula="of:=[.D9]-[.E9]*[.$L$2]+[.$M$2]" office:value-type="float" office:value="292.304736781783" calcext:value-type="float">
            <text:p>292,3</text:p>
          </table:table-cell>
          <table:table-cell table:style-name="ce22" table:formula="of:=[.J9]-273" office:value-type="float" office:value="19.3047367817834" calcext:value-type="float">
            <text:p>19,3</text:p>
          </table:table-cell>
          <table:table-cell table:style-name="ce22" table:formula="of:=[.K9]-[.C9]" office:value-type="float" office:value="0.804736781783447" calcext:value-type="float">
            <text:p>0,8</text:p>
          </table:table-cell>
          <table:table-cell table:style-name="ce27" table:number-columns-repeated="1012"/>
        </table:table-row>
        <table:table-row table:style-name="ro1">
          <table:table-cell table:style-name="ce18" office:value-type="float" office:value="15797" calcext:value-type="float">
            <text:p>15797</text:p>
          </table:table-cell>
          <table:table-cell table:style-name="ce18" office:value-type="float" office:value="6697" calcext:value-type="float">
            <text:p>6697</text:p>
          </table:table-cell>
          <table:table-cell table:style-name="ce18" office:value-type="float" office:value="19" calcext:value-type="float">
            <text:p>19</text:p>
          </table:table-cell>
          <table:table-cell table:style-name="ce27" table:formula="of:=[.A10]*330/16384" office:value-type="float" office:value="318.176879882812" calcext:value-type="float">
            <text:p>318,2</text:p>
          </table:table-cell>
          <table:table-cell table:style-name="ce31" table:formula="of:=1 / ( (LN([.B10])-LN([.$B$2])) / [.$C$2] + 1 / [.$A$2])" office:value-type="float" office:value="291.728314678907" calcext:value-type="float">
            <text:p>291,7</text:p>
          </table:table-cell>
          <table:table-cell table:style-name="ce31" table:formula="of:=[.E10]-273" office:value-type="float" office:value="18.7283146789075" calcext:value-type="float">
            <text:p>18,7</text:p>
          </table:table-cell>
          <table:table-cell table:style-name="ce31" table:formula="of:=[.D10]-[.C10]-273" office:value-type="float" office:value="26.1768798828125" calcext:value-type="float">
            <text:p>26,2</text:p>
          </table:table-cell>
          <table:table-cell table:style-name="ce31" table:number-columns-repeated="2"/>
          <table:table-cell table:style-name="ce22" table:formula="of:=[.D10]-[.E10]*[.$L$2]+[.$M$2]" office:value-type="float" office:value="292.925454179548" calcext:value-type="float">
            <text:p>292,9</text:p>
          </table:table-cell>
          <table:table-cell table:style-name="ce22" table:formula="of:=[.J10]-273" office:value-type="float" office:value="19.9254541795485" calcext:value-type="float">
            <text:p>19,9</text:p>
          </table:table-cell>
          <table:table-cell table:style-name="ce22" table:formula="of:=[.K10]-[.C10]" office:value-type="float" office:value="0.925454179548467" calcext:value-type="float">
            <text:p>0,9</text:p>
          </table:table-cell>
          <table:table-cell table:style-name="ce27" table:number-columns-repeated="1012"/>
        </table:table-row>
        <table:table-row table:style-name="ro1">
          <table:table-cell table:style-name="ce18" office:value-type="float" office:value="15833" calcext:value-type="float">
            <text:p>15833</text:p>
          </table:table-cell>
          <table:table-cell table:style-name="ce18" office:value-type="float" office:value="6689" calcext:value-type="float">
            <text:p>6689</text:p>
          </table:table-cell>
          <table:table-cell table:style-name="ce18" office:value-type="float" office:value="20" calcext:value-type="float">
            <text:p>20</text:p>
          </table:table-cell>
          <table:table-cell table:style-name="ce27" table:formula="of:=[.A11]*330/16384" office:value-type="float" office:value="318.901977539062" calcext:value-type="float">
            <text:p>318,9</text:p>
          </table:table-cell>
          <table:table-cell table:style-name="ce31" table:formula="of:=1 / ( (LN([.B11])-LN([.$B$2])) / [.$C$2] + 1 / [.$A$2])" office:value-type="float" office:value="292.237826459865" calcext:value-type="float">
            <text:p>292,2</text:p>
          </table:table-cell>
          <table:table-cell table:style-name="ce31" table:formula="of:=[.E11]-273" office:value-type="float" office:value="19.2378264598653" calcext:value-type="float">
            <text:p>19,2</text:p>
          </table:table-cell>
          <table:table-cell table:style-name="ce31" table:formula="of:=[.D11]-[.C11]-273" office:value-type="float" office:value="25.9019775390625" calcext:value-type="float">
            <text:p>25,9</text:p>
          </table:table-cell>
          <table:table-cell table:style-name="ce31" table:number-columns-repeated="2"/>
          <table:table-cell table:style-name="ce22" table:formula="of:=[.D11]-[.E11]*[.$L$2]+[.$M$2]" office:value-type="float" office:value="294.428886108484" calcext:value-type="float">
            <text:p>294,4</text:p>
          </table:table-cell>
          <table:table-cell table:style-name="ce22" table:formula="of:=[.J11]-273" office:value-type="float" office:value="21.4288861084839" calcext:value-type="float">
            <text:p>21,4</text:p>
          </table:table-cell>
          <table:table-cell table:style-name="ce22" table:formula="of:=[.K11]-[.C11]" office:value-type="float" office:value="1.42888610848394" calcext:value-type="float">
            <text:p>1,4</text:p>
          </table:table-cell>
          <table:table-cell table:style-name="ce27" table:number-columns-repeated="1012"/>
        </table:table-row>
        <table:table-row table:style-name="ro1">
          <table:table-cell table:style-name="ce18" office:value-type="float" office:value="15746" calcext:value-type="float">
            <text:p>15746</text:p>
          </table:table-cell>
          <table:table-cell table:style-name="ce18" office:value-type="float" office:value="6672" calcext:value-type="float">
            <text:p>6672</text:p>
          </table:table-cell>
          <table:table-cell table:style-name="ce18" office:value-type="float" office:value="22" calcext:value-type="float">
            <text:p>22</text:p>
          </table:table-cell>
          <table:table-cell table:style-name="ce27" table:formula="of:=[.A12]*330/16384" office:value-type="float" office:value="317.149658203125" calcext:value-type="float">
            <text:p>317,1</text:p>
          </table:table-cell>
          <table:table-cell table:style-name="ce31" table:formula="of:=1 / ( (LN([.B12])-LN([.$B$2])) / [.$C$2] + 1 / [.$A$2])" office:value-type="float" office:value="293.328515389275" calcext:value-type="float">
            <text:p>293,3</text:p>
          </table:table-cell>
          <table:table-cell table:style-name="ce31" table:formula="of:=[.E12]-273" office:value-type="float" office:value="20.3285153892751" calcext:value-type="float">
            <text:p>20,3</text:p>
          </table:table-cell>
          <table:table-cell table:style-name="ce31" table:formula="of:=[.D12]-[.C12]-273" office:value-type="float" office:value="22.149658203125" calcext:value-type="float">
            <text:p>22,1</text:p>
          </table:table-cell>
          <table:table-cell table:style-name="ce31" table:number-columns-repeated="2"/>
          <table:table-cell table:style-name="ce22" table:formula="of:=[.D12]-[.E12]*[.$L$2]+[.$M$2]" office:value-type="float" office:value="294.342711906624" calcext:value-type="float">
            <text:p>294,3</text:p>
          </table:table-cell>
          <table:table-cell table:style-name="ce22" table:formula="of:=[.J12]-273" office:value-type="float" office:value="21.3427119066243" calcext:value-type="float">
            <text:p>21,3</text:p>
          </table:table-cell>
          <table:table-cell table:style-name="ce22" table:formula="of:=[.K12]-[.C12]" office:value-type="float" office:value="-0.657288093375712" calcext:value-type="float">
            <text:p>-0,7</text:p>
          </table:table-cell>
          <table:table-cell table:style-name="ce27" table:number-columns-repeated="1012"/>
        </table:table-row>
        <table:table-row table:style-name="ro1">
          <table:table-cell table:style-name="ce18" office:value-type="float" office:value="15862" calcext:value-type="float">
            <text:p>15862</text:p>
          </table:table-cell>
          <table:table-cell table:style-name="ce18" office:value-type="float" office:value="6645" calcext:value-type="float">
            <text:p>6645</text:p>
          </table:table-cell>
          <table:table-cell table:style-name="ce18" office:value-type="float" office:value="23" calcext:value-type="float">
            <text:p>23</text:p>
          </table:table-cell>
          <table:table-cell table:style-name="ce27" table:formula="of:=[.A13]*330/16384" office:value-type="float" office:value="319.486083984375" calcext:value-type="float">
            <text:p>319,5</text:p>
          </table:table-cell>
          <table:table-cell table:style-name="ce31" table:formula="of:=1 / ( (LN([.B13])-LN([.$B$2])) / [.$C$2] + 1 / [.$A$2])" office:value-type="float" office:value="295.083434377605" calcext:value-type="float">
            <text:p>295,1</text:p>
          </table:table-cell>
          <table:table-cell table:style-name="ce31" table:formula="of:=[.E13]-273" office:value-type="float" office:value="22.0834343776045" calcext:value-type="float">
            <text:p>22,1</text:p>
          </table:table-cell>
          <table:table-cell table:style-name="ce31" table:formula="of:=[.D13]-[.C13]-273" office:value-type="float" office:value="23.486083984375" calcext:value-type="float">
            <text:p>23,5</text:p>
          </table:table-cell>
          <table:table-cell table:style-name="ce31" table:number-columns-repeated="2"/>
          <table:table-cell table:style-name="ce22" table:formula="of:=[.D13]-[.E13]*[.$L$2]+[.$M$2]" office:value-type="float" office:value="299.359965973798" calcext:value-type="float">
            <text:p>299,4</text:p>
          </table:table-cell>
          <table:table-cell table:style-name="ce22" table:formula="of:=[.J13]-273" office:value-type="float" office:value="26.3599659737982" calcext:value-type="float">
            <text:p>26,4</text:p>
          </table:table-cell>
          <table:table-cell table:style-name="ce22" table:formula="of:=[.K13]-[.C13]" office:value-type="float" office:value="3.35996597379818" calcext:value-type="float">
            <text:p>3,4</text:p>
          </table:table-cell>
          <table:table-cell table:style-name="ce27" table:number-columns-repeated="1012"/>
        </table:table-row>
        <table:table-row table:style-name="ro1">
          <table:table-cell table:style-name="ce18" office:value-type="float" office:value="15652" calcext:value-type="float">
            <text:p>15652</text:p>
          </table:table-cell>
          <table:table-cell table:style-name="ce18" office:value-type="float" office:value="6616" calcext:value-type="float">
            <text:p>6616</text:p>
          </table:table-cell>
          <table:table-cell table:style-name="ce18" office:value-type="float" office:value="24" calcext:value-type="float">
            <text:p>24</text:p>
          </table:table-cell>
          <table:table-cell table:style-name="ce27" table:formula="of:=[.A14]*330/16384" office:value-type="float" office:value="315.25634765625" calcext:value-type="float">
            <text:p>315,3</text:p>
          </table:table-cell>
          <table:table-cell table:style-name="ce31" table:formula="of:=1 / ( (LN([.B14])-LN([.$B$2])) / [.$C$2] + 1 / [.$A$2])" office:value-type="float" office:value="297" calcext:value-type="float">
            <text:p>297,0</text:p>
          </table:table-cell>
          <table:table-cell table:style-name="ce31" table:formula="of:=[.E14]-273" office:value-type="float" office:value="24" calcext:value-type="float">
            <text:p>24,0</text:p>
          </table:table-cell>
          <table:table-cell table:style-name="ce31" table:formula="of:=[.D14]-[.C14]-273" office:value-type="float" office:value="18.25634765625" calcext:value-type="float">
            <text:p>18,3</text:p>
          </table:table-cell>
          <table:table-cell table:style-name="ce31" table:number-columns-repeated="2"/>
          <table:table-cell table:style-name="ce22" table:formula="of:=[.D14]-[.E14]*[.$L$2]+[.$M$2]" office:value-type="float" office:value="298.057990622969" calcext:value-type="float">
            <text:p>298,1</text:p>
          </table:table-cell>
          <table:table-cell table:style-name="ce22" table:formula="of:=[.J14]-273" office:value-type="float" office:value="25.0579906229695" calcext:value-type="float">
            <text:p>25,1</text:p>
          </table:table-cell>
          <table:table-cell table:style-name="ce22" table:formula="of:=[.K14]-[.C14]" office:value-type="float" office:value="1.0579906229695" calcext:value-type="float">
            <text:p>1,1</text:p>
          </table:table-cell>
          <table:table-cell table:style-name="ce27" table:number-columns-repeated="1012"/>
        </table:table-row>
        <table:table-row table:style-name="ro1">
          <table:table-cell table:style-name="ce18" office:value-type="float" office:value="15515" calcext:value-type="float">
            <text:p>15515</text:p>
          </table:table-cell>
          <table:table-cell table:style-name="ce18" office:value-type="float" office:value="6592" calcext:value-type="float">
            <text:p>6592</text:p>
          </table:table-cell>
          <table:table-cell table:style-name="ce18" office:value-type="float" office:value="25" calcext:value-type="float">
            <text:p>25</text:p>
          </table:table-cell>
          <table:table-cell table:style-name="ce27" table:formula="of:=[.A15]*330/16384" office:value-type="float" office:value="312.496948242187" calcext:value-type="float">
            <text:p>312,5</text:p>
          </table:table-cell>
          <table:table-cell table:style-name="ce31" table:formula="of:=1 / ( (LN([.B15])-LN([.$B$2])) / [.$C$2] + 1 / [.$A$2])" office:value-type="float" office:value="298.611527339109" calcext:value-type="float">
            <text:p>298,6</text:p>
          </table:table-cell>
          <table:table-cell table:style-name="ce31" table:formula="of:=[.E15]-273" office:value-type="float" office:value="25.6115273391088" calcext:value-type="float">
            <text:p>25,6</text:p>
          </table:table-cell>
          <table:table-cell table:style-name="ce31" table:formula="of:=[.D15]-[.C15]-273" office:value-type="float" office:value="14.4969482421875" calcext:value-type="float">
            <text:p>14,5</text:p>
          </table:table-cell>
          <table:table-cell table:style-name="ce31" table:number-columns-repeated="2"/>
          <table:table-cell table:style-name="ce22" table:formula="of:=[.D15]-[.E15]*[.$L$2]+[.$M$2]" office:value-type="float" office:value="297.760373264348" calcext:value-type="float">
            <text:p>297,8</text:p>
          </table:table-cell>
          <table:table-cell table:style-name="ce22" table:formula="of:=[.J15]-273" office:value-type="float" office:value="24.7603732643483" calcext:value-type="float">
            <text:p>24,8</text:p>
          </table:table-cell>
          <table:table-cell table:style-name="ce22" table:formula="of:=[.K15]-[.C15]" office:value-type="float" office:value="-0.239626735651711" calcext:value-type="float">
            <text:p>-0,2</text:p>
          </table:table-cell>
          <table:table-cell table:style-name="ce27" table:number-columns-repeated="1012"/>
        </table:table-row>
        <table:table-row table:style-name="ro1">
          <table:table-cell table:style-name="ce18" office:value-type="float" office:value="15535" calcext:value-type="float">
            <text:p>15535</text:p>
          </table:table-cell>
          <table:table-cell table:style-name="ce18" office:value-type="float" office:value="6552" calcext:value-type="float">
            <text:p>6552</text:p>
          </table:table-cell>
          <table:table-cell table:style-name="ce18" office:value-type="float" office:value="27" calcext:value-type="float">
            <text:p>27</text:p>
          </table:table-cell>
          <table:table-cell table:style-name="ce27" table:formula="of:=[.A16]*330/16384" office:value-type="float" office:value="312.899780273437" calcext:value-type="float">
            <text:p>312,9</text:p>
          </table:table-cell>
          <table:table-cell table:style-name="ce31" table:formula="of:=1 / ( (LN([.B16])-LN([.$B$2])) / [.$C$2] + 1 / [.$A$2])" office:value-type="float" office:value="301.350019959879" calcext:value-type="float">
            <text:p>301,4</text:p>
          </table:table-cell>
          <table:table-cell table:style-name="ce31" table:formula="of:=[.E16]-273" office:value-type="float" office:value="28.3500199598791" calcext:value-type="float">
            <text:p>28,4</text:p>
          </table:table-cell>
          <table:table-cell table:style-name="ce31" table:formula="of:=[.D16]-[.C16]-273" office:value-type="float" office:value="12.8997802734375" calcext:value-type="float">
            <text:p>12,9</text:p>
          </table:table-cell>
          <table:table-cell table:style-name="ce31" table:number-columns-repeated="2"/>
          <table:table-cell table:style-name="ce22" table:formula="of:=[.D16]-[.E16]*[.$L$2]+[.$M$2]" office:value-type="float" office:value="302.346548531028" calcext:value-type="float">
            <text:p>302,3</text:p>
          </table:table-cell>
          <table:table-cell table:style-name="ce22" table:formula="of:=[.J16]-273" office:value-type="float" office:value="29.346548531028" calcext:value-type="float">
            <text:p>29,3</text:p>
          </table:table-cell>
          <table:table-cell table:style-name="ce22" table:formula="of:=[.K16]-[.C16]" office:value-type="float" office:value="2.34654853102796" calcext:value-type="float">
            <text:p>2,3</text:p>
          </table:table-cell>
          <table:table-cell table:style-name="ce27" table:number-columns-repeated="1012"/>
        </table:table-row>
        <table:table-row table:style-name="ro1">
          <table:table-cell table:style-name="ce18" office:value-type="float" office:value="15680" calcext:value-type="float">
            <text:p>15680</text:p>
          </table:table-cell>
          <table:table-cell table:style-name="ce18" office:value-type="float" office:value="6547" calcext:value-type="float">
            <text:p>6547</text:p>
          </table:table-cell>
          <table:table-cell table:style-name="ce18" office:value-type="float" office:value="29" calcext:value-type="float">
            <text:p>29</text:p>
          </table:table-cell>
          <table:table-cell table:style-name="ce27" table:formula="of:=[.A17]*330/16384" office:value-type="float" office:value="315.8203125" calcext:value-type="float">
            <text:p>315,8</text:p>
          </table:table-cell>
          <table:table-cell table:style-name="ce31" table:formula="of:=1 / ( (LN([.B17])-LN([.$B$2])) / [.$C$2] + 1 / [.$A$2])" office:value-type="float" office:value="301.6970556808" calcext:value-type="float">
            <text:p>301,7</text:p>
          </table:table-cell>
          <table:table-cell table:style-name="ce31" table:formula="of:=[.E17]-273" office:value-type="float" office:value="28.6970556808001" calcext:value-type="float">
            <text:p>28,7</text:p>
          </table:table-cell>
          <table:table-cell table:style-name="ce31" table:formula="of:=[.D17]-[.C17]-273" office:value-type="float" office:value="13.8203125" calcext:value-type="float">
            <text:p>13,8</text:p>
          </table:table-cell>
          <table:table-cell table:style-name="ce31" table:number-columns-repeated="2"/>
          <table:table-cell table:style-name="ce22" table:formula="of:=[.D17]-[.E17]*[.$L$2]+[.$M$2]" office:value-type="float" office:value="305.797215301155" calcext:value-type="float">
            <text:p>305,8</text:p>
          </table:table-cell>
          <table:table-cell table:style-name="ce22" table:formula="of:=[.J17]-273" office:value-type="float" office:value="32.7972153011551" calcext:value-type="float">
            <text:p>32,8</text:p>
          </table:table-cell>
          <table:table-cell table:style-name="ce22" table:formula="of:=[.K17]-[.C17]" office:value-type="float" office:value="3.79721530115506" calcext:value-type="float">
            <text:p>3,8</text:p>
          </table:table-cell>
          <table:table-cell table:style-name="ce27" table:number-columns-repeated="1012"/>
        </table:table-row>
        <table:table-row table:style-name="ro1">
          <table:table-cell table:style-name="ce18" office:value-type="float" office:value="15789" calcext:value-type="float">
            <text:p>15789</text:p>
          </table:table-cell>
          <table:table-cell table:style-name="ce18" office:value-type="float" office:value="6535" calcext:value-type="float">
            <text:p>6535</text:p>
          </table:table-cell>
          <table:table-cell table:style-name="ce18" office:value-type="float" office:value="31.5" calcext:value-type="float">
            <text:p>31,5</text:p>
          </table:table-cell>
          <table:table-cell table:style-name="ce27" table:formula="of:=[.A18]*330/16384" office:value-type="float" office:value="318.015747070312" calcext:value-type="float">
            <text:p>318,0</text:p>
          </table:table-cell>
          <table:table-cell table:style-name="ce31" table:formula="of:=1 / ( (LN([.B18])-LN([.$B$2])) / [.$C$2] + 1 / [.$A$2])" office:value-type="float" office:value="302.534301364003" calcext:value-type="float">
            <text:p>302,5</text:p>
          </table:table-cell>
          <table:table-cell table:style-name="ce31" table:formula="of:=[.E18]-273" office:value-type="float" office:value="29.5343013640032" calcext:value-type="float">
            <text:p>29,5</text:p>
          </table:table-cell>
          <table:table-cell table:style-name="ce31" table:formula="of:=[.D18]-[.C18]-273" office:value-type="float" office:value="13.5157470703125" calcext:value-type="float">
            <text:p>13,5</text:p>
          </table:table-cell>
          <table:table-cell table:style-name="ce31" table:number-columns-repeated="2"/>
          <table:table-cell table:style-name="ce22" table:formula="of:=[.D18]-[.E18]*[.$L$2]+[.$M$2]" office:value-type="float" office:value="309.271633075094" calcext:value-type="float">
            <text:p>309,3</text:p>
          </table:table-cell>
          <table:table-cell table:style-name="ce22" table:formula="of:=[.J18]-273" office:value-type="float" office:value="36.2716330750943" calcext:value-type="float">
            <text:p>36,3</text:p>
          </table:table-cell>
          <table:table-cell table:style-name="ce22" table:formula="of:=[.K18]-[.C18]" office:value-type="float" office:value="4.77163307509426" calcext:value-type="float">
            <text:p>4,8</text:p>
          </table:table-cell>
          <table:table-cell table:style-name="ce27" table:number-columns-repeated="1012"/>
        </table:table-row>
        <table:table-row table:style-name="ro1">
          <table:table-cell table:style-name="ce19" office:value-type="float" office:value="15156" calcext:value-type="float">
            <text:p>15156</text:p>
          </table:table-cell>
          <table:table-cell table:style-name="ce19" office:value-type="float" office:value="6583" calcext:value-type="float">
            <text:p>6583</text:p>
          </table:table-cell>
          <table:table-cell table:style-name="ce21" office:value-type="float" office:value="26" calcext:value-type="float">
            <text:p>26</text:p>
          </table:table-cell>
          <table:table-cell table:style-name="ce28" table:formula="of:=[.A19]*330/16384" office:value-type="float" office:value="305.26611328125" calcext:value-type="float">
            <text:p>305,3</text:p>
          </table:table-cell>
          <table:table-cell table:style-name="ce32" table:formula="of:=1 / ( (LN([.B19])-LN([.$B$2])) / [.$C$2] + 1 / [.$A$2])" office:value-type="float" office:value="299.221895529029" calcext:value-type="float">
            <text:p>299,2</text:p>
          </table:table-cell>
          <table:table-cell table:style-name="ce32" table:formula="of:=[.E19]-273" office:value-type="float" office:value="26.2218955290294" calcext:value-type="float">
            <text:p>26,2</text:p>
          </table:table-cell>
          <table:table-cell table:style-name="ce31" table:formula="of:=[.D19]-[.C19]-273" office:value-type="float" office:value="6.26611328125" calcext:value-type="float">
            <text:p>6,3</text:p>
          </table:table-cell>
          <table:table-cell table:style-name="ce32" table:number-columns-repeated="2"/>
          <table:table-cell table:style-name="ce22" table:formula="of:=[.D19]-[.E19]*[.$L$2]+[.$M$2]" office:value-type="float" office:value="291.461941633279" calcext:value-type="float">
            <text:p>291,5</text:p>
          </table:table-cell>
          <table:table-cell table:style-name="ce22" table:formula="of:=[.J19]-273" office:value-type="float" office:value="18.4619416332791" calcext:value-type="float">
            <text:p>18,5</text:p>
          </table:table-cell>
          <table:table-cell table:style-name="ce22" table:formula="of:=[.K19]-[.C19]" office:value-type="float" office:value="-7.53805836672092" calcext:value-type="float">
            <text:p>-7,5</text:p>
          </table:table-cell>
          <table:table-cell table:style-name="ce28" table:number-columns-repeated="1012"/>
        </table:table-row>
        <table:table-row table:style-name="ro1">
          <table:table-cell table:style-name="ce20" office:value-type="float" office:value="20443" calcext:value-type="float">
            <text:p>20443</text:p>
          </table:table-cell>
          <table:table-cell table:style-name="ce20" office:value-type="float" office:value="6572" calcext:value-type="float">
            <text:p>6572</text:p>
          </table:table-cell>
          <table:table-cell table:style-name="ce25" office:value-type="float" office:value="100" calcext:value-type="float">
            <text:p>100</text:p>
          </table:table-cell>
          <table:table-cell table:style-name="ce29" table:formula="of:=[.A20]*330/16384" office:value-type="float" office:value="411.754760742187" calcext:value-type="float">
            <text:p>411,8</text:p>
          </table:table-cell>
          <table:table-cell table:style-name="ce33" table:formula="of:=1 / ( (LN([.B20])-LN([.$B$2])) / [.$C$2] + 1 / [.$A$2])" office:value-type="float" office:value="299.972440397568" calcext:value-type="float">
            <text:p>300,0</text:p>
          </table:table-cell>
          <table:table-cell table:style-name="ce33" table:formula="of:=[.E20]-273" office:value-type="float" office:value="26.9724403975678" calcext:value-type="float">
            <text:p>27,0</text:p>
          </table:table-cell>
          <table:table-cell table:style-name="ce33" table:formula="of:=[.D20]-[.C20]-273" office:value-type="float" office:value="38.7547607421875" calcext:value-type="float">
            <text:p>38,8</text:p>
          </table:table-cell>
          <table:table-cell table:style-name="ce33" table:number-columns-repeated="2"/>
          <table:table-cell table:style-name="ce29" table:formula="of:=[.D20]-[.E20]*[.$L$2]+[.$M$2]" office:value-type="float" office:value="399.097127439755" calcext:value-type="float">
            <text:p>399,1</text:p>
          </table:table-cell>
          <table:table-cell table:style-name="ce29" table:formula="of:=[.J20]-273" office:value-type="float" office:value="126.097127439755" calcext:value-type="float">
            <text:p>126,1</text:p>
          </table:table-cell>
          <table:table-cell table:style-name="ce29" table:formula="of:=[.K20]-[.C20]" office:value-type="float" office:value="26.0971274397547" calcext:value-type="float">
            <text:p>26,1</text:p>
          </table:table-cell>
          <table:table-cell table:style-name="ce29" table:number-columns-repeated="1012"/>
        </table:table-row>
        <table:table-row table:style-name="ro1">
          <table:table-cell table:style-name="ce21" office:value-type="float" office:value="16029" calcext:value-type="float">
            <text:p>16029</text:p>
          </table:table-cell>
          <table:table-cell table:style-name="ce21" office:value-type="float" office:value="6585" calcext:value-type="float">
            <text:p>6585</text:p>
          </table:table-cell>
          <table:table-cell table:style-name="ce21" office:value-type="float" office:value="36.6" calcext:value-type="float">
            <text:p>36,6</text:p>
          </table:table-cell>
          <table:table-cell table:style-name="ce28" table:formula="of:=[.A21]*330/16384" office:value-type="float" office:value="322.849731445312" calcext:value-type="float">
            <text:p>322,8</text:p>
          </table:table-cell>
          <table:table-cell table:style-name="ce32" table:formula="of:=1 / ( (LN([.B21])-LN([.$B$2])) / [.$C$2] + 1 / [.$A$2])" office:value-type="float" office:value="299.085970450517" calcext:value-type="float">
            <text:p>299,1</text:p>
          </table:table-cell>
          <table:table-cell table:style-name="ce32" table:formula="of:=[.E21]-273" office:value-type="float" office:value="26.0859704505169" calcext:value-type="float">
            <text:p>26,1</text:p>
          </table:table-cell>
          <table:table-cell table:style-name="ce31" table:formula="of:=[.D21]-[.C21]-273" office:value-type="float" office:value="13.2497314453125" calcext:value-type="float">
            <text:p>13,2</text:p>
          </table:table-cell>
          <table:table-cell table:style-name="ce32" table:number-columns-repeated="2"/>
          <table:table-cell table:style-name="ce22" table:formula="of:=[.D21]-[.E21]*[.$L$2]+[.$M$2]" office:value-type="float" office:value="308.837919560005" calcext:value-type="float">
            <text:p>308,8</text:p>
          </table:table-cell>
          <table:table-cell table:style-name="ce22" table:formula="of:=[.J21]-273" office:value-type="float" office:value="35.8379195600052" calcext:value-type="float">
            <text:p>35,8</text:p>
          </table:table-cell>
          <table:table-cell table:style-name="ce22" table:formula="of:=[.K21]-[.C21]" office:value-type="float" office:value="-0.762080439994783" calcext:value-type="float">
            <text:p>-0,8</text:p>
          </table:table-cell>
          <table:table-cell table:style-name="ce28" table:number-columns-repeated="1012"/>
        </table:table-row>
        <table:table-row table:style-name="ro1">
          <table:table-cell table:number-columns-repeated="2"/>
          <table:table-cell table:style-name="Default"/>
          <table:table-cell table:style-name="ce28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22" table:number-columns-repeated="3"/>
          <table:table-cell table:style-name="ce28" table:number-columns-repeated="1012"/>
        </table:table-row>
        <table:table-row table:style-name="ro1">
          <table:table-cell table:style-name="ce21" table:number-columns-repeated="3"/>
          <table:table-cell table:style-name="ce28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22" table:number-columns-repeated="2"/>
          <table:table-cell table:formula="of:=DEVSQ([.L6:.L21])" office:value-type="float" office:value="822.640201236152" calcext:value-type="float">
            <text:p>822,640201236152</text:p>
          </table:table-cell>
          <table:table-cell table:style-name="ce28" table:number-columns-repeated="1012"/>
        </table:table-row>
        <table:table-row table:style-name="ro1">
          <table:table-cell table:style-name="ce22" table:number-columns-repeated="2"/>
          <table:table-cell table:style-name="ce26"/>
          <table:table-cell table:style-name="ce22"/>
          <table:table-cell table:style-name="ce34"/>
          <table:table-cell table:number-columns-repeated="4"/>
          <table:table-cell table:style-name="ce22"/>
          <table:table-cell table:number-columns-repeated="2"/>
          <table:table-cell table:style-name="ce22" table:number-columns-repeated="1012"/>
        </table:table-row>
        <table:table-row table:style-name="ro1">
          <table:table-cell table:style-name="ce22" table:number-columns-repeated="2"/>
          <table:table-cell table:style-name="ce26"/>
          <table:table-cell table:style-name="ce22"/>
          <table:table-cell table:style-name="ce34" table:number-columns-repeated="5"/>
          <table:table-cell table:style-name="ce22"/>
          <table:table-cell/>
          <table:table-cell table:style-name="ce35"/>
          <table:table-cell table:style-name="ce22" table:number-columns-repeated="1012"/>
        </table:table-row>
        <table:table-row table:style-name="ro1">
          <table:table-cell table:number-columns-repeated="3"/>
          <table:table-cell table:style-name="ce22"/>
          <table:table-cell table:style-name="ce23"/>
          <table:table-cell table:style-name="ce34" table:number-columns-repeated="4"/>
          <table:table-cell table:style-name="ce22"/>
          <table:table-cell table:number-columns-repeated="1014"/>
        </table:table-row>
        <table:table-row table:style-name="ro1" table:number-rows-repeated="10986">
          <table:table-cell table:number-columns-repeated="3"/>
          <table:table-cell table:style-name="ce22"/>
          <table:table-cell table:style-name="ce34" table:number-columns-repeated="5"/>
          <table:table-cell table:style-name="ce22"/>
          <table:table-cell table:number-columns-repeated="1014"/>
        </table:table-row>
        <table:table-row table:style-name="ro1" table:number-rows-repeated="103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shely-boiled-water" table:style-name="ta1">
        <office:forms form:automatic-focus="false" form:apply-design-mode="false"/>
        <table:shapes>
          <draw:frame draw:z-index="0" draw:style-name="gr1" draw:text-style-name="P1" svg:width="245.63mm" svg:height="138.16mm" svg:x="173.02mm" svg:y="24.9mm">
            <draw:object draw:notify-on-update-of-ranges="'freshely-boiled-water'.F4:'freshely-boiled-water'.F4 'freshely-boiled-water'.F5:'freshely-boiled-water'.F350 'freshely-boiled-water'.G4:'freshely-boiled-water'.G4 'freshely-boiled-water'.G5:'freshely-boiled-water'.G350 'freshely-boiled-water'.H4:'freshely-boiled-water'.H4 'freshely-boiled-water'.H5:'freshely-boiled-water'.H350 'freshely-boiled-water'.I4:'freshely-boiled-water'.I4 'freshely-boiled-water'.I5:'freshely-boiled-water'.I3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eta T1 K</text:p>
          </table:table-cell>
          <table:table-cell office:value-type="string" calcext:value-type="string">
            <text:p>Beta T1 sns</text:p>
          </table:table-cell>
          <table:table-cell office:value-type="string" calcext:value-type="string">
            <text:p>beta coef</text:p>
          </table:table-cell>
          <table:table-cell/>
          <table:table-cell office:value-type="string" calcext:value-type="string">
            <text:p>linear coef</text:p>
          </table:table-cell>
          <table:table-cell office:value-type="string" calcext:value-type="string">
            <text:p>linear offset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616" calcext:value-type="float">
            <text:p>661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-1.527608" calcext:value-type="float">
            <text:p>-1,527608</text:p>
          </table:table-cell>
          <table:table-cell office:value-type="float" office:value="-470.897933033281" calcext:value-type="float">
            <text:p>-470,89793303328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device temp</text:p>
          </table:table-cell>
          <table:table-cell office:value-type="string" calcext:value-type="string">
            <text:p>Device C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ccenter</text:p>
          </table:table-cell>
        </table:table-row>
        <table:table-row table:style-name="ro1">
          <table:table-cell office:value-type="float" office:value="14996" calcext:value-type="float">
            <text:p>14996</text:p>
          </table:table-cell>
          <table:table-cell office:value-type="float" office:value="15625" calcext:value-type="float">
            <text:p>15625</text:p>
          </table:table-cell>
          <table:table-cell office:value-type="float" office:value="15198" calcext:value-type="float">
            <text:p>15198</text:p>
          </table:table-cell>
          <table:table-cell office:value-type="float" office:value="6579" calcext:value-type="float">
            <text:p>6579</text:p>
          </table:table-cell>
          <table:table-cell table:formula="of:=1 / ( (LN([.D5])-LN([.$B$2])) / [.$C$2] + 1 / [.$A$2])" office:value-type="float" office:value="299.494240878413" calcext:value-type="float">
            <text:p>299,494240878413</text:p>
          </table:table-cell>
          <table:table-cell table:formula="of:=[.E5]-273" office:value-type="float" office:value="26.494240878413" calcext:value-type="float">
            <text:p>26,494240878413</text:p>
          </table:table-cell>
          <table:table-cell table:formula="of:=[.A5]*330/16384-[.$E5]*[.$E$2]+[.$F$2]-273" office:value-type="float" office:value="15.6553223177602" calcext:value-type="float">
            <text:p>15,6553223177602</text:p>
          </table:table-cell>
          <table:table-cell table:formula="of:=[.B5]*330/16384-[.$E5]*[.$E$2]+[.$F$2]-273" office:value-type="float" office:value="28.3243897005727" calcext:value-type="float">
            <text:p>28,3243897005727</text:p>
          </table:table-cell>
          <table:table-cell table:formula="of:=[.C5]*330/16384-[.$E5]*[.$E$2]+[.$F$2]-273" office:value-type="float" office:value="19.7239258333852" calcext:value-type="float">
            <text:p>19,7239258333852</text:p>
          </table:table-cell>
        </table:table-row>
        <table:table-row table:style-name="ro1">
          <table:table-cell office:value-type="float" office:value="14992" calcext:value-type="float">
            <text:p>14992</text:p>
          </table:table-cell>
          <table:table-cell office:value-type="float" office:value="15615" calcext:value-type="float">
            <text:p>15615</text:p>
          </table:table-cell>
          <table:table-cell office:value-type="float" office:value="15200" calcext:value-type="float">
            <text:p>15200</text:p>
          </table:table-cell>
          <table:table-cell office:value-type="float" office:value="6579" calcext:value-type="float">
            <text:p>6579</text:p>
          </table:table-cell>
          <table:table-cell table:formula="of:=1 / ( (LN([.D6])-LN([.$B$2])) / [.$C$2] + 1 / [.$A$2])" office:value-type="float" office:value="299.494240878413" calcext:value-type="float">
            <text:p>299,494240878413</text:p>
          </table:table-cell>
          <table:table-cell table:formula="of:=[.E6]-273" office:value-type="float" office:value="26.494240878413" calcext:value-type="float">
            <text:p>26,494240878413</text:p>
          </table:table-cell>
          <table:table-cell table:formula="of:=[.A6]*330/16384-[.$E6]*[.$E$2]+[.$F$2]-273" office:value-type="float" office:value="15.5747559115102" calcext:value-type="float">
            <text:p>15,5747559115102</text:p>
          </table:table-cell>
          <table:table-cell table:formula="of:=[.B6]*330/16384-[.$E6]*[.$E$2]+[.$F$2]-273" office:value-type="float" office:value="28.1229736849477" calcext:value-type="float">
            <text:p>28,1229736849477</text:p>
          </table:table-cell>
          <table:table-cell table:formula="of:=[.C6]*330/16384-[.$E6]*[.$E$2]+[.$F$2]-273" office:value-type="float" office:value="19.7642090365102" calcext:value-type="float">
            <text:p>19,7642090365102</text:p>
          </table:table-cell>
        </table:table-row>
        <table:table-row table:style-name="ro1">
          <table:table-cell office:value-type="float" office:value="15005" calcext:value-type="float">
            <text:p>15005</text:p>
          </table:table-cell>
          <table:table-cell office:value-type="float" office:value="15604" calcext:value-type="float">
            <text:p>15604</text:p>
          </table:table-cell>
          <table:table-cell office:value-type="float" office:value="15180" calcext:value-type="float">
            <text:p>15180</text:p>
          </table:table-cell>
          <table:table-cell office:value-type="float" office:value="6579" calcext:value-type="float">
            <text:p>6579</text:p>
          </table:table-cell>
          <table:table-cell table:formula="of:=1 / ( (LN([.D7])-LN([.$B$2])) / [.$C$2] + 1 / [.$A$2])" office:value-type="float" office:value="299.494240878413" calcext:value-type="float">
            <text:p>299,494240878413</text:p>
          </table:table-cell>
          <table:table-cell table:formula="of:=[.E7]-273" office:value-type="float" office:value="26.494240878413" calcext:value-type="float">
            <text:p>26,494240878413</text:p>
          </table:table-cell>
          <table:table-cell table:formula="of:=[.A7]*330/16384-[.$E7]*[.$E$2]+[.$F$2]-273" office:value-type="float" office:value="15.8365967318227" calcext:value-type="float">
            <text:p>15,8365967318227</text:p>
          </table:table-cell>
          <table:table-cell table:formula="of:=[.B7]*330/16384-[.$E7]*[.$E$2]+[.$F$2]-273" office:value-type="float" office:value="27.9014160677602" calcext:value-type="float">
            <text:p>27,9014160677602</text:p>
          </table:table-cell>
          <table:table-cell table:formula="of:=[.C7]*330/16384-[.$E7]*[.$E$2]+[.$F$2]-273" office:value-type="float" office:value="19.3613770052602" calcext:value-type="float">
            <text:p>19,3613770052602</text:p>
          </table:table-cell>
        </table:table-row>
        <table:table-row table:style-name="ro1">
          <table:table-cell office:value-type="float" office:value="14995" calcext:value-type="float">
            <text:p>14995</text:p>
          </table:table-cell>
          <table:table-cell office:value-type="float" office:value="15595" calcext:value-type="float">
            <text:p>15595</text:p>
          </table:table-cell>
          <table:table-cell office:value-type="float" office:value="15175" calcext:value-type="float">
            <text:p>15175</text:p>
          </table:table-cell>
          <table:table-cell office:value-type="float" office:value="6579" calcext:value-type="float">
            <text:p>6579</text:p>
          </table:table-cell>
          <table:table-cell table:formula="of:=1 / ( (LN([.D8])-LN([.$B$2])) / [.$C$2] + 1 / [.$A$2])" office:value-type="float" office:value="299.494240878413" calcext:value-type="float">
            <text:p>299,494240878413</text:p>
          </table:table-cell>
          <table:table-cell table:formula="of:=[.E8]-273" office:value-type="float" office:value="26.494240878413" calcext:value-type="float">
            <text:p>26,494240878413</text:p>
          </table:table-cell>
          <table:table-cell table:formula="of:=[.A8]*330/16384-[.$E8]*[.$E$2]+[.$F$2]-273" office:value-type="float" office:value="15.6351807161977" calcext:value-type="float">
            <text:p>15,6351807161977</text:p>
          </table:table-cell>
          <table:table-cell table:formula="of:=[.B8]*330/16384-[.$E8]*[.$E$2]+[.$F$2]-273" office:value-type="float" office:value="27.7201416536977" calcext:value-type="float">
            <text:p>27,7201416536977</text:p>
          </table:table-cell>
          <table:table-cell table:formula="of:=[.C8]*330/16384-[.$E8]*[.$E$2]+[.$F$2]-273" office:value-type="float" office:value="19.2606689974477" calcext:value-type="float">
            <text:p>19,260668997447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5588" calcext:value-type="float">
            <text:p>15588</text:p>
          </table:table-cell>
          <table:table-cell office:value-type="float" office:value="15164" calcext:value-type="float">
            <text:p>15164</text:p>
          </table:table-cell>
          <table:table-cell office:value-type="float" office:value="6579" calcext:value-type="float">
            <text:p>6579</text:p>
          </table:table-cell>
          <table:table-cell table:formula="of:=1 / ( (LN([.D9])-LN([.$B$2])) / [.$C$2] + 1 / [.$A$2])" office:value-type="float" office:value="299.494240878413" calcext:value-type="float">
            <text:p>299,494240878413</text:p>
          </table:table-cell>
          <table:table-cell table:formula="of:=[.E9]-273" office:value-type="float" office:value="26.494240878413" calcext:value-type="float">
            <text:p>26,494240878413</text:p>
          </table:table-cell>
          <table:table-cell table:formula="of:=[.A9]*330/16384-[.$E9]*[.$E$2]+[.$F$2]-273" office:value-type="float" office:value="15.7358887240102" calcext:value-type="float">
            <text:p>15,7358887240102</text:p>
          </table:table-cell>
          <table:table-cell table:formula="of:=[.B9]*330/16384-[.$E9]*[.$E$2]+[.$F$2]-273" office:value-type="float" office:value="27.5791504427602" calcext:value-type="float">
            <text:p>27,5791504427602</text:p>
          </table:table-cell>
          <table:table-cell table:formula="of:=[.C9]*330/16384-[.$E9]*[.$E$2]+[.$F$2]-273" office:value-type="float" office:value="19.0391113802602" calcext:value-type="float">
            <text:p>19,0391113802602</text:p>
          </table:table-cell>
        </table:table-row>
        <table:table-row table:style-name="ro1">
          <table:table-cell office:value-type="float" office:value="14990" calcext:value-type="float">
            <text:p>14990</text:p>
          </table:table-cell>
          <table:table-cell office:value-type="float" office:value="15589" calcext:value-type="float">
            <text:p>15589</text:p>
          </table:table-cell>
          <table:table-cell office:value-type="float" office:value="15162" calcext:value-type="float">
            <text:p>15162</text:p>
          </table:table-cell>
          <table:table-cell office:value-type="float" office:value="6579" calcext:value-type="float">
            <text:p>6579</text:p>
          </table:table-cell>
          <table:table-cell table:formula="of:=1 / ( (LN([.D10])-LN([.$B$2])) / [.$C$2] + 1 / [.$A$2])" office:value-type="float" office:value="299.494240878413" calcext:value-type="float">
            <text:p>299,494240878413</text:p>
          </table:table-cell>
          <table:table-cell table:formula="of:=[.E10]-273" office:value-type="float" office:value="26.494240878413" calcext:value-type="float">
            <text:p>26,494240878413</text:p>
          </table:table-cell>
          <table:table-cell table:formula="of:=[.A10]*330/16384-[.$E10]*[.$E$2]+[.$F$2]-273" office:value-type="float" office:value="15.5344727083852" calcext:value-type="float">
            <text:p>15,5344727083852</text:p>
          </table:table-cell>
          <table:table-cell table:formula="of:=[.B10]*330/16384-[.$E10]*[.$E$2]+[.$F$2]-273" office:value-type="float" office:value="27.5992920443227" calcext:value-type="float">
            <text:p>27,5992920443227</text:p>
          </table:table-cell>
          <table:table-cell table:formula="of:=[.C10]*330/16384-[.$E10]*[.$E$2]+[.$F$2]-273" office:value-type="float" office:value="18.9988281771352" calcext:value-type="float">
            <text:p>18,9988281771352</text:p>
          </table:table-cell>
        </table:table-row>
        <table:table-row table:style-name="ro1">
          <table:table-cell office:value-type="float" office:value="14995" calcext:value-type="float">
            <text:p>14995</text:p>
          </table:table-cell>
          <table:table-cell office:value-type="float" office:value="15574" calcext:value-type="float">
            <text:p>15574</text:p>
          </table:table-cell>
          <table:table-cell office:value-type="float" office:value="15150" calcext:value-type="float">
            <text:p>15150</text:p>
          </table:table-cell>
          <table:table-cell office:value-type="float" office:value="6579" calcext:value-type="float">
            <text:p>6579</text:p>
          </table:table-cell>
          <table:table-cell table:formula="of:=1 / ( (LN([.D11])-LN([.$B$2])) / [.$C$2] + 1 / [.$A$2])" office:value-type="float" office:value="299.494240878413" calcext:value-type="float">
            <text:p>299,494240878413</text:p>
          </table:table-cell>
          <table:table-cell table:formula="of:=[.E11]-273" office:value-type="float" office:value="26.494240878413" calcext:value-type="float">
            <text:p>26,494240878413</text:p>
          </table:table-cell>
          <table:table-cell table:formula="of:=[.A11]*330/16384-[.$E11]*[.$E$2]+[.$F$2]-273" office:value-type="float" office:value="15.6351807161977" calcext:value-type="float">
            <text:p>15,6351807161977</text:p>
          </table:table-cell>
          <table:table-cell table:formula="of:=[.B11]*330/16384-[.$E11]*[.$E$2]+[.$F$2]-273" office:value-type="float" office:value="27.2971680208852" calcext:value-type="float">
            <text:p>27,2971680208852</text:p>
          </table:table-cell>
          <table:table-cell table:formula="of:=[.C11]*330/16384-[.$E11]*[.$E$2]+[.$F$2]-273" office:value-type="float" office:value="18.7571289583852" calcext:value-type="float">
            <text:p>18,7571289583852</text:p>
          </table:table-cell>
        </table:table-row>
        <table:table-row table:style-name="ro1">
          <table:table-cell office:value-type="float" office:value="14986" calcext:value-type="float">
            <text:p>14986</text:p>
          </table:table-cell>
          <table:table-cell office:value-type="float" office:value="15570" calcext:value-type="float">
            <text:p>15570</text:p>
          </table:table-cell>
          <table:table-cell office:value-type="float" office:value="15138" calcext:value-type="float">
            <text:p>15138</text:p>
          </table:table-cell>
          <table:table-cell office:value-type="float" office:value="6579" calcext:value-type="float">
            <text:p>6579</text:p>
          </table:table-cell>
          <table:table-cell table:formula="of:=1 / ( (LN([.D12])-LN([.$B$2])) / [.$C$2] + 1 / [.$A$2])" office:value-type="float" office:value="299.494240878413" calcext:value-type="float">
            <text:p>299,494240878413</text:p>
          </table:table-cell>
          <table:table-cell table:formula="of:=[.E12]-273" office:value-type="float" office:value="26.494240878413" calcext:value-type="float">
            <text:p>26,494240878413</text:p>
          </table:table-cell>
          <table:table-cell table:formula="of:=[.A12]*330/16384-[.$E12]*[.$E$2]+[.$F$2]-273" office:value-type="float" office:value="15.4539063021352" calcext:value-type="float">
            <text:p>15,4539063021352</text:p>
          </table:table-cell>
          <table:table-cell table:formula="of:=[.B12]*330/16384-[.$E12]*[.$E$2]+[.$F$2]-273" office:value-type="float" office:value="27.2166016146352" calcext:value-type="float">
            <text:p>27,2166016146352</text:p>
          </table:table-cell>
          <table:table-cell table:formula="of:=[.C12]*330/16384-[.$E12]*[.$E$2]+[.$F$2]-273" office:value-type="float" office:value="18.5154297396352" calcext:value-type="float">
            <text:p>18,5154297396352</text:p>
          </table:table-cell>
        </table:table-row>
        <table:table-row table:style-name="ro1">
          <table:table-cell office:value-type="float" office:value="14993" calcext:value-type="float">
            <text:p>14993</text:p>
          </table:table-cell>
          <table:table-cell office:value-type="float" office:value="15564" calcext:value-type="float">
            <text:p>15564</text:p>
          </table:table-cell>
          <table:table-cell office:value-type="float" office:value="15127" calcext:value-type="float">
            <text:p>15127</text:p>
          </table:table-cell>
          <table:table-cell office:value-type="float" office:value="6579" calcext:value-type="float">
            <text:p>6579</text:p>
          </table:table-cell>
          <table:table-cell table:formula="of:=1 / ( (LN([.D13])-LN([.$B$2])) / [.$C$2] + 1 / [.$A$2])" office:value-type="float" office:value="299.494240878413" calcext:value-type="float">
            <text:p>299,494240878413</text:p>
          </table:table-cell>
          <table:table-cell table:formula="of:=[.E13]-273" office:value-type="float" office:value="26.494240878413" calcext:value-type="float">
            <text:p>26,494240878413</text:p>
          </table:table-cell>
          <table:table-cell table:formula="of:=[.A13]*330/16384-[.$E13]*[.$E$2]+[.$F$2]-273" office:value-type="float" office:value="15.5948975130727" calcext:value-type="float">
            <text:p>15,5948975130727</text:p>
          </table:table-cell>
          <table:table-cell table:formula="of:=[.B13]*330/16384-[.$E13]*[.$E$2]+[.$F$2]-273" office:value-type="float" office:value="27.0957520052602" calcext:value-type="float">
            <text:p>27,0957520052602</text:p>
          </table:table-cell>
          <table:table-cell table:formula="of:=[.C13]*330/16384-[.$E13]*[.$E$2]+[.$F$2]-273" office:value-type="float" office:value="18.2938721224477" calcext:value-type="float">
            <text:p>18,2938721224477</text:p>
          </table:table-cell>
        </table:table-row>
        <table:table-row table:style-name="ro1">
          <table:table-cell office:value-type="float" office:value="14996" calcext:value-type="float">
            <text:p>14996</text:p>
          </table:table-cell>
          <table:table-cell office:value-type="float" office:value="15556" calcext:value-type="float">
            <text:p>15556</text:p>
          </table:table-cell>
          <table:table-cell office:value-type="float" office:value="15127" calcext:value-type="float">
            <text:p>15127</text:p>
          </table:table-cell>
          <table:table-cell office:value-type="float" office:value="6579" calcext:value-type="float">
            <text:p>6579</text:p>
          </table:table-cell>
          <table:table-cell table:formula="of:=1 / ( (LN([.D14])-LN([.$B$2])) / [.$C$2] + 1 / [.$A$2])" office:value-type="float" office:value="299.494240878413" calcext:value-type="float">
            <text:p>299,494240878413</text:p>
          </table:table-cell>
          <table:table-cell table:formula="of:=[.E14]-273" office:value-type="float" office:value="26.494240878413" calcext:value-type="float">
            <text:p>26,494240878413</text:p>
          </table:table-cell>
          <table:table-cell table:formula="of:=[.A14]*330/16384-[.$E14]*[.$E$2]+[.$F$2]-273" office:value-type="float" office:value="15.6553223177602" calcext:value-type="float">
            <text:p>15,6553223177602</text:p>
          </table:table-cell>
          <table:table-cell table:formula="of:=[.B14]*330/16384-[.$E14]*[.$E$2]+[.$F$2]-273" office:value-type="float" office:value="26.9346191927602" calcext:value-type="float">
            <text:p>26,9346191927602</text:p>
          </table:table-cell>
          <table:table-cell table:formula="of:=[.C14]*330/16384-[.$E14]*[.$E$2]+[.$F$2]-273" office:value-type="float" office:value="18.2938721224477" calcext:value-type="float">
            <text:p>18,293872122447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5555" calcext:value-type="float">
            <text:p>15555</text:p>
          </table:table-cell>
          <table:table-cell office:value-type="float" office:value="15116" calcext:value-type="float">
            <text:p>15116</text:p>
          </table:table-cell>
          <table:table-cell office:value-type="float" office:value="6580" calcext:value-type="float">
            <text:p>6580</text:p>
          </table:table-cell>
          <table:table-cell table:formula="of:=1 / ( (LN([.D15])-LN([.$B$2])) / [.$C$2] + 1 / [.$A$2])" office:value-type="float" office:value="299.426092546124" calcext:value-type="float">
            <text:p>299,426092546124</text:p>
          </table:table-cell>
          <table:table-cell table:formula="of:=[.E15]-273" office:value-type="float" office:value="26.4260925461237" calcext:value-type="float">
            <text:p>26,4260925461237</text:p>
          </table:table-cell>
          <table:table-cell table:formula="of:=[.A15]*330/16384-[.$E15]*[.$E$2]+[.$F$2]-273" office:value-type="float" office:value="15.6317847864183" calcext:value-type="float">
            <text:p>15,6317847864183</text:p>
          </table:table-cell>
          <table:table-cell table:formula="of:=[.B15]*330/16384-[.$E15]*[.$E$2]+[.$F$2]-273" office:value-type="float" office:value="26.8103736536058" calcext:value-type="float">
            <text:p>26,8103736536058</text:p>
          </table:table-cell>
          <table:table-cell table:formula="of:=[.C15]*330/16384-[.$E15]*[.$E$2]+[.$F$2]-273" office:value-type="float" office:value="17.9682105676683" calcext:value-type="float">
            <text:p>17,9682105676683</text:p>
          </table:table-cell>
        </table:table-row>
        <table:table-row table:style-name="ro1">
          <table:table-cell office:value-type="float" office:value="15002" calcext:value-type="float">
            <text:p>15002</text:p>
          </table:table-cell>
          <table:table-cell office:value-type="float" office:value="15552" calcext:value-type="float">
            <text:p>15552</text:p>
          </table:table-cell>
          <table:table-cell office:value-type="float" office:value="15112" calcext:value-type="float">
            <text:p>15112</text:p>
          </table:table-cell>
          <table:table-cell office:value-type="float" office:value="6579" calcext:value-type="float">
            <text:p>6579</text:p>
          </table:table-cell>
          <table:table-cell table:formula="of:=1 / ( (LN([.D16])-LN([.$B$2])) / [.$C$2] + 1 / [.$A$2])" office:value-type="float" office:value="299.494240878413" calcext:value-type="float">
            <text:p>299,494240878413</text:p>
          </table:table-cell>
          <table:table-cell table:formula="of:=[.E16]-273" office:value-type="float" office:value="26.494240878413" calcext:value-type="float">
            <text:p>26,494240878413</text:p>
          </table:table-cell>
          <table:table-cell table:formula="of:=[.A16]*330/16384-[.$E16]*[.$E$2]+[.$F$2]-273" office:value-type="float" office:value="15.7761719271352" calcext:value-type="float">
            <text:p>15,7761719271352</text:p>
          </table:table-cell>
          <table:table-cell table:formula="of:=[.B16]*330/16384-[.$E16]*[.$E$2]+[.$F$2]-273" office:value-type="float" office:value="26.8540527865102" calcext:value-type="float">
            <text:p>26,8540527865102</text:p>
          </table:table-cell>
          <table:table-cell table:formula="of:=[.C16]*330/16384-[.$E16]*[.$E$2]+[.$F$2]-273" office:value-type="float" office:value="17.9917480990102" calcext:value-type="float">
            <text:p>17,9917480990102</text:p>
          </table:table-cell>
        </table:table-row>
        <table:table-row table:style-name="ro1">
          <table:table-cell office:value-type="float" office:value="15002" calcext:value-type="float">
            <text:p>15002</text:p>
          </table:table-cell>
          <table:table-cell office:value-type="float" office:value="15547" calcext:value-type="float">
            <text:p>15547</text:p>
          </table:table-cell>
          <table:table-cell office:value-type="float" office:value="15107" calcext:value-type="float">
            <text:p>15107</text:p>
          </table:table-cell>
          <table:table-cell office:value-type="float" office:value="6579" calcext:value-type="float">
            <text:p>6579</text:p>
          </table:table-cell>
          <table:table-cell table:formula="of:=1 / ( (LN([.D17])-LN([.$B$2])) / [.$C$2] + 1 / [.$A$2])" office:value-type="float" office:value="299.494240878413" calcext:value-type="float">
            <text:p>299,494240878413</text:p>
          </table:table-cell>
          <table:table-cell table:formula="of:=[.E17]-273" office:value-type="float" office:value="26.494240878413" calcext:value-type="float">
            <text:p>26,494240878413</text:p>
          </table:table-cell>
          <table:table-cell table:formula="of:=[.A17]*330/16384-[.$E17]*[.$E$2]+[.$F$2]-273" office:value-type="float" office:value="15.7761719271352" calcext:value-type="float">
            <text:p>15,7761719271352</text:p>
          </table:table-cell>
          <table:table-cell table:formula="of:=[.B17]*330/16384-[.$E17]*[.$E$2]+[.$F$2]-273" office:value-type="float" office:value="26.7533447786977" calcext:value-type="float">
            <text:p>26,7533447786977</text:p>
          </table:table-cell>
          <table:table-cell table:formula="of:=[.C17]*330/16384-[.$E17]*[.$E$2]+[.$F$2]-273" office:value-type="float" office:value="17.8910400911977" calcext:value-type="float">
            <text:p>17,8910400911977</text:p>
          </table:table-cell>
        </table:table-row>
        <table:table-row table:style-name="ro1">
          <table:table-cell office:value-type="float" office:value="15004" calcext:value-type="float">
            <text:p>15004</text:p>
          </table:table-cell>
          <table:table-cell office:value-type="float" office:value="15540" calcext:value-type="float">
            <text:p>15540</text:p>
          </table:table-cell>
          <table:table-cell office:value-type="float" office:value="15101" calcext:value-type="float">
            <text:p>15101</text:p>
          </table:table-cell>
          <table:table-cell office:value-type="float" office:value="6579" calcext:value-type="float">
            <text:p>6579</text:p>
          </table:table-cell>
          <table:table-cell table:formula="of:=1 / ( (LN([.D18])-LN([.$B$2])) / [.$C$2] + 1 / [.$A$2])" office:value-type="float" office:value="299.494240878413" calcext:value-type="float">
            <text:p>299,494240878413</text:p>
          </table:table-cell>
          <table:table-cell table:formula="of:=[.E18]-273" office:value-type="float" office:value="26.494240878413" calcext:value-type="float">
            <text:p>26,494240878413</text:p>
          </table:table-cell>
          <table:table-cell table:formula="of:=[.A18]*330/16384-[.$E18]*[.$E$2]+[.$F$2]-273" office:value-type="float" office:value="15.8164551302602" calcext:value-type="float">
            <text:p>15,8164551302602</text:p>
          </table:table-cell>
          <table:table-cell table:formula="of:=[.B18]*330/16384-[.$E18]*[.$E$2]+[.$F$2]-273" office:value-type="float" office:value="26.6123535677602" calcext:value-type="float">
            <text:p>26,6123535677602</text:p>
          </table:table-cell>
          <table:table-cell table:formula="of:=[.C18]*330/16384-[.$E18]*[.$E$2]+[.$F$2]-273" office:value-type="float" office:value="17.7701904818227" calcext:value-type="float">
            <text:p>17,7701904818227</text:p>
          </table:table-cell>
        </table:table-row>
        <table:table-row table:style-name="ro1">
          <table:table-cell office:value-type="float" office:value="14996" calcext:value-type="float">
            <text:p>14996</text:p>
          </table:table-cell>
          <table:table-cell office:value-type="float" office:value="15549" calcext:value-type="float">
            <text:p>15549</text:p>
          </table:table-cell>
          <table:table-cell office:value-type="float" office:value="15093" calcext:value-type="float">
            <text:p>15093</text:p>
          </table:table-cell>
          <table:table-cell office:value-type="float" office:value="6579" calcext:value-type="float">
            <text:p>6579</text:p>
          </table:table-cell>
          <table:table-cell table:formula="of:=1 / ( (LN([.D19])-LN([.$B$2])) / [.$C$2] + 1 / [.$A$2])" office:value-type="float" office:value="299.494240878413" calcext:value-type="float">
            <text:p>299,494240878413</text:p>
          </table:table-cell>
          <table:table-cell table:formula="of:=[.E19]-273" office:value-type="float" office:value="26.494240878413" calcext:value-type="float">
            <text:p>26,494240878413</text:p>
          </table:table-cell>
          <table:table-cell table:formula="of:=[.A19]*330/16384-[.$E19]*[.$E$2]+[.$F$2]-273" office:value-type="float" office:value="15.6553223177602" calcext:value-type="float">
            <text:p>15,6553223177602</text:p>
          </table:table-cell>
          <table:table-cell table:formula="of:=[.B19]*330/16384-[.$E19]*[.$E$2]+[.$F$2]-273" office:value-type="float" office:value="26.7936279818227" calcext:value-type="float">
            <text:p>26,7936279818227</text:p>
          </table:table-cell>
          <table:table-cell table:formula="of:=[.C19]*330/16384-[.$E19]*[.$E$2]+[.$F$2]-273" office:value-type="float" office:value="17.6090576693227" calcext:value-type="float">
            <text:p>17,609057669322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5541" calcext:value-type="float">
            <text:p>15541</text:p>
          </table:table-cell>
          <table:table-cell office:value-type="float" office:value="15092" calcext:value-type="float">
            <text:p>15092</text:p>
          </table:table-cell>
          <table:table-cell office:value-type="float" office:value="6578" calcext:value-type="float">
            <text:p>6578</text:p>
          </table:table-cell>
          <table:table-cell table:formula="of:=1 / ( (LN([.D20])-LN([.$B$2])) / [.$C$2] + 1 / [.$A$2])" office:value-type="float" office:value="299.562430604735" calcext:value-type="float">
            <text:p>299,562430604735</text:p>
          </table:table-cell>
          <table:table-cell table:formula="of:=[.E20]-273" office:value-type="float" office:value="26.5624306047353" calcext:value-type="float">
            <text:p>26,5624306047353</text:p>
          </table:table-cell>
          <table:table-cell table:formula="of:=[.A20]*330/16384-[.$E20]*[.$E$2]+[.$F$2]-273" office:value-type="float" office:value="15.8400558954579" calcext:value-type="float">
            <text:p>15,8400558954579</text:p>
          </table:table-cell>
          <table:table-cell table:formula="of:=[.B20]*330/16384-[.$E20]*[.$E$2]+[.$F$2]-273" office:value-type="float" office:value="26.7366623407703" calcext:value-type="float">
            <text:p>26,7366623407703</text:p>
          </table:table-cell>
          <table:table-cell table:formula="of:=[.C20]*330/16384-[.$E20]*[.$E$2]+[.$F$2]-273" office:value-type="float" office:value="17.6930832392079" calcext:value-type="float">
            <text:p>17,6930832392079</text:p>
          </table:table-cell>
        </table:table-row>
        <table:table-row table:style-name="ro1">
          <table:table-cell office:value-type="float" office:value="15005" calcext:value-type="float">
            <text:p>15005</text:p>
          </table:table-cell>
          <table:table-cell office:value-type="float" office:value="15696" calcext:value-type="float">
            <text:p>15696</text:p>
          </table:table-cell>
          <table:table-cell office:value-type="float" office:value="15084" calcext:value-type="float">
            <text:p>15084</text:p>
          </table:table-cell>
          <table:table-cell office:value-type="float" office:value="6579" calcext:value-type="float">
            <text:p>6579</text:p>
          </table:table-cell>
          <table:table-cell table:formula="of:=1 / ( (LN([.D21])-LN([.$B$2])) / [.$C$2] + 1 / [.$A$2])" office:value-type="float" office:value="299.494240878413" calcext:value-type="float">
            <text:p>299,494240878413</text:p>
          </table:table-cell>
          <table:table-cell table:formula="of:=[.E21]-273" office:value-type="float" office:value="26.494240878413" calcext:value-type="float">
            <text:p>26,494240878413</text:p>
          </table:table-cell>
          <table:table-cell table:formula="of:=[.A21]*330/16384-[.$E21]*[.$E$2]+[.$F$2]-273" office:value-type="float" office:value="15.8365967318227" calcext:value-type="float">
            <text:p>15,8365967318227</text:p>
          </table:table-cell>
          <table:table-cell table:formula="of:=[.B21]*330/16384-[.$E21]*[.$E$2]+[.$F$2]-273" office:value-type="float" office:value="29.7544434115102" calcext:value-type="float">
            <text:p>29,7544434115102</text:p>
          </table:table-cell>
          <table:table-cell table:formula="of:=[.C21]*330/16384-[.$E21]*[.$E$2]+[.$F$2]-273" office:value-type="float" office:value="17.4277832552602" calcext:value-type="float">
            <text:p>17,4277832552602</text:p>
          </table:table-cell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float" office:value="15774" calcext:value-type="float">
            <text:p>15774</text:p>
          </table:table-cell>
          <table:table-cell office:value-type="float" office:value="15082" calcext:value-type="float">
            <text:p>15082</text:p>
          </table:table-cell>
          <table:table-cell office:value-type="float" office:value="6579" calcext:value-type="float">
            <text:p>6579</text:p>
          </table:table-cell>
          <table:table-cell table:formula="of:=1 / ( (LN([.D22])-LN([.$B$2])) / [.$C$2] + 1 / [.$A$2])" office:value-type="float" office:value="299.494240878413" calcext:value-type="float">
            <text:p>299,494240878413</text:p>
          </table:table-cell>
          <table:table-cell table:formula="of:=[.E22]-273" office:value-type="float" office:value="26.494240878413" calcext:value-type="float">
            <text:p>26,494240878413</text:p>
          </table:table-cell>
          <table:table-cell table:formula="of:=[.A22]*330/16384-[.$E22]*[.$E$2]+[.$F$2]-273" office:value-type="float" office:value="16.5818359896352" calcext:value-type="float">
            <text:p>16,5818359896352</text:p>
          </table:table-cell>
          <table:table-cell table:formula="of:=[.B22]*330/16384-[.$E22]*[.$E$2]+[.$F$2]-273" office:value-type="float" office:value="31.3254883333852" calcext:value-type="float">
            <text:p>31,3254883333852</text:p>
          </table:table-cell>
          <table:table-cell table:formula="of:=[.C22]*330/16384-[.$E22]*[.$E$2]+[.$F$2]-273" office:value-type="float" office:value="17.3875000521352" calcext:value-type="float">
            <text:p>17,3875000521352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15767" calcext:value-type="float">
            <text:p>15767</text:p>
          </table:table-cell>
          <table:table-cell office:value-type="float" office:value="15080" calcext:value-type="float">
            <text:p>15080</text:p>
          </table:table-cell>
          <table:table-cell office:value-type="float" office:value="6579" calcext:value-type="float">
            <text:p>6579</text:p>
          </table:table-cell>
          <table:table-cell table:formula="of:=1 / ( (LN([.D23])-LN([.$B$2])) / [.$C$2] + 1 / [.$A$2])" office:value-type="float" office:value="299.494240878413" calcext:value-type="float">
            <text:p>299,494240878413</text:p>
          </table:table-cell>
          <table:table-cell table:formula="of:=[.E23]-273" office:value-type="float" office:value="26.494240878413" calcext:value-type="float">
            <text:p>26,494240878413</text:p>
          </table:table-cell>
          <table:table-cell table:formula="of:=[.A23]*330/16384-[.$E23]*[.$E$2]+[.$F$2]-273" office:value-type="float" office:value="16.5415527865102" calcext:value-type="float">
            <text:p>16,5415527865102</text:p>
          </table:table-cell>
          <table:table-cell table:formula="of:=[.B23]*330/16384-[.$E23]*[.$E$2]+[.$F$2]-273" office:value-type="float" office:value="31.1844971224477" calcext:value-type="float">
            <text:p>31,1844971224477</text:p>
          </table:table-cell>
          <table:table-cell table:formula="of:=[.C23]*330/16384-[.$E23]*[.$E$2]+[.$F$2]-273" office:value-type="float" office:value="17.3472168490102" calcext:value-type="float">
            <text:p>17,3472168490102</text:p>
          </table:table-cell>
        </table:table-row>
        <table:table-row table:style-name="ro1">
          <table:table-cell office:value-type="float" office:value="15030" calcext:value-type="float">
            <text:p>15030</text:p>
          </table:table-cell>
          <table:table-cell office:value-type="float" office:value="15872" calcext:value-type="float">
            <text:p>15872</text:p>
          </table:table-cell>
          <table:table-cell office:value-type="float" office:value="15237" calcext:value-type="float">
            <text:p>15237</text:p>
          </table:table-cell>
          <table:table-cell office:value-type="float" office:value="6575" calcext:value-type="float">
            <text:p>6575</text:p>
          </table:table-cell>
          <table:table-cell table:formula="of:=1 / ( (LN([.D24])-LN([.$B$2])) / [.$C$2] + 1 / [.$A$2])" office:value-type="float" office:value="299.767248533292" calcext:value-type="float">
            <text:p>299,767248533292</text:p>
          </table:table-cell>
          <table:table-cell table:formula="of:=[.E24]-273" office:value-type="float" office:value="26.767248533292" calcext:value-type="float">
            <text:p>26,767248533292</text:p>
          </table:table-cell>
          <table:table-cell table:formula="of:=[.A24]*330/16384-[.$E24]*[.$E$2]+[.$F$2]-273" office:value-type="float" office:value="16.7571854485396" calcext:value-type="float">
            <text:p>16,7571854485396</text:p>
          </table:table-cell>
          <table:table-cell table:formula="of:=[.B24]*330/16384-[.$E24]*[.$E$2]+[.$F$2]-273" office:value-type="float" office:value="33.7164139641646" calcext:value-type="float">
            <text:p>33,7164139641646</text:p>
          </table:table-cell>
          <table:table-cell table:formula="of:=[.C24]*330/16384-[.$E24]*[.$E$2]+[.$F$2]-273" office:value-type="float" office:value="20.9264969719771" calcext:value-type="float">
            <text:p>20,9264969719771</text:p>
          </table:table-cell>
        </table:table-row>
        <table:table-row table:style-name="ro1">
          <table:table-cell office:value-type="float" office:value="15049" calcext:value-type="float">
            <text:p>15049</text:p>
          </table:table-cell>
          <table:table-cell office:value-type="float" office:value="15931" calcext:value-type="float">
            <text:p>15931</text:p>
          </table:table-cell>
          <table:table-cell office:value-type="float" office:value="15240" calcext:value-type="float">
            <text:p>15240</text:p>
          </table:table-cell>
          <table:table-cell office:value-type="float" office:value="6577" calcext:value-type="float">
            <text:p>6577</text:p>
          </table:table-cell>
          <table:table-cell table:formula="of:=1 / ( (LN([.D25])-LN([.$B$2])) / [.$C$2] + 1 / [.$A$2])" office:value-type="float" office:value="299.630661763606" calcext:value-type="float">
            <text:p>299,630661763606</text:p>
          </table:table-cell>
          <table:table-cell table:formula="of:=[.E25]-273" office:value-type="float" office:value="26.6306617636062" calcext:value-type="float">
            <text:p>26,6306617636062</text:p>
          </table:table-cell>
          <table:table-cell table:formula="of:=[.A25]*330/16384-[.$E25]*[.$E$2]+[.$F$2]-273" office:value-type="float" office:value="16.9312248361609" calcext:value-type="float">
            <text:p>16,9312248361609</text:p>
          </table:table-cell>
          <table:table-cell table:formula="of:=[.B25]*330/16384-[.$E25]*[.$E$2]+[.$F$2]-273" office:value-type="float" office:value="34.6961174142859" calcext:value-type="float">
            <text:p>34,6961174142859</text:p>
          </table:table-cell>
          <table:table-cell table:formula="of:=[.C25]*330/16384-[.$E25]*[.$E$2]+[.$F$2]-273" office:value-type="float" office:value="20.7782707345984" calcext:value-type="float">
            <text:p>20,7782707345984</text:p>
          </table:table-cell>
        </table:table-row>
        <table:table-row table:style-name="ro1">
          <table:table-cell office:value-type="float" office:value="15049" calcext:value-type="float">
            <text:p>15049</text:p>
          </table:table-cell>
          <table:table-cell office:value-type="float" office:value="15919" calcext:value-type="float">
            <text:p>15919</text:p>
          </table:table-cell>
          <table:table-cell office:value-type="float" office:value="15237" calcext:value-type="float">
            <text:p>15237</text:p>
          </table:table-cell>
          <table:table-cell office:value-type="float" office:value="6578" calcext:value-type="float">
            <text:p>6578</text:p>
          </table:table-cell>
          <table:table-cell table:formula="of:=1 / ( (LN([.D26])-LN([.$B$2])) / [.$C$2] + 1 / [.$A$2])" office:value-type="float" office:value="299.562430604735" calcext:value-type="float">
            <text:p>299,562430604735</text:p>
          </table:table-cell>
          <table:table-cell table:formula="of:=[.E26]-273" office:value-type="float" office:value="26.5624306047353" calcext:value-type="float">
            <text:p>26,5624306047353</text:p>
          </table:table-cell>
          <table:table-cell table:formula="of:=[.A26]*330/16384-[.$E26]*[.$E$2]+[.$F$2]-273" office:value-type="float" office:value="16.8269943720204" calcext:value-type="float">
            <text:p>16,8269943720204</text:p>
          </table:table-cell>
          <table:table-cell table:formula="of:=[.B26]*330/16384-[.$E26]*[.$E$2]+[.$F$2]-273" office:value-type="float" office:value="34.3501877313953" calcext:value-type="float">
            <text:p>34,3501877313953</text:p>
          </table:table-cell>
          <table:table-cell table:formula="of:=[.C26]*330/16384-[.$E26]*[.$E$2]+[.$F$2]-273" office:value-type="float" office:value="20.6136154657703" calcext:value-type="float">
            <text:p>20,6136154657703</text:p>
          </table:table-cell>
        </table:table-row>
        <table:table-row table:style-name="ro1">
          <table:table-cell office:value-type="float" office:value="15194" calcext:value-type="float">
            <text:p>15194</text:p>
          </table:table-cell>
          <table:table-cell office:value-type="float" office:value="15918" calcext:value-type="float">
            <text:p>15918</text:p>
          </table:table-cell>
          <table:table-cell office:value-type="float" office:value="15229" calcext:value-type="float">
            <text:p>15229</text:p>
          </table:table-cell>
          <table:table-cell office:value-type="float" office:value="6578" calcext:value-type="float">
            <text:p>6578</text:p>
          </table:table-cell>
          <table:table-cell table:formula="of:=1 / ( (LN([.D27])-LN([.$B$2])) / [.$C$2] + 1 / [.$A$2])" office:value-type="float" office:value="299.562430604735" calcext:value-type="float">
            <text:p>299,562430604735</text:p>
          </table:table-cell>
          <table:table-cell table:formula="of:=[.E27]-273" office:value-type="float" office:value="26.5624306047353" calcext:value-type="float">
            <text:p>26,5624306047353</text:p>
          </table:table-cell>
          <table:table-cell table:formula="of:=[.A27]*330/16384-[.$E27]*[.$E$2]+[.$F$2]-273" office:value-type="float" office:value="19.7475265985829" calcext:value-type="float">
            <text:p>19,7475265985829</text:p>
          </table:table-cell>
          <table:table-cell table:formula="of:=[.B27]*330/16384-[.$E27]*[.$E$2]+[.$F$2]-273" office:value-type="float" office:value="34.3300461298328" calcext:value-type="float">
            <text:p>34,3300461298328</text:p>
          </table:table-cell>
          <table:table-cell table:formula="of:=[.C27]*330/16384-[.$E27]*[.$E$2]+[.$F$2]-273" office:value-type="float" office:value="20.4524826532703" calcext:value-type="float">
            <text:p>20,4524826532703</text:p>
          </table:table-cell>
        </table:table-row>
        <table:table-row table:style-name="ro1">
          <table:table-cell office:value-type="float" office:value="15196" calcext:value-type="float">
            <text:p>15196</text:p>
          </table:table-cell>
          <table:table-cell office:value-type="float" office:value="15929" calcext:value-type="float">
            <text:p>15929</text:p>
          </table:table-cell>
          <table:table-cell office:value-type="float" office:value="15248" calcext:value-type="float">
            <text:p>15248</text:p>
          </table:table-cell>
          <table:table-cell office:value-type="float" office:value="6578" calcext:value-type="float">
            <text:p>6578</text:p>
          </table:table-cell>
          <table:table-cell table:formula="of:=1 / ( (LN([.D28])-LN([.$B$2])) / [.$C$2] + 1 / [.$A$2])" office:value-type="float" office:value="299.562430604735" calcext:value-type="float">
            <text:p>299,562430604735</text:p>
          </table:table-cell>
          <table:table-cell table:formula="of:=[.E28]-273" office:value-type="float" office:value="26.5624306047353" calcext:value-type="float">
            <text:p>26,5624306047353</text:p>
          </table:table-cell>
          <table:table-cell table:formula="of:=[.A28]*330/16384-[.$E28]*[.$E$2]+[.$F$2]-273" office:value-type="float" office:value="19.7878098017079" calcext:value-type="float">
            <text:p>19,7878098017079</text:p>
          </table:table-cell>
          <table:table-cell table:formula="of:=[.B28]*330/16384-[.$E28]*[.$E$2]+[.$F$2]-273" office:value-type="float" office:value="34.5516037470203" calcext:value-type="float">
            <text:p>34,5516037470203</text:p>
          </table:table-cell>
          <table:table-cell table:formula="of:=[.C28]*330/16384-[.$E28]*[.$E$2]+[.$F$2]-273" office:value-type="float" office:value="20.8351730829578" calcext:value-type="float">
            <text:p>20,8351730829578</text:p>
          </table:table-cell>
        </table:table-row>
        <table:table-row table:style-name="ro1">
          <table:table-cell office:value-type="float" office:value="15206" calcext:value-type="float">
            <text:p>15206</text:p>
          </table:table-cell>
          <table:table-cell office:value-type="float" office:value="15995" calcext:value-type="float">
            <text:p>15995</text:p>
          </table:table-cell>
          <table:table-cell office:value-type="float" office:value="15481" calcext:value-type="float">
            <text:p>15481</text:p>
          </table:table-cell>
          <table:table-cell office:value-type="float" office:value="6579" calcext:value-type="float">
            <text:p>6579</text:p>
          </table:table-cell>
          <table:table-cell table:formula="of:=1 / ( (LN([.D29])-LN([.$B$2])) / [.$C$2] + 1 / [.$A$2])" office:value-type="float" office:value="299.494240878413" calcext:value-type="float">
            <text:p>299,494240878413</text:p>
          </table:table-cell>
          <table:table-cell table:formula="of:=[.E29]-273" office:value-type="float" office:value="26.494240878413" calcext:value-type="float">
            <text:p>26,494240878413</text:p>
          </table:table-cell>
          <table:table-cell table:formula="of:=[.A29]*330/16384-[.$E29]*[.$E$2]+[.$F$2]-273" office:value-type="float" office:value="19.8850586458852" calcext:value-type="float">
            <text:p>19,8850586458852</text:p>
          </table:table-cell>
          <table:table-cell table:formula="of:=[.B29]*330/16384-[.$E29]*[.$E$2]+[.$F$2]-273" office:value-type="float" office:value="35.7767822786977" calcext:value-type="float">
            <text:p>35,7767822786977</text:p>
          </table:table-cell>
          <table:table-cell table:formula="of:=[.C29]*330/16384-[.$E29]*[.$E$2]+[.$F$2]-273" office:value-type="float" office:value="25.4239990755727" calcext:value-type="float">
            <text:p>25,4239990755727</text:p>
          </table:table-cell>
        </table:table-row>
        <table:table-row table:style-name="ro1">
          <table:table-cell office:value-type="float" office:value="15225" calcext:value-type="float">
            <text:p>15225</text:p>
          </table:table-cell>
          <table:table-cell office:value-type="float" office:value="16016" calcext:value-type="float">
            <text:p>16016</text:p>
          </table:table-cell>
          <table:table-cell office:value-type="float" office:value="15396" calcext:value-type="float">
            <text:p>15396</text:p>
          </table:table-cell>
          <table:table-cell office:value-type="float" office:value="6578" calcext:value-type="float">
            <text:p>6578</text:p>
          </table:table-cell>
          <table:table-cell table:formula="of:=1 / ( (LN([.D30])-LN([.$B$2])) / [.$C$2] + 1 / [.$A$2])" office:value-type="float" office:value="299.562430604735" calcext:value-type="float">
            <text:p>299,562430604735</text:p>
          </table:table-cell>
          <table:table-cell table:formula="of:=[.E30]-273" office:value-type="float" office:value="26.5624306047353" calcext:value-type="float">
            <text:p>26,5624306047353</text:p>
          </table:table-cell>
          <table:table-cell table:formula="of:=[.A30]*330/16384-[.$E30]*[.$E$2]+[.$F$2]-273" office:value-type="float" office:value="20.3719162470203" calcext:value-type="float">
            <text:p>20,3719162470203</text:p>
          </table:table-cell>
          <table:table-cell table:formula="of:=[.B30]*330/16384-[.$E30]*[.$E$2]+[.$F$2]-273" office:value-type="float" office:value="36.3039230829578" calcext:value-type="float">
            <text:p>36,3039230829578</text:p>
          </table:table-cell>
          <table:table-cell table:formula="of:=[.C30]*330/16384-[.$E30]*[.$E$2]+[.$F$2]-273" office:value-type="float" office:value="23.8161301142078" calcext:value-type="float">
            <text:p>23,8161301142078</text:p>
          </table:table-cell>
        </table:table-row>
        <table:table-row table:style-name="ro1">
          <table:table-cell office:value-type="float" office:value="15250" calcext:value-type="float">
            <text:p>15250</text:p>
          </table:table-cell>
          <table:table-cell office:value-type="float" office:value="15873" calcext:value-type="float">
            <text:p>15873</text:p>
          </table:table-cell>
          <table:table-cell office:value-type="float" office:value="15444" calcext:value-type="float">
            <text:p>15444</text:p>
          </table:table-cell>
          <table:table-cell office:value-type="float" office:value="6578" calcext:value-type="float">
            <text:p>6578</text:p>
          </table:table-cell>
          <table:table-cell table:formula="of:=1 / ( (LN([.D31])-LN([.$B$2])) / [.$C$2] + 1 / [.$A$2])" office:value-type="float" office:value="299.562430604735" calcext:value-type="float">
            <text:p>299,562430604735</text:p>
          </table:table-cell>
          <table:table-cell table:formula="of:=[.E31]-273" office:value-type="float" office:value="26.5624306047353" calcext:value-type="float">
            <text:p>26,5624306047353</text:p>
          </table:table-cell>
          <table:table-cell table:formula="of:=[.A31]*330/16384-[.$E31]*[.$E$2]+[.$F$2]-273" office:value-type="float" office:value="20.8754562860828" calcext:value-type="float">
            <text:p>20,8754562860828</text:p>
          </table:table-cell>
          <table:table-cell table:formula="of:=[.B31]*330/16384-[.$E31]*[.$E$2]+[.$F$2]-273" office:value-type="float" office:value="33.4236740595203" calcext:value-type="float">
            <text:p>33,4236740595203</text:p>
          </table:table-cell>
          <table:table-cell table:formula="of:=[.C31]*330/16384-[.$E31]*[.$E$2]+[.$F$2]-273" office:value-type="float" office:value="24.7829269892078" calcext:value-type="float">
            <text:p>24,7829269892078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15943" calcext:value-type="float">
            <text:p>15943</text:p>
          </table:table-cell>
          <table:table-cell office:value-type="float" office:value="15625" calcext:value-type="float">
            <text:p>15625</text:p>
          </table:table-cell>
          <table:table-cell office:value-type="float" office:value="6578" calcext:value-type="float">
            <text:p>6578</text:p>
          </table:table-cell>
          <table:table-cell table:formula="of:=1 / ( (LN([.D32])-LN([.$B$2])) / [.$C$2] + 1 / [.$A$2])" office:value-type="float" office:value="299.562430604735" calcext:value-type="float">
            <text:p>299,562430604735</text:p>
          </table:table-cell>
          <table:table-cell table:formula="of:=[.E32]-273" office:value-type="float" office:value="26.5624306047353" calcext:value-type="float">
            <text:p>26,5624306047353</text:p>
          </table:table-cell>
          <table:table-cell table:formula="of:=[.A32]*330/16384-[.$E32]*[.$E$2]+[.$F$2]-273" office:value-type="float" office:value="17.2499680048329" calcext:value-type="float">
            <text:p>17,2499680048329</text:p>
          </table:table-cell>
          <table:table-cell table:formula="of:=[.B32]*330/16384-[.$E32]*[.$E$2]+[.$F$2]-273" office:value-type="float" office:value="34.8335861688953" calcext:value-type="float">
            <text:p>34,8335861688953</text:p>
          </table:table-cell>
          <table:table-cell table:formula="of:=[.C32]*330/16384-[.$E32]*[.$E$2]+[.$F$2]-273" office:value-type="float" office:value="28.4285568720203" calcext:value-type="float">
            <text:p>28,4285568720203</text:p>
          </table:table-cell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float" office:value="15928" calcext:value-type="float">
            <text:p>15928</text:p>
          </table:table-cell>
          <table:table-cell office:value-type="float" office:value="15210" calcext:value-type="float">
            <text:p>15210</text:p>
          </table:table-cell>
          <table:table-cell office:value-type="float" office:value="6578" calcext:value-type="float">
            <text:p>6578</text:p>
          </table:table-cell>
          <table:table-cell table:formula="of:=1 / ( (LN([.D33])-LN([.$B$2])) / [.$C$2] + 1 / [.$A$2])" office:value-type="float" office:value="299.562430604735" calcext:value-type="float">
            <text:p>299,562430604735</text:p>
          </table:table-cell>
          <table:table-cell table:formula="of:=[.E33]-273" office:value-type="float" office:value="26.5624306047353" calcext:value-type="float">
            <text:p>26,5624306047353</text:p>
          </table:table-cell>
          <table:table-cell table:formula="of:=[.A33]*330/16384-[.$E33]*[.$E$2]+[.$F$2]-273" office:value-type="float" office:value="16.5248703485829" calcext:value-type="float">
            <text:p>16,5248703485829</text:p>
          </table:table-cell>
          <table:table-cell table:formula="of:=[.B33]*330/16384-[.$E33]*[.$E$2]+[.$F$2]-273" office:value-type="float" office:value="34.5314621454578" calcext:value-type="float">
            <text:p>34,5314621454578</text:p>
          </table:table-cell>
          <table:table-cell table:formula="of:=[.C33]*330/16384-[.$E33]*[.$E$2]+[.$F$2]-273" office:value-type="float" office:value="20.0697922235828" calcext:value-type="float">
            <text:p>20,0697922235828</text:p>
          </table:table-cell>
        </table:table-row>
        <table:table-row table:style-name="ro1">
          <table:table-cell office:value-type="float" office:value="15035" calcext:value-type="float">
            <text:p>15035</text:p>
          </table:table-cell>
          <table:table-cell office:value-type="float" office:value="15799" calcext:value-type="float">
            <text:p>15799</text:p>
          </table:table-cell>
          <table:table-cell office:value-type="float" office:value="15205" calcext:value-type="float">
            <text:p>15205</text:p>
          </table:table-cell>
          <table:table-cell office:value-type="float" office:value="6578" calcext:value-type="float">
            <text:p>6578</text:p>
          </table:table-cell>
          <table:table-cell table:formula="of:=1 / ( (LN([.D34])-LN([.$B$2])) / [.$C$2] + 1 / [.$A$2])" office:value-type="float" office:value="299.562430604735" calcext:value-type="float">
            <text:p>299,562430604735</text:p>
          </table:table-cell>
          <table:table-cell table:formula="of:=[.E34]-273" office:value-type="float" office:value="26.5624306047353" calcext:value-type="float">
            <text:p>26,5624306047353</text:p>
          </table:table-cell>
          <table:table-cell table:formula="of:=[.A34]*330/16384-[.$E34]*[.$E$2]+[.$F$2]-273" office:value-type="float" office:value="16.5450119501454" calcext:value-type="float">
            <text:p>16,5450119501454</text:p>
          </table:table-cell>
          <table:table-cell table:formula="of:=[.B34]*330/16384-[.$E34]*[.$E$2]+[.$F$2]-273" office:value-type="float" office:value="31.9331955438953" calcext:value-type="float">
            <text:p>31,9331955438953</text:p>
          </table:table-cell>
          <table:table-cell table:formula="of:=[.C34]*330/16384-[.$E34]*[.$E$2]+[.$F$2]-273" office:value-type="float" office:value="19.9690842157704" calcext:value-type="float">
            <text:p>19,9690842157704</text:p>
          </table:table-cell>
        </table:table-row>
        <table:table-row table:style-name="ro1">
          <table:table-cell office:value-type="float" office:value="15038" calcext:value-type="float">
            <text:p>15038</text:p>
          </table:table-cell>
          <table:table-cell office:value-type="float" office:value="15639" calcext:value-type="float">
            <text:p>15639</text:p>
          </table:table-cell>
          <table:table-cell office:value-type="float" office:value="15197" calcext:value-type="float">
            <text:p>15197</text:p>
          </table:table-cell>
          <table:table-cell office:value-type="float" office:value="6578" calcext:value-type="float">
            <text:p>6578</text:p>
          </table:table-cell>
          <table:table-cell table:formula="of:=1 / ( (LN([.D35])-LN([.$B$2])) / [.$C$2] + 1 / [.$A$2])" office:value-type="float" office:value="299.562430604735" calcext:value-type="float">
            <text:p>299,562430604735</text:p>
          </table:table-cell>
          <table:table-cell table:formula="of:=[.E35]-273" office:value-type="float" office:value="26.5624306047353" calcext:value-type="float">
            <text:p>26,5624306047353</text:p>
          </table:table-cell>
          <table:table-cell table:formula="of:=[.A35]*330/16384-[.$E35]*[.$E$2]+[.$F$2]-273" office:value-type="float" office:value="16.6054367548329" calcext:value-type="float">
            <text:p>16,6054367548329</text:p>
          </table:table-cell>
          <table:table-cell table:formula="of:=[.B35]*330/16384-[.$E35]*[.$E$2]+[.$F$2]-273" office:value-type="float" office:value="28.7105392938953" calcext:value-type="float">
            <text:p>28,7105392938953</text:p>
          </table:table-cell>
          <table:table-cell table:formula="of:=[.C35]*330/16384-[.$E35]*[.$E$2]+[.$F$2]-273" office:value-type="float" office:value="19.8079514032704" calcext:value-type="float">
            <text:p>19,8079514032704</text:p>
          </table:table-cell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float" office:value="15641" calcext:value-type="float">
            <text:p>15641</text:p>
          </table:table-cell>
          <table:table-cell office:value-type="float" office:value="15193" calcext:value-type="float">
            <text:p>15193</text:p>
          </table:table-cell>
          <table:table-cell office:value-type="float" office:value="6578" calcext:value-type="float">
            <text:p>6578</text:p>
          </table:table-cell>
          <table:table-cell table:formula="of:=1 / ( (LN([.D36])-LN([.$B$2])) / [.$C$2] + 1 / [.$A$2])" office:value-type="float" office:value="299.562430604735" calcext:value-type="float">
            <text:p>299,562430604735</text:p>
          </table:table-cell>
          <table:table-cell table:formula="of:=[.E36]-273" office:value-type="float" office:value="26.5624306047353" calcext:value-type="float">
            <text:p>26,5624306047353</text:p>
          </table:table-cell>
          <table:table-cell table:formula="of:=[.A36]*330/16384-[.$E36]*[.$E$2]+[.$F$2]-273" office:value-type="float" office:value="16.5047287470204" calcext:value-type="float">
            <text:p>16,5047287470204</text:p>
          </table:table-cell>
          <table:table-cell table:formula="of:=[.B36]*330/16384-[.$E36]*[.$E$2]+[.$F$2]-273" office:value-type="float" office:value="28.7508224970203" calcext:value-type="float">
            <text:p>28,7508224970203</text:p>
          </table:table-cell>
          <table:table-cell table:formula="of:=[.C36]*330/16384-[.$E36]*[.$E$2]+[.$F$2]-273" office:value-type="float" office:value="19.7273849970204" calcext:value-type="float">
            <text:p>19,7273849970204</text:p>
          </table:table-cell>
        </table:table-row>
        <table:table-row table:style-name="ro1">
          <table:table-cell office:value-type="float" office:value="15037" calcext:value-type="float">
            <text:p>15037</text:p>
          </table:table-cell>
          <table:table-cell office:value-type="float" office:value="15627" calcext:value-type="float">
            <text:p>15627</text:p>
          </table:table-cell>
          <table:table-cell office:value-type="float" office:value="15191" calcext:value-type="float">
            <text:p>15191</text:p>
          </table:table-cell>
          <table:table-cell office:value-type="float" office:value="6577" calcext:value-type="float">
            <text:p>6577</text:p>
          </table:table-cell>
          <table:table-cell table:formula="of:=1 / ( (LN([.D37])-LN([.$B$2])) / [.$C$2] + 1 / [.$A$2])" office:value-type="float" office:value="299.630661763606" calcext:value-type="float">
            <text:p>299,630661763606</text:p>
          </table:table-cell>
          <table:table-cell table:formula="of:=[.E37]-273" office:value-type="float" office:value="26.6306617636062" calcext:value-type="float">
            <text:p>26,6306617636062</text:p>
          </table:table-cell>
          <table:table-cell table:formula="of:=[.A37]*330/16384-[.$E37]*[.$E$2]+[.$F$2]-273" office:value-type="float" office:value="16.6895256174109" calcext:value-type="float">
            <text:p>16,6895256174109</text:p>
          </table:table-cell>
          <table:table-cell table:formula="of:=[.B37]*330/16384-[.$E37]*[.$E$2]+[.$F$2]-273" office:value-type="float" office:value="28.5730705392859" calcext:value-type="float">
            <text:p>28,5730705392859</text:p>
          </table:table-cell>
          <table:table-cell table:formula="of:=[.C37]*330/16384-[.$E37]*[.$E$2]+[.$F$2]-273" office:value-type="float" office:value="19.7913322580359" calcext:value-type="float">
            <text:p>19,7913322580359</text:p>
          </table:table-cell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float" office:value="15633" calcext:value-type="float">
            <text:p>15633</text:p>
          </table:table-cell>
          <table:table-cell office:value-type="float" office:value="15183" calcext:value-type="float">
            <text:p>15183</text:p>
          </table:table-cell>
          <table:table-cell office:value-type="float" office:value="6578" calcext:value-type="float">
            <text:p>6578</text:p>
          </table:table-cell>
          <table:table-cell table:formula="of:=1 / ( (LN([.D38])-LN([.$B$2])) / [.$C$2] + 1 / [.$A$2])" office:value-type="float" office:value="299.562430604735" calcext:value-type="float">
            <text:p>299,562430604735</text:p>
          </table:table-cell>
          <table:table-cell table:formula="of:=[.E38]-273" office:value-type="float" office:value="26.5624306047353" calcext:value-type="float">
            <text:p>26,5624306047353</text:p>
          </table:table-cell>
          <table:table-cell table:formula="of:=[.A38]*330/16384-[.$E38]*[.$E$2]+[.$F$2]-273" office:value-type="float" office:value="16.5047287470204" calcext:value-type="float">
            <text:p>16,5047287470204</text:p>
          </table:table-cell>
          <table:table-cell table:formula="of:=[.B38]*330/16384-[.$E38]*[.$E$2]+[.$F$2]-273" office:value-type="float" office:value="28.5896896845203" calcext:value-type="float">
            <text:p>28,5896896845203</text:p>
          </table:table-cell>
          <table:table-cell table:formula="of:=[.C38]*330/16384-[.$E38]*[.$E$2]+[.$F$2]-273" office:value-type="float" office:value="19.5259689813954" calcext:value-type="float">
            <text:p>19,5259689813954</text:p>
          </table:table-cell>
        </table:table-row>
        <table:table-row table:style-name="ro1">
          <table:table-cell office:value-type="float" office:value="15046" calcext:value-type="float">
            <text:p>15046</text:p>
          </table:table-cell>
          <table:table-cell office:value-type="float" office:value="15630" calcext:value-type="float">
            <text:p>15630</text:p>
          </table:table-cell>
          <table:table-cell office:value-type="float" office:value="15181" calcext:value-type="float">
            <text:p>15181</text:p>
          </table:table-cell>
          <table:table-cell office:value-type="float" office:value="6578" calcext:value-type="float">
            <text:p>6578</text:p>
          </table:table-cell>
          <table:table-cell table:formula="of:=1 / ( (LN([.D39])-LN([.$B$2])) / [.$C$2] + 1 / [.$A$2])" office:value-type="float" office:value="299.562430604735" calcext:value-type="float">
            <text:p>299,562430604735</text:p>
          </table:table-cell>
          <table:table-cell table:formula="of:=[.E39]-273" office:value-type="float" office:value="26.5624306047353" calcext:value-type="float">
            <text:p>26,5624306047353</text:p>
          </table:table-cell>
          <table:table-cell table:formula="of:=[.A39]*330/16384-[.$E39]*[.$E$2]+[.$F$2]-273" office:value-type="float" office:value="16.7665695673329" calcext:value-type="float">
            <text:p>16,7665695673329</text:p>
          </table:table-cell>
          <table:table-cell table:formula="of:=[.B39]*330/16384-[.$E39]*[.$E$2]+[.$F$2]-273" office:value-type="float" office:value="28.5292648798328" calcext:value-type="float">
            <text:p>28,5292648798328</text:p>
          </table:table-cell>
          <table:table-cell table:formula="of:=[.C39]*330/16384-[.$E39]*[.$E$2]+[.$F$2]-273" office:value-type="float" office:value="19.4856857782704" calcext:value-type="float">
            <text:p>19,4856857782704</text:p>
          </table:table-cell>
        </table:table-row>
        <table:table-row table:style-name="ro1">
          <table:table-cell office:value-type="float" office:value="15041" calcext:value-type="float">
            <text:p>15041</text:p>
          </table:table-cell>
          <table:table-cell office:value-type="float" office:value="15628" calcext:value-type="float">
            <text:p>15628</text:p>
          </table:table-cell>
          <table:table-cell office:value-type="float" office:value="15183" calcext:value-type="float">
            <text:p>15183</text:p>
          </table:table-cell>
          <table:table-cell office:value-type="float" office:value="6578" calcext:value-type="float">
            <text:p>6578</text:p>
          </table:table-cell>
          <table:table-cell table:formula="of:=1 / ( (LN([.D40])-LN([.$B$2])) / [.$C$2] + 1 / [.$A$2])" office:value-type="float" office:value="299.562430604735" calcext:value-type="float">
            <text:p>299,562430604735</text:p>
          </table:table-cell>
          <table:table-cell table:formula="of:=[.E40]-273" office:value-type="float" office:value="26.5624306047353" calcext:value-type="float">
            <text:p>26,5624306047353</text:p>
          </table:table-cell>
          <table:table-cell table:formula="of:=[.A40]*330/16384-[.$E40]*[.$E$2]+[.$F$2]-273" office:value-type="float" office:value="16.6658615595204" calcext:value-type="float">
            <text:p>16,6658615595204</text:p>
          </table:table-cell>
          <table:table-cell table:formula="of:=[.B40]*330/16384-[.$E40]*[.$E$2]+[.$F$2]-273" office:value-type="float" office:value="28.4889816767078" calcext:value-type="float">
            <text:p>28,4889816767078</text:p>
          </table:table-cell>
          <table:table-cell table:formula="of:=[.C40]*330/16384-[.$E40]*[.$E$2]+[.$F$2]-273" office:value-type="float" office:value="19.5259689813954" calcext:value-type="float">
            <text:p>19,5259689813954</text:p>
          </table:table-cell>
        </table:table-row>
        <table:table-row table:style-name="ro1">
          <table:table-cell office:value-type="float" office:value="15043" calcext:value-type="float">
            <text:p>15043</text:p>
          </table:table-cell>
          <table:table-cell office:value-type="float" office:value="15626" calcext:value-type="float">
            <text:p>15626</text:p>
          </table:table-cell>
          <table:table-cell office:value-type="float" office:value="15180" calcext:value-type="float">
            <text:p>15180</text:p>
          </table:table-cell>
          <table:table-cell office:value-type="float" office:value="6577" calcext:value-type="float">
            <text:p>6577</text:p>
          </table:table-cell>
          <table:table-cell table:formula="of:=1 / ( (LN([.D41])-LN([.$B$2])) / [.$C$2] + 1 / [.$A$2])" office:value-type="float" office:value="299.630661763606" calcext:value-type="float">
            <text:p>299,630661763606</text:p>
          </table:table-cell>
          <table:table-cell table:formula="of:=[.E41]-273" office:value-type="float" office:value="26.6306617636062" calcext:value-type="float">
            <text:p>26,6306617636062</text:p>
          </table:table-cell>
          <table:table-cell table:formula="of:=[.A41]*330/16384-[.$E41]*[.$E$2]+[.$F$2]-273" office:value-type="float" office:value="16.8103752267859" calcext:value-type="float">
            <text:p>16,8103752267859</text:p>
          </table:table-cell>
          <table:table-cell table:formula="of:=[.B41]*330/16384-[.$E41]*[.$E$2]+[.$F$2]-273" office:value-type="float" office:value="28.5529289377234" calcext:value-type="float">
            <text:p>28,5529289377234</text:p>
          </table:table-cell>
          <table:table-cell table:formula="of:=[.C41]*330/16384-[.$E41]*[.$E$2]+[.$F$2]-273" office:value-type="float" office:value="19.5697746408484" calcext:value-type="float">
            <text:p>19,5697746408484</text:p>
          </table:table-cell>
        </table:table-row>
        <table:table-row table:style-name="ro1">
          <table:table-cell office:value-type="float" office:value="15054" calcext:value-type="float">
            <text:p>15054</text:p>
          </table:table-cell>
          <table:table-cell office:value-type="float" office:value="15621" calcext:value-type="float">
            <text:p>15621</text:p>
          </table:table-cell>
          <table:table-cell office:value-type="float" office:value="15181" calcext:value-type="float">
            <text:p>15181</text:p>
          </table:table-cell>
          <table:table-cell office:value-type="float" office:value="6577" calcext:value-type="float">
            <text:p>6577</text:p>
          </table:table-cell>
          <table:table-cell table:formula="of:=1 / ( (LN([.D42])-LN([.$B$2])) / [.$C$2] + 1 / [.$A$2])" office:value-type="float" office:value="299.630661763606" calcext:value-type="float">
            <text:p>299,630661763606</text:p>
          </table:table-cell>
          <table:table-cell table:formula="of:=[.E42]-273" office:value-type="float" office:value="26.6306617636062" calcext:value-type="float">
            <text:p>26,6306617636062</text:p>
          </table:table-cell>
          <table:table-cell table:formula="of:=[.A42]*330/16384-[.$E42]*[.$E$2]+[.$F$2]-273" office:value-type="float" office:value="17.0319328439734" calcext:value-type="float">
            <text:p>17,0319328439734</text:p>
          </table:table-cell>
          <table:table-cell table:formula="of:=[.B42]*330/16384-[.$E42]*[.$E$2]+[.$F$2]-273" office:value-type="float" office:value="28.4522209299109" calcext:value-type="float">
            <text:p>28,4522209299109</text:p>
          </table:table-cell>
          <table:table-cell table:formula="of:=[.C42]*330/16384-[.$E42]*[.$E$2]+[.$F$2]-273" office:value-type="float" office:value="19.5899162424109" calcext:value-type="float">
            <text:p>19,5899162424109</text:p>
          </table:table-cell>
        </table:table-row>
        <table:table-row table:style-name="ro1">
          <table:table-cell office:value-type="float" office:value="15026" calcext:value-type="float">
            <text:p>15026</text:p>
          </table:table-cell>
          <table:table-cell office:value-type="float" office:value="15673" calcext:value-type="float">
            <text:p>15673</text:p>
          </table:table-cell>
          <table:table-cell office:value-type="float" office:value="15249" calcext:value-type="float">
            <text:p>15249</text:p>
          </table:table-cell>
          <table:table-cell office:value-type="float" office:value="6574" calcext:value-type="float">
            <text:p>6574</text:p>
          </table:table-cell>
          <table:table-cell table:formula="of:=1 / ( (LN([.D43])-LN([.$B$2])) / [.$C$2] + 1 / [.$A$2])" office:value-type="float" office:value="299.835604221377" calcext:value-type="float">
            <text:p>299,835604221377</text:p>
          </table:table-cell>
          <table:table-cell table:formula="of:=[.E43]-273" office:value-type="float" office:value="26.8356042213771" calcext:value-type="float">
            <text:p>26,8356042213771</text:p>
          </table:table-cell>
          <table:table-cell table:formula="of:=[.A43]*330/16384-[.$E43]*[.$E$2]+[.$F$2]-273" office:value-type="float" office:value="16.781039738254" calcext:value-type="float">
            <text:p>16,781039738254</text:p>
          </table:table-cell>
          <table:table-cell table:formula="of:=[.B43]*330/16384-[.$E43]*[.$E$2]+[.$F$2]-273" office:value-type="float" office:value="29.8126559491915" calcext:value-type="float">
            <text:p>29,8126559491915</text:p>
          </table:table-cell>
          <table:table-cell table:formula="of:=[.C43]*330/16384-[.$E43]*[.$E$2]+[.$F$2]-273" office:value-type="float" office:value="21.2726168866915" calcext:value-type="float">
            <text:p>21,2726168866915</text:p>
          </table:table-cell>
        </table:table-row>
        <table:table-row table:style-name="ro1">
          <table:table-cell office:value-type="float" office:value="15038" calcext:value-type="float">
            <text:p>15038</text:p>
          </table:table-cell>
          <table:table-cell office:value-type="float" office:value="15671" calcext:value-type="float">
            <text:p>15671</text:p>
          </table:table-cell>
          <table:table-cell office:value-type="float" office:value="15244" calcext:value-type="float">
            <text:p>15244</text:p>
          </table:table-cell>
          <table:table-cell office:value-type="float" office:value="6576" calcext:value-type="float">
            <text:p>6576</text:p>
          </table:table-cell>
          <table:table-cell table:formula="of:=1 / ( (LN([.D44])-LN([.$B$2])) / [.$C$2] + 1 / [.$A$2])" office:value-type="float" office:value="299.698934393587" calcext:value-type="float">
            <text:p>299,698934393587</text:p>
          </table:table-cell>
          <table:table-cell table:formula="of:=[.E44]-273" office:value-type="float" office:value="26.6989343935875" calcext:value-type="float">
            <text:p>26,6989343935875</text:p>
          </table:table-cell>
          <table:table-cell table:formula="of:=[.A44]*330/16384-[.$E44]*[.$E$2]+[.$F$2]-273" office:value-type="float" office:value="16.8139610347138" calcext:value-type="float">
            <text:p>16,8139610347138</text:p>
          </table:table-cell>
          <table:table-cell table:formula="of:=[.B44]*330/16384-[.$E44]*[.$E$2]+[.$F$2]-273" office:value-type="float" office:value="29.5635948237763" calcext:value-type="float">
            <text:p>29,5635948237763</text:p>
          </table:table-cell>
          <table:table-cell table:formula="of:=[.C44]*330/16384-[.$E44]*[.$E$2]+[.$F$2]-273" office:value-type="float" office:value="20.9631309565888" calcext:value-type="float">
            <text:p>20,9631309565888</text:p>
          </table:table-cell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float" office:value="15670" calcext:value-type="float">
            <text:p>15670</text:p>
          </table:table-cell>
          <table:table-cell office:value-type="float" office:value="15237" calcext:value-type="float">
            <text:p>15237</text:p>
          </table:table-cell>
          <table:table-cell office:value-type="float" office:value="6576" calcext:value-type="float">
            <text:p>6576</text:p>
          </table:table-cell>
          <table:table-cell table:formula="of:=1 / ( (LN([.D45])-LN([.$B$2])) / [.$C$2] + 1 / [.$A$2])" office:value-type="float" office:value="299.698934393587" calcext:value-type="float">
            <text:p>299,698934393587</text:p>
          </table:table-cell>
          <table:table-cell table:formula="of:=[.E45]-273" office:value-type="float" office:value="26.6989343935875" calcext:value-type="float">
            <text:p>26,6989343935875</text:p>
          </table:table-cell>
          <table:table-cell table:formula="of:=[.A45]*330/16384-[.$E45]*[.$E$2]+[.$F$2]-273" office:value-type="float" office:value="16.7132530269013" calcext:value-type="float">
            <text:p>16,7132530269013</text:p>
          </table:table-cell>
          <table:table-cell table:formula="of:=[.B45]*330/16384-[.$E45]*[.$E$2]+[.$F$2]-273" office:value-type="float" office:value="29.5434532222138" calcext:value-type="float">
            <text:p>29,5434532222138</text:p>
          </table:table-cell>
          <table:table-cell table:formula="of:=[.C45]*330/16384-[.$E45]*[.$E$2]+[.$F$2]-273" office:value-type="float" office:value="20.8221397456513" calcext:value-type="float">
            <text:p>20,8221397456513</text:p>
          </table:table-cell>
        </table:table-row>
        <table:table-row table:style-name="ro1">
          <table:table-cell office:value-type="float" office:value="15038" calcext:value-type="float">
            <text:p>15038</text:p>
          </table:table-cell>
          <table:table-cell office:value-type="float" office:value="15668" calcext:value-type="float">
            <text:p>15668</text:p>
          </table:table-cell>
          <table:table-cell office:value-type="float" office:value="15240" calcext:value-type="float">
            <text:p>15240</text:p>
          </table:table-cell>
          <table:table-cell office:value-type="float" office:value="6576" calcext:value-type="float">
            <text:p>6576</text:p>
          </table:table-cell>
          <table:table-cell table:formula="of:=1 / ( (LN([.D46])-LN([.$B$2])) / [.$C$2] + 1 / [.$A$2])" office:value-type="float" office:value="299.698934393587" calcext:value-type="float">
            <text:p>299,698934393587</text:p>
          </table:table-cell>
          <table:table-cell table:formula="of:=[.E46]-273" office:value-type="float" office:value="26.6989343935875" calcext:value-type="float">
            <text:p>26,6989343935875</text:p>
          </table:table-cell>
          <table:table-cell table:formula="of:=[.A46]*330/16384-[.$E46]*[.$E$2]+[.$F$2]-273" office:value-type="float" office:value="16.8139610347138" calcext:value-type="float">
            <text:p>16,8139610347138</text:p>
          </table:table-cell>
          <table:table-cell table:formula="of:=[.B46]*330/16384-[.$E46]*[.$E$2]+[.$F$2]-273" office:value-type="float" office:value="29.5031700190888" calcext:value-type="float">
            <text:p>29,5031700190888</text:p>
          </table:table-cell>
          <table:table-cell table:formula="of:=[.C46]*330/16384-[.$E46]*[.$E$2]+[.$F$2]-273" office:value-type="float" office:value="20.8825645503388" calcext:value-type="float">
            <text:p>20,8825645503388</text:p>
          </table:table-cell>
        </table:table-row>
        <table:table-row table:style-name="ro1">
          <table:table-cell office:value-type="float" office:value="15048" calcext:value-type="float">
            <text:p>15048</text:p>
          </table:table-cell>
          <table:table-cell office:value-type="float" office:value="15663" calcext:value-type="float">
            <text:p>15663</text:p>
          </table:table-cell>
          <table:table-cell office:value-type="float" office:value="15249" calcext:value-type="float">
            <text:p>15249</text:p>
          </table:table-cell>
          <table:table-cell office:value-type="float" office:value="6577" calcext:value-type="float">
            <text:p>6577</text:p>
          </table:table-cell>
          <table:table-cell table:formula="of:=1 / ( (LN([.D47])-LN([.$B$2])) / [.$C$2] + 1 / [.$A$2])" office:value-type="float" office:value="299.630661763606" calcext:value-type="float">
            <text:p>299,630661763606</text:p>
          </table:table-cell>
          <table:table-cell table:formula="of:=[.E47]-273" office:value-type="float" office:value="26.6306617636062" calcext:value-type="float">
            <text:p>26,6306617636062</text:p>
          </table:table-cell>
          <table:table-cell table:formula="of:=[.A47]*330/16384-[.$E47]*[.$E$2]+[.$F$2]-273" office:value-type="float" office:value="16.9110832345984" calcext:value-type="float">
            <text:p>16,9110832345984</text:p>
          </table:table-cell>
          <table:table-cell table:formula="of:=[.B47]*330/16384-[.$E47]*[.$E$2]+[.$F$2]-273" office:value-type="float" office:value="29.2981681955359" calcext:value-type="float">
            <text:p>29,2981681955359</text:p>
          </table:table-cell>
          <table:table-cell table:formula="of:=[.C47]*330/16384-[.$E47]*[.$E$2]+[.$F$2]-273" office:value-type="float" office:value="20.9595451486609" calcext:value-type="float">
            <text:p>20,9595451486609</text:p>
          </table:table-cell>
        </table:table-row>
        <table:table-row table:style-name="ro1">
          <table:table-cell office:value-type="float" office:value="15044" calcext:value-type="float">
            <text:p>15044</text:p>
          </table:table-cell>
          <table:table-cell office:value-type="float" office:value="15664" calcext:value-type="float">
            <text:p>15664</text:p>
          </table:table-cell>
          <table:table-cell office:value-type="float" office:value="15228" calcext:value-type="float">
            <text:p>15228</text:p>
          </table:table-cell>
          <table:table-cell office:value-type="float" office:value="6577" calcext:value-type="float">
            <text:p>6577</text:p>
          </table:table-cell>
          <table:table-cell table:formula="of:=1 / ( (LN([.D48])-LN([.$B$2])) / [.$C$2] + 1 / [.$A$2])" office:value-type="float" office:value="299.630661763606" calcext:value-type="float">
            <text:p>299,630661763606</text:p>
          </table:table-cell>
          <table:table-cell table:formula="of:=[.E48]-273" office:value-type="float" office:value="26.6306617636062" calcext:value-type="float">
            <text:p>26,6306617636062</text:p>
          </table:table-cell>
          <table:table-cell table:formula="of:=[.A48]*330/16384-[.$E48]*[.$E$2]+[.$F$2]-273" office:value-type="float" office:value="16.8305168283484" calcext:value-type="float">
            <text:p>16,8305168283484</text:p>
          </table:table-cell>
          <table:table-cell table:formula="of:=[.B48]*330/16384-[.$E48]*[.$E$2]+[.$F$2]-273" office:value-type="float" office:value="29.3183097970984" calcext:value-type="float">
            <text:p>29,3183097970984</text:p>
          </table:table-cell>
          <table:table-cell table:formula="of:=[.C48]*330/16384-[.$E48]*[.$E$2]+[.$F$2]-273" office:value-type="float" office:value="20.5365715158484" calcext:value-type="float">
            <text:p>20,5365715158484</text:p>
          </table:table-cell>
        </table:table-row>
        <table:table-row table:style-name="ro1">
          <table:table-cell office:value-type="float" office:value="15054" calcext:value-type="float">
            <text:p>15054</text:p>
          </table:table-cell>
          <table:table-cell office:value-type="float" office:value="15658" calcext:value-type="float">
            <text:p>15658</text:p>
          </table:table-cell>
          <table:table-cell office:value-type="float" office:value="15236" calcext:value-type="float">
            <text:p>15236</text:p>
          </table:table-cell>
          <table:table-cell office:value-type="float" office:value="6577" calcext:value-type="float">
            <text:p>6577</text:p>
          </table:table-cell>
          <table:table-cell table:formula="of:=1 / ( (LN([.D49])-LN([.$B$2])) / [.$C$2] + 1 / [.$A$2])" office:value-type="float" office:value="299.630661763606" calcext:value-type="float">
            <text:p>299,630661763606</text:p>
          </table:table-cell>
          <table:table-cell table:formula="of:=[.E49]-273" office:value-type="float" office:value="26.6306617636062" calcext:value-type="float">
            <text:p>26,6306617636062</text:p>
          </table:table-cell>
          <table:table-cell table:formula="of:=[.A49]*330/16384-[.$E49]*[.$E$2]+[.$F$2]-273" office:value-type="float" office:value="17.0319328439734" calcext:value-type="float">
            <text:p>17,0319328439734</text:p>
          </table:table-cell>
          <table:table-cell table:formula="of:=[.B49]*330/16384-[.$E49]*[.$E$2]+[.$F$2]-273" office:value-type="float" office:value="29.1974601877234" calcext:value-type="float">
            <text:p>29,1974601877234</text:p>
          </table:table-cell>
          <table:table-cell table:formula="of:=[.C49]*330/16384-[.$E49]*[.$E$2]+[.$F$2]-273" office:value-type="float" office:value="20.6977043283484" calcext:value-type="float">
            <text:p>20,6977043283484</text:p>
          </table:table-cell>
        </table:table-row>
        <table:table-row table:style-name="ro1">
          <table:table-cell office:value-type="float" office:value="15053" calcext:value-type="float">
            <text:p>15053</text:p>
          </table:table-cell>
          <table:table-cell office:value-type="float" office:value="15664" calcext:value-type="float">
            <text:p>15664</text:p>
          </table:table-cell>
          <table:table-cell office:value-type="float" office:value="15227" calcext:value-type="float">
            <text:p>15227</text:p>
          </table:table-cell>
          <table:table-cell office:value-type="float" office:value="6577" calcext:value-type="float">
            <text:p>6577</text:p>
          </table:table-cell>
          <table:table-cell table:formula="of:=1 / ( (LN([.D50])-LN([.$B$2])) / [.$C$2] + 1 / [.$A$2])" office:value-type="float" office:value="299.630661763606" calcext:value-type="float">
            <text:p>299,630661763606</text:p>
          </table:table-cell>
          <table:table-cell table:formula="of:=[.E50]-273" office:value-type="float" office:value="26.6306617636062" calcext:value-type="float">
            <text:p>26,6306617636062</text:p>
          </table:table-cell>
          <table:table-cell table:formula="of:=[.A50]*330/16384-[.$E50]*[.$E$2]+[.$F$2]-273" office:value-type="float" office:value="17.0117912424109" calcext:value-type="float">
            <text:p>17,0117912424109</text:p>
          </table:table-cell>
          <table:table-cell table:formula="of:=[.B50]*330/16384-[.$E50]*[.$E$2]+[.$F$2]-273" office:value-type="float" office:value="29.3183097970984" calcext:value-type="float">
            <text:p>29,3183097970984</text:p>
          </table:table-cell>
          <table:table-cell table:formula="of:=[.C50]*330/16384-[.$E50]*[.$E$2]+[.$F$2]-273" office:value-type="float" office:value="20.5164299142859" calcext:value-type="float">
            <text:p>20,5164299142859</text:p>
          </table:table-cell>
        </table:table-row>
        <table:table-row table:style-name="ro1">
          <table:table-cell office:value-type="float" office:value="15052" calcext:value-type="float">
            <text:p>15052</text:p>
          </table:table-cell>
          <table:table-cell office:value-type="float" office:value="15664" calcext:value-type="float">
            <text:p>15664</text:p>
          </table:table-cell>
          <table:table-cell office:value-type="float" office:value="15233" calcext:value-type="float">
            <text:p>15233</text:p>
          </table:table-cell>
          <table:table-cell office:value-type="float" office:value="6576" calcext:value-type="float">
            <text:p>6576</text:p>
          </table:table-cell>
          <table:table-cell table:formula="of:=1 / ( (LN([.D51])-LN([.$B$2])) / [.$C$2] + 1 / [.$A$2])" office:value-type="float" office:value="299.698934393587" calcext:value-type="float">
            <text:p>299,698934393587</text:p>
          </table:table-cell>
          <table:table-cell table:formula="of:=[.E51]-273" office:value-type="float" office:value="26.6989343935875" calcext:value-type="float">
            <text:p>26,6989343935875</text:p>
          </table:table-cell>
          <table:table-cell table:formula="of:=[.A51]*330/16384-[.$E51]*[.$E$2]+[.$F$2]-273" office:value-type="float" office:value="17.0959434565888" calcext:value-type="float">
            <text:p>17,0959434565888</text:p>
          </table:table-cell>
          <table:table-cell table:formula="of:=[.B51]*330/16384-[.$E51]*[.$E$2]+[.$F$2]-273" office:value-type="float" office:value="29.4226036128388" calcext:value-type="float">
            <text:p>29,4226036128388</text:p>
          </table:table-cell>
          <table:table-cell table:formula="of:=[.C51]*330/16384-[.$E51]*[.$E$2]+[.$F$2]-273" office:value-type="float" office:value="20.7415733394013" calcext:value-type="float">
            <text:p>20,7415733394013</text:p>
          </table:table-cell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float" office:value="15656" calcext:value-type="float">
            <text:p>15656</text:p>
          </table:table-cell>
          <table:table-cell office:value-type="float" office:value="15226" calcext:value-type="float">
            <text:p>15226</text:p>
          </table:table-cell>
          <table:table-cell office:value-type="float" office:value="6576" calcext:value-type="float">
            <text:p>6576</text:p>
          </table:table-cell>
          <table:table-cell table:formula="of:=1 / ( (LN([.D52])-LN([.$B$2])) / [.$C$2] + 1 / [.$A$2])" office:value-type="float" office:value="299.698934393587" calcext:value-type="float">
            <text:p>299,698934393587</text:p>
          </table:table-cell>
          <table:table-cell table:formula="of:=[.E52]-273" office:value-type="float" office:value="26.6989343935875" calcext:value-type="float">
            <text:p>26,6989343935875</text:p>
          </table:table-cell>
          <table:table-cell table:formula="of:=[.A52]*330/16384-[.$E52]*[.$E$2]+[.$F$2]-273" office:value-type="float" office:value="16.8945274409638" calcext:value-type="float">
            <text:p>16,8945274409638</text:p>
          </table:table-cell>
          <table:table-cell table:formula="of:=[.B52]*330/16384-[.$E52]*[.$E$2]+[.$F$2]-273" office:value-type="float" office:value="29.2614708003388" calcext:value-type="float">
            <text:p>29,2614708003388</text:p>
          </table:table-cell>
          <table:table-cell table:formula="of:=[.C52]*330/16384-[.$E52]*[.$E$2]+[.$F$2]-273" office:value-type="float" office:value="20.6005821284638" calcext:value-type="float">
            <text:p>20,6005821284638</text:p>
          </table:table-cell>
        </table:table-row>
        <table:table-row table:style-name="ro1">
          <table:table-cell office:value-type="float" office:value="15058" calcext:value-type="float">
            <text:p>15058</text:p>
          </table:table-cell>
          <table:table-cell office:value-type="float" office:value="15656" calcext:value-type="float">
            <text:p>15656</text:p>
          </table:table-cell>
          <table:table-cell office:value-type="float" office:value="15228" calcext:value-type="float">
            <text:p>15228</text:p>
          </table:table-cell>
          <table:table-cell office:value-type="float" office:value="6576" calcext:value-type="float">
            <text:p>6576</text:p>
          </table:table-cell>
          <table:table-cell table:formula="of:=1 / ( (LN([.D53])-LN([.$B$2])) / [.$C$2] + 1 / [.$A$2])" office:value-type="float" office:value="299.698934393587" calcext:value-type="float">
            <text:p>299,698934393587</text:p>
          </table:table-cell>
          <table:table-cell table:formula="of:=[.E53]-273" office:value-type="float" office:value="26.6989343935875" calcext:value-type="float">
            <text:p>26,6989343935875</text:p>
          </table:table-cell>
          <table:table-cell table:formula="of:=[.A53]*330/16384-[.$E53]*[.$E$2]+[.$F$2]-273" office:value-type="float" office:value="17.2167930659638" calcext:value-type="float">
            <text:p>17,2167930659638</text:p>
          </table:table-cell>
          <table:table-cell table:formula="of:=[.B53]*330/16384-[.$E53]*[.$E$2]+[.$F$2]-273" office:value-type="float" office:value="29.2614708003388" calcext:value-type="float">
            <text:p>29,2614708003388</text:p>
          </table:table-cell>
          <table:table-cell table:formula="of:=[.C53]*330/16384-[.$E53]*[.$E$2]+[.$F$2]-273" office:value-type="float" office:value="20.6408653315888" calcext:value-type="float">
            <text:p>20,6408653315888</text:p>
          </table:table-cell>
        </table:table-row>
        <table:table-row table:style-name="ro1">
          <table:table-cell office:value-type="float" office:value="15053" calcext:value-type="float">
            <text:p>15053</text:p>
          </table:table-cell>
          <table:table-cell office:value-type="float" office:value="15657" calcext:value-type="float">
            <text:p>15657</text:p>
          </table:table-cell>
          <table:table-cell office:value-type="float" office:value="15214" calcext:value-type="float">
            <text:p>15214</text:p>
          </table:table-cell>
          <table:table-cell office:value-type="float" office:value="6576" calcext:value-type="float">
            <text:p>6576</text:p>
          </table:table-cell>
          <table:table-cell table:formula="of:=1 / ( (LN([.D54])-LN([.$B$2])) / [.$C$2] + 1 / [.$A$2])" office:value-type="float" office:value="299.698934393587" calcext:value-type="float">
            <text:p>299,698934393587</text:p>
          </table:table-cell>
          <table:table-cell table:formula="of:=[.E54]-273" office:value-type="float" office:value="26.6989343935875" calcext:value-type="float">
            <text:p>26,6989343935875</text:p>
          </table:table-cell>
          <table:table-cell table:formula="of:=[.A54]*330/16384-[.$E54]*[.$E$2]+[.$F$2]-273" office:value-type="float" office:value="17.1160850581513" calcext:value-type="float">
            <text:p>17,1160850581513</text:p>
          </table:table-cell>
          <table:table-cell table:formula="of:=[.B54]*330/16384-[.$E54]*[.$E$2]+[.$F$2]-273" office:value-type="float" office:value="29.2816124019013" calcext:value-type="float">
            <text:p>29,2816124019013</text:p>
          </table:table-cell>
          <table:table-cell table:formula="of:=[.C54]*330/16384-[.$E54]*[.$E$2]+[.$F$2]-273" office:value-type="float" office:value="20.3588829097138" calcext:value-type="float">
            <text:p>20,3588829097138</text:p>
          </table:table-cell>
        </table:table-row>
        <table:table-row table:style-name="ro1">
          <table:table-cell office:value-type="float" office:value="15063" calcext:value-type="float">
            <text:p>15063</text:p>
          </table:table-cell>
          <table:table-cell office:value-type="float" office:value="15651" calcext:value-type="float">
            <text:p>15651</text:p>
          </table:table-cell>
          <table:table-cell office:value-type="float" office:value="15219" calcext:value-type="float">
            <text:p>15219</text:p>
          </table:table-cell>
          <table:table-cell office:value-type="float" office:value="6576" calcext:value-type="float">
            <text:p>6576</text:p>
          </table:table-cell>
          <table:table-cell table:formula="of:=1 / ( (LN([.D55])-LN([.$B$2])) / [.$C$2] + 1 / [.$A$2])" office:value-type="float" office:value="299.698934393587" calcext:value-type="float">
            <text:p>299,698934393587</text:p>
          </table:table-cell>
          <table:table-cell table:formula="of:=[.E55]-273" office:value-type="float" office:value="26.6989343935875" calcext:value-type="float">
            <text:p>26,6989343935875</text:p>
          </table:table-cell>
          <table:table-cell table:formula="of:=[.A55]*330/16384-[.$E55]*[.$E$2]+[.$F$2]-273" office:value-type="float" office:value="17.3175010737763" calcext:value-type="float">
            <text:p>17,3175010737763</text:p>
          </table:table-cell>
          <table:table-cell table:formula="of:=[.B55]*330/16384-[.$E55]*[.$E$2]+[.$F$2]-273" office:value-type="float" office:value="29.1607627925263" calcext:value-type="float">
            <text:p>29,1607627925263</text:p>
          </table:table-cell>
          <table:table-cell table:formula="of:=[.C55]*330/16384-[.$E55]*[.$E$2]+[.$F$2]-273" office:value-type="float" office:value="20.4595909175263" calcext:value-type="float">
            <text:p>20,4595909175263</text:p>
          </table:table-cell>
        </table:table-row>
        <table:table-row table:style-name="ro1">
          <table:table-cell office:value-type="float" office:value="15047" calcext:value-type="float">
            <text:p>15047</text:p>
          </table:table-cell>
          <table:table-cell office:value-type="float" office:value="15652" calcext:value-type="float">
            <text:p>15652</text:p>
          </table:table-cell>
          <table:table-cell office:value-type="float" office:value="15217" calcext:value-type="float">
            <text:p>15217</text:p>
          </table:table-cell>
          <table:table-cell office:value-type="float" office:value="6577" calcext:value-type="float">
            <text:p>6577</text:p>
          </table:table-cell>
          <table:table-cell table:formula="of:=1 / ( (LN([.D56])-LN([.$B$2])) / [.$C$2] + 1 / [.$A$2])" office:value-type="float" office:value="299.630661763606" calcext:value-type="float">
            <text:p>299,630661763606</text:p>
          </table:table-cell>
          <table:table-cell table:formula="of:=[.E56]-273" office:value-type="float" office:value="26.6306617636062" calcext:value-type="float">
            <text:p>26,6306617636062</text:p>
          </table:table-cell>
          <table:table-cell table:formula="of:=[.A56]*330/16384-[.$E56]*[.$E$2]+[.$F$2]-273" office:value-type="float" office:value="16.8909416330359" calcext:value-type="float">
            <text:p>16,8909416330359</text:p>
          </table:table-cell>
          <table:table-cell table:formula="of:=[.B56]*330/16384-[.$E56]*[.$E$2]+[.$F$2]-273" office:value-type="float" office:value="29.0766105783484" calcext:value-type="float">
            <text:p>29,0766105783484</text:p>
          </table:table-cell>
          <table:table-cell table:formula="of:=[.C56]*330/16384-[.$E56]*[.$E$2]+[.$F$2]-273" office:value-type="float" office:value="20.3150138986609" calcext:value-type="float">
            <text:p>20,3150138986609</text:p>
          </table:table-cell>
        </table:table-row>
        <table:table-row table:style-name="ro1">
          <table:table-cell office:value-type="float" office:value="15056" calcext:value-type="float">
            <text:p>15056</text:p>
          </table:table-cell>
          <table:table-cell office:value-type="float" office:value="15647" calcext:value-type="float">
            <text:p>15647</text:p>
          </table:table-cell>
          <table:table-cell office:value-type="float" office:value="15214" calcext:value-type="float">
            <text:p>15214</text:p>
          </table:table-cell>
          <table:table-cell office:value-type="float" office:value="6577" calcext:value-type="float">
            <text:p>6577</text:p>
          </table:table-cell>
          <table:table-cell table:formula="of:=1 / ( (LN([.D57])-LN([.$B$2])) / [.$C$2] + 1 / [.$A$2])" office:value-type="float" office:value="299.630661763606" calcext:value-type="float">
            <text:p>299,630661763606</text:p>
          </table:table-cell>
          <table:table-cell table:formula="of:=[.E57]-273" office:value-type="float" office:value="26.6306617636062" calcext:value-type="float">
            <text:p>26,6306617636062</text:p>
          </table:table-cell>
          <table:table-cell table:formula="of:=[.A57]*330/16384-[.$E57]*[.$E$2]+[.$F$2]-273" office:value-type="float" office:value="17.0722160470984" calcext:value-type="float">
            <text:p>17,0722160470984</text:p>
          </table:table-cell>
          <table:table-cell table:formula="of:=[.B57]*330/16384-[.$E57]*[.$E$2]+[.$F$2]-273" office:value-type="float" office:value="28.9759025705359" calcext:value-type="float">
            <text:p>28,9759025705359</text:p>
          </table:table-cell>
          <table:table-cell table:formula="of:=[.C57]*330/16384-[.$E57]*[.$E$2]+[.$F$2]-273" office:value-type="float" office:value="20.2545890939734" calcext:value-type="float">
            <text:p>20,2545890939734</text:p>
          </table:table-cell>
        </table:table-row>
        <table:table-row table:style-name="ro1">
          <table:table-cell office:value-type="float" office:value="15054" calcext:value-type="float">
            <text:p>15054</text:p>
          </table:table-cell>
          <table:table-cell office:value-type="float" office:value="15652" calcext:value-type="float">
            <text:p>15652</text:p>
          </table:table-cell>
          <table:table-cell office:value-type="float" office:value="15214" calcext:value-type="float">
            <text:p>15214</text:p>
          </table:table-cell>
          <table:table-cell office:value-type="float" office:value="6577" calcext:value-type="float">
            <text:p>6577</text:p>
          </table:table-cell>
          <table:table-cell table:formula="of:=1 / ( (LN([.D58])-LN([.$B$2])) / [.$C$2] + 1 / [.$A$2])" office:value-type="float" office:value="299.630661763606" calcext:value-type="float">
            <text:p>299,630661763606</text:p>
          </table:table-cell>
          <table:table-cell table:formula="of:=[.E58]-273" office:value-type="float" office:value="26.6306617636062" calcext:value-type="float">
            <text:p>26,6306617636062</text:p>
          </table:table-cell>
          <table:table-cell table:formula="of:=[.A58]*330/16384-[.$E58]*[.$E$2]+[.$F$2]-273" office:value-type="float" office:value="17.0319328439734" calcext:value-type="float">
            <text:p>17,0319328439734</text:p>
          </table:table-cell>
          <table:table-cell table:formula="of:=[.B58]*330/16384-[.$E58]*[.$E$2]+[.$F$2]-273" office:value-type="float" office:value="29.0766105783484" calcext:value-type="float">
            <text:p>29,0766105783484</text:p>
          </table:table-cell>
          <table:table-cell table:formula="of:=[.C58]*330/16384-[.$E58]*[.$E$2]+[.$F$2]-273" office:value-type="float" office:value="20.2545890939734" calcext:value-type="float">
            <text:p>20,2545890939734</text:p>
          </table:table-cell>
        </table:table-row>
        <table:table-row table:style-name="ro1">
          <table:table-cell office:value-type="float" office:value="15060" calcext:value-type="float">
            <text:p>15060</text:p>
          </table:table-cell>
          <table:table-cell office:value-type="float" office:value="15644" calcext:value-type="float">
            <text:p>15644</text:p>
          </table:table-cell>
          <table:table-cell office:value-type="float" office:value="15213" calcext:value-type="float">
            <text:p>15213</text:p>
          </table:table-cell>
          <table:table-cell office:value-type="float" office:value="6577" calcext:value-type="float">
            <text:p>6577</text:p>
          </table:table-cell>
          <table:table-cell table:formula="of:=1 / ( (LN([.D59])-LN([.$B$2])) / [.$C$2] + 1 / [.$A$2])" office:value-type="float" office:value="299.630661763606" calcext:value-type="float">
            <text:p>299,630661763606</text:p>
          </table:table-cell>
          <table:table-cell table:formula="of:=[.E59]-273" office:value-type="float" office:value="26.6306617636062" calcext:value-type="float">
            <text:p>26,6306617636062</text:p>
          </table:table-cell>
          <table:table-cell table:formula="of:=[.A59]*330/16384-[.$E59]*[.$E$2]+[.$F$2]-273" office:value-type="float" office:value="17.1527824533484" calcext:value-type="float">
            <text:p>17,1527824533484</text:p>
          </table:table-cell>
          <table:table-cell table:formula="of:=[.B59]*330/16384-[.$E59]*[.$E$2]+[.$F$2]-273" office:value-type="float" office:value="28.9154777658484" calcext:value-type="float">
            <text:p>28,9154777658484</text:p>
          </table:table-cell>
          <table:table-cell table:formula="of:=[.C59]*330/16384-[.$E59]*[.$E$2]+[.$F$2]-273" office:value-type="float" office:value="20.2344474924109" calcext:value-type="float">
            <text:p>20,2344474924109</text:p>
          </table:table-cell>
        </table:table-row>
        <table:table-row table:style-name="ro1">
          <table:table-cell office:value-type="float" office:value="15068" calcext:value-type="float">
            <text:p>15068</text:p>
          </table:table-cell>
          <table:table-cell office:value-type="float" office:value="15646" calcext:value-type="float">
            <text:p>15646</text:p>
          </table:table-cell>
          <table:table-cell office:value-type="float" office:value="15210" calcext:value-type="float">
            <text:p>15210</text:p>
          </table:table-cell>
          <table:table-cell office:value-type="float" office:value="6576" calcext:value-type="float">
            <text:p>6576</text:p>
          </table:table-cell>
          <table:table-cell table:formula="of:=1 / ( (LN([.D60])-LN([.$B$2])) / [.$C$2] + 1 / [.$A$2])" office:value-type="float" office:value="299.698934393587" calcext:value-type="float">
            <text:p>299,698934393587</text:p>
          </table:table-cell>
          <table:table-cell table:formula="of:=[.E60]-273" office:value-type="float" office:value="26.6989343935875" calcext:value-type="float">
            <text:p>26,6989343935875</text:p>
          </table:table-cell>
          <table:table-cell table:formula="of:=[.A60]*330/16384-[.$E60]*[.$E$2]+[.$F$2]-273" office:value-type="float" office:value="17.4182090815888" calcext:value-type="float">
            <text:p>17,4182090815888</text:p>
          </table:table-cell>
          <table:table-cell table:formula="of:=[.B60]*330/16384-[.$E60]*[.$E$2]+[.$F$2]-273" office:value-type="float" office:value="29.0600547847138" calcext:value-type="float">
            <text:p>29,0600547847138</text:p>
          </table:table-cell>
          <table:table-cell table:formula="of:=[.C60]*330/16384-[.$E60]*[.$E$2]+[.$F$2]-273" office:value-type="float" office:value="20.2783165034638" calcext:value-type="float">
            <text:p>20,2783165034638</text:p>
          </table:table-cell>
        </table:table-row>
        <table:table-row table:style-name="ro1">
          <table:table-cell office:value-type="float" office:value="15060" calcext:value-type="float">
            <text:p>15060</text:p>
          </table:table-cell>
          <table:table-cell office:value-type="float" office:value="15643" calcext:value-type="float">
            <text:p>15643</text:p>
          </table:table-cell>
          <table:table-cell office:value-type="float" office:value="15200" calcext:value-type="float">
            <text:p>15200</text:p>
          </table:table-cell>
          <table:table-cell office:value-type="float" office:value="6576" calcext:value-type="float">
            <text:p>6576</text:p>
          </table:table-cell>
          <table:table-cell table:formula="of:=1 / ( (LN([.D61])-LN([.$B$2])) / [.$C$2] + 1 / [.$A$2])" office:value-type="float" office:value="299.698934393587" calcext:value-type="float">
            <text:p>299,698934393587</text:p>
          </table:table-cell>
          <table:table-cell table:formula="of:=[.E61]-273" office:value-type="float" office:value="26.6989343935875" calcext:value-type="float">
            <text:p>26,6989343935875</text:p>
          </table:table-cell>
          <table:table-cell table:formula="of:=[.A61]*330/16384-[.$E61]*[.$E$2]+[.$F$2]-273" office:value-type="float" office:value="17.2570762690888" calcext:value-type="float">
            <text:p>17,2570762690888</text:p>
          </table:table-cell>
          <table:table-cell table:formula="of:=[.B61]*330/16384-[.$E61]*[.$E$2]+[.$F$2]-273" office:value-type="float" office:value="28.9996299800263" calcext:value-type="float">
            <text:p>28,9996299800263</text:p>
          </table:table-cell>
          <table:table-cell table:formula="of:=[.C61]*330/16384-[.$E61]*[.$E$2]+[.$F$2]-273" office:value-type="float" office:value="20.0769004878388" calcext:value-type="float">
            <text:p>20,0769004878388</text:p>
          </table:table-cell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float" office:value="15683" calcext:value-type="float">
            <text:p>15683</text:p>
          </table:table-cell>
          <table:table-cell office:value-type="float" office:value="15241" calcext:value-type="float">
            <text:p>15241</text:p>
          </table:table-cell>
          <table:table-cell office:value-type="float" office:value="6573" calcext:value-type="float">
            <text:p>6573</text:p>
          </table:table-cell>
          <table:table-cell table:formula="of:=1 / ( (LN([.D62])-LN([.$B$2])) / [.$C$2] + 1 / [.$A$2])" office:value-type="float" office:value="299.90400149655" calcext:value-type="float">
            <text:p>299,90400149655</text:p>
          </table:table-cell>
          <table:table-cell table:formula="of:=[.E62]-273" office:value-type="float" office:value="26.9040014965502" calcext:value-type="float">
            <text:p>26,9040014965502</text:p>
          </table:table-cell>
          <table:table-cell table:formula="of:=[.A62]*330/16384-[.$E62]*[.$E$2]+[.$F$2]-273" office:value-type="float" office:value="17.2077895879865" calcext:value-type="float">
            <text:p>17,2077895879865</text:p>
          </table:table-cell>
          <table:table-cell table:formula="of:=[.B62]*330/16384-[.$E62]*[.$E$2]+[.$F$2]-273" office:value-type="float" office:value="30.118556189549" calcext:value-type="float">
            <text:p>30,118556189549</text:p>
          </table:table-cell>
          <table:table-cell table:formula="of:=[.C62]*330/16384-[.$E62]*[.$E$2]+[.$F$2]-273" office:value-type="float" office:value="21.215968298924" calcext:value-type="float">
            <text:p>21,215968298924</text:p>
          </table:table-cell>
        </table:table-row>
        <table:table-row table:style-name="ro1">
          <table:table-cell office:value-type="float" office:value="15039" calcext:value-type="float">
            <text:p>15039</text:p>
          </table:table-cell>
          <table:table-cell office:value-type="float" office:value="15683" calcext:value-type="float">
            <text:p>15683</text:p>
          </table:table-cell>
          <table:table-cell office:value-type="float" office:value="15238" calcext:value-type="float">
            <text:p>15238</text:p>
          </table:table-cell>
          <table:table-cell office:value-type="float" office:value="6575" calcext:value-type="float">
            <text:p>6575</text:p>
          </table:table-cell>
          <table:table-cell table:formula="of:=1 / ( (LN([.D63])-LN([.$B$2])) / [.$C$2] + 1 / [.$A$2])" office:value-type="float" office:value="299.767248533292" calcext:value-type="float">
            <text:p>299,767248533292</text:p>
          </table:table-cell>
          <table:table-cell table:formula="of:=[.E63]-273" office:value-type="float" office:value="26.767248533292" calcext:value-type="float">
            <text:p>26,767248533292</text:p>
          </table:table-cell>
          <table:table-cell table:formula="of:=[.A63]*330/16384-[.$E63]*[.$E$2]+[.$F$2]-273" office:value-type="float" office:value="16.9384598626021" calcext:value-type="float">
            <text:p>16,9384598626021</text:p>
          </table:table-cell>
          <table:table-cell table:formula="of:=[.B63]*330/16384-[.$E63]*[.$E$2]+[.$F$2]-273" office:value-type="float" office:value="29.9096512688521" calcext:value-type="float">
            <text:p>29,9096512688521</text:p>
          </table:table-cell>
          <table:table-cell table:formula="of:=[.C63]*330/16384-[.$E63]*[.$E$2]+[.$F$2]-273" office:value-type="float" office:value="20.9466385735396" calcext:value-type="float">
            <text:p>20,9466385735396</text:p>
          </table:table-cell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float" office:value="15673" calcext:value-type="float">
            <text:p>15673</text:p>
          </table:table-cell>
          <table:table-cell office:value-type="float" office:value="15238" calcext:value-type="float">
            <text:p>15238</text:p>
          </table:table-cell>
          <table:table-cell office:value-type="float" office:value="6575" calcext:value-type="float">
            <text:p>6575</text:p>
          </table:table-cell>
          <table:table-cell table:formula="of:=1 / ( (LN([.D64])-LN([.$B$2])) / [.$C$2] + 1 / [.$A$2])" office:value-type="float" office:value="299.767248533292" calcext:value-type="float">
            <text:p>299,767248533292</text:p>
          </table:table-cell>
          <table:table-cell table:formula="of:=[.E64]-273" office:value-type="float" office:value="26.767248533292" calcext:value-type="float">
            <text:p>26,767248533292</text:p>
          </table:table-cell>
          <table:table-cell table:formula="of:=[.A64]*330/16384-[.$E64]*[.$E$2]+[.$F$2]-273" office:value-type="float" office:value="16.8377518547896" calcext:value-type="float">
            <text:p>16,8377518547896</text:p>
          </table:table-cell>
          <table:table-cell table:formula="of:=[.B64]*330/16384-[.$E64]*[.$E$2]+[.$F$2]-273" office:value-type="float" office:value="29.7082352532271" calcext:value-type="float">
            <text:p>29,7082352532271</text:p>
          </table:table-cell>
          <table:table-cell table:formula="of:=[.C64]*330/16384-[.$E64]*[.$E$2]+[.$F$2]-273" office:value-type="float" office:value="20.9466385735396" calcext:value-type="float">
            <text:p>20,9466385735396</text:p>
          </table:table-cell>
        </table:table-row>
        <table:table-row table:style-name="ro1">
          <table:table-cell office:value-type="float" office:value="15037" calcext:value-type="float">
            <text:p>15037</text:p>
          </table:table-cell>
          <table:table-cell office:value-type="float" office:value="15675" calcext:value-type="float">
            <text:p>15675</text:p>
          </table:table-cell>
          <table:table-cell office:value-type="float" office:value="15232" calcext:value-type="float">
            <text:p>15232</text:p>
          </table:table-cell>
          <table:table-cell office:value-type="float" office:value="6576" calcext:value-type="float">
            <text:p>6576</text:p>
          </table:table-cell>
          <table:table-cell table:formula="of:=1 / ( (LN([.D65])-LN([.$B$2])) / [.$C$2] + 1 / [.$A$2])" office:value-type="float" office:value="299.698934393587" calcext:value-type="float">
            <text:p>299,698934393587</text:p>
          </table:table-cell>
          <table:table-cell table:formula="of:=[.E65]-273" office:value-type="float" office:value="26.6989343935875" calcext:value-type="float">
            <text:p>26,6989343935875</text:p>
          </table:table-cell>
          <table:table-cell table:formula="of:=[.A65]*330/16384-[.$E65]*[.$E$2]+[.$F$2]-273" office:value-type="float" office:value="16.7938194331513" calcext:value-type="float">
            <text:p>16,7938194331513</text:p>
          </table:table-cell>
          <table:table-cell table:formula="of:=[.B65]*330/16384-[.$E65]*[.$E$2]+[.$F$2]-273" office:value-type="float" office:value="29.6441612300263" calcext:value-type="float">
            <text:p>29,6441612300263</text:p>
          </table:table-cell>
          <table:table-cell table:formula="of:=[.C65]*330/16384-[.$E65]*[.$E$2]+[.$F$2]-273" office:value-type="float" office:value="20.7214317378388" calcext:value-type="float">
            <text:p>20,7214317378388</text:p>
          </table:table-cell>
        </table:table-row>
        <table:table-row table:style-name="ro1">
          <table:table-cell office:value-type="float" office:value="15041" calcext:value-type="float">
            <text:p>15041</text:p>
          </table:table-cell>
          <table:table-cell office:value-type="float" office:value="15675" calcext:value-type="float">
            <text:p>15675</text:p>
          </table:table-cell>
          <table:table-cell office:value-type="float" office:value="15233" calcext:value-type="float">
            <text:p>15233</text:p>
          </table:table-cell>
          <table:table-cell office:value-type="float" office:value="6576" calcext:value-type="float">
            <text:p>6576</text:p>
          </table:table-cell>
          <table:table-cell table:formula="of:=1 / ( (LN([.D66])-LN([.$B$2])) / [.$C$2] + 1 / [.$A$2])" office:value-type="float" office:value="299.698934393587" calcext:value-type="float">
            <text:p>299,698934393587</text:p>
          </table:table-cell>
          <table:table-cell table:formula="of:=[.E66]-273" office:value-type="float" office:value="26.6989343935875" calcext:value-type="float">
            <text:p>26,6989343935875</text:p>
          </table:table-cell>
          <table:table-cell table:formula="of:=[.A66]*330/16384-[.$E66]*[.$E$2]+[.$F$2]-273" office:value-type="float" office:value="16.8743858394013" calcext:value-type="float">
            <text:p>16,8743858394013</text:p>
          </table:table-cell>
          <table:table-cell table:formula="of:=[.B66]*330/16384-[.$E66]*[.$E$2]+[.$F$2]-273" office:value-type="float" office:value="29.6441612300263" calcext:value-type="float">
            <text:p>29,6441612300263</text:p>
          </table:table-cell>
          <table:table-cell table:formula="of:=[.C66]*330/16384-[.$E66]*[.$E$2]+[.$F$2]-273" office:value-type="float" office:value="20.7415733394013" calcext:value-type="float">
            <text:p>20,7415733394013</text:p>
          </table:table-cell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float" office:value="15667" calcext:value-type="float">
            <text:p>15667</text:p>
          </table:table-cell>
          <table:table-cell office:value-type="float" office:value="15232" calcext:value-type="float">
            <text:p>15232</text:p>
          </table:table-cell>
          <table:table-cell office:value-type="float" office:value="6576" calcext:value-type="float">
            <text:p>6576</text:p>
          </table:table-cell>
          <table:table-cell table:formula="of:=1 / ( (LN([.D67])-LN([.$B$2])) / [.$C$2] + 1 / [.$A$2])" office:value-type="float" office:value="299.698934393587" calcext:value-type="float">
            <text:p>299,698934393587</text:p>
          </table:table-cell>
          <table:table-cell table:formula="of:=[.E67]-273" office:value-type="float" office:value="26.6989343935875" calcext:value-type="float">
            <text:p>26,6989343935875</text:p>
          </table:table-cell>
          <table:table-cell table:formula="of:=[.A67]*330/16384-[.$E67]*[.$E$2]+[.$F$2]-273" office:value-type="float" office:value="16.7132530269013" calcext:value-type="float">
            <text:p>16,7132530269013</text:p>
          </table:table-cell>
          <table:table-cell table:formula="of:=[.B67]*330/16384-[.$E67]*[.$E$2]+[.$F$2]-273" office:value-type="float" office:value="29.4830284175263" calcext:value-type="float">
            <text:p>29,4830284175263</text:p>
          </table:table-cell>
          <table:table-cell table:formula="of:=[.C67]*330/16384-[.$E67]*[.$E$2]+[.$F$2]-273" office:value-type="float" office:value="20.7214317378388" calcext:value-type="float">
            <text:p>20,7214317378388</text:p>
          </table:table-cell>
        </table:table-row>
        <table:table-row table:style-name="ro1">
          <table:table-cell office:value-type="float" office:value="15037" calcext:value-type="float">
            <text:p>15037</text:p>
          </table:table-cell>
          <table:table-cell office:value-type="float" office:value="15667" calcext:value-type="float">
            <text:p>15667</text:p>
          </table:table-cell>
          <table:table-cell office:value-type="float" office:value="15226" calcext:value-type="float">
            <text:p>15226</text:p>
          </table:table-cell>
          <table:table-cell office:value-type="float" office:value="6576" calcext:value-type="float">
            <text:p>6576</text:p>
          </table:table-cell>
          <table:table-cell table:formula="of:=1 / ( (LN([.D68])-LN([.$B$2])) / [.$C$2] + 1 / [.$A$2])" office:value-type="float" office:value="299.698934393587" calcext:value-type="float">
            <text:p>299,698934393587</text:p>
          </table:table-cell>
          <table:table-cell table:formula="of:=[.E68]-273" office:value-type="float" office:value="26.6989343935875" calcext:value-type="float">
            <text:p>26,6989343935875</text:p>
          </table:table-cell>
          <table:table-cell table:formula="of:=[.A68]*330/16384-[.$E68]*[.$E$2]+[.$F$2]-273" office:value-type="float" office:value="16.7938194331513" calcext:value-type="float">
            <text:p>16,7938194331513</text:p>
          </table:table-cell>
          <table:table-cell table:formula="of:=[.B68]*330/16384-[.$E68]*[.$E$2]+[.$F$2]-273" office:value-type="float" office:value="29.4830284175263" calcext:value-type="float">
            <text:p>29,4830284175263</text:p>
          </table:table-cell>
          <table:table-cell table:formula="of:=[.C68]*330/16384-[.$E68]*[.$E$2]+[.$F$2]-273" office:value-type="float" office:value="20.6005821284638" calcext:value-type="float">
            <text:p>20,6005821284638</text:p>
          </table:table-cell>
        </table:table-row>
        <table:table-row table:style-name="ro1">
          <table:table-cell office:value-type="float" office:value="15051" calcext:value-type="float">
            <text:p>15051</text:p>
          </table:table-cell>
          <table:table-cell office:value-type="float" office:value="15667" calcext:value-type="float">
            <text:p>15667</text:p>
          </table:table-cell>
          <table:table-cell office:value-type="float" office:value="15234" calcext:value-type="float">
            <text:p>15234</text:p>
          </table:table-cell>
          <table:table-cell office:value-type="float" office:value="6576" calcext:value-type="float">
            <text:p>6576</text:p>
          </table:table-cell>
          <table:table-cell table:formula="of:=1 / ( (LN([.D69])-LN([.$B$2])) / [.$C$2] + 1 / [.$A$2])" office:value-type="float" office:value="299.698934393587" calcext:value-type="float">
            <text:p>299,698934393587</text:p>
          </table:table-cell>
          <table:table-cell table:formula="of:=[.E69]-273" office:value-type="float" office:value="26.6989343935875" calcext:value-type="float">
            <text:p>26,6989343935875</text:p>
          </table:table-cell>
          <table:table-cell table:formula="of:=[.A69]*330/16384-[.$E69]*[.$E$2]+[.$F$2]-273" office:value-type="float" office:value="17.0758018550263" calcext:value-type="float">
            <text:p>17,0758018550263</text:p>
          </table:table-cell>
          <table:table-cell table:formula="of:=[.B69]*330/16384-[.$E69]*[.$E$2]+[.$F$2]-273" office:value-type="float" office:value="29.4830284175263" calcext:value-type="float">
            <text:p>29,4830284175263</text:p>
          </table:table-cell>
          <table:table-cell table:formula="of:=[.C69]*330/16384-[.$E69]*[.$E$2]+[.$F$2]-273" office:value-type="float" office:value="20.7617149409638" calcext:value-type="float">
            <text:p>20,7617149409638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15661" calcext:value-type="float">
            <text:p>15661</text:p>
          </table:table-cell>
          <table:table-cell office:value-type="float" office:value="15230" calcext:value-type="float">
            <text:p>15230</text:p>
          </table:table-cell>
          <table:table-cell office:value-type="float" office:value="6576" calcext:value-type="float">
            <text:p>6576</text:p>
          </table:table-cell>
          <table:table-cell table:formula="of:=1 / ( (LN([.D70])-LN([.$B$2])) / [.$C$2] + 1 / [.$A$2])" office:value-type="float" office:value="299.698934393587" calcext:value-type="float">
            <text:p>299,698934393587</text:p>
          </table:table-cell>
          <table:table-cell table:formula="of:=[.E70]-273" office:value-type="float" office:value="26.6989343935875" calcext:value-type="float">
            <text:p>26,6989343935875</text:p>
          </table:table-cell>
          <table:table-cell table:formula="of:=[.A70]*330/16384-[.$E70]*[.$E$2]+[.$F$2]-273" office:value-type="float" office:value="16.8542442378388" calcext:value-type="float">
            <text:p>16,8542442378388</text:p>
          </table:table-cell>
          <table:table-cell table:formula="of:=[.B70]*330/16384-[.$E70]*[.$E$2]+[.$F$2]-273" office:value-type="float" office:value="29.3621788081513" calcext:value-type="float">
            <text:p>29,3621788081513</text:p>
          </table:table-cell>
          <table:table-cell table:formula="of:=[.C70]*330/16384-[.$E70]*[.$E$2]+[.$F$2]-273" office:value-type="float" office:value="20.6811485347138" calcext:value-type="float">
            <text:p>20,6811485347138</text:p>
          </table:table-cell>
        </table:table-row>
        <table:table-row table:style-name="ro1">
          <table:table-cell office:value-type="float" office:value="15037" calcext:value-type="float">
            <text:p>15037</text:p>
          </table:table-cell>
          <table:table-cell office:value-type="float" office:value="15662" calcext:value-type="float">
            <text:p>15662</text:p>
          </table:table-cell>
          <table:table-cell office:value-type="float" office:value="15226" calcext:value-type="float">
            <text:p>15226</text:p>
          </table:table-cell>
          <table:table-cell office:value-type="float" office:value="6575" calcext:value-type="float">
            <text:p>6575</text:p>
          </table:table-cell>
          <table:table-cell table:formula="of:=1 / ( (LN([.D71])-LN([.$B$2])) / [.$C$2] + 1 / [.$A$2])" office:value-type="float" office:value="299.767248533292" calcext:value-type="float">
            <text:p>299,767248533292</text:p>
          </table:table-cell>
          <table:table-cell table:formula="of:=[.E71]-273" office:value-type="float" office:value="26.767248533292" calcext:value-type="float">
            <text:p>26,767248533292</text:p>
          </table:table-cell>
          <table:table-cell table:formula="of:=[.A71]*330/16384-[.$E71]*[.$E$2]+[.$F$2]-273" office:value-type="float" office:value="16.8981766594771" calcext:value-type="float">
            <text:p>16,8981766594771</text:p>
          </table:table-cell>
          <table:table-cell table:formula="of:=[.B71]*330/16384-[.$E71]*[.$E$2]+[.$F$2]-273" office:value-type="float" office:value="29.4866776360396" calcext:value-type="float">
            <text:p>29,4866776360396</text:p>
          </table:table-cell>
          <table:table-cell table:formula="of:=[.C71]*330/16384-[.$E71]*[.$E$2]+[.$F$2]-273" office:value-type="float" office:value="20.7049393547896" calcext:value-type="float">
            <text:p>20,7049393547896</text:p>
          </table:table-cell>
        </table:table-row>
        <table:table-row table:style-name="ro1">
          <table:table-cell office:value-type="float" office:value="15045" calcext:value-type="float">
            <text:p>15045</text:p>
          </table:table-cell>
          <table:table-cell office:value-type="float" office:value="15663" calcext:value-type="float">
            <text:p>15663</text:p>
          </table:table-cell>
          <table:table-cell office:value-type="float" office:value="15219" calcext:value-type="float">
            <text:p>15219</text:p>
          </table:table-cell>
          <table:table-cell office:value-type="float" office:value="6575" calcext:value-type="float">
            <text:p>6575</text:p>
          </table:table-cell>
          <table:table-cell table:formula="of:=1 / ( (LN([.D72])-LN([.$B$2])) / [.$C$2] + 1 / [.$A$2])" office:value-type="float" office:value="299.767248533292" calcext:value-type="float">
            <text:p>299,767248533292</text:p>
          </table:table-cell>
          <table:table-cell table:formula="of:=[.E72]-273" office:value-type="float" office:value="26.767248533292" calcext:value-type="float">
            <text:p>26,767248533292</text:p>
          </table:table-cell>
          <table:table-cell table:formula="of:=[.A72]*330/16384-[.$E72]*[.$E$2]+[.$F$2]-273" office:value-type="float" office:value="17.0593094719771" calcext:value-type="float">
            <text:p>17,0593094719771</text:p>
          </table:table-cell>
          <table:table-cell table:formula="of:=[.B72]*330/16384-[.$E72]*[.$E$2]+[.$F$2]-273" office:value-type="float" office:value="29.5068192376021" calcext:value-type="float">
            <text:p>29,5068192376021</text:p>
          </table:table-cell>
          <table:table-cell table:formula="of:=[.C72]*330/16384-[.$E72]*[.$E$2]+[.$F$2]-273" office:value-type="float" office:value="20.5639481438521" calcext:value-type="float">
            <text:p>20,5639481438521</text:p>
          </table:table-cell>
        </table:table-row>
        <table:table-row table:style-name="ro1">
          <table:table-cell office:value-type="float" office:value="15032" calcext:value-type="float">
            <text:p>15032</text:p>
          </table:table-cell>
          <table:table-cell office:value-type="float" office:value="15667" calcext:value-type="float">
            <text:p>15667</text:p>
          </table:table-cell>
          <table:table-cell office:value-type="float" office:value="15211" calcext:value-type="float">
            <text:p>15211</text:p>
          </table:table-cell>
          <table:table-cell office:value-type="float" office:value="6575" calcext:value-type="float">
            <text:p>6575</text:p>
          </table:table-cell>
          <table:table-cell table:formula="of:=1 / ( (LN([.D73])-LN([.$B$2])) / [.$C$2] + 1 / [.$A$2])" office:value-type="float" office:value="299.767248533292" calcext:value-type="float">
            <text:p>299,767248533292</text:p>
          </table:table-cell>
          <table:table-cell table:formula="of:=[.E73]-273" office:value-type="float" office:value="26.767248533292" calcext:value-type="float">
            <text:p>26,767248533292</text:p>
          </table:table-cell>
          <table:table-cell table:formula="of:=[.A73]*330/16384-[.$E73]*[.$E$2]+[.$F$2]-273" office:value-type="float" office:value="16.7974686516646" calcext:value-type="float">
            <text:p>16,7974686516646</text:p>
          </table:table-cell>
          <table:table-cell table:formula="of:=[.B73]*330/16384-[.$E73]*[.$E$2]+[.$F$2]-273" office:value-type="float" office:value="29.5873856438521" calcext:value-type="float">
            <text:p>29,5873856438521</text:p>
          </table:table-cell>
          <table:table-cell table:formula="of:=[.C73]*330/16384-[.$E73]*[.$E$2]+[.$F$2]-273" office:value-type="float" office:value="20.4028153313521" calcext:value-type="float">
            <text:p>20,4028153313521</text:p>
          </table:table-cell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float" office:value="15662" calcext:value-type="float">
            <text:p>15662</text:p>
          </table:table-cell>
          <table:table-cell office:value-type="float" office:value="15216" calcext:value-type="float">
            <text:p>15216</text:p>
          </table:table-cell>
          <table:table-cell office:value-type="float" office:value="6577" calcext:value-type="float">
            <text:p>6577</text:p>
          </table:table-cell>
          <table:table-cell table:formula="of:=1 / ( (LN([.D74])-LN([.$B$2])) / [.$C$2] + 1 / [.$A$2])" office:value-type="float" office:value="299.630661763606" calcext:value-type="float">
            <text:p>299,630661763606</text:p>
          </table:table-cell>
          <table:table-cell table:formula="of:=[.E74]-273" office:value-type="float" office:value="26.6306617636062" calcext:value-type="float">
            <text:p>26,6306617636062</text:p>
          </table:table-cell>
          <table:table-cell table:formula="of:=[.A74]*330/16384-[.$E74]*[.$E$2]+[.$F$2]-273" office:value-type="float" office:value="16.7902336252234" calcext:value-type="float">
            <text:p>16,7902336252234</text:p>
          </table:table-cell>
          <table:table-cell table:formula="of:=[.B74]*330/16384-[.$E74]*[.$E$2]+[.$F$2]-273" office:value-type="float" office:value="29.2780265939734" calcext:value-type="float">
            <text:p>29,2780265939734</text:p>
          </table:table-cell>
          <table:table-cell table:formula="of:=[.C74]*330/16384-[.$E74]*[.$E$2]+[.$F$2]-273" office:value-type="float" office:value="20.2948722970984" calcext:value-type="float">
            <text:p>20,2948722970984</text:p>
          </table:table-cell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float" office:value="15658" calcext:value-type="float">
            <text:p>15658</text:p>
          </table:table-cell>
          <table:table-cell office:value-type="float" office:value="15225" calcext:value-type="float">
            <text:p>15225</text:p>
          </table:table-cell>
          <table:table-cell office:value-type="float" office:value="6576" calcext:value-type="float">
            <text:p>6576</text:p>
          </table:table-cell>
          <table:table-cell table:formula="of:=1 / ( (LN([.D75])-LN([.$B$2])) / [.$C$2] + 1 / [.$A$2])" office:value-type="float" office:value="299.698934393587" calcext:value-type="float">
            <text:p>299,698934393587</text:p>
          </table:table-cell>
          <table:table-cell table:formula="of:=[.E75]-273" office:value-type="float" office:value="26.6989343935875" calcext:value-type="float">
            <text:p>26,6989343935875</text:p>
          </table:table-cell>
          <table:table-cell table:formula="of:=[.A75]*330/16384-[.$E75]*[.$E$2]+[.$F$2]-273" office:value-type="float" office:value="16.8945274409638" calcext:value-type="float">
            <text:p>16,8945274409638</text:p>
          </table:table-cell>
          <table:table-cell table:formula="of:=[.B75]*330/16384-[.$E75]*[.$E$2]+[.$F$2]-273" office:value-type="float" office:value="29.3017540034638" calcext:value-type="float">
            <text:p>29,3017540034638</text:p>
          </table:table-cell>
          <table:table-cell table:formula="of:=[.C75]*330/16384-[.$E75]*[.$E$2]+[.$F$2]-273" office:value-type="float" office:value="20.5804405269013" calcext:value-type="float">
            <text:p>20,5804405269013</text:p>
          </table:table-cell>
        </table:table-row>
        <table:table-row table:style-name="ro1">
          <table:table-cell office:value-type="float" office:value="15049" calcext:value-type="float">
            <text:p>15049</text:p>
          </table:table-cell>
          <table:table-cell office:value-type="float" office:value="15656" calcext:value-type="float">
            <text:p>15656</text:p>
          </table:table-cell>
          <table:table-cell office:value-type="float" office:value="15213" calcext:value-type="float">
            <text:p>15213</text:p>
          </table:table-cell>
          <table:table-cell office:value-type="float" office:value="6575" calcext:value-type="float">
            <text:p>6575</text:p>
          </table:table-cell>
          <table:table-cell table:formula="of:=1 / ( (LN([.D76])-LN([.$B$2])) / [.$C$2] + 1 / [.$A$2])" office:value-type="float" office:value="299.767248533292" calcext:value-type="float">
            <text:p>299,767248533292</text:p>
          </table:table-cell>
          <table:table-cell table:formula="of:=[.E76]-273" office:value-type="float" office:value="26.767248533292" calcext:value-type="float">
            <text:p>26,767248533292</text:p>
          </table:table-cell>
          <table:table-cell table:formula="of:=[.A76]*330/16384-[.$E76]*[.$E$2]+[.$F$2]-273" office:value-type="float" office:value="17.1398758782271" calcext:value-type="float">
            <text:p>17,1398758782271</text:p>
          </table:table-cell>
          <table:table-cell table:formula="of:=[.B76]*330/16384-[.$E76]*[.$E$2]+[.$F$2]-273" office:value-type="float" office:value="29.3658280266646" calcext:value-type="float">
            <text:p>29,3658280266646</text:p>
          </table:table-cell>
          <table:table-cell table:formula="of:=[.C76]*330/16384-[.$E76]*[.$E$2]+[.$F$2]-273" office:value-type="float" office:value="20.4430985344771" calcext:value-type="float">
            <text:p>20,4430985344771</text:p>
          </table:table-cell>
        </table:table-row>
        <table:table-row table:style-name="ro1">
          <table:table-cell office:value-type="float" office:value="15054" calcext:value-type="float">
            <text:p>15054</text:p>
          </table:table-cell>
          <table:table-cell office:value-type="float" office:value="15649" calcext:value-type="float">
            <text:p>15649</text:p>
          </table:table-cell>
          <table:table-cell office:value-type="float" office:value="15214" calcext:value-type="float">
            <text:p>15214</text:p>
          </table:table-cell>
          <table:table-cell office:value-type="float" office:value="6575" calcext:value-type="float">
            <text:p>6575</text:p>
          </table:table-cell>
          <table:table-cell table:formula="of:=1 / ( (LN([.D77])-LN([.$B$2])) / [.$C$2] + 1 / [.$A$2])" office:value-type="float" office:value="299.767248533292" calcext:value-type="float">
            <text:p>299,767248533292</text:p>
          </table:table-cell>
          <table:table-cell table:formula="of:=[.E77]-273" office:value-type="float" office:value="26.767248533292" calcext:value-type="float">
            <text:p>26,767248533292</text:p>
          </table:table-cell>
          <table:table-cell table:formula="of:=[.A77]*330/16384-[.$E77]*[.$E$2]+[.$F$2]-273" office:value-type="float" office:value="17.2405838860396" calcext:value-type="float">
            <text:p>17,2405838860396</text:p>
          </table:table-cell>
          <table:table-cell table:formula="of:=[.B77]*330/16384-[.$E77]*[.$E$2]+[.$F$2]-273" office:value-type="float" office:value="29.2248368157271" calcext:value-type="float">
            <text:p>29,2248368157271</text:p>
          </table:table-cell>
          <table:table-cell table:formula="of:=[.C77]*330/16384-[.$E77]*[.$E$2]+[.$F$2]-273" office:value-type="float" office:value="20.4632401360396" calcext:value-type="float">
            <text:p>20,4632401360396</text:p>
          </table:table-cell>
        </table:table-row>
        <table:table-row table:style-name="ro1">
          <table:table-cell office:value-type="float" office:value="15049" calcext:value-type="float">
            <text:p>15049</text:p>
          </table:table-cell>
          <table:table-cell office:value-type="float" office:value="15650" calcext:value-type="float">
            <text:p>15650</text:p>
          </table:table-cell>
          <table:table-cell office:value-type="float" office:value="15207" calcext:value-type="float">
            <text:p>15207</text:p>
          </table:table-cell>
          <table:table-cell office:value-type="float" office:value="6576" calcext:value-type="float">
            <text:p>6576</text:p>
          </table:table-cell>
          <table:table-cell table:formula="of:=1 / ( (LN([.D78])-LN([.$B$2])) / [.$C$2] + 1 / [.$A$2])" office:value-type="float" office:value="299.698934393587" calcext:value-type="float">
            <text:p>299,698934393587</text:p>
          </table:table-cell>
          <table:table-cell table:formula="of:=[.E78]-273" office:value-type="float" office:value="26.6989343935875" calcext:value-type="float">
            <text:p>26,6989343935875</text:p>
          </table:table-cell>
          <table:table-cell table:formula="of:=[.A78]*330/16384-[.$E78]*[.$E$2]+[.$F$2]-273" office:value-type="float" office:value="17.0355186519013" calcext:value-type="float">
            <text:p>17,0355186519013</text:p>
          </table:table-cell>
          <table:table-cell table:formula="of:=[.B78]*330/16384-[.$E78]*[.$E$2]+[.$F$2]-273" office:value-type="float" office:value="29.1406211909638" calcext:value-type="float">
            <text:p>29,1406211909638</text:p>
          </table:table-cell>
          <table:table-cell table:formula="of:=[.C78]*330/16384-[.$E78]*[.$E$2]+[.$F$2]-273" office:value-type="float" office:value="20.2178916987763" calcext:value-type="float">
            <text:p>20,2178916987763</text:p>
          </table:table-cell>
        </table:table-row>
        <table:table-row table:style-name="ro1">
          <table:table-cell office:value-type="float" office:value="15041" calcext:value-type="float">
            <text:p>15041</text:p>
          </table:table-cell>
          <table:table-cell office:value-type="float" office:value="15651" calcext:value-type="float">
            <text:p>15651</text:p>
          </table:table-cell>
          <table:table-cell office:value-type="float" office:value="15201" calcext:value-type="float">
            <text:p>15201</text:p>
          </table:table-cell>
          <table:table-cell office:value-type="float" office:value="6575" calcext:value-type="float">
            <text:p>6575</text:p>
          </table:table-cell>
          <table:table-cell table:formula="of:=1 / ( (LN([.D79])-LN([.$B$2])) / [.$C$2] + 1 / [.$A$2])" office:value-type="float" office:value="299.767248533292" calcext:value-type="float">
            <text:p>299,767248533292</text:p>
          </table:table-cell>
          <table:table-cell table:formula="of:=[.E79]-273" office:value-type="float" office:value="26.767248533292" calcext:value-type="float">
            <text:p>26,767248533292</text:p>
          </table:table-cell>
          <table:table-cell table:formula="of:=[.A79]*330/16384-[.$E79]*[.$E$2]+[.$F$2]-273" office:value-type="float" office:value="16.9787430657271" calcext:value-type="float">
            <text:p>16,9787430657271</text:p>
          </table:table-cell>
          <table:table-cell table:formula="of:=[.B79]*330/16384-[.$E79]*[.$E$2]+[.$F$2]-273" office:value-type="float" office:value="29.2651200188521" calcext:value-type="float">
            <text:p>29,2651200188521</text:p>
          </table:table-cell>
          <table:table-cell table:formula="of:=[.C79]*330/16384-[.$E79]*[.$E$2]+[.$F$2]-273" office:value-type="float" office:value="20.2013993157271" calcext:value-type="float">
            <text:p>20,2013993157271</text:p>
          </table:table-cell>
        </table:table-row>
        <table:table-row table:style-name="ro1">
          <table:table-cell office:value-type="float" office:value="15046" calcext:value-type="float">
            <text:p>15046</text:p>
          </table:table-cell>
          <table:table-cell office:value-type="float" office:value="15655" calcext:value-type="float">
            <text:p>15655</text:p>
          </table:table-cell>
          <table:table-cell office:value-type="float" office:value="15206" calcext:value-type="float">
            <text:p>15206</text:p>
          </table:table-cell>
          <table:table-cell office:value-type="float" office:value="6576" calcext:value-type="float">
            <text:p>6576</text:p>
          </table:table-cell>
          <table:table-cell table:formula="of:=1 / ( (LN([.D80])-LN([.$B$2])) / [.$C$2] + 1 / [.$A$2])" office:value-type="float" office:value="299.698934393587" calcext:value-type="float">
            <text:p>299,698934393587</text:p>
          </table:table-cell>
          <table:table-cell table:formula="of:=[.E80]-273" office:value-type="float" office:value="26.6989343935875" calcext:value-type="float">
            <text:p>26,6989343935875</text:p>
          </table:table-cell>
          <table:table-cell table:formula="of:=[.A80]*330/16384-[.$E80]*[.$E$2]+[.$F$2]-273" office:value-type="float" office:value="16.9750938472138" calcext:value-type="float">
            <text:p>16,9750938472138</text:p>
          </table:table-cell>
          <table:table-cell table:formula="of:=[.B80]*330/16384-[.$E80]*[.$E$2]+[.$F$2]-273" office:value-type="float" office:value="29.2413291987763" calcext:value-type="float">
            <text:p>29,2413291987763</text:p>
          </table:table-cell>
          <table:table-cell table:formula="of:=[.C80]*330/16384-[.$E80]*[.$E$2]+[.$F$2]-273" office:value-type="float" office:value="20.1977500972138" calcext:value-type="float">
            <text:p>20,1977500972138</text:p>
          </table:table-cell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float" office:value="15677" calcext:value-type="float">
            <text:p>15677</text:p>
          </table:table-cell>
          <table:table-cell office:value-type="float" office:value="15242" calcext:value-type="float">
            <text:p>15242</text:p>
          </table:table-cell>
          <table:table-cell office:value-type="float" office:value="6573" calcext:value-type="float">
            <text:p>6573</text:p>
          </table:table-cell>
          <table:table-cell table:formula="of:=1 / ( (LN([.D81])-LN([.$B$2])) / [.$C$2] + 1 / [.$A$2])" office:value-type="float" office:value="299.90400149655" calcext:value-type="float">
            <text:p>299,90400149655</text:p>
          </table:table-cell>
          <table:table-cell table:formula="of:=[.E81]-273" office:value-type="float" office:value="26.9040014965502" calcext:value-type="float">
            <text:p>26,9040014965502</text:p>
          </table:table-cell>
          <table:table-cell table:formula="of:=[.A81]*330/16384-[.$E81]*[.$E$2]+[.$F$2]-273" office:value-type="float" office:value="17.0466567754865" calcext:value-type="float">
            <text:p>17,0466567754865</text:p>
          </table:table-cell>
          <table:table-cell table:formula="of:=[.B81]*330/16384-[.$E81]*[.$E$2]+[.$F$2]-273" office:value-type="float" office:value="29.997706580174" calcext:value-type="float">
            <text:p>29,997706580174</text:p>
          </table:table-cell>
          <table:table-cell table:formula="of:=[.C81]*330/16384-[.$E81]*[.$E$2]+[.$F$2]-273" office:value-type="float" office:value="21.2361099004865" calcext:value-type="float">
            <text:p>21,2361099004865</text:p>
          </table:table-cell>
        </table:table-row>
        <table:table-row table:style-name="ro1">
          <table:table-cell office:value-type="float" office:value="15043" calcext:value-type="float">
            <text:p>15043</text:p>
          </table:table-cell>
          <table:table-cell office:value-type="float" office:value="15676" calcext:value-type="float">
            <text:p>15676</text:p>
          </table:table-cell>
          <table:table-cell office:value-type="float" office:value="15241" calcext:value-type="float">
            <text:p>15241</text:p>
          </table:table-cell>
          <table:table-cell office:value-type="float" office:value="6574" calcext:value-type="float">
            <text:p>6574</text:p>
          </table:table-cell>
          <table:table-cell table:formula="of:=1 / ( (LN([.D82])-LN([.$B$2])) / [.$C$2] + 1 / [.$A$2])" office:value-type="float" office:value="299.835604221377" calcext:value-type="float">
            <text:p>299,835604221377</text:p>
          </table:table-cell>
          <table:table-cell table:formula="of:=[.E82]-273" office:value-type="float" office:value="26.8356042213771" calcext:value-type="float">
            <text:p>26,8356042213771</text:p>
          </table:table-cell>
          <table:table-cell table:formula="of:=[.A82]*330/16384-[.$E82]*[.$E$2]+[.$F$2]-273" office:value-type="float" office:value="17.1234469648165" calcext:value-type="float">
            <text:p>17,1234469648165</text:p>
          </table:table-cell>
          <table:table-cell table:formula="of:=[.B82]*330/16384-[.$E82]*[.$E$2]+[.$F$2]-273" office:value-type="float" office:value="29.873080753879" calcext:value-type="float">
            <text:p>29,873080753879</text:p>
          </table:table-cell>
          <table:table-cell table:formula="of:=[.C82]*330/16384-[.$E82]*[.$E$2]+[.$F$2]-273" office:value-type="float" office:value="21.1114840741915" calcext:value-type="float">
            <text:p>21,1114840741915</text:p>
          </table:table-cell>
        </table:table-row>
        <table:table-row table:style-name="ro1">
          <table:table-cell office:value-type="float" office:value="15046" calcext:value-type="float">
            <text:p>15046</text:p>
          </table:table-cell>
          <table:table-cell office:value-type="float" office:value="15680" calcext:value-type="float">
            <text:p>15680</text:p>
          </table:table-cell>
          <table:table-cell office:value-type="float" office:value="15239" calcext:value-type="float">
            <text:p>15239</text:p>
          </table:table-cell>
          <table:table-cell office:value-type="float" office:value="6574" calcext:value-type="float">
            <text:p>6574</text:p>
          </table:table-cell>
          <table:table-cell table:formula="of:=1 / ( (LN([.D83])-LN([.$B$2])) / [.$C$2] + 1 / [.$A$2])" office:value-type="float" office:value="299.835604221377" calcext:value-type="float">
            <text:p>299,835604221377</text:p>
          </table:table-cell>
          <table:table-cell table:formula="of:=[.E83]-273" office:value-type="float" office:value="26.8356042213771" calcext:value-type="float">
            <text:p>26,8356042213771</text:p>
          </table:table-cell>
          <table:table-cell table:formula="of:=[.A83]*330/16384-[.$E83]*[.$E$2]+[.$F$2]-273" office:value-type="float" office:value="17.183871769504" calcext:value-type="float">
            <text:p>17,183871769504</text:p>
          </table:table-cell>
          <table:table-cell table:formula="of:=[.B83]*330/16384-[.$E83]*[.$E$2]+[.$F$2]-273" office:value-type="float" office:value="29.953647160129" calcext:value-type="float">
            <text:p>29,953647160129</text:p>
          </table:table-cell>
          <table:table-cell table:formula="of:=[.C83]*330/16384-[.$E83]*[.$E$2]+[.$F$2]-273" office:value-type="float" office:value="21.0712008710665" calcext:value-type="float">
            <text:p>21,0712008710665</text:p>
          </table:table-cell>
        </table:table-row>
        <table:table-row table:style-name="ro1">
          <table:table-cell office:value-type="float" office:value="15039" calcext:value-type="float">
            <text:p>15039</text:p>
          </table:table-cell>
          <table:table-cell office:value-type="float" office:value="15672" calcext:value-type="float">
            <text:p>15672</text:p>
          </table:table-cell>
          <table:table-cell office:value-type="float" office:value="15240" calcext:value-type="float">
            <text:p>15240</text:p>
          </table:table-cell>
          <table:table-cell office:value-type="float" office:value="6575" calcext:value-type="float">
            <text:p>6575</text:p>
          </table:table-cell>
          <table:table-cell table:formula="of:=1 / ( (LN([.D84])-LN([.$B$2])) / [.$C$2] + 1 / [.$A$2])" office:value-type="float" office:value="299.767248533292" calcext:value-type="float">
            <text:p>299,767248533292</text:p>
          </table:table-cell>
          <table:table-cell table:formula="of:=[.E84]-273" office:value-type="float" office:value="26.767248533292" calcext:value-type="float">
            <text:p>26,767248533292</text:p>
          </table:table-cell>
          <table:table-cell table:formula="of:=[.A84]*330/16384-[.$E84]*[.$E$2]+[.$F$2]-273" office:value-type="float" office:value="16.9384598626021" calcext:value-type="float">
            <text:p>16,9384598626021</text:p>
          </table:table-cell>
          <table:table-cell table:formula="of:=[.B84]*330/16384-[.$E84]*[.$E$2]+[.$F$2]-273" office:value-type="float" office:value="29.6880936516646" calcext:value-type="float">
            <text:p>29,6880936516646</text:p>
          </table:table-cell>
          <table:table-cell table:formula="of:=[.C84]*330/16384-[.$E84]*[.$E$2]+[.$F$2]-273" office:value-type="float" office:value="20.9869217766646" calcext:value-type="float">
            <text:p>20,9869217766646</text:p>
          </table:table-cell>
        </table:table-row>
        <table:table-row table:style-name="ro1">
          <table:table-cell office:value-type="float" office:value="15038" calcext:value-type="float">
            <text:p>15038</text:p>
          </table:table-cell>
          <table:table-cell office:value-type="float" office:value="15674" calcext:value-type="float">
            <text:p>15674</text:p>
          </table:table-cell>
          <table:table-cell office:value-type="float" office:value="15244" calcext:value-type="float">
            <text:p>15244</text:p>
          </table:table-cell>
          <table:table-cell office:value-type="float" office:value="6575" calcext:value-type="float">
            <text:p>6575</text:p>
          </table:table-cell>
          <table:table-cell table:formula="of:=1 / ( (LN([.D85])-LN([.$B$2])) / [.$C$2] + 1 / [.$A$2])" office:value-type="float" office:value="299.767248533292" calcext:value-type="float">
            <text:p>299,767248533292</text:p>
          </table:table-cell>
          <table:table-cell table:formula="of:=[.E85]-273" office:value-type="float" office:value="26.767248533292" calcext:value-type="float">
            <text:p>26,767248533292</text:p>
          </table:table-cell>
          <table:table-cell table:formula="of:=[.A85]*330/16384-[.$E85]*[.$E$2]+[.$F$2]-273" office:value-type="float" office:value="16.9183182610396" calcext:value-type="float">
            <text:p>16,9183182610396</text:p>
          </table:table-cell>
          <table:table-cell table:formula="of:=[.B85]*330/16384-[.$E85]*[.$E$2]+[.$F$2]-273" office:value-type="float" office:value="29.7283768547896" calcext:value-type="float">
            <text:p>29,7283768547896</text:p>
          </table:table-cell>
          <table:table-cell table:formula="of:=[.C85]*330/16384-[.$E85]*[.$E$2]+[.$F$2]-273" office:value-type="float" office:value="21.0674881829146" calcext:value-type="float">
            <text:p>21,0674881829146</text:p>
          </table:table-cell>
        </table:table-row>
        <table:table-row table:style-name="ro1">
          <table:table-cell office:value-type="float" office:value="15045" calcext:value-type="float">
            <text:p>15045</text:p>
          </table:table-cell>
          <table:table-cell office:value-type="float" office:value="15668" calcext:value-type="float">
            <text:p>15668</text:p>
          </table:table-cell>
          <table:table-cell office:value-type="float" office:value="15246" calcext:value-type="float">
            <text:p>15246</text:p>
          </table:table-cell>
          <table:table-cell office:value-type="float" office:value="6576" calcext:value-type="float">
            <text:p>6576</text:p>
          </table:table-cell>
          <table:table-cell table:formula="of:=1 / ( (LN([.D86])-LN([.$B$2])) / [.$C$2] + 1 / [.$A$2])" office:value-type="float" office:value="299.698934393587" calcext:value-type="float">
            <text:p>299,698934393587</text:p>
          </table:table-cell>
          <table:table-cell table:formula="of:=[.E86]-273" office:value-type="float" office:value="26.6989343935875" calcext:value-type="float">
            <text:p>26,6989343935875</text:p>
          </table:table-cell>
          <table:table-cell table:formula="of:=[.A86]*330/16384-[.$E86]*[.$E$2]+[.$F$2]-273" office:value-type="float" office:value="16.9549522456513" calcext:value-type="float">
            <text:p>16,9549522456513</text:p>
          </table:table-cell>
          <table:table-cell table:formula="of:=[.B86]*330/16384-[.$E86]*[.$E$2]+[.$F$2]-273" office:value-type="float" office:value="29.5031700190888" calcext:value-type="float">
            <text:p>29,5031700190888</text:p>
          </table:table-cell>
          <table:table-cell table:formula="of:=[.C86]*330/16384-[.$E86]*[.$E$2]+[.$F$2]-273" office:value-type="float" office:value="21.0034141597138" calcext:value-type="float">
            <text:p>21,0034141597138</text:p>
          </table:table-cell>
        </table:table-row>
        <table:table-row table:style-name="ro1">
          <table:table-cell office:value-type="float" office:value="15035" calcext:value-type="float">
            <text:p>15035</text:p>
          </table:table-cell>
          <table:table-cell office:value-type="float" office:value="15672" calcext:value-type="float">
            <text:p>15672</text:p>
          </table:table-cell>
          <table:table-cell office:value-type="float" office:value="15245" calcext:value-type="float">
            <text:p>15245</text:p>
          </table:table-cell>
          <table:table-cell office:value-type="float" office:value="6575" calcext:value-type="float">
            <text:p>6575</text:p>
          </table:table-cell>
          <table:table-cell table:formula="of:=1 / ( (LN([.D87])-LN([.$B$2])) / [.$C$2] + 1 / [.$A$2])" office:value-type="float" office:value="299.767248533292" calcext:value-type="float">
            <text:p>299,767248533292</text:p>
          </table:table-cell>
          <table:table-cell table:formula="of:=[.E87]-273" office:value-type="float" office:value="26.767248533292" calcext:value-type="float">
            <text:p>26,767248533292</text:p>
          </table:table-cell>
          <table:table-cell table:formula="of:=[.A87]*330/16384-[.$E87]*[.$E$2]+[.$F$2]-273" office:value-type="float" office:value="16.8578934563521" calcext:value-type="float">
            <text:p>16,8578934563521</text:p>
          </table:table-cell>
          <table:table-cell table:formula="of:=[.B87]*330/16384-[.$E87]*[.$E$2]+[.$F$2]-273" office:value-type="float" office:value="29.6880936516646" calcext:value-type="float">
            <text:p>29,6880936516646</text:p>
          </table:table-cell>
          <table:table-cell table:formula="of:=[.C87]*330/16384-[.$E87]*[.$E$2]+[.$F$2]-273" office:value-type="float" office:value="21.0876297844771" calcext:value-type="float">
            <text:p>21,0876297844771</text:p>
          </table:table-cell>
        </table:table-row>
        <table:table-row table:style-name="ro1">
          <table:table-cell office:value-type="float" office:value="15049" calcext:value-type="float">
            <text:p>15049</text:p>
          </table:table-cell>
          <table:table-cell office:value-type="float" office:value="15669" calcext:value-type="float">
            <text:p>15669</text:p>
          </table:table-cell>
          <table:table-cell office:value-type="float" office:value="15233" calcext:value-type="float">
            <text:p>15233</text:p>
          </table:table-cell>
          <table:table-cell office:value-type="float" office:value="6575" calcext:value-type="float">
            <text:p>6575</text:p>
          </table:table-cell>
          <table:table-cell table:formula="of:=1 / ( (LN([.D88])-LN([.$B$2])) / [.$C$2] + 1 / [.$A$2])" office:value-type="float" office:value="299.767248533292" calcext:value-type="float">
            <text:p>299,767248533292</text:p>
          </table:table-cell>
          <table:table-cell table:formula="of:=[.E88]-273" office:value-type="float" office:value="26.767248533292" calcext:value-type="float">
            <text:p>26,767248533292</text:p>
          </table:table-cell>
          <table:table-cell table:formula="of:=[.A88]*330/16384-[.$E88]*[.$E$2]+[.$F$2]-273" office:value-type="float" office:value="17.1398758782271" calcext:value-type="float">
            <text:p>17,1398758782271</text:p>
          </table:table-cell>
          <table:table-cell table:formula="of:=[.B88]*330/16384-[.$E88]*[.$E$2]+[.$F$2]-273" office:value-type="float" office:value="29.6276688469771" calcext:value-type="float">
            <text:p>29,6276688469771</text:p>
          </table:table-cell>
          <table:table-cell table:formula="of:=[.C88]*330/16384-[.$E88]*[.$E$2]+[.$F$2]-273" office:value-type="float" office:value="20.8459305657271" calcext:value-type="float">
            <text:p>20,8459305657271</text:p>
          </table:table-cell>
        </table:table-row>
        <table:table-row table:style-name="ro1">
          <table:table-cell office:value-type="float" office:value="15044" calcext:value-type="float">
            <text:p>15044</text:p>
          </table:table-cell>
          <table:table-cell office:value-type="float" office:value="15665" calcext:value-type="float">
            <text:p>15665</text:p>
          </table:table-cell>
          <table:table-cell office:value-type="float" office:value="15232" calcext:value-type="float">
            <text:p>15232</text:p>
          </table:table-cell>
          <table:table-cell office:value-type="float" office:value="6575" calcext:value-type="float">
            <text:p>6575</text:p>
          </table:table-cell>
          <table:table-cell table:formula="of:=1 / ( (LN([.D89])-LN([.$B$2])) / [.$C$2] + 1 / [.$A$2])" office:value-type="float" office:value="299.767248533292" calcext:value-type="float">
            <text:p>299,767248533292</text:p>
          </table:table-cell>
          <table:table-cell table:formula="of:=[.E89]-273" office:value-type="float" office:value="26.767248533292" calcext:value-type="float">
            <text:p>26,767248533292</text:p>
          </table:table-cell>
          <table:table-cell table:formula="of:=[.A89]*330/16384-[.$E89]*[.$E$2]+[.$F$2]-273" office:value-type="float" office:value="17.0391678704146" calcext:value-type="float">
            <text:p>17,0391678704146</text:p>
          </table:table-cell>
          <table:table-cell table:formula="of:=[.B89]*330/16384-[.$E89]*[.$E$2]+[.$F$2]-273" office:value-type="float" office:value="29.5471024407271" calcext:value-type="float">
            <text:p>29,5471024407271</text:p>
          </table:table-cell>
          <table:table-cell table:formula="of:=[.C89]*330/16384-[.$E89]*[.$E$2]+[.$F$2]-273" office:value-type="float" office:value="20.8257889641646" calcext:value-type="float">
            <text:p>20,8257889641646</text:p>
          </table:table-cell>
        </table:table-row>
        <table:table-row table:style-name="ro1">
          <table:table-cell office:value-type="float" office:value="15048" calcext:value-type="float">
            <text:p>15048</text:p>
          </table:table-cell>
          <table:table-cell office:value-type="float" office:value="15668" calcext:value-type="float">
            <text:p>15668</text:p>
          </table:table-cell>
          <table:table-cell office:value-type="float" office:value="15228" calcext:value-type="float">
            <text:p>15228</text:p>
          </table:table-cell>
          <table:table-cell office:value-type="float" office:value="6574" calcext:value-type="float">
            <text:p>6574</text:p>
          </table:table-cell>
          <table:table-cell table:formula="of:=1 / ( (LN([.D90])-LN([.$B$2])) / [.$C$2] + 1 / [.$A$2])" office:value-type="float" office:value="299.835604221377" calcext:value-type="float">
            <text:p>299,835604221377</text:p>
          </table:table-cell>
          <table:table-cell table:formula="of:=[.E90]-273" office:value-type="float" office:value="26.8356042213771" calcext:value-type="float">
            <text:p>26,8356042213771</text:p>
          </table:table-cell>
          <table:table-cell table:formula="of:=[.A90]*330/16384-[.$E90]*[.$E$2]+[.$F$2]-273" office:value-type="float" office:value="17.224154972629" calcext:value-type="float">
            <text:p>17,224154972629</text:p>
          </table:table-cell>
          <table:table-cell table:formula="of:=[.B90]*330/16384-[.$E90]*[.$E$2]+[.$F$2]-273" office:value-type="float" office:value="29.711947941379" calcext:value-type="float">
            <text:p>29,711947941379</text:p>
          </table:table-cell>
          <table:table-cell table:formula="of:=[.C90]*330/16384-[.$E90]*[.$E$2]+[.$F$2]-273" office:value-type="float" office:value="20.849643253879" calcext:value-type="float">
            <text:p>20,849643253879</text:p>
          </table:table-cell>
        </table:table-row>
        <table:table-row table:style-name="ro1">
          <table:table-cell office:value-type="float" office:value="15046" calcext:value-type="float">
            <text:p>15046</text:p>
          </table:table-cell>
          <table:table-cell office:value-type="float" office:value="15665" calcext:value-type="float">
            <text:p>15665</text:p>
          </table:table-cell>
          <table:table-cell office:value-type="float" office:value="15237" calcext:value-type="float">
            <text:p>15237</text:p>
          </table:table-cell>
          <table:table-cell office:value-type="float" office:value="6575" calcext:value-type="float">
            <text:p>6575</text:p>
          </table:table-cell>
          <table:table-cell table:formula="of:=1 / ( (LN([.D91])-LN([.$B$2])) / [.$C$2] + 1 / [.$A$2])" office:value-type="float" office:value="299.767248533292" calcext:value-type="float">
            <text:p>299,767248533292</text:p>
          </table:table-cell>
          <table:table-cell table:formula="of:=[.E91]-273" office:value-type="float" office:value="26.767248533292" calcext:value-type="float">
            <text:p>26,767248533292</text:p>
          </table:table-cell>
          <table:table-cell table:formula="of:=[.A91]*330/16384-[.$E91]*[.$E$2]+[.$F$2]-273" office:value-type="float" office:value="17.0794510735396" calcext:value-type="float">
            <text:p>17,0794510735396</text:p>
          </table:table-cell>
          <table:table-cell table:formula="of:=[.B91]*330/16384-[.$E91]*[.$E$2]+[.$F$2]-273" office:value-type="float" office:value="29.5471024407271" calcext:value-type="float">
            <text:p>29,5471024407271</text:p>
          </table:table-cell>
          <table:table-cell table:formula="of:=[.C91]*330/16384-[.$E91]*[.$E$2]+[.$F$2]-273" office:value-type="float" office:value="20.9264969719771" calcext:value-type="float">
            <text:p>20,9264969719771</text:p>
          </table:table-cell>
        </table:table-row>
        <table:table-row table:style-name="ro1">
          <table:table-cell office:value-type="float" office:value="15045" calcext:value-type="float">
            <text:p>15045</text:p>
          </table:table-cell>
          <table:table-cell office:value-type="float" office:value="15660" calcext:value-type="float">
            <text:p>15660</text:p>
          </table:table-cell>
          <table:table-cell office:value-type="float" office:value="15228" calcext:value-type="float">
            <text:p>15228</text:p>
          </table:table-cell>
          <table:table-cell office:value-type="float" office:value="6575" calcext:value-type="float">
            <text:p>6575</text:p>
          </table:table-cell>
          <table:table-cell table:formula="of:=1 / ( (LN([.D92])-LN([.$B$2])) / [.$C$2] + 1 / [.$A$2])" office:value-type="float" office:value="299.767248533292" calcext:value-type="float">
            <text:p>299,767248533292</text:p>
          </table:table-cell>
          <table:table-cell table:formula="of:=[.E92]-273" office:value-type="float" office:value="26.767248533292" calcext:value-type="float">
            <text:p>26,767248533292</text:p>
          </table:table-cell>
          <table:table-cell table:formula="of:=[.A92]*330/16384-[.$E92]*[.$E$2]+[.$F$2]-273" office:value-type="float" office:value="17.0593094719771" calcext:value-type="float">
            <text:p>17,0593094719771</text:p>
          </table:table-cell>
          <table:table-cell table:formula="of:=[.B92]*330/16384-[.$E92]*[.$E$2]+[.$F$2]-273" office:value-type="float" office:value="29.4463944329146" calcext:value-type="float">
            <text:p>29,4463944329146</text:p>
          </table:table-cell>
          <table:table-cell table:formula="of:=[.C92]*330/16384-[.$E92]*[.$E$2]+[.$F$2]-273" office:value-type="float" office:value="20.7452225579146" calcext:value-type="float">
            <text:p>20,7452225579146</text:p>
          </table:table-cell>
        </table:table-row>
        <table:table-row table:style-name="ro1">
          <table:table-cell office:value-type="float" office:value="15052" calcext:value-type="float">
            <text:p>15052</text:p>
          </table:table-cell>
          <table:table-cell office:value-type="float" office:value="15658" calcext:value-type="float">
            <text:p>15658</text:p>
          </table:table-cell>
          <table:table-cell office:value-type="float" office:value="15222" calcext:value-type="float">
            <text:p>15222</text:p>
          </table:table-cell>
          <table:table-cell office:value-type="float" office:value="6575" calcext:value-type="float">
            <text:p>6575</text:p>
          </table:table-cell>
          <table:table-cell table:formula="of:=1 / ( (LN([.D93])-LN([.$B$2])) / [.$C$2] + 1 / [.$A$2])" office:value-type="float" office:value="299.767248533292" calcext:value-type="float">
            <text:p>299,767248533292</text:p>
          </table:table-cell>
          <table:table-cell table:formula="of:=[.E93]-273" office:value-type="float" office:value="26.767248533292" calcext:value-type="float">
            <text:p>26,767248533292</text:p>
          </table:table-cell>
          <table:table-cell table:formula="of:=[.A93]*330/16384-[.$E93]*[.$E$2]+[.$F$2]-273" office:value-type="float" office:value="17.2003006829146" calcext:value-type="float">
            <text:p>17,2003006829146</text:p>
          </table:table-cell>
          <table:table-cell table:formula="of:=[.B93]*330/16384-[.$E93]*[.$E$2]+[.$F$2]-273" office:value-type="float" office:value="29.4061112297896" calcext:value-type="float">
            <text:p>29,4061112297896</text:p>
          </table:table-cell>
          <table:table-cell table:formula="of:=[.C93]*330/16384-[.$E93]*[.$E$2]+[.$F$2]-273" office:value-type="float" office:value="20.6243729485396" calcext:value-type="float">
            <text:p>20,6243729485396</text:p>
          </table:table-cell>
        </table:table-row>
        <table:table-row table:style-name="ro1">
          <table:table-cell office:value-type="float" office:value="15053" calcext:value-type="float">
            <text:p>15053</text:p>
          </table:table-cell>
          <table:table-cell office:value-type="float" office:value="15655" calcext:value-type="float">
            <text:p>15655</text:p>
          </table:table-cell>
          <table:table-cell office:value-type="float" office:value="15225" calcext:value-type="float">
            <text:p>15225</text:p>
          </table:table-cell>
          <table:table-cell office:value-type="float" office:value="6574" calcext:value-type="float">
            <text:p>6574</text:p>
          </table:table-cell>
          <table:table-cell table:formula="of:=1 / ( (LN([.D94])-LN([.$B$2])) / [.$C$2] + 1 / [.$A$2])" office:value-type="float" office:value="299.835604221377" calcext:value-type="float">
            <text:p>299,835604221377</text:p>
          </table:table-cell>
          <table:table-cell table:formula="of:=[.E94]-273" office:value-type="float" office:value="26.8356042213771" calcext:value-type="float">
            <text:p>26,8356042213771</text:p>
          </table:table-cell>
          <table:table-cell table:formula="of:=[.A94]*330/16384-[.$E94]*[.$E$2]+[.$F$2]-273" office:value-type="float" office:value="17.3248629804415" calcext:value-type="float">
            <text:p>17,3248629804415</text:p>
          </table:table-cell>
          <table:table-cell table:formula="of:=[.B94]*330/16384-[.$E94]*[.$E$2]+[.$F$2]-273" office:value-type="float" office:value="29.4501071210665" calcext:value-type="float">
            <text:p>29,4501071210665</text:p>
          </table:table-cell>
          <table:table-cell table:formula="of:=[.C94]*330/16384-[.$E94]*[.$E$2]+[.$F$2]-273" office:value-type="float" office:value="20.7892184491915" calcext:value-type="float">
            <text:p>20,7892184491915</text:p>
          </table:table-cell>
        </table:table-row>
        <table:table-row table:style-name="ro1">
          <table:table-cell office:value-type="float" office:value="15059" calcext:value-type="float">
            <text:p>15059</text:p>
          </table:table-cell>
          <table:table-cell office:value-type="float" office:value="15659" calcext:value-type="float">
            <text:p>15659</text:p>
          </table:table-cell>
          <table:table-cell office:value-type="float" office:value="15225" calcext:value-type="float">
            <text:p>15225</text:p>
          </table:table-cell>
          <table:table-cell office:value-type="float" office:value="6574" calcext:value-type="float">
            <text:p>6574</text:p>
          </table:table-cell>
          <table:table-cell table:formula="of:=1 / ( (LN([.D95])-LN([.$B$2])) / [.$C$2] + 1 / [.$A$2])" office:value-type="float" office:value="299.835604221377" calcext:value-type="float">
            <text:p>299,835604221377</text:p>
          </table:table-cell>
          <table:table-cell table:formula="of:=[.E95]-273" office:value-type="float" office:value="26.8356042213771" calcext:value-type="float">
            <text:p>26,8356042213771</text:p>
          </table:table-cell>
          <table:table-cell table:formula="of:=[.A95]*330/16384-[.$E95]*[.$E$2]+[.$F$2]-273" office:value-type="float" office:value="17.4457125898165" calcext:value-type="float">
            <text:p>17,4457125898165</text:p>
          </table:table-cell>
          <table:table-cell table:formula="of:=[.B95]*330/16384-[.$E95]*[.$E$2]+[.$F$2]-273" office:value-type="float" office:value="29.5306735273165" calcext:value-type="float">
            <text:p>29,5306735273165</text:p>
          </table:table-cell>
          <table:table-cell table:formula="of:=[.C95]*330/16384-[.$E95]*[.$E$2]+[.$F$2]-273" office:value-type="float" office:value="20.7892184491915" calcext:value-type="float">
            <text:p>20,7892184491915</text:p>
          </table:table-cell>
        </table:table-row>
        <table:table-row table:style-name="ro1">
          <table:table-cell office:value-type="float" office:value="15055" calcext:value-type="float">
            <text:p>15055</text:p>
          </table:table-cell>
          <table:table-cell office:value-type="float" office:value="15659" calcext:value-type="float">
            <text:p>15659</text:p>
          </table:table-cell>
          <table:table-cell office:value-type="float" office:value="15220" calcext:value-type="float">
            <text:p>15220</text:p>
          </table:table-cell>
          <table:table-cell office:value-type="float" office:value="6575" calcext:value-type="float">
            <text:p>6575</text:p>
          </table:table-cell>
          <table:table-cell table:formula="of:=1 / ( (LN([.D96])-LN([.$B$2])) / [.$C$2] + 1 / [.$A$2])" office:value-type="float" office:value="299.767248533292" calcext:value-type="float">
            <text:p>299,767248533292</text:p>
          </table:table-cell>
          <table:table-cell table:formula="of:=[.E96]-273" office:value-type="float" office:value="26.767248533292" calcext:value-type="float">
            <text:p>26,767248533292</text:p>
          </table:table-cell>
          <table:table-cell table:formula="of:=[.A96]*330/16384-[.$E96]*[.$E$2]+[.$F$2]-273" office:value-type="float" office:value="17.2607254876021" calcext:value-type="float">
            <text:p>17,2607254876021</text:p>
          </table:table-cell>
          <table:table-cell table:formula="of:=[.B96]*330/16384-[.$E96]*[.$E$2]+[.$F$2]-273" office:value-type="float" office:value="29.4262528313521" calcext:value-type="float">
            <text:p>29,4262528313521</text:p>
          </table:table-cell>
          <table:table-cell table:formula="of:=[.C96]*330/16384-[.$E96]*[.$E$2]+[.$F$2]-273" office:value-type="float" office:value="20.5840897454146" calcext:value-type="float">
            <text:p>20,5840897454146</text:p>
          </table:table-cell>
        </table:table-row>
        <table:table-row table:style-name="ro1">
          <table:table-cell office:value-type="float" office:value="15060" calcext:value-type="float">
            <text:p>15060</text:p>
          </table:table-cell>
          <table:table-cell office:value-type="float" office:value="15654" calcext:value-type="float">
            <text:p>15654</text:p>
          </table:table-cell>
          <table:table-cell office:value-type="float" office:value="15227" calcext:value-type="float">
            <text:p>15227</text:p>
          </table:table-cell>
          <table:table-cell office:value-type="float" office:value="6575" calcext:value-type="float">
            <text:p>6575</text:p>
          </table:table-cell>
          <table:table-cell table:formula="of:=1 / ( (LN([.D97])-LN([.$B$2])) / [.$C$2] + 1 / [.$A$2])" office:value-type="float" office:value="299.767248533292" calcext:value-type="float">
            <text:p>299,767248533292</text:p>
          </table:table-cell>
          <table:table-cell table:formula="of:=[.E97]-273" office:value-type="float" office:value="26.767248533292" calcext:value-type="float">
            <text:p>26,767248533292</text:p>
          </table:table-cell>
          <table:table-cell table:formula="of:=[.A97]*330/16384-[.$E97]*[.$E$2]+[.$F$2]-273" office:value-type="float" office:value="17.3614334954146" calcext:value-type="float">
            <text:p>17,3614334954146</text:p>
          </table:table-cell>
          <table:table-cell table:formula="of:=[.B97]*330/16384-[.$E97]*[.$E$2]+[.$F$2]-273" office:value-type="float" office:value="29.3255448235396" calcext:value-type="float">
            <text:p>29,3255448235396</text:p>
          </table:table-cell>
          <table:table-cell table:formula="of:=[.C97]*330/16384-[.$E97]*[.$E$2]+[.$F$2]-273" office:value-type="float" office:value="20.7250809563521" calcext:value-type="float">
            <text:p>20,7250809563521</text:p>
          </table:table-cell>
        </table:table-row>
        <table:table-row table:style-name="ro1">
          <table:table-cell office:value-type="float" office:value="15044" calcext:value-type="float">
            <text:p>15044</text:p>
          </table:table-cell>
          <table:table-cell office:value-type="float" office:value="15663" calcext:value-type="float">
            <text:p>15663</text:p>
          </table:table-cell>
          <table:table-cell office:value-type="float" office:value="15218" calcext:value-type="float">
            <text:p>15218</text:p>
          </table:table-cell>
          <table:table-cell office:value-type="float" office:value="6575" calcext:value-type="float">
            <text:p>6575</text:p>
          </table:table-cell>
          <table:table-cell table:formula="of:=1 / ( (LN([.D98])-LN([.$B$2])) / [.$C$2] + 1 / [.$A$2])" office:value-type="float" office:value="299.767248533292" calcext:value-type="float">
            <text:p>299,767248533292</text:p>
          </table:table-cell>
          <table:table-cell table:formula="of:=[.E98]-273" office:value-type="float" office:value="26.767248533292" calcext:value-type="float">
            <text:p>26,767248533292</text:p>
          </table:table-cell>
          <table:table-cell table:formula="of:=[.A98]*330/16384-[.$E98]*[.$E$2]+[.$F$2]-273" office:value-type="float" office:value="17.0391678704146" calcext:value-type="float">
            <text:p>17,0391678704146</text:p>
          </table:table-cell>
          <table:table-cell table:formula="of:=[.B98]*330/16384-[.$E98]*[.$E$2]+[.$F$2]-273" office:value-type="float" office:value="29.5068192376021" calcext:value-type="float">
            <text:p>29,5068192376021</text:p>
          </table:table-cell>
          <table:table-cell table:formula="of:=[.C98]*330/16384-[.$E98]*[.$E$2]+[.$F$2]-273" office:value-type="float" office:value="20.5438065422896" calcext:value-type="float">
            <text:p>20,5438065422896</text:p>
          </table:table-cell>
        </table:table-row>
        <table:table-row table:style-name="ro1">
          <table:table-cell office:value-type="float" office:value="15050" calcext:value-type="float">
            <text:p>15050</text:p>
          </table:table-cell>
          <table:table-cell office:value-type="float" office:value="15658" calcext:value-type="float">
            <text:p>15658</text:p>
          </table:table-cell>
          <table:table-cell office:value-type="float" office:value="15214" calcext:value-type="float">
            <text:p>15214</text:p>
          </table:table-cell>
          <table:table-cell office:value-type="float" office:value="6574" calcext:value-type="float">
            <text:p>6574</text:p>
          </table:table-cell>
          <table:table-cell table:formula="of:=1 / ( (LN([.D99])-LN([.$B$2])) / [.$C$2] + 1 / [.$A$2])" office:value-type="float" office:value="299.835604221377" calcext:value-type="float">
            <text:p>299,835604221377</text:p>
          </table:table-cell>
          <table:table-cell table:formula="of:=[.E99]-273" office:value-type="float" office:value="26.8356042213771" calcext:value-type="float">
            <text:p>26,8356042213771</text:p>
          </table:table-cell>
          <table:table-cell table:formula="of:=[.A99]*330/16384-[.$E99]*[.$E$2]+[.$F$2]-273" office:value-type="float" office:value="17.264438175754" calcext:value-type="float">
            <text:p>17,264438175754</text:p>
          </table:table-cell>
          <table:table-cell table:formula="of:=[.B99]*330/16384-[.$E99]*[.$E$2]+[.$F$2]-273" office:value-type="float" office:value="29.510531925754" calcext:value-type="float">
            <text:p>29,510531925754</text:p>
          </table:table-cell>
          <table:table-cell table:formula="of:=[.C99]*330/16384-[.$E99]*[.$E$2]+[.$F$2]-273" office:value-type="float" office:value="20.567660832004" calcext:value-type="float">
            <text:p>20,567660832004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15679" calcext:value-type="float">
            <text:p>15679</text:p>
          </table:table-cell>
          <table:table-cell office:value-type="float" office:value="15246" calcext:value-type="float">
            <text:p>15246</text:p>
          </table:table-cell>
          <table:table-cell office:value-type="float" office:value="6571" calcext:value-type="float">
            <text:p>6571</text:p>
          </table:table-cell>
          <table:table-cell table:formula="of:=1 / ( (LN([.D100])-LN([.$B$2])) / [.$C$2] + 1 / [.$A$2])" office:value-type="float" office:value="300.040920963233" calcext:value-type="float">
            <text:p>300,040920963233</text:p>
          </table:table-cell>
          <table:table-cell table:formula="of:=[.E100]-273" office:value-type="float" office:value="27.0409209632335" calcext:value-type="float">
            <text:p>27,0409209632335</text:p>
          </table:table-cell>
          <table:table-cell table:formula="of:=[.A100]*330/16384-[.$E100]*[.$E$2]+[.$F$2]-273" office:value-type="float" office:value="17.3766656575227" calcext:value-type="float">
            <text:p>17,3766656575227</text:p>
          </table:table-cell>
          <table:table-cell table:formula="of:=[.B100]*330/16384-[.$E100]*[.$E$2]+[.$F$2]-273" office:value-type="float" office:value="30.2471490559602" calcext:value-type="float">
            <text:p>30,2471490559602</text:p>
          </table:table-cell>
          <table:table-cell table:formula="of:=[.C100]*330/16384-[.$E100]*[.$E$2]+[.$F$2]-273" office:value-type="float" office:value="21.5258355793977" calcext:value-type="float">
            <text:p>21,5258355793977</text:p>
          </table:table-cell>
        </table:table-row>
        <table:table-row table:style-name="ro1">
          <table:table-cell office:value-type="float" office:value="15028" calcext:value-type="float">
            <text:p>15028</text:p>
          </table:table-cell>
          <table:table-cell office:value-type="float" office:value="15674" calcext:value-type="float">
            <text:p>15674</text:p>
          </table:table-cell>
          <table:table-cell office:value-type="float" office:value="15233" calcext:value-type="float">
            <text:p>15233</text:p>
          </table:table-cell>
          <table:table-cell office:value-type="float" office:value="6574" calcext:value-type="float">
            <text:p>6574</text:p>
          </table:table-cell>
          <table:table-cell table:formula="of:=1 / ( (LN([.D101])-LN([.$B$2])) / [.$C$2] + 1 / [.$A$2])" office:value-type="float" office:value="299.835604221377" calcext:value-type="float">
            <text:p>299,835604221377</text:p>
          </table:table-cell>
          <table:table-cell table:formula="of:=[.E101]-273" office:value-type="float" office:value="26.8356042213771" calcext:value-type="float">
            <text:p>26,8356042213771</text:p>
          </table:table-cell>
          <table:table-cell table:formula="of:=[.A101]*330/16384-[.$E101]*[.$E$2]+[.$F$2]-273" office:value-type="float" office:value="16.821322941379" calcext:value-type="float">
            <text:p>16,821322941379</text:p>
          </table:table-cell>
          <table:table-cell table:formula="of:=[.B101]*330/16384-[.$E101]*[.$E$2]+[.$F$2]-273" office:value-type="float" office:value="29.832797550754" calcext:value-type="float">
            <text:p>29,832797550754</text:p>
          </table:table-cell>
          <table:table-cell table:formula="of:=[.C101]*330/16384-[.$E101]*[.$E$2]+[.$F$2]-273" office:value-type="float" office:value="20.9503512616915" calcext:value-type="float">
            <text:p>20,9503512616915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15674" calcext:value-type="float">
            <text:p>15674</text:p>
          </table:table-cell>
          <table:table-cell office:value-type="float" office:value="15227" calcext:value-type="float">
            <text:p>15227</text:p>
          </table:table-cell>
          <table:table-cell office:value-type="float" office:value="6573" calcext:value-type="float">
            <text:p>6573</text:p>
          </table:table-cell>
          <table:table-cell table:formula="of:=1 / ( (LN([.D102])-LN([.$B$2])) / [.$C$2] + 1 / [.$A$2])" office:value-type="float" office:value="299.90400149655" calcext:value-type="float">
            <text:p>299,90400149655</text:p>
          </table:table-cell>
          <table:table-cell table:formula="of:=[.E102]-273" office:value-type="float" office:value="26.9040014965502" calcext:value-type="float">
            <text:p>26,9040014965502</text:p>
          </table:table-cell>
          <table:table-cell table:formula="of:=[.A102]*330/16384-[.$E102]*[.$E$2]+[.$F$2]-273" office:value-type="float" office:value="17.1675063848615" calcext:value-type="float">
            <text:p>17,1675063848615</text:p>
          </table:table-cell>
          <table:table-cell table:formula="of:=[.B102]*330/16384-[.$E102]*[.$E$2]+[.$F$2]-273" office:value-type="float" office:value="29.9372817754865" calcext:value-type="float">
            <text:p>29,9372817754865</text:p>
          </table:table-cell>
          <table:table-cell table:formula="of:=[.C102]*330/16384-[.$E102]*[.$E$2]+[.$F$2]-273" office:value-type="float" office:value="20.933985877049" calcext:value-type="float">
            <text:p>20,933985877049</text:p>
          </table:table-cell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float" office:value="15679" calcext:value-type="float">
            <text:p>15679</text:p>
          </table:table-cell>
          <table:table-cell office:value-type="float" office:value="15241" calcext:value-type="float">
            <text:p>15241</text:p>
          </table:table-cell>
          <table:table-cell office:value-type="float" office:value="6574" calcext:value-type="float">
            <text:p>6574</text:p>
          </table:table-cell>
          <table:table-cell table:formula="of:=1 / ( (LN([.D103])-LN([.$B$2])) / [.$C$2] + 1 / [.$A$2])" office:value-type="float" office:value="299.835604221377" calcext:value-type="float">
            <text:p>299,835604221377</text:p>
          </table:table-cell>
          <table:table-cell table:formula="of:=[.E103]-273" office:value-type="float" office:value="26.8356042213771" calcext:value-type="float">
            <text:p>26,8356042213771</text:p>
          </table:table-cell>
          <table:table-cell table:formula="of:=[.A103]*330/16384-[.$E103]*[.$E$2]+[.$F$2]-273" office:value-type="float" office:value="17.103305363254" calcext:value-type="float">
            <text:p>17,103305363254</text:p>
          </table:table-cell>
          <table:table-cell table:formula="of:=[.B103]*330/16384-[.$E103]*[.$E$2]+[.$F$2]-273" office:value-type="float" office:value="29.9335055585665" calcext:value-type="float">
            <text:p>29,9335055585665</text:p>
          </table:table-cell>
          <table:table-cell table:formula="of:=[.C103]*330/16384-[.$E103]*[.$E$2]+[.$F$2]-273" office:value-type="float" office:value="21.1114840741915" calcext:value-type="float">
            <text:p>21,1114840741915</text:p>
          </table:table-cell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float" office:value="15681" calcext:value-type="float">
            <text:p>15681</text:p>
          </table:table-cell>
          <table:table-cell office:value-type="float" office:value="15223" calcext:value-type="float">
            <text:p>15223</text:p>
          </table:table-cell>
          <table:table-cell office:value-type="float" office:value="6574" calcext:value-type="float">
            <text:p>6574</text:p>
          </table:table-cell>
          <table:table-cell table:formula="of:=1 / ( (LN([.D104])-LN([.$B$2])) / [.$C$2] + 1 / [.$A$2])" office:value-type="float" office:value="299.835604221377" calcext:value-type="float">
            <text:p>299,835604221377</text:p>
          </table:table-cell>
          <table:table-cell table:formula="of:=[.E104]-273" office:value-type="float" office:value="26.8356042213771" calcext:value-type="float">
            <text:p>26,8356042213771</text:p>
          </table:table-cell>
          <table:table-cell table:formula="of:=[.A104]*330/16384-[.$E104]*[.$E$2]+[.$F$2]-273" office:value-type="float" office:value="16.982455753879" calcext:value-type="float">
            <text:p>16,982455753879</text:p>
          </table:table-cell>
          <table:table-cell table:formula="of:=[.B104]*330/16384-[.$E104]*[.$E$2]+[.$F$2]-273" office:value-type="float" office:value="29.9737887616915" calcext:value-type="float">
            <text:p>29,9737887616915</text:p>
          </table:table-cell>
          <table:table-cell table:formula="of:=[.C104]*330/16384-[.$E104]*[.$E$2]+[.$F$2]-273" office:value-type="float" office:value="20.7489352460665" calcext:value-type="float">
            <text:p>20,7489352460665</text:p>
          </table:table-cell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float" office:value="15676" calcext:value-type="float">
            <text:p>15676</text:p>
          </table:table-cell>
          <table:table-cell office:value-type="float" office:value="15234" calcext:value-type="float">
            <text:p>15234</text:p>
          </table:table-cell>
          <table:table-cell office:value-type="float" office:value="6575" calcext:value-type="float">
            <text:p>6575</text:p>
          </table:table-cell>
          <table:table-cell table:formula="of:=1 / ( (LN([.D105])-LN([.$B$2])) / [.$C$2] + 1 / [.$A$2])" office:value-type="float" office:value="299.767248533292" calcext:value-type="float">
            <text:p>299,767248533292</text:p>
          </table:table-cell>
          <table:table-cell table:formula="of:=[.E105]-273" office:value-type="float" office:value="26.767248533292" calcext:value-type="float">
            <text:p>26,767248533292</text:p>
          </table:table-cell>
          <table:table-cell table:formula="of:=[.A105]*330/16384-[.$E105]*[.$E$2]+[.$F$2]-273" office:value-type="float" office:value="16.9988846672896" calcext:value-type="float">
            <text:p>16,9988846672896</text:p>
          </table:table-cell>
          <table:table-cell table:formula="of:=[.B105]*330/16384-[.$E105]*[.$E$2]+[.$F$2]-273" office:value-type="float" office:value="29.7686600579146" calcext:value-type="float">
            <text:p>29,7686600579146</text:p>
          </table:table-cell>
          <table:table-cell table:formula="of:=[.C105]*330/16384-[.$E105]*[.$E$2]+[.$F$2]-273" office:value-type="float" office:value="20.8660721672896" calcext:value-type="float">
            <text:p>20,8660721672896</text:p>
          </table:table-cell>
        </table:table-row>
        <table:table-row table:style-name="ro1">
          <table:table-cell office:value-type="float" office:value="15048" calcext:value-type="float">
            <text:p>15048</text:p>
          </table:table-cell>
          <table:table-cell office:value-type="float" office:value="15672" calcext:value-type="float">
            <text:p>15672</text:p>
          </table:table-cell>
          <table:table-cell office:value-type="float" office:value="15235" calcext:value-type="float">
            <text:p>15235</text:p>
          </table:table-cell>
          <table:table-cell office:value-type="float" office:value="6574" calcext:value-type="float">
            <text:p>6574</text:p>
          </table:table-cell>
          <table:table-cell table:formula="of:=1 / ( (LN([.D106])-LN([.$B$2])) / [.$C$2] + 1 / [.$A$2])" office:value-type="float" office:value="299.835604221377" calcext:value-type="float">
            <text:p>299,835604221377</text:p>
          </table:table-cell>
          <table:table-cell table:formula="of:=[.E106]-273" office:value-type="float" office:value="26.8356042213771" calcext:value-type="float">
            <text:p>26,8356042213771</text:p>
          </table:table-cell>
          <table:table-cell table:formula="of:=[.A106]*330/16384-[.$E106]*[.$E$2]+[.$F$2]-273" office:value-type="float" office:value="17.224154972629" calcext:value-type="float">
            <text:p>17,224154972629</text:p>
          </table:table-cell>
          <table:table-cell table:formula="of:=[.B106]*330/16384-[.$E106]*[.$E$2]+[.$F$2]-273" office:value-type="float" office:value="29.792514347629" calcext:value-type="float">
            <text:p>29,792514347629</text:p>
          </table:table-cell>
          <table:table-cell table:formula="of:=[.C106]*330/16384-[.$E106]*[.$E$2]+[.$F$2]-273" office:value-type="float" office:value="20.9906344648165" calcext:value-type="float">
            <text:p>20,9906344648165</text:p>
          </table:table-cell>
        </table:table-row>
        <table:table-row table:style-name="ro1">
          <table:table-cell office:value-type="float" office:value="15037" calcext:value-type="float">
            <text:p>15037</text:p>
          </table:table-cell>
          <table:table-cell office:value-type="float" office:value="15669" calcext:value-type="float">
            <text:p>15669</text:p>
          </table:table-cell>
          <table:table-cell office:value-type="float" office:value="15235" calcext:value-type="float">
            <text:p>15235</text:p>
          </table:table-cell>
          <table:table-cell office:value-type="float" office:value="6576" calcext:value-type="float">
            <text:p>6576</text:p>
          </table:table-cell>
          <table:table-cell table:formula="of:=1 / ( (LN([.D107])-LN([.$B$2])) / [.$C$2] + 1 / [.$A$2])" office:value-type="float" office:value="299.698934393587" calcext:value-type="float">
            <text:p>299,698934393587</text:p>
          </table:table-cell>
          <table:table-cell table:formula="of:=[.E107]-273" office:value-type="float" office:value="26.6989343935875" calcext:value-type="float">
            <text:p>26,6989343935875</text:p>
          </table:table-cell>
          <table:table-cell table:formula="of:=[.A107]*330/16384-[.$E107]*[.$E$2]+[.$F$2]-273" office:value-type="float" office:value="16.7938194331513" calcext:value-type="float">
            <text:p>16,7938194331513</text:p>
          </table:table-cell>
          <table:table-cell table:formula="of:=[.B107]*330/16384-[.$E107]*[.$E$2]+[.$F$2]-273" office:value-type="float" office:value="29.5233116206513" calcext:value-type="float">
            <text:p>29,5233116206513</text:p>
          </table:table-cell>
          <table:table-cell table:formula="of:=[.C107]*330/16384-[.$E107]*[.$E$2]+[.$F$2]-273" office:value-type="float" office:value="20.7818565425263" calcext:value-type="float">
            <text:p>20,7818565425263</text:p>
          </table:table-cell>
        </table:table-row>
        <table:table-row table:style-name="ro1">
          <table:table-cell office:value-type="float" office:value="15047" calcext:value-type="float">
            <text:p>15047</text:p>
          </table:table-cell>
          <table:table-cell office:value-type="float" office:value="15670" calcext:value-type="float">
            <text:p>15670</text:p>
          </table:table-cell>
          <table:table-cell office:value-type="float" office:value="15228" calcext:value-type="float">
            <text:p>15228</text:p>
          </table:table-cell>
          <table:table-cell office:value-type="float" office:value="6574" calcext:value-type="float">
            <text:p>6574</text:p>
          </table:table-cell>
          <table:table-cell table:formula="of:=1 / ( (LN([.D108])-LN([.$B$2])) / [.$C$2] + 1 / [.$A$2])" office:value-type="float" office:value="299.835604221377" calcext:value-type="float">
            <text:p>299,835604221377</text:p>
          </table:table-cell>
          <table:table-cell table:formula="of:=[.E108]-273" office:value-type="float" office:value="26.8356042213771" calcext:value-type="float">
            <text:p>26,8356042213771</text:p>
          </table:table-cell>
          <table:table-cell table:formula="of:=[.A108]*330/16384-[.$E108]*[.$E$2]+[.$F$2]-273" office:value-type="float" office:value="17.2040133710665" calcext:value-type="float">
            <text:p>17,2040133710665</text:p>
          </table:table-cell>
          <table:table-cell table:formula="of:=[.B108]*330/16384-[.$E108]*[.$E$2]+[.$F$2]-273" office:value-type="float" office:value="29.752231144504" calcext:value-type="float">
            <text:p>29,752231144504</text:p>
          </table:table-cell>
          <table:table-cell table:formula="of:=[.C108]*330/16384-[.$E108]*[.$E$2]+[.$F$2]-273" office:value-type="float" office:value="20.849643253879" calcext:value-type="float">
            <text:p>20,849643253879</text:p>
          </table:table-cell>
        </table:table-row>
        <table:table-row table:style-name="ro1">
          <table:table-cell office:value-type="float" office:value="15056" calcext:value-type="float">
            <text:p>15056</text:p>
          </table:table-cell>
          <table:table-cell office:value-type="float" office:value="15672" calcext:value-type="float">
            <text:p>15672</text:p>
          </table:table-cell>
          <table:table-cell office:value-type="float" office:value="15224" calcext:value-type="float">
            <text:p>15224</text:p>
          </table:table-cell>
          <table:table-cell office:value-type="float" office:value="6574" calcext:value-type="float">
            <text:p>6574</text:p>
          </table:table-cell>
          <table:table-cell table:formula="of:=1 / ( (LN([.D109])-LN([.$B$2])) / [.$C$2] + 1 / [.$A$2])" office:value-type="float" office:value="299.835604221377" calcext:value-type="float">
            <text:p>299,835604221377</text:p>
          </table:table-cell>
          <table:table-cell table:formula="of:=[.E109]-273" office:value-type="float" office:value="26.8356042213771" calcext:value-type="float">
            <text:p>26,8356042213771</text:p>
          </table:table-cell>
          <table:table-cell table:formula="of:=[.A109]*330/16384-[.$E109]*[.$E$2]+[.$F$2]-273" office:value-type="float" office:value="17.385287785129" calcext:value-type="float">
            <text:p>17,385287785129</text:p>
          </table:table-cell>
          <table:table-cell table:formula="of:=[.B109]*330/16384-[.$E109]*[.$E$2]+[.$F$2]-273" office:value-type="float" office:value="29.792514347629" calcext:value-type="float">
            <text:p>29,792514347629</text:p>
          </table:table-cell>
          <table:table-cell table:formula="of:=[.C109]*330/16384-[.$E109]*[.$E$2]+[.$F$2]-273" office:value-type="float" office:value="20.769076847629" calcext:value-type="float">
            <text:p>20,769076847629</text:p>
          </table:table-cell>
        </table:table-row>
        <table:table-row table:style-name="ro1">
          <table:table-cell office:value-type="float" office:value="15054" calcext:value-type="float">
            <text:p>15054</text:p>
          </table:table-cell>
          <table:table-cell office:value-type="float" office:value="15672" calcext:value-type="float">
            <text:p>15672</text:p>
          </table:table-cell>
          <table:table-cell office:value-type="float" office:value="15209" calcext:value-type="float">
            <text:p>15209</text:p>
          </table:table-cell>
          <table:table-cell office:value-type="float" office:value="6575" calcext:value-type="float">
            <text:p>6575</text:p>
          </table:table-cell>
          <table:table-cell table:formula="of:=1 / ( (LN([.D110])-LN([.$B$2])) / [.$C$2] + 1 / [.$A$2])" office:value-type="float" office:value="299.767248533292" calcext:value-type="float">
            <text:p>299,767248533292</text:p>
          </table:table-cell>
          <table:table-cell table:formula="of:=[.E110]-273" office:value-type="float" office:value="26.767248533292" calcext:value-type="float">
            <text:p>26,767248533292</text:p>
          </table:table-cell>
          <table:table-cell table:formula="of:=[.A110]*330/16384-[.$E110]*[.$E$2]+[.$F$2]-273" office:value-type="float" office:value="17.2405838860396" calcext:value-type="float">
            <text:p>17,2405838860396</text:p>
          </table:table-cell>
          <table:table-cell table:formula="of:=[.B110]*330/16384-[.$E110]*[.$E$2]+[.$F$2]-273" office:value-type="float" office:value="29.6880936516646" calcext:value-type="float">
            <text:p>29,6880936516646</text:p>
          </table:table-cell>
          <table:table-cell table:formula="of:=[.C110]*330/16384-[.$E110]*[.$E$2]+[.$F$2]-273" office:value-type="float" office:value="20.3625321282271" calcext:value-type="float">
            <text:p>20,3625321282271</text:p>
          </table:table-cell>
        </table:table-row>
        <table:table-row table:style-name="ro1">
          <table:table-cell office:value-type="float" office:value="15047" calcext:value-type="float">
            <text:p>15047</text:p>
          </table:table-cell>
          <table:table-cell office:value-type="float" office:value="15665" calcext:value-type="float">
            <text:p>15665</text:p>
          </table:table-cell>
          <table:table-cell office:value-type="float" office:value="15215" calcext:value-type="float">
            <text:p>15215</text:p>
          </table:table-cell>
          <table:table-cell office:value-type="float" office:value="6575" calcext:value-type="float">
            <text:p>6575</text:p>
          </table:table-cell>
          <table:table-cell table:formula="of:=1 / ( (LN([.D111])-LN([.$B$2])) / [.$C$2] + 1 / [.$A$2])" office:value-type="float" office:value="299.767248533292" calcext:value-type="float">
            <text:p>299,767248533292</text:p>
          </table:table-cell>
          <table:table-cell table:formula="of:=[.E111]-273" office:value-type="float" office:value="26.767248533292" calcext:value-type="float">
            <text:p>26,767248533292</text:p>
          </table:table-cell>
          <table:table-cell table:formula="of:=[.A111]*330/16384-[.$E111]*[.$E$2]+[.$F$2]-273" office:value-type="float" office:value="17.0995926751021" calcext:value-type="float">
            <text:p>17,0995926751021</text:p>
          </table:table-cell>
          <table:table-cell table:formula="of:=[.B111]*330/16384-[.$E111]*[.$E$2]+[.$F$2]-273" office:value-type="float" office:value="29.5471024407271" calcext:value-type="float">
            <text:p>29,5471024407271</text:p>
          </table:table-cell>
          <table:table-cell table:formula="of:=[.C111]*330/16384-[.$E111]*[.$E$2]+[.$F$2]-273" office:value-type="float" office:value="20.4833817376021" calcext:value-type="float">
            <text:p>20,4833817376021</text:p>
          </table:table-cell>
        </table:table-row>
        <table:table-row table:style-name="ro1">
          <table:table-cell office:value-type="float" office:value="15044" calcext:value-type="float">
            <text:p>15044</text:p>
          </table:table-cell>
          <table:table-cell office:value-type="float" office:value="15665" calcext:value-type="float">
            <text:p>15665</text:p>
          </table:table-cell>
          <table:table-cell office:value-type="float" office:value="15217" calcext:value-type="float">
            <text:p>15217</text:p>
          </table:table-cell>
          <table:table-cell office:value-type="float" office:value="6574" calcext:value-type="float">
            <text:p>6574</text:p>
          </table:table-cell>
          <table:table-cell table:formula="of:=1 / ( (LN([.D112])-LN([.$B$2])) / [.$C$2] + 1 / [.$A$2])" office:value-type="float" office:value="299.835604221377" calcext:value-type="float">
            <text:p>299,835604221377</text:p>
          </table:table-cell>
          <table:table-cell table:formula="of:=[.E112]-273" office:value-type="float" office:value="26.8356042213771" calcext:value-type="float">
            <text:p>26,8356042213771</text:p>
          </table:table-cell>
          <table:table-cell table:formula="of:=[.A112]*330/16384-[.$E112]*[.$E$2]+[.$F$2]-273" office:value-type="float" office:value="17.143588566379" calcext:value-type="float">
            <text:p>17,143588566379</text:p>
          </table:table-cell>
          <table:table-cell table:formula="of:=[.B112]*330/16384-[.$E112]*[.$E$2]+[.$F$2]-273" office:value-type="float" office:value="29.6515231366915" calcext:value-type="float">
            <text:p>29,6515231366915</text:p>
          </table:table-cell>
          <table:table-cell table:formula="of:=[.C112]*330/16384-[.$E112]*[.$E$2]+[.$F$2]-273" office:value-type="float" office:value="20.6280856366915" calcext:value-type="float">
            <text:p>20,6280856366915</text:p>
          </table:table-cell>
        </table:table-row>
        <table:table-row table:style-name="ro1">
          <table:table-cell office:value-type="float" office:value="15044" calcext:value-type="float">
            <text:p>15044</text:p>
          </table:table-cell>
          <table:table-cell office:value-type="float" office:value="15670" calcext:value-type="float">
            <text:p>15670</text:p>
          </table:table-cell>
          <table:table-cell office:value-type="float" office:value="15213" calcext:value-type="float">
            <text:p>15213</text:p>
          </table:table-cell>
          <table:table-cell office:value-type="float" office:value="6575" calcext:value-type="float">
            <text:p>6575</text:p>
          </table:table-cell>
          <table:table-cell table:formula="of:=1 / ( (LN([.D113])-LN([.$B$2])) / [.$C$2] + 1 / [.$A$2])" office:value-type="float" office:value="299.767248533292" calcext:value-type="float">
            <text:p>299,767248533292</text:p>
          </table:table-cell>
          <table:table-cell table:formula="of:=[.E113]-273" office:value-type="float" office:value="26.767248533292" calcext:value-type="float">
            <text:p>26,767248533292</text:p>
          </table:table-cell>
          <table:table-cell table:formula="of:=[.A113]*330/16384-[.$E113]*[.$E$2]+[.$F$2]-273" office:value-type="float" office:value="17.0391678704146" calcext:value-type="float">
            <text:p>17,0391678704146</text:p>
          </table:table-cell>
          <table:table-cell table:formula="of:=[.B113]*330/16384-[.$E113]*[.$E$2]+[.$F$2]-273" office:value-type="float" office:value="29.6478104485396" calcext:value-type="float">
            <text:p>29,6478104485396</text:p>
          </table:table-cell>
          <table:table-cell table:formula="of:=[.C113]*330/16384-[.$E113]*[.$E$2]+[.$F$2]-273" office:value-type="float" office:value="20.4430985344771" calcext:value-type="float">
            <text:p>20,4430985344771</text:p>
          </table:table-cell>
        </table:table-row>
        <table:table-row table:style-name="ro1">
          <table:table-cell office:value-type="float" office:value="15055" calcext:value-type="float">
            <text:p>15055</text:p>
          </table:table-cell>
          <table:table-cell office:value-type="float" office:value="15656" calcext:value-type="float">
            <text:p>15656</text:p>
          </table:table-cell>
          <table:table-cell office:value-type="float" office:value="15213" calcext:value-type="float">
            <text:p>15213</text:p>
          </table:table-cell>
          <table:table-cell office:value-type="float" office:value="6574" calcext:value-type="float">
            <text:p>6574</text:p>
          </table:table-cell>
          <table:table-cell table:formula="of:=1 / ( (LN([.D114])-LN([.$B$2])) / [.$C$2] + 1 / [.$A$2])" office:value-type="float" office:value="299.835604221377" calcext:value-type="float">
            <text:p>299,835604221377</text:p>
          </table:table-cell>
          <table:table-cell table:formula="of:=[.E114]-273" office:value-type="float" office:value="26.8356042213771" calcext:value-type="float">
            <text:p>26,8356042213771</text:p>
          </table:table-cell>
          <table:table-cell table:formula="of:=[.A114]*330/16384-[.$E114]*[.$E$2]+[.$F$2]-273" office:value-type="float" office:value="17.3651461835665" calcext:value-type="float">
            <text:p>17,3651461835665</text:p>
          </table:table-cell>
          <table:table-cell table:formula="of:=[.B114]*330/16384-[.$E114]*[.$E$2]+[.$F$2]-273" office:value-type="float" office:value="29.470248722629" calcext:value-type="float">
            <text:p>29,470248722629</text:p>
          </table:table-cell>
          <table:table-cell table:formula="of:=[.C114]*330/16384-[.$E114]*[.$E$2]+[.$F$2]-273" office:value-type="float" office:value="20.5475192304415" calcext:value-type="float">
            <text:p>20,5475192304415</text:p>
          </table:table-cell>
        </table:table-row>
        <table:table-row table:style-name="ro1">
          <table:table-cell office:value-type="float" office:value="15042" calcext:value-type="float">
            <text:p>15042</text:p>
          </table:table-cell>
          <table:table-cell office:value-type="float" office:value="15654" calcext:value-type="float">
            <text:p>15654</text:p>
          </table:table-cell>
          <table:table-cell office:value-type="float" office:value="15207" calcext:value-type="float">
            <text:p>15207</text:p>
          </table:table-cell>
          <table:table-cell office:value-type="float" office:value="6574" calcext:value-type="float">
            <text:p>6574</text:p>
          </table:table-cell>
          <table:table-cell table:formula="of:=1 / ( (LN([.D115])-LN([.$B$2])) / [.$C$2] + 1 / [.$A$2])" office:value-type="float" office:value="299.835604221377" calcext:value-type="float">
            <text:p>299,835604221377</text:p>
          </table:table-cell>
          <table:table-cell table:formula="of:=[.E115]-273" office:value-type="float" office:value="26.8356042213771" calcext:value-type="float">
            <text:p>26,8356042213771</text:p>
          </table:table-cell>
          <table:table-cell table:formula="of:=[.A115]*330/16384-[.$E115]*[.$E$2]+[.$F$2]-273" office:value-type="float" office:value="17.103305363254" calcext:value-type="float">
            <text:p>17,103305363254</text:p>
          </table:table-cell>
          <table:table-cell table:formula="of:=[.B115]*330/16384-[.$E115]*[.$E$2]+[.$F$2]-273" office:value-type="float" office:value="29.429965519504" calcext:value-type="float">
            <text:p>29,429965519504</text:p>
          </table:table-cell>
          <table:table-cell table:formula="of:=[.C115]*330/16384-[.$E115]*[.$E$2]+[.$F$2]-273" office:value-type="float" office:value="20.4266696210665" calcext:value-type="float">
            <text:p>20,4266696210665</text:p>
          </table:table-cell>
        </table:table-row>
        <table:table-row table:style-name="ro1">
          <table:table-cell office:value-type="float" office:value="15035" calcext:value-type="float">
            <text:p>15035</text:p>
          </table:table-cell>
          <table:table-cell office:value-type="float" office:value="15658" calcext:value-type="float">
            <text:p>15658</text:p>
          </table:table-cell>
          <table:table-cell office:value-type="float" office:value="15205" calcext:value-type="float">
            <text:p>15205</text:p>
          </table:table-cell>
          <table:table-cell office:value-type="float" office:value="6574" calcext:value-type="float">
            <text:p>6574</text:p>
          </table:table-cell>
          <table:table-cell table:formula="of:=1 / ( (LN([.D116])-LN([.$B$2])) / [.$C$2] + 1 / [.$A$2])" office:value-type="float" office:value="299.835604221377" calcext:value-type="float">
            <text:p>299,835604221377</text:p>
          </table:table-cell>
          <table:table-cell table:formula="of:=[.E116]-273" office:value-type="float" office:value="26.8356042213771" calcext:value-type="float">
            <text:p>26,8356042213771</text:p>
          </table:table-cell>
          <table:table-cell table:formula="of:=[.A116]*330/16384-[.$E116]*[.$E$2]+[.$F$2]-273" office:value-type="float" office:value="16.9623141523165" calcext:value-type="float">
            <text:p>16,9623141523165</text:p>
          </table:table-cell>
          <table:table-cell table:formula="of:=[.B116]*330/16384-[.$E116]*[.$E$2]+[.$F$2]-273" office:value-type="float" office:value="29.510531925754" calcext:value-type="float">
            <text:p>29,510531925754</text:p>
          </table:table-cell>
          <table:table-cell table:formula="of:=[.C116]*330/16384-[.$E116]*[.$E$2]+[.$F$2]-273" office:value-type="float" office:value="20.3863864179415" calcext:value-type="float">
            <text:p>20,3863864179415</text:p>
          </table:table-cell>
        </table:table-row>
        <table:table-row table:style-name="ro1">
          <table:table-cell office:value-type="float" office:value="15048" calcext:value-type="float">
            <text:p>15048</text:p>
          </table:table-cell>
          <table:table-cell office:value-type="float" office:value="15662" calcext:value-type="float">
            <text:p>15662</text:p>
          </table:table-cell>
          <table:table-cell office:value-type="float" office:value="15206" calcext:value-type="float">
            <text:p>15206</text:p>
          </table:table-cell>
          <table:table-cell office:value-type="float" office:value="6574" calcext:value-type="float">
            <text:p>6574</text:p>
          </table:table-cell>
          <table:table-cell table:formula="of:=1 / ( (LN([.D117])-LN([.$B$2])) / [.$C$2] + 1 / [.$A$2])" office:value-type="float" office:value="299.835604221377" calcext:value-type="float">
            <text:p>299,835604221377</text:p>
          </table:table-cell>
          <table:table-cell table:formula="of:=[.E117]-273" office:value-type="float" office:value="26.8356042213771" calcext:value-type="float">
            <text:p>26,8356042213771</text:p>
          </table:table-cell>
          <table:table-cell table:formula="of:=[.A117]*330/16384-[.$E117]*[.$E$2]+[.$F$2]-273" office:value-type="float" office:value="17.224154972629" calcext:value-type="float">
            <text:p>17,224154972629</text:p>
          </table:table-cell>
          <table:table-cell table:formula="of:=[.B117]*330/16384-[.$E117]*[.$E$2]+[.$F$2]-273" office:value-type="float" office:value="29.591098332004" calcext:value-type="float">
            <text:p>29,591098332004</text:p>
          </table:table-cell>
          <table:table-cell table:formula="of:=[.C117]*330/16384-[.$E117]*[.$E$2]+[.$F$2]-273" office:value-type="float" office:value="20.406528019504" calcext:value-type="float">
            <text:p>20,406528019504</text:p>
          </table:table-cell>
        </table:table-row>
        <table:table-row table:style-name="ro1">
          <table:table-cell office:value-type="float" office:value="15045" calcext:value-type="float">
            <text:p>15045</text:p>
          </table:table-cell>
          <table:table-cell office:value-type="float" office:value="15658" calcext:value-type="float">
            <text:p>15658</text:p>
          </table:table-cell>
          <table:table-cell office:value-type="float" office:value="15203" calcext:value-type="float">
            <text:p>15203</text:p>
          </table:table-cell>
          <table:table-cell office:value-type="float" office:value="6574" calcext:value-type="float">
            <text:p>6574</text:p>
          </table:table-cell>
          <table:table-cell table:formula="of:=1 / ( (LN([.D118])-LN([.$B$2])) / [.$C$2] + 1 / [.$A$2])" office:value-type="float" office:value="299.835604221377" calcext:value-type="float">
            <text:p>299,835604221377</text:p>
          </table:table-cell>
          <table:table-cell table:formula="of:=[.E118]-273" office:value-type="float" office:value="26.8356042213771" calcext:value-type="float">
            <text:p>26,8356042213771</text:p>
          </table:table-cell>
          <table:table-cell table:formula="of:=[.A118]*330/16384-[.$E118]*[.$E$2]+[.$F$2]-273" office:value-type="float" office:value="17.1637301679415" calcext:value-type="float">
            <text:p>17,1637301679415</text:p>
          </table:table-cell>
          <table:table-cell table:formula="of:=[.B118]*330/16384-[.$E118]*[.$E$2]+[.$F$2]-273" office:value-type="float" office:value="29.510531925754" calcext:value-type="float">
            <text:p>29,510531925754</text:p>
          </table:table-cell>
          <table:table-cell table:formula="of:=[.C118]*330/16384-[.$E118]*[.$E$2]+[.$F$2]-273" office:value-type="float" office:value="20.3461032148165" calcext:value-type="float">
            <text:p>20,3461032148165</text:p>
          </table:table-cell>
        </table:table-row>
        <table:table-row table:style-name="ro1">
          <table:table-cell office:value-type="float" office:value="15025" calcext:value-type="float">
            <text:p>15025</text:p>
          </table:table-cell>
          <table:table-cell office:value-type="float" office:value="15676" calcext:value-type="float">
            <text:p>15676</text:p>
          </table:table-cell>
          <table:table-cell office:value-type="float" office:value="15230" calcext:value-type="float">
            <text:p>15230</text:p>
          </table:table-cell>
          <table:table-cell office:value-type="float" office:value="6571" calcext:value-type="float">
            <text:p>6571</text:p>
          </table:table-cell>
          <table:table-cell table:formula="of:=1 / ( (LN([.D119])-LN([.$B$2])) / [.$C$2] + 1 / [.$A$2])" office:value-type="float" office:value="300.040920963233" calcext:value-type="float">
            <text:p>300,040920963233</text:p>
          </table:table-cell>
          <table:table-cell table:formula="of:=[.E119]-273" office:value-type="float" office:value="27.0409209632335" calcext:value-type="float">
            <text:p>27,0409209632335</text:p>
          </table:table-cell>
          <table:table-cell table:formula="of:=[.A119]*330/16384-[.$E119]*[.$E$2]+[.$F$2]-273" office:value-type="float" office:value="17.0745416340852" calcext:value-type="float">
            <text:p>17,0745416340852</text:p>
          </table:table-cell>
          <table:table-cell table:formula="of:=[.B119]*330/16384-[.$E119]*[.$E$2]+[.$F$2]-273" office:value-type="float" office:value="30.1867242512727" calcext:value-type="float">
            <text:p>30,1867242512727</text:p>
          </table:table-cell>
          <table:table-cell table:formula="of:=[.C119]*330/16384-[.$E119]*[.$E$2]+[.$F$2]-273" office:value-type="float" office:value="21.2035699543977" calcext:value-type="float">
            <text:p>21,2035699543977</text:p>
          </table:table-cell>
        </table:table-row>
        <table:table-row table:style-name="ro1">
          <table:table-cell office:value-type="float" office:value="15025" calcext:value-type="float">
            <text:p>15025</text:p>
          </table:table-cell>
          <table:table-cell office:value-type="float" office:value="15673" calcext:value-type="float">
            <text:p>15673</text:p>
          </table:table-cell>
          <table:table-cell office:value-type="float" office:value="15226" calcext:value-type="float">
            <text:p>15226</text:p>
          </table:table-cell>
          <table:table-cell office:value-type="float" office:value="6573" calcext:value-type="float">
            <text:p>6573</text:p>
          </table:table-cell>
          <table:table-cell table:formula="of:=1 / ( (LN([.D120])-LN([.$B$2])) / [.$C$2] + 1 / [.$A$2])" office:value-type="float" office:value="299.90400149655" calcext:value-type="float">
            <text:p>299,90400149655</text:p>
          </table:table-cell>
          <table:table-cell table:formula="of:=[.E120]-273" office:value-type="float" office:value="26.9040014965502" calcext:value-type="float">
            <text:p>26,9040014965502</text:p>
          </table:table-cell>
          <table:table-cell table:formula="of:=[.A120]*330/16384-[.$E120]*[.$E$2]+[.$F$2]-273" office:value-type="float" office:value="16.865382361424" calcext:value-type="float">
            <text:p>16,865382361424</text:p>
          </table:table-cell>
          <table:table-cell table:formula="of:=[.B120]*330/16384-[.$E120]*[.$E$2]+[.$F$2]-273" office:value-type="float" office:value="29.917140173924" calcext:value-type="float">
            <text:p>29,917140173924</text:p>
          </table:table-cell>
          <table:table-cell table:formula="of:=[.C120]*330/16384-[.$E120]*[.$E$2]+[.$F$2]-273" office:value-type="float" office:value="20.9138442754865" calcext:value-type="float">
            <text:p>20,9138442754865</text:p>
          </table:table-cell>
        </table:table-row>
        <table:table-row table:style-name="ro1">
          <table:table-cell office:value-type="float" office:value="15028" calcext:value-type="float">
            <text:p>15028</text:p>
          </table:table-cell>
          <table:table-cell office:value-type="float" office:value="15682" calcext:value-type="float">
            <text:p>15682</text:p>
          </table:table-cell>
          <table:table-cell office:value-type="float" office:value="15220" calcext:value-type="float">
            <text:p>15220</text:p>
          </table:table-cell>
          <table:table-cell office:value-type="float" office:value="6573" calcext:value-type="float">
            <text:p>6573</text:p>
          </table:table-cell>
          <table:table-cell table:formula="of:=1 / ( (LN([.D121])-LN([.$B$2])) / [.$C$2] + 1 / [.$A$2])" office:value-type="float" office:value="299.90400149655" calcext:value-type="float">
            <text:p>299,90400149655</text:p>
          </table:table-cell>
          <table:table-cell table:formula="of:=[.E121]-273" office:value-type="float" office:value="26.9040014965502" calcext:value-type="float">
            <text:p>26,9040014965502</text:p>
          </table:table-cell>
          <table:table-cell table:formula="of:=[.A121]*330/16384-[.$E121]*[.$E$2]+[.$F$2]-273" office:value-type="float" office:value="16.9258071661115" calcext:value-type="float">
            <text:p>16,9258071661115</text:p>
          </table:table-cell>
          <table:table-cell table:formula="of:=[.B121]*330/16384-[.$E121]*[.$E$2]+[.$F$2]-273" office:value-type="float" office:value="30.0984145879865" calcext:value-type="float">
            <text:p>30,0984145879865</text:p>
          </table:table-cell>
          <table:table-cell table:formula="of:=[.C121]*330/16384-[.$E121]*[.$E$2]+[.$F$2]-273" office:value-type="float" office:value="20.7929946661115" calcext:value-type="float">
            <text:p>20,7929946661115</text:p>
          </table:table-cell>
        </table:table-row>
        <table:table-row table:style-name="ro1">
          <table:table-cell office:value-type="float" office:value="15039" calcext:value-type="float">
            <text:p>15039</text:p>
          </table:table-cell>
          <table:table-cell office:value-type="float" office:value="15674" calcext:value-type="float">
            <text:p>15674</text:p>
          </table:table-cell>
          <table:table-cell office:value-type="float" office:value="15234" calcext:value-type="float">
            <text:p>15234</text:p>
          </table:table-cell>
          <table:table-cell office:value-type="float" office:value="6573" calcext:value-type="float">
            <text:p>6573</text:p>
          </table:table-cell>
          <table:table-cell table:formula="of:=1 / ( (LN([.D122])-LN([.$B$2])) / [.$C$2] + 1 / [.$A$2])" office:value-type="float" office:value="299.90400149655" calcext:value-type="float">
            <text:p>299,90400149655</text:p>
          </table:table-cell>
          <table:table-cell table:formula="of:=[.E122]-273" office:value-type="float" office:value="26.9040014965502" calcext:value-type="float">
            <text:p>26,9040014965502</text:p>
          </table:table-cell>
          <table:table-cell table:formula="of:=[.A122]*330/16384-[.$E122]*[.$E$2]+[.$F$2]-273" office:value-type="float" office:value="17.147364783299" calcext:value-type="float">
            <text:p>17,147364783299</text:p>
          </table:table-cell>
          <table:table-cell table:formula="of:=[.B122]*330/16384-[.$E122]*[.$E$2]+[.$F$2]-273" office:value-type="float" office:value="29.9372817754865" calcext:value-type="float">
            <text:p>29,9372817754865</text:p>
          </table:table-cell>
          <table:table-cell table:formula="of:=[.C122]*330/16384-[.$E122]*[.$E$2]+[.$F$2]-273" office:value-type="float" office:value="21.0749770879865" calcext:value-type="float">
            <text:p>21,0749770879865</text:p>
          </table:table-cell>
        </table:table-row>
        <table:table-row table:style-name="ro1">
          <table:table-cell office:value-type="float" office:value="15027" calcext:value-type="float">
            <text:p>15027</text:p>
          </table:table-cell>
          <table:table-cell office:value-type="float" office:value="15674" calcext:value-type="float">
            <text:p>15674</text:p>
          </table:table-cell>
          <table:table-cell office:value-type="float" office:value="15220" calcext:value-type="float">
            <text:p>15220</text:p>
          </table:table-cell>
          <table:table-cell office:value-type="float" office:value="6573" calcext:value-type="float">
            <text:p>6573</text:p>
          </table:table-cell>
          <table:table-cell table:formula="of:=1 / ( (LN([.D123])-LN([.$B$2])) / [.$C$2] + 1 / [.$A$2])" office:value-type="float" office:value="299.90400149655" calcext:value-type="float">
            <text:p>299,90400149655</text:p>
          </table:table-cell>
          <table:table-cell table:formula="of:=[.E123]-273" office:value-type="float" office:value="26.9040014965502" calcext:value-type="float">
            <text:p>26,9040014965502</text:p>
          </table:table-cell>
          <table:table-cell table:formula="of:=[.A123]*330/16384-[.$E123]*[.$E$2]+[.$F$2]-273" office:value-type="float" office:value="16.905665564549" calcext:value-type="float">
            <text:p>16,905665564549</text:p>
          </table:table-cell>
          <table:table-cell table:formula="of:=[.B123]*330/16384-[.$E123]*[.$E$2]+[.$F$2]-273" office:value-type="float" office:value="29.9372817754865" calcext:value-type="float">
            <text:p>29,9372817754865</text:p>
          </table:table-cell>
          <table:table-cell table:formula="of:=[.C123]*330/16384-[.$E123]*[.$E$2]+[.$F$2]-273" office:value-type="float" office:value="20.7929946661115" calcext:value-type="float">
            <text:p>20,7929946661115</text:p>
          </table:table-cell>
        </table:table-row>
        <table:table-row table:style-name="ro1">
          <table:table-cell office:value-type="float" office:value="15021" calcext:value-type="float">
            <text:p>15021</text:p>
          </table:table-cell>
          <table:table-cell office:value-type="float" office:value="15678" calcext:value-type="float">
            <text:p>15678</text:p>
          </table:table-cell>
          <table:table-cell office:value-type="float" office:value="15215" calcext:value-type="float">
            <text:p>15215</text:p>
          </table:table-cell>
          <table:table-cell office:value-type="float" office:value="6574" calcext:value-type="float">
            <text:p>6574</text:p>
          </table:table-cell>
          <table:table-cell table:formula="of:=1 / ( (LN([.D124])-LN([.$B$2])) / [.$C$2] + 1 / [.$A$2])" office:value-type="float" office:value="299.835604221377" calcext:value-type="float">
            <text:p>299,835604221377</text:p>
          </table:table-cell>
          <table:table-cell table:formula="of:=[.E124]-273" office:value-type="float" office:value="26.8356042213771" calcext:value-type="float">
            <text:p>26,8356042213771</text:p>
          </table:table-cell>
          <table:table-cell table:formula="of:=[.A124]*330/16384-[.$E124]*[.$E$2]+[.$F$2]-273" office:value-type="float" office:value="16.6803317304415" calcext:value-type="float">
            <text:p>16,6803317304415</text:p>
          </table:table-cell>
          <table:table-cell table:formula="of:=[.B124]*330/16384-[.$E124]*[.$E$2]+[.$F$2]-273" office:value-type="float" office:value="29.913363957004" calcext:value-type="float">
            <text:p>29,913363957004</text:p>
          </table:table-cell>
          <table:table-cell table:formula="of:=[.C124]*330/16384-[.$E124]*[.$E$2]+[.$F$2]-273" office:value-type="float" office:value="20.5878024335665" calcext:value-type="float">
            <text:p>20,5878024335665</text:p>
          </table:table-cell>
        </table:table-row>
        <table:table-row table:style-name="ro1">
          <table:table-cell office:value-type="float" office:value="15029" calcext:value-type="float">
            <text:p>15029</text:p>
          </table:table-cell>
          <table:table-cell office:value-type="float" office:value="15674" calcext:value-type="float">
            <text:p>15674</text:p>
          </table:table-cell>
          <table:table-cell office:value-type="float" office:value="15226" calcext:value-type="float">
            <text:p>15226</text:p>
          </table:table-cell>
          <table:table-cell office:value-type="float" office:value="6574" calcext:value-type="float">
            <text:p>6574</text:p>
          </table:table-cell>
          <table:table-cell table:formula="of:=1 / ( (LN([.D125])-LN([.$B$2])) / [.$C$2] + 1 / [.$A$2])" office:value-type="float" office:value="299.835604221377" calcext:value-type="float">
            <text:p>299,835604221377</text:p>
          </table:table-cell>
          <table:table-cell table:formula="of:=[.E125]-273" office:value-type="float" office:value="26.8356042213771" calcext:value-type="float">
            <text:p>26,8356042213771</text:p>
          </table:table-cell>
          <table:table-cell table:formula="of:=[.A125]*330/16384-[.$E125]*[.$E$2]+[.$F$2]-273" office:value-type="float" office:value="16.8414645429415" calcext:value-type="float">
            <text:p>16,8414645429415</text:p>
          </table:table-cell>
          <table:table-cell table:formula="of:=[.B125]*330/16384-[.$E125]*[.$E$2]+[.$F$2]-273" office:value-type="float" office:value="29.832797550754" calcext:value-type="float">
            <text:p>29,832797550754</text:p>
          </table:table-cell>
          <table:table-cell table:formula="of:=[.C125]*330/16384-[.$E125]*[.$E$2]+[.$F$2]-273" office:value-type="float" office:value="20.809360050754" calcext:value-type="float">
            <text:p>20,809360050754</text:p>
          </table:table-cell>
        </table:table-row>
        <table:table-row table:style-name="ro1">
          <table:table-cell office:value-type="float" office:value="15019" calcext:value-type="float">
            <text:p>15019</text:p>
          </table:table-cell>
          <table:table-cell office:value-type="float" office:value="15672" calcext:value-type="float">
            <text:p>15672</text:p>
          </table:table-cell>
          <table:table-cell office:value-type="float" office:value="15218" calcext:value-type="float">
            <text:p>15218</text:p>
          </table:table-cell>
          <table:table-cell office:value-type="float" office:value="6573" calcext:value-type="float">
            <text:p>6573</text:p>
          </table:table-cell>
          <table:table-cell table:formula="of:=1 / ( (LN([.D126])-LN([.$B$2])) / [.$C$2] + 1 / [.$A$2])" office:value-type="float" office:value="299.90400149655" calcext:value-type="float">
            <text:p>299,90400149655</text:p>
          </table:table-cell>
          <table:table-cell table:formula="of:=[.E126]-273" office:value-type="float" office:value="26.9040014965502" calcext:value-type="float">
            <text:p>26,9040014965502</text:p>
          </table:table-cell>
          <table:table-cell table:formula="of:=[.A126]*330/16384-[.$E126]*[.$E$2]+[.$F$2]-273" office:value-type="float" office:value="16.744532752049" calcext:value-type="float">
            <text:p>16,744532752049</text:p>
          </table:table-cell>
          <table:table-cell table:formula="of:=[.B126]*330/16384-[.$E126]*[.$E$2]+[.$F$2]-273" office:value-type="float" office:value="29.8969985723615" calcext:value-type="float">
            <text:p>29,8969985723615</text:p>
          </table:table-cell>
          <table:table-cell table:formula="of:=[.C126]*330/16384-[.$E126]*[.$E$2]+[.$F$2]-273" office:value-type="float" office:value="20.7527114629865" calcext:value-type="float">
            <text:p>20,7527114629865</text:p>
          </table:table-cell>
        </table:table-row>
        <table:table-row table:style-name="ro1">
          <table:table-cell office:value-type="float" office:value="15030" calcext:value-type="float">
            <text:p>15030</text:p>
          </table:table-cell>
          <table:table-cell office:value-type="float" office:value="15666" calcext:value-type="float">
            <text:p>15666</text:p>
          </table:table-cell>
          <table:table-cell office:value-type="float" office:value="15216" calcext:value-type="float">
            <text:p>15216</text:p>
          </table:table-cell>
          <table:table-cell office:value-type="float" office:value="6574" calcext:value-type="float">
            <text:p>6574</text:p>
          </table:table-cell>
          <table:table-cell table:formula="of:=1 / ( (LN([.D127])-LN([.$B$2])) / [.$C$2] + 1 / [.$A$2])" office:value-type="float" office:value="299.835604221377" calcext:value-type="float">
            <text:p>299,835604221377</text:p>
          </table:table-cell>
          <table:table-cell table:formula="of:=[.E127]-273" office:value-type="float" office:value="26.8356042213771" calcext:value-type="float">
            <text:p>26,8356042213771</text:p>
          </table:table-cell>
          <table:table-cell table:formula="of:=[.A127]*330/16384-[.$E127]*[.$E$2]+[.$F$2]-273" office:value-type="float" office:value="16.861606144504" calcext:value-type="float">
            <text:p>16,861606144504</text:p>
          </table:table-cell>
          <table:table-cell table:formula="of:=[.B127]*330/16384-[.$E127]*[.$E$2]+[.$F$2]-273" office:value-type="float" office:value="29.671664738254" calcext:value-type="float">
            <text:p>29,671664738254</text:p>
          </table:table-cell>
          <table:table-cell table:formula="of:=[.C127]*330/16384-[.$E127]*[.$E$2]+[.$F$2]-273" office:value-type="float" office:value="20.607944035129" calcext:value-type="float">
            <text:p>20,607944035129</text:p>
          </table:table-cell>
        </table:table-row>
        <table:table-row table:style-name="ro1">
          <table:table-cell office:value-type="float" office:value="15027" calcext:value-type="float">
            <text:p>15027</text:p>
          </table:table-cell>
          <table:table-cell office:value-type="float" office:value="15669" calcext:value-type="float">
            <text:p>15669</text:p>
          </table:table-cell>
          <table:table-cell office:value-type="float" office:value="15215" calcext:value-type="float">
            <text:p>15215</text:p>
          </table:table-cell>
          <table:table-cell office:value-type="float" office:value="6573" calcext:value-type="float">
            <text:p>6573</text:p>
          </table:table-cell>
          <table:table-cell table:formula="of:=1 / ( (LN([.D128])-LN([.$B$2])) / [.$C$2] + 1 / [.$A$2])" office:value-type="float" office:value="299.90400149655" calcext:value-type="float">
            <text:p>299,90400149655</text:p>
          </table:table-cell>
          <table:table-cell table:formula="of:=[.E128]-273" office:value-type="float" office:value="26.9040014965502" calcext:value-type="float">
            <text:p>26,9040014965502</text:p>
          </table:table-cell>
          <table:table-cell table:formula="of:=[.A128]*330/16384-[.$E128]*[.$E$2]+[.$F$2]-273" office:value-type="float" office:value="16.905665564549" calcext:value-type="float">
            <text:p>16,905665564549</text:p>
          </table:table-cell>
          <table:table-cell table:formula="of:=[.B128]*330/16384-[.$E128]*[.$E$2]+[.$F$2]-273" office:value-type="float" office:value="29.836573767674" calcext:value-type="float">
            <text:p>29,836573767674</text:p>
          </table:table-cell>
          <table:table-cell table:formula="of:=[.C128]*330/16384-[.$E128]*[.$E$2]+[.$F$2]-273" office:value-type="float" office:value="20.692286658299" calcext:value-type="float">
            <text:p>20,692286658299</text:p>
          </table:table-cell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float" office:value="15659" calcext:value-type="float">
            <text:p>15659</text:p>
          </table:table-cell>
          <table:table-cell office:value-type="float" office:value="15217" calcext:value-type="float">
            <text:p>15217</text:p>
          </table:table-cell>
          <table:table-cell office:value-type="float" office:value="6574" calcext:value-type="float">
            <text:p>6574</text:p>
          </table:table-cell>
          <table:table-cell table:formula="of:=1 / ( (LN([.D129])-LN([.$B$2])) / [.$C$2] + 1 / [.$A$2])" office:value-type="float" office:value="299.835604221377" calcext:value-type="float">
            <text:p>299,835604221377</text:p>
          </table:table-cell>
          <table:table-cell table:formula="of:=[.E129]-273" office:value-type="float" office:value="26.8356042213771" calcext:value-type="float">
            <text:p>26,8356042213771</text:p>
          </table:table-cell>
          <table:table-cell table:formula="of:=[.A129]*330/16384-[.$E129]*[.$E$2]+[.$F$2]-273" office:value-type="float" office:value="16.982455753879" calcext:value-type="float">
            <text:p>16,982455753879</text:p>
          </table:table-cell>
          <table:table-cell table:formula="of:=[.B129]*330/16384-[.$E129]*[.$E$2]+[.$F$2]-273" office:value-type="float" office:value="29.5306735273165" calcext:value-type="float">
            <text:p>29,5306735273165</text:p>
          </table:table-cell>
          <table:table-cell table:formula="of:=[.C129]*330/16384-[.$E129]*[.$E$2]+[.$F$2]-273" office:value-type="float" office:value="20.6280856366915" calcext:value-type="float">
            <text:p>20,6280856366915</text:p>
          </table:table-cell>
        </table:table-row>
        <table:table-row table:style-name="ro1">
          <table:table-cell office:value-type="float" office:value="15038" calcext:value-type="float">
            <text:p>15038</text:p>
          </table:table-cell>
          <table:table-cell office:value-type="float" office:value="15663" calcext:value-type="float">
            <text:p>15663</text:p>
          </table:table-cell>
          <table:table-cell office:value-type="float" office:value="15205" calcext:value-type="float">
            <text:p>15205</text:p>
          </table:table-cell>
          <table:table-cell office:value-type="float" office:value="6574" calcext:value-type="float">
            <text:p>6574</text:p>
          </table:table-cell>
          <table:table-cell table:formula="of:=1 / ( (LN([.D130])-LN([.$B$2])) / [.$C$2] + 1 / [.$A$2])" office:value-type="float" office:value="299.835604221377" calcext:value-type="float">
            <text:p>299,835604221377</text:p>
          </table:table-cell>
          <table:table-cell table:formula="of:=[.E130]-273" office:value-type="float" office:value="26.8356042213771" calcext:value-type="float">
            <text:p>26,8356042213771</text:p>
          </table:table-cell>
          <table:table-cell table:formula="of:=[.A130]*330/16384-[.$E130]*[.$E$2]+[.$F$2]-273" office:value-type="float" office:value="17.022738957004" calcext:value-type="float">
            <text:p>17,022738957004</text:p>
          </table:table-cell>
          <table:table-cell table:formula="of:=[.B130]*330/16384-[.$E130]*[.$E$2]+[.$F$2]-273" office:value-type="float" office:value="29.6112399335665" calcext:value-type="float">
            <text:p>29,6112399335665</text:p>
          </table:table-cell>
          <table:table-cell table:formula="of:=[.C130]*330/16384-[.$E130]*[.$E$2]+[.$F$2]-273" office:value-type="float" office:value="20.3863864179415" calcext:value-type="float">
            <text:p>20,3863864179415</text:p>
          </table:table-cell>
        </table:table-row>
        <table:table-row table:style-name="ro1">
          <table:table-cell office:value-type="float" office:value="15038" calcext:value-type="float">
            <text:p>15038</text:p>
          </table:table-cell>
          <table:table-cell office:value-type="float" office:value="15667" calcext:value-type="float">
            <text:p>15667</text:p>
          </table:table-cell>
          <table:table-cell office:value-type="float" office:value="15211" calcext:value-type="float">
            <text:p>15211</text:p>
          </table:table-cell>
          <table:table-cell office:value-type="float" office:value="6574" calcext:value-type="float">
            <text:p>6574</text:p>
          </table:table-cell>
          <table:table-cell table:formula="of:=1 / ( (LN([.D131])-LN([.$B$2])) / [.$C$2] + 1 / [.$A$2])" office:value-type="float" office:value="299.835604221377" calcext:value-type="float">
            <text:p>299,835604221377</text:p>
          </table:table-cell>
          <table:table-cell table:formula="of:=[.E131]-273" office:value-type="float" office:value="26.8356042213771" calcext:value-type="float">
            <text:p>26,8356042213771</text:p>
          </table:table-cell>
          <table:table-cell table:formula="of:=[.A131]*330/16384-[.$E131]*[.$E$2]+[.$F$2]-273" office:value-type="float" office:value="17.022738957004" calcext:value-type="float">
            <text:p>17,022738957004</text:p>
          </table:table-cell>
          <table:table-cell table:formula="of:=[.B131]*330/16384-[.$E131]*[.$E$2]+[.$F$2]-273" office:value-type="float" office:value="29.6918063398165" calcext:value-type="float">
            <text:p>29,6918063398165</text:p>
          </table:table-cell>
          <table:table-cell table:formula="of:=[.C131]*330/16384-[.$E131]*[.$E$2]+[.$F$2]-273" office:value-type="float" office:value="20.5072360273165" calcext:value-type="float">
            <text:p>20,5072360273165</text:p>
          </table:table-cell>
        </table:table-row>
        <table:table-row table:style-name="ro1">
          <table:table-cell office:value-type="float" office:value="15043" calcext:value-type="float">
            <text:p>15043</text:p>
          </table:table-cell>
          <table:table-cell office:value-type="float" office:value="15662" calcext:value-type="float">
            <text:p>15662</text:p>
          </table:table-cell>
          <table:table-cell office:value-type="float" office:value="15203" calcext:value-type="float">
            <text:p>15203</text:p>
          </table:table-cell>
          <table:table-cell office:value-type="float" office:value="6574" calcext:value-type="float">
            <text:p>6574</text:p>
          </table:table-cell>
          <table:table-cell table:formula="of:=1 / ( (LN([.D132])-LN([.$B$2])) / [.$C$2] + 1 / [.$A$2])" office:value-type="float" office:value="299.835604221377" calcext:value-type="float">
            <text:p>299,835604221377</text:p>
          </table:table-cell>
          <table:table-cell table:formula="of:=[.E132]-273" office:value-type="float" office:value="26.8356042213771" calcext:value-type="float">
            <text:p>26,8356042213771</text:p>
          </table:table-cell>
          <table:table-cell table:formula="of:=[.A132]*330/16384-[.$E132]*[.$E$2]+[.$F$2]-273" office:value-type="float" office:value="17.1234469648165" calcext:value-type="float">
            <text:p>17,1234469648165</text:p>
          </table:table-cell>
          <table:table-cell table:formula="of:=[.B132]*330/16384-[.$E132]*[.$E$2]+[.$F$2]-273" office:value-type="float" office:value="29.591098332004" calcext:value-type="float">
            <text:p>29,591098332004</text:p>
          </table:table-cell>
          <table:table-cell table:formula="of:=[.C132]*330/16384-[.$E132]*[.$E$2]+[.$F$2]-273" office:value-type="float" office:value="20.3461032148165" calcext:value-type="float">
            <text:p>20,3461032148165</text:p>
          </table:table-cell>
        </table:table-row>
        <table:table-row table:style-name="ro1">
          <table:table-cell office:value-type="float" office:value="15046" calcext:value-type="float">
            <text:p>15046</text:p>
          </table:table-cell>
          <table:table-cell office:value-type="float" office:value="15664" calcext:value-type="float">
            <text:p>15664</text:p>
          </table:table-cell>
          <table:table-cell office:value-type="float" office:value="15205" calcext:value-type="float">
            <text:p>15205</text:p>
          </table:table-cell>
          <table:table-cell office:value-type="float" office:value="6573" calcext:value-type="float">
            <text:p>6573</text:p>
          </table:table-cell>
          <table:table-cell table:formula="of:=1 / ( (LN([.D133])-LN([.$B$2])) / [.$C$2] + 1 / [.$A$2])" office:value-type="float" office:value="299.90400149655" calcext:value-type="float">
            <text:p>299,90400149655</text:p>
          </table:table-cell>
          <table:table-cell table:formula="of:=[.E133]-273" office:value-type="float" office:value="26.9040014965502" calcext:value-type="float">
            <text:p>26,9040014965502</text:p>
          </table:table-cell>
          <table:table-cell table:formula="of:=[.A133]*330/16384-[.$E133]*[.$E$2]+[.$F$2]-273" office:value-type="float" office:value="17.2883559942365" calcext:value-type="float">
            <text:p>17,2883559942365</text:p>
          </table:table-cell>
          <table:table-cell table:formula="of:=[.B133]*330/16384-[.$E133]*[.$E$2]+[.$F$2]-273" office:value-type="float" office:value="29.7358657598615" calcext:value-type="float">
            <text:p>29,7358657598615</text:p>
          </table:table-cell>
          <table:table-cell table:formula="of:=[.C133]*330/16384-[.$E133]*[.$E$2]+[.$F$2]-273" office:value-type="float" office:value="20.490870642674" calcext:value-type="float">
            <text:p>20,490870642674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15663" calcext:value-type="float">
            <text:p>15663</text:p>
          </table:table-cell>
          <table:table-cell office:value-type="float" office:value="15201" calcext:value-type="float">
            <text:p>15201</text:p>
          </table:table-cell>
          <table:table-cell office:value-type="float" office:value="6573" calcext:value-type="float">
            <text:p>6573</text:p>
          </table:table-cell>
          <table:table-cell table:formula="of:=1 / ( (LN([.D134])-LN([.$B$2])) / [.$C$2] + 1 / [.$A$2])" office:value-type="float" office:value="299.90400149655" calcext:value-type="float">
            <text:p>299,90400149655</text:p>
          </table:table-cell>
          <table:table-cell table:formula="of:=[.E134]-273" office:value-type="float" office:value="26.9040014965502" calcext:value-type="float">
            <text:p>26,9040014965502</text:p>
          </table:table-cell>
          <table:table-cell table:formula="of:=[.A134]*330/16384-[.$E134]*[.$E$2]+[.$F$2]-273" office:value-type="float" office:value="17.1675063848615" calcext:value-type="float">
            <text:p>17,1675063848615</text:p>
          </table:table-cell>
          <table:table-cell table:formula="of:=[.B134]*330/16384-[.$E134]*[.$E$2]+[.$F$2]-273" office:value-type="float" office:value="29.715724158299" calcext:value-type="float">
            <text:p>29,715724158299</text:p>
          </table:table-cell>
          <table:table-cell table:formula="of:=[.C134]*330/16384-[.$E134]*[.$E$2]+[.$F$2]-273" office:value-type="float" office:value="20.410304236424" calcext:value-type="float">
            <text:p>20,410304236424</text:p>
          </table:table-cell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float" office:value="15659" calcext:value-type="float">
            <text:p>15659</text:p>
          </table:table-cell>
          <table:table-cell office:value-type="float" office:value="15207" calcext:value-type="float">
            <text:p>15207</text:p>
          </table:table-cell>
          <table:table-cell office:value-type="float" office:value="6575" calcext:value-type="float">
            <text:p>6575</text:p>
          </table:table-cell>
          <table:table-cell table:formula="of:=1 / ( (LN([.D135])-LN([.$B$2])) / [.$C$2] + 1 / [.$A$2])" office:value-type="float" office:value="299.767248533292" calcext:value-type="float">
            <text:p>299,767248533292</text:p>
          </table:table-cell>
          <table:table-cell table:formula="of:=[.E135]-273" office:value-type="float" office:value="26.767248533292" calcext:value-type="float">
            <text:p>26,767248533292</text:p>
          </table:table-cell>
          <table:table-cell table:formula="of:=[.A135]*330/16384-[.$E135]*[.$E$2]+[.$F$2]-273" office:value-type="float" office:value="16.8176102532271" calcext:value-type="float">
            <text:p>16,8176102532271</text:p>
          </table:table-cell>
          <table:table-cell table:formula="of:=[.B135]*330/16384-[.$E135]*[.$E$2]+[.$F$2]-273" office:value-type="float" office:value="29.4262528313521" calcext:value-type="float">
            <text:p>29,4262528313521</text:p>
          </table:table-cell>
          <table:table-cell table:formula="of:=[.C135]*330/16384-[.$E135]*[.$E$2]+[.$F$2]-273" office:value-type="float" office:value="20.3222489251021" calcext:value-type="float">
            <text:p>20,3222489251021</text:p>
          </table:table-cell>
        </table:table-row>
        <table:table-row table:style-name="ro1">
          <table:table-cell office:value-type="float" office:value="15038" calcext:value-type="float">
            <text:p>15038</text:p>
          </table:table-cell>
          <table:table-cell office:value-type="float" office:value="15659" calcext:value-type="float">
            <text:p>15659</text:p>
          </table:table-cell>
          <table:table-cell office:value-type="float" office:value="15200" calcext:value-type="float">
            <text:p>15200</text:p>
          </table:table-cell>
          <table:table-cell office:value-type="float" office:value="6573" calcext:value-type="float">
            <text:p>6573</text:p>
          </table:table-cell>
          <table:table-cell table:formula="of:=1 / ( (LN([.D136])-LN([.$B$2])) / [.$C$2] + 1 / [.$A$2])" office:value-type="float" office:value="299.90400149655" calcext:value-type="float">
            <text:p>299,90400149655</text:p>
          </table:table-cell>
          <table:table-cell table:formula="of:=[.E136]-273" office:value-type="float" office:value="26.9040014965502" calcext:value-type="float">
            <text:p>26,9040014965502</text:p>
          </table:table-cell>
          <table:table-cell table:formula="of:=[.A136]*330/16384-[.$E136]*[.$E$2]+[.$F$2]-273" office:value-type="float" office:value="17.1272231817365" calcext:value-type="float">
            <text:p>17,1272231817365</text:p>
          </table:table-cell>
          <table:table-cell table:formula="of:=[.B136]*330/16384-[.$E136]*[.$E$2]+[.$F$2]-273" office:value-type="float" office:value="29.635157752049" calcext:value-type="float">
            <text:p>29,635157752049</text:p>
          </table:table-cell>
          <table:table-cell table:formula="of:=[.C136]*330/16384-[.$E136]*[.$E$2]+[.$F$2]-273" office:value-type="float" office:value="20.3901626348615" calcext:value-type="float">
            <text:p>20,3901626348615</text:p>
          </table:table-cell>
        </table:table-row>
        <table:table-row table:style-name="ro1">
          <table:table-cell office:value-type="float" office:value="15035" calcext:value-type="float">
            <text:p>15035</text:p>
          </table:table-cell>
          <table:table-cell office:value-type="float" office:value="15657" calcext:value-type="float">
            <text:p>15657</text:p>
          </table:table-cell>
          <table:table-cell office:value-type="float" office:value="15196" calcext:value-type="float">
            <text:p>15196</text:p>
          </table:table-cell>
          <table:table-cell office:value-type="float" office:value="6574" calcext:value-type="float">
            <text:p>6574</text:p>
          </table:table-cell>
          <table:table-cell table:formula="of:=1 / ( (LN([.D137])-LN([.$B$2])) / [.$C$2] + 1 / [.$A$2])" office:value-type="float" office:value="299.835604221377" calcext:value-type="float">
            <text:p>299,835604221377</text:p>
          </table:table-cell>
          <table:table-cell table:formula="of:=[.E137]-273" office:value-type="float" office:value="26.8356042213771" calcext:value-type="float">
            <text:p>26,8356042213771</text:p>
          </table:table-cell>
          <table:table-cell table:formula="of:=[.A137]*330/16384-[.$E137]*[.$E$2]+[.$F$2]-273" office:value-type="float" office:value="16.9623141523165" calcext:value-type="float">
            <text:p>16,9623141523165</text:p>
          </table:table-cell>
          <table:table-cell table:formula="of:=[.B137]*330/16384-[.$E137]*[.$E$2]+[.$F$2]-273" office:value-type="float" office:value="29.4903903241915" calcext:value-type="float">
            <text:p>29,4903903241915</text:p>
          </table:table-cell>
          <table:table-cell table:formula="of:=[.C137]*330/16384-[.$E137]*[.$E$2]+[.$F$2]-273" office:value-type="float" office:value="20.205112003879" calcext:value-type="float">
            <text:p>20,205112003879</text:p>
          </table:table-cell>
        </table:table-row>
        <table:table-row table:style-name="ro1">
          <table:table-cell office:value-type="float" office:value="15043" calcext:value-type="float">
            <text:p>15043</text:p>
          </table:table-cell>
          <table:table-cell office:value-type="float" office:value="15980" calcext:value-type="float">
            <text:p>15980</text:p>
          </table:table-cell>
          <table:table-cell office:value-type="float" office:value="15586" calcext:value-type="float">
            <text:p>15586</text:p>
          </table:table-cell>
          <table:table-cell office:value-type="float" office:value="6571" calcext:value-type="float">
            <text:p>6571</text:p>
          </table:table-cell>
          <table:table-cell table:formula="of:=1 / ( (LN([.D138])-LN([.$B$2])) / [.$C$2] + 1 / [.$A$2])" office:value-type="float" office:value="300.040920963233" calcext:value-type="float">
            <text:p>300,040920963233</text:p>
          </table:table-cell>
          <table:table-cell table:formula="of:=[.E138]-273" office:value-type="float" office:value="27.0409209632335" calcext:value-type="float">
            <text:p>27,0409209632335</text:p>
          </table:table-cell>
          <table:table-cell table:formula="of:=[.A138]*330/16384-[.$E138]*[.$E$2]+[.$F$2]-273" office:value-type="float" office:value="17.4370904622102" calcext:value-type="float">
            <text:p>17,4370904622102</text:p>
          </table:table-cell>
          <table:table-cell table:formula="of:=[.B138]*330/16384-[.$E138]*[.$E$2]+[.$F$2]-273" office:value-type="float" office:value="36.3097711262727" calcext:value-type="float">
            <text:p>36,3097711262727</text:p>
          </table:table-cell>
          <table:table-cell table:formula="of:=[.C138]*330/16384-[.$E138]*[.$E$2]+[.$F$2]-273" office:value-type="float" office:value="28.3739801106477" calcext:value-type="float">
            <text:p>28,3739801106477</text:p>
          </table:table-cell>
        </table:table-row>
        <table:table-row table:style-name="ro1">
          <table:table-cell office:value-type="float" office:value="15203" calcext:value-type="float">
            <text:p>15203</text:p>
          </table:table-cell>
          <table:table-cell office:value-type="float" office:value="16001" calcext:value-type="float">
            <text:p>16001</text:p>
          </table:table-cell>
          <table:table-cell office:value-type="float" office:value="15633" calcext:value-type="float">
            <text:p>15633</text:p>
          </table:table-cell>
          <table:table-cell office:value-type="float" office:value="6572" calcext:value-type="float">
            <text:p>6572</text:p>
          </table:table-cell>
          <table:table-cell table:formula="of:=1 / ( (LN([.D139])-LN([.$B$2])) / [.$C$2] + 1 / [.$A$2])" office:value-type="float" office:value="299.972440397568" calcext:value-type="float">
            <text:p>299,972440397568</text:p>
          </table:table-cell>
          <table:table-cell table:formula="of:=[.E139]-273" office:value-type="float" office:value="26.9724403975678" calcext:value-type="float">
            <text:p>26,9724403975678</text:p>
          </table:table-cell>
          <table:table-cell table:formula="of:=[.A139]*330/16384-[.$E139]*[.$E$2]+[.$F$2]-273" office:value-type="float" office:value="20.5551352522547" calcext:value-type="float">
            <text:p>20,5551352522547</text:p>
          </table:table-cell>
          <table:table-cell table:formula="of:=[.B139]*330/16384-[.$E139]*[.$E$2]+[.$F$2]-273" office:value-type="float" office:value="36.6281332991297" calcext:value-type="float">
            <text:p>36,6281332991297</text:p>
          </table:table-cell>
          <table:table-cell table:formula="of:=[.C139]*330/16384-[.$E139]*[.$E$2]+[.$F$2]-273" office:value-type="float" office:value="29.2160239241297" calcext:value-type="float">
            <text:p>29,2160239241297</text:p>
          </table:table-cell>
        </table:table-row>
        <table:table-row table:style-name="ro1">
          <table:table-cell office:value-type="float" office:value="15209" calcext:value-type="float">
            <text:p>15209</text:p>
          </table:table-cell>
          <table:table-cell office:value-type="float" office:value="15966" calcext:value-type="float">
            <text:p>15966</text:p>
          </table:table-cell>
          <table:table-cell office:value-type="float" office:value="15604" calcext:value-type="float">
            <text:p>15604</text:p>
          </table:table-cell>
          <table:table-cell office:value-type="float" office:value="6572" calcext:value-type="float">
            <text:p>6572</text:p>
          </table:table-cell>
          <table:table-cell table:formula="of:=1 / ( (LN([.D140])-LN([.$B$2])) / [.$C$2] + 1 / [.$A$2])" office:value-type="float" office:value="299.972440397568" calcext:value-type="float">
            <text:p>299,972440397568</text:p>
          </table:table-cell>
          <table:table-cell table:formula="of:=[.E140]-273" office:value-type="float" office:value="26.9724403975678" calcext:value-type="float">
            <text:p>26,9724403975678</text:p>
          </table:table-cell>
          <table:table-cell table:formula="of:=[.A140]*330/16384-[.$E140]*[.$E$2]+[.$F$2]-273" office:value-type="float" office:value="20.6759848616297" calcext:value-type="float">
            <text:p>20,6759848616297</text:p>
          </table:table-cell>
          <table:table-cell table:formula="of:=[.B140]*330/16384-[.$E140]*[.$E$2]+[.$F$2]-273" office:value-type="float" office:value="35.9231772444422" calcext:value-type="float">
            <text:p>35,9231772444422</text:p>
          </table:table-cell>
          <table:table-cell table:formula="of:=[.C140]*330/16384-[.$E140]*[.$E$2]+[.$F$2]-273" office:value-type="float" office:value="28.6319174788172" calcext:value-type="float">
            <text:p>28,6319174788172</text:p>
          </table:table-cell>
        </table:table-row>
        <table:table-row table:style-name="ro1">
          <table:table-cell office:value-type="float" office:value="15219" calcext:value-type="float">
            <text:p>15219</text:p>
          </table:table-cell>
          <table:table-cell office:value-type="float" office:value="15930" calcext:value-type="float">
            <text:p>15930</text:p>
          </table:table-cell>
          <table:table-cell office:value-type="float" office:value="15596" calcext:value-type="float">
            <text:p>15596</text:p>
          </table:table-cell>
          <table:table-cell office:value-type="float" office:value="6573" calcext:value-type="float">
            <text:p>6573</text:p>
          </table:table-cell>
          <table:table-cell table:formula="of:=1 / ( (LN([.D141])-LN([.$B$2])) / [.$C$2] + 1 / [.$A$2])" office:value-type="float" office:value="299.90400149655" calcext:value-type="float">
            <text:p>299,90400149655</text:p>
          </table:table-cell>
          <table:table-cell table:formula="of:=[.E141]-273" office:value-type="float" office:value="26.9040014965502" calcext:value-type="float">
            <text:p>26,9040014965502</text:p>
          </table:table-cell>
          <table:table-cell table:formula="of:=[.A141]*330/16384-[.$E141]*[.$E$2]+[.$F$2]-273" office:value-type="float" office:value="20.772853064549" calcext:value-type="float">
            <text:p>20,772853064549</text:p>
          </table:table-cell>
          <table:table-cell table:formula="of:=[.B141]*330/16384-[.$E141]*[.$E$2]+[.$F$2]-273" office:value-type="float" office:value="35.0935317754865" calcext:value-type="float">
            <text:p>35,0935317754865</text:p>
          </table:table-cell>
          <table:table-cell table:formula="of:=[.C141]*330/16384-[.$E141]*[.$E$2]+[.$F$2]-273" office:value-type="float" office:value="28.3662368536115" calcext:value-type="float">
            <text:p>28,3662368536115</text:p>
          </table:table-cell>
        </table:table-row>
        <table:table-row table:style-name="ro1">
          <table:table-cell office:value-type="float" office:value="15248" calcext:value-type="float">
            <text:p>15248</text:p>
          </table:table-cell>
          <table:table-cell office:value-type="float" office:value="15916" calcext:value-type="float">
            <text:p>15916</text:p>
          </table:table-cell>
          <table:table-cell office:value-type="float" office:value="15593" calcext:value-type="float">
            <text:p>15593</text:p>
          </table:table-cell>
          <table:table-cell office:value-type="float" office:value="6573" calcext:value-type="float">
            <text:p>6573</text:p>
          </table:table-cell>
          <table:table-cell table:formula="of:=1 / ( (LN([.D142])-LN([.$B$2])) / [.$C$2] + 1 / [.$A$2])" office:value-type="float" office:value="299.90400149655" calcext:value-type="float">
            <text:p>299,90400149655</text:p>
          </table:table-cell>
          <table:table-cell table:formula="of:=[.E142]-273" office:value-type="float" office:value="26.9040014965502" calcext:value-type="float">
            <text:p>26,9040014965502</text:p>
          </table:table-cell>
          <table:table-cell table:formula="of:=[.A142]*330/16384-[.$E142]*[.$E$2]+[.$F$2]-273" office:value-type="float" office:value="21.3569595098615" calcext:value-type="float">
            <text:p>21,3569595098615</text:p>
          </table:table-cell>
          <table:table-cell table:formula="of:=[.B142]*330/16384-[.$E142]*[.$E$2]+[.$F$2]-273" office:value-type="float" office:value="34.8115493536115" calcext:value-type="float">
            <text:p>34,8115493536115</text:p>
          </table:table-cell>
          <table:table-cell table:formula="of:=[.C142]*330/16384-[.$E142]*[.$E$2]+[.$F$2]-273" office:value-type="float" office:value="28.305812048924" calcext:value-type="float">
            <text:p>28,305812048924</text:p>
          </table:table-cell>
        </table:table-row>
        <table:table-row table:style-name="ro1">
          <table:table-cell office:value-type="float" office:value="15289" calcext:value-type="float">
            <text:p>15289</text:p>
          </table:table-cell>
          <table:table-cell office:value-type="float" office:value="16007" calcext:value-type="float">
            <text:p>16007</text:p>
          </table:table-cell>
          <table:table-cell office:value-type="float" office:value="15553" calcext:value-type="float">
            <text:p>15553</text:p>
          </table:table-cell>
          <table:table-cell office:value-type="float" office:value="6573" calcext:value-type="float">
            <text:p>6573</text:p>
          </table:table-cell>
          <table:table-cell table:formula="of:=1 / ( (LN([.D143])-LN([.$B$2])) / [.$C$2] + 1 / [.$A$2])" office:value-type="float" office:value="299.90400149655" calcext:value-type="float">
            <text:p>299,90400149655</text:p>
          </table:table-cell>
          <table:table-cell table:formula="of:=[.E143]-273" office:value-type="float" office:value="26.9040014965502" calcext:value-type="float">
            <text:p>26,9040014965502</text:p>
          </table:table-cell>
          <table:table-cell table:formula="of:=[.A143]*330/16384-[.$E143]*[.$E$2]+[.$F$2]-273" office:value-type="float" office:value="22.182765173924" calcext:value-type="float">
            <text:p>22,182765173924</text:p>
          </table:table-cell>
          <table:table-cell table:formula="of:=[.B143]*330/16384-[.$E143]*[.$E$2]+[.$F$2]-273" office:value-type="float" office:value="36.644435095799" calcext:value-type="float">
            <text:p>36,644435095799</text:p>
          </table:table-cell>
          <table:table-cell table:formula="of:=[.C143]*330/16384-[.$E143]*[.$E$2]+[.$F$2]-273" office:value-type="float" office:value="27.500147986424" calcext:value-type="float">
            <text:p>27,500147986424</text:p>
          </table:table-cell>
        </table:table-row>
        <table:table-row table:style-name="ro1">
          <table:table-cell office:value-type="float" office:value="15282" calcext:value-type="float">
            <text:p>15282</text:p>
          </table:table-cell>
          <table:table-cell office:value-type="float" office:value="15954" calcext:value-type="float">
            <text:p>15954</text:p>
          </table:table-cell>
          <table:table-cell office:value-type="float" office:value="15537" calcext:value-type="float">
            <text:p>15537</text:p>
          </table:table-cell>
          <table:table-cell office:value-type="float" office:value="6572" calcext:value-type="float">
            <text:p>6572</text:p>
          </table:table-cell>
          <table:table-cell table:formula="of:=1 / ( (LN([.D144])-LN([.$B$2])) / [.$C$2] + 1 / [.$A$2])" office:value-type="float" office:value="299.972440397568" calcext:value-type="float">
            <text:p>299,972440397568</text:p>
          </table:table-cell>
          <table:table-cell table:formula="of:=[.E144]-273" office:value-type="float" office:value="26.9724403975678" calcext:value-type="float">
            <text:p>26,9724403975678</text:p>
          </table:table-cell>
          <table:table-cell table:formula="of:=[.A144]*330/16384-[.$E144]*[.$E$2]+[.$F$2]-273" office:value-type="float" office:value="22.1463217756922" calcext:value-type="float">
            <text:p>22,1463217756922</text:p>
          </table:table-cell>
          <table:table-cell table:formula="of:=[.B144]*330/16384-[.$E144]*[.$E$2]+[.$F$2]-273" office:value-type="float" office:value="35.6814780256922" calcext:value-type="float">
            <text:p>35,6814780256922</text:p>
          </table:table-cell>
          <table:table-cell table:formula="of:=[.C144]*330/16384-[.$E144]*[.$E$2]+[.$F$2]-273" office:value-type="float" office:value="27.2824301741297" calcext:value-type="float">
            <text:p>27,2824301741297</text:p>
          </table:table-cell>
        </table:table-row>
        <table:table-row table:style-name="ro1">
          <table:table-cell office:value-type="float" office:value="15240" calcext:value-type="float">
            <text:p>15240</text:p>
          </table:table-cell>
          <table:table-cell office:value-type="float" office:value="15983" calcext:value-type="float">
            <text:p>15983</text:p>
          </table:table-cell>
          <table:table-cell office:value-type="float" office:value="15477" calcext:value-type="float">
            <text:p>15477</text:p>
          </table:table-cell>
          <table:table-cell office:value-type="float" office:value="6574" calcext:value-type="float">
            <text:p>6574</text:p>
          </table:table-cell>
          <table:table-cell table:formula="of:=1 / ( (LN([.D145])-LN([.$B$2])) / [.$C$2] + 1 / [.$A$2])" office:value-type="float" office:value="299.835604221377" calcext:value-type="float">
            <text:p>299,835604221377</text:p>
          </table:table-cell>
          <table:table-cell table:formula="of:=[.E145]-273" office:value-type="float" office:value="26.8356042213771" calcext:value-type="float">
            <text:p>26,8356042213771</text:p>
          </table:table-cell>
          <table:table-cell table:formula="of:=[.A145]*330/16384-[.$E145]*[.$E$2]+[.$F$2]-273" office:value-type="float" office:value="21.091342472629" calcext:value-type="float">
            <text:p>21,091342472629</text:p>
          </table:table-cell>
          <table:table-cell table:formula="of:=[.B145]*330/16384-[.$E145]*[.$E$2]+[.$F$2]-273" office:value-type="float" office:value="36.0565524335665" calcext:value-type="float">
            <text:p>36,0565524335665</text:p>
          </table:table-cell>
          <table:table-cell table:formula="of:=[.C145]*330/16384-[.$E145]*[.$E$2]+[.$F$2]-273" office:value-type="float" office:value="25.8649020429415" calcext:value-type="float">
            <text:p>25,8649020429415</text:p>
          </table:table-cell>
        </table:table-row>
        <table:table-row table:style-name="ro1">
          <table:table-cell office:value-type="float" office:value="15211" calcext:value-type="float">
            <text:p>15211</text:p>
          </table:table-cell>
          <table:table-cell office:value-type="float" office:value="17629" calcext:value-type="float">
            <text:p>17629</text:p>
          </table:table-cell>
          <table:table-cell office:value-type="float" office:value="15247" calcext:value-type="float">
            <text:p>15247</text:p>
          </table:table-cell>
          <table:table-cell office:value-type="float" office:value="6573" calcext:value-type="float">
            <text:p>6573</text:p>
          </table:table-cell>
          <table:table-cell table:formula="of:=1 / ( (LN([.D146])-LN([.$B$2])) / [.$C$2] + 1 / [.$A$2])" office:value-type="float" office:value="299.90400149655" calcext:value-type="float">
            <text:p>299,90400149655</text:p>
          </table:table-cell>
          <table:table-cell table:formula="of:=[.E146]-273" office:value-type="float" office:value="26.9040014965502" calcext:value-type="float">
            <text:p>26,9040014965502</text:p>
          </table:table-cell>
          <table:table-cell table:formula="of:=[.A146]*330/16384-[.$E146]*[.$E$2]+[.$F$2]-273" office:value-type="float" office:value="20.611720252049" calcext:value-type="float">
            <text:p>20,611720252049</text:p>
          </table:table-cell>
          <table:table-cell table:formula="of:=[.B146]*330/16384-[.$E146]*[.$E$2]+[.$F$2]-273" office:value-type="float" office:value="69.314112830174" calcext:value-type="float">
            <text:p>69,314112830174</text:p>
          </table:table-cell>
          <table:table-cell table:formula="of:=[.C146]*330/16384-[.$E146]*[.$E$2]+[.$F$2]-273" office:value-type="float" office:value="21.336817908299" calcext:value-type="float">
            <text:p>21,336817908299</text:p>
          </table:table-cell>
        </table:table-row>
        <table:table-row table:style-name="ro1">
          <table:table-cell office:value-type="float" office:value="15090" calcext:value-type="float">
            <text:p>15090</text:p>
          </table:table-cell>
          <table:table-cell office:value-type="float" office:value="17443" calcext:value-type="float">
            <text:p>17443</text:p>
          </table:table-cell>
          <table:table-cell office:value-type="float" office:value="15256" calcext:value-type="float">
            <text:p>15256</text:p>
          </table:table-cell>
          <table:table-cell office:value-type="float" office:value="6573" calcext:value-type="float">
            <text:p>6573</text:p>
          </table:table-cell>
          <table:table-cell table:formula="of:=1 / ( (LN([.D147])-LN([.$B$2])) / [.$C$2] + 1 / [.$A$2])" office:value-type="float" office:value="299.90400149655" calcext:value-type="float">
            <text:p>299,90400149655</text:p>
          </table:table-cell>
          <table:table-cell table:formula="of:=[.E147]-273" office:value-type="float" office:value="26.9040014965502" calcext:value-type="float">
            <text:p>26,9040014965502</text:p>
          </table:table-cell>
          <table:table-cell table:formula="of:=[.A147]*330/16384-[.$E147]*[.$E$2]+[.$F$2]-273" office:value-type="float" office:value="18.1745864629865" calcext:value-type="float">
            <text:p>18,1745864629865</text:p>
          </table:table-cell>
          <table:table-cell table:formula="of:=[.B147]*330/16384-[.$E147]*[.$E$2]+[.$F$2]-273" office:value-type="float" office:value="65.567774939549" calcext:value-type="float">
            <text:p>65,567774939549</text:p>
          </table:table-cell>
          <table:table-cell table:formula="of:=[.C147]*330/16384-[.$E147]*[.$E$2]+[.$F$2]-273" office:value-type="float" office:value="21.5180923223615" calcext:value-type="float">
            <text:p>21,5180923223615</text:p>
          </table:table-cell>
        </table:table-row>
        <table:table-row table:style-name="ro1">
          <table:table-cell office:value-type="float" office:value="15078" calcext:value-type="float">
            <text:p>15078</text:p>
          </table:table-cell>
          <table:table-cell office:value-type="float" office:value="18023" calcext:value-type="float">
            <text:p>18023</text:p>
          </table:table-cell>
          <table:table-cell office:value-type="float" office:value="16817" calcext:value-type="float">
            <text:p>16817</text:p>
          </table:table-cell>
          <table:table-cell office:value-type="float" office:value="6574" calcext:value-type="float">
            <text:p>6574</text:p>
          </table:table-cell>
          <table:table-cell table:formula="of:=1 / ( (LN([.D148])-LN([.$B$2])) / [.$C$2] + 1 / [.$A$2])" office:value-type="float" office:value="299.835604221377" calcext:value-type="float">
            <text:p>299,835604221377</text:p>
          </table:table-cell>
          <table:table-cell table:formula="of:=[.E148]-273" office:value-type="float" office:value="26.8356042213771" calcext:value-type="float">
            <text:p>26,8356042213771</text:p>
          </table:table-cell>
          <table:table-cell table:formula="of:=[.A148]*330/16384-[.$E148]*[.$E$2]+[.$F$2]-273" office:value-type="float" office:value="17.828403019504" calcext:value-type="float">
            <text:p>17,828403019504</text:p>
          </table:table-cell>
          <table:table-cell table:formula="of:=[.B148]*330/16384-[.$E148]*[.$E$2]+[.$F$2]-273" office:value-type="float" office:value="77.1454196210665" calcext:value-type="float">
            <text:p>77,1454196210665</text:p>
          </table:table-cell>
          <table:table-cell table:formula="of:=[.C148]*330/16384-[.$E148]*[.$E$2]+[.$F$2]-273" office:value-type="float" office:value="52.8546481366915" calcext:value-type="float">
            <text:p>52,8546481366915</text:p>
          </table:table-cell>
        </table:table-row>
        <table:table-row table:style-name="ro1">
          <table:table-cell office:value-type="float" office:value="15076" calcext:value-type="float">
            <text:p>15076</text:p>
          </table:table-cell>
          <table:table-cell office:value-type="float" office:value="17893" calcext:value-type="float">
            <text:p>17893</text:p>
          </table:table-cell>
          <table:table-cell office:value-type="float" office:value="15403" calcext:value-type="float">
            <text:p>15403</text:p>
          </table:table-cell>
          <table:table-cell office:value-type="float" office:value="6573" calcext:value-type="float">
            <text:p>6573</text:p>
          </table:table-cell>
          <table:table-cell table:formula="of:=1 / ( (LN([.D149])-LN([.$B$2])) / [.$C$2] + 1 / [.$A$2])" office:value-type="float" office:value="299.90400149655" calcext:value-type="float">
            <text:p>299,90400149655</text:p>
          </table:table-cell>
          <table:table-cell table:formula="of:=[.E149]-273" office:value-type="float" office:value="26.9040014965502" calcext:value-type="float">
            <text:p>26,9040014965502</text:p>
          </table:table-cell>
          <table:table-cell table:formula="of:=[.A149]*330/16384-[.$E149]*[.$E$2]+[.$F$2]-273" office:value-type="float" office:value="17.8926040411115" calcext:value-type="float">
            <text:p>17,8926040411115</text:p>
          </table:table-cell>
          <table:table-cell table:formula="of:=[.B149]*330/16384-[.$E149]*[.$E$2]+[.$F$2]-273" office:value-type="float" office:value="74.631495642674" calcext:value-type="float">
            <text:p>74,631495642674</text:p>
          </table:table-cell>
          <table:table-cell table:formula="of:=[.C149]*330/16384-[.$E149]*[.$E$2]+[.$F$2]-273" office:value-type="float" office:value="24.478907752049" calcext:value-type="float">
            <text:p>24,478907752049</text:p>
          </table:table-cell>
        </table:table-row>
        <table:table-row table:style-name="ro1">
          <table:table-cell office:value-type="float" office:value="15210" calcext:value-type="float">
            <text:p>15210</text:p>
          </table:table-cell>
          <table:table-cell office:value-type="float" office:value="17537" calcext:value-type="float">
            <text:p>17537</text:p>
          </table:table-cell>
          <table:table-cell office:value-type="float" office:value="15346" calcext:value-type="float">
            <text:p>15346</text:p>
          </table:table-cell>
          <table:table-cell office:value-type="float" office:value="6573" calcext:value-type="float">
            <text:p>6573</text:p>
          </table:table-cell>
          <table:table-cell table:formula="of:=1 / ( (LN([.D150])-LN([.$B$2])) / [.$C$2] + 1 / [.$A$2])" office:value-type="float" office:value="299.90400149655" calcext:value-type="float">
            <text:p>299,90400149655</text:p>
          </table:table-cell>
          <table:table-cell table:formula="of:=[.E150]-273" office:value-type="float" office:value="26.9040014965502" calcext:value-type="float">
            <text:p>26,9040014965502</text:p>
          </table:table-cell>
          <table:table-cell table:formula="of:=[.A150]*330/16384-[.$E150]*[.$E$2]+[.$F$2]-273" office:value-type="float" office:value="20.5915786504865" calcext:value-type="float">
            <text:p>20,5915786504865</text:p>
          </table:table-cell>
          <table:table-cell table:formula="of:=[.B150]*330/16384-[.$E150]*[.$E$2]+[.$F$2]-273" office:value-type="float" office:value="67.461085486424" calcext:value-type="float">
            <text:p>67,461085486424</text:p>
          </table:table-cell>
          <table:table-cell table:formula="of:=[.C150]*330/16384-[.$E150]*[.$E$2]+[.$F$2]-273" office:value-type="float" office:value="23.3308364629865" calcext:value-type="float">
            <text:p>23,3308364629865</text:p>
          </table:table-cell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float" office:value="15880" calcext:value-type="float">
            <text:p>15880</text:p>
          </table:table-cell>
          <table:table-cell office:value-type="float" office:value="15532" calcext:value-type="float">
            <text:p>15532</text:p>
          </table:table-cell>
          <table:table-cell office:value-type="float" office:value="6573" calcext:value-type="float">
            <text:p>6573</text:p>
          </table:table-cell>
          <table:table-cell table:formula="of:=1 / ( (LN([.D151])-LN([.$B$2])) / [.$C$2] + 1 / [.$A$2])" office:value-type="float" office:value="299.90400149655" calcext:value-type="float">
            <text:p>299,90400149655</text:p>
          </table:table-cell>
          <table:table-cell table:formula="of:=[.E151]-273" office:value-type="float" office:value="26.9040014965502" calcext:value-type="float">
            <text:p>26,9040014965502</text:p>
          </table:table-cell>
          <table:table-cell table:formula="of:=[.A151]*330/16384-[.$E151]*[.$E$2]+[.$F$2]-273" office:value-type="float" office:value="16.5229751348615" calcext:value-type="float">
            <text:p>16,5229751348615</text:p>
          </table:table-cell>
          <table:table-cell table:formula="of:=[.B151]*330/16384-[.$E151]*[.$E$2]+[.$F$2]-273" office:value-type="float" office:value="34.0864516973615" calcext:value-type="float">
            <text:p>34,0864516973615</text:p>
          </table:table-cell>
          <table:table-cell table:formula="of:=[.C151]*330/16384-[.$E151]*[.$E$2]+[.$F$2]-273" office:value-type="float" office:value="27.0771743536115" calcext:value-type="float">
            <text:p>27,0771743536115</text:p>
          </table:table-cell>
        </table:table-row>
        <table:table-row table:style-name="ro1">
          <table:table-cell office:value-type="float" office:value="15061" calcext:value-type="float">
            <text:p>15061</text:p>
          </table:table-cell>
          <table:table-cell office:value-type="float" office:value="15886" calcext:value-type="float">
            <text:p>15886</text:p>
          </table:table-cell>
          <table:table-cell office:value-type="float" office:value="15476" calcext:value-type="float">
            <text:p>15476</text:p>
          </table:table-cell>
          <table:table-cell office:value-type="float" office:value="6574" calcext:value-type="float">
            <text:p>6574</text:p>
          </table:table-cell>
          <table:table-cell table:formula="of:=1 / ( (LN([.D152])-LN([.$B$2])) / [.$C$2] + 1 / [.$A$2])" office:value-type="float" office:value="299.835604221377" calcext:value-type="float">
            <text:p>299,835604221377</text:p>
          </table:table-cell>
          <table:table-cell table:formula="of:=[.E152]-273" office:value-type="float" office:value="26.8356042213771" calcext:value-type="float">
            <text:p>26,8356042213771</text:p>
          </table:table-cell>
          <table:table-cell table:formula="of:=[.A152]*330/16384-[.$E152]*[.$E$2]+[.$F$2]-273" office:value-type="float" office:value="17.4859957929415" calcext:value-type="float">
            <text:p>17,4859957929415</text:p>
          </table:table-cell>
          <table:table-cell table:formula="of:=[.B152]*330/16384-[.$E152]*[.$E$2]+[.$F$2]-273" office:value-type="float" office:value="34.102817082004" calcext:value-type="float">
            <text:p>34,102817082004</text:p>
          </table:table-cell>
          <table:table-cell table:formula="of:=[.C152]*330/16384-[.$E152]*[.$E$2]+[.$F$2]-273" office:value-type="float" office:value="25.844760441379" calcext:value-type="float">
            <text:p>25,844760441379</text:p>
          </table:table-cell>
        </table:table-row>
        <table:table-row table:style-name="ro1">
          <table:table-cell office:value-type="float" office:value="15016" calcext:value-type="float">
            <text:p>15016</text:p>
          </table:table-cell>
          <table:table-cell office:value-type="float" office:value="15773" calcext:value-type="float">
            <text:p>15773</text:p>
          </table:table-cell>
          <table:table-cell office:value-type="float" office:value="15265" calcext:value-type="float">
            <text:p>15265</text:p>
          </table:table-cell>
          <table:table-cell office:value-type="float" office:value="6574" calcext:value-type="float">
            <text:p>6574</text:p>
          </table:table-cell>
          <table:table-cell table:formula="of:=1 / ( (LN([.D153])-LN([.$B$2])) / [.$C$2] + 1 / [.$A$2])" office:value-type="float" office:value="299.835604221377" calcext:value-type="float">
            <text:p>299,835604221377</text:p>
          </table:table-cell>
          <table:table-cell table:formula="of:=[.E153]-273" office:value-type="float" office:value="26.8356042213771" calcext:value-type="float">
            <text:p>26,8356042213771</text:p>
          </table:table-cell>
          <table:table-cell table:formula="of:=[.A153]*330/16384-[.$E153]*[.$E$2]+[.$F$2]-273" office:value-type="float" office:value="16.579623722629" calcext:value-type="float">
            <text:p>16,579623722629</text:p>
          </table:table-cell>
          <table:table-cell table:formula="of:=[.B153]*330/16384-[.$E153]*[.$E$2]+[.$F$2]-273" office:value-type="float" office:value="31.8268161054415" calcext:value-type="float">
            <text:p>31,8268161054415</text:p>
          </table:table-cell>
          <table:table-cell table:formula="of:=[.C153]*330/16384-[.$E153]*[.$E$2]+[.$F$2]-273" office:value-type="float" office:value="21.5948825116915" calcext:value-type="float">
            <text:p>21,5948825116915</text:p>
          </table:table-cell>
        </table:table-row>
        <table:table-row table:style-name="ro1">
          <table:table-cell office:value-type="float" office:value="15045" calcext:value-type="float">
            <text:p>15045</text:p>
          </table:table-cell>
          <table:table-cell office:value-type="float" office:value="15855" calcext:value-type="float">
            <text:p>15855</text:p>
          </table:table-cell>
          <table:table-cell office:value-type="float" office:value="15193" calcext:value-type="float">
            <text:p>15193</text:p>
          </table:table-cell>
          <table:table-cell office:value-type="float" office:value="6573" calcext:value-type="float">
            <text:p>6573</text:p>
          </table:table-cell>
          <table:table-cell table:formula="of:=1 / ( (LN([.D154])-LN([.$B$2])) / [.$C$2] + 1 / [.$A$2])" office:value-type="float" office:value="299.90400149655" calcext:value-type="float">
            <text:p>299,90400149655</text:p>
          </table:table-cell>
          <table:table-cell table:formula="of:=[.E154]-273" office:value-type="float" office:value="26.9040014965502" calcext:value-type="float">
            <text:p>26,9040014965502</text:p>
          </table:table-cell>
          <table:table-cell table:formula="of:=[.A154]*330/16384-[.$E154]*[.$E$2]+[.$F$2]-273" office:value-type="float" office:value="17.268214392674" calcext:value-type="float">
            <text:p>17,268214392674</text:p>
          </table:table-cell>
          <table:table-cell table:formula="of:=[.B154]*330/16384-[.$E154]*[.$E$2]+[.$F$2]-273" office:value-type="float" office:value="33.582911658299" calcext:value-type="float">
            <text:p>33,582911658299</text:p>
          </table:table-cell>
          <table:table-cell table:formula="of:=[.C154]*330/16384-[.$E154]*[.$E$2]+[.$F$2]-273" office:value-type="float" office:value="20.249171423924" calcext:value-type="float">
            <text:p>20,249171423924</text:p>
          </table:table-cell>
        </table:table-row>
        <table:table-row table:style-name="ro1">
          <table:table-cell office:value-type="float" office:value="15027" calcext:value-type="float">
            <text:p>15027</text:p>
          </table:table-cell>
          <table:table-cell office:value-type="float" office:value="15881" calcext:value-type="float">
            <text:p>15881</text:p>
          </table:table-cell>
          <table:table-cell office:value-type="float" office:value="15191" calcext:value-type="float">
            <text:p>15191</text:p>
          </table:table-cell>
          <table:table-cell office:value-type="float" office:value="6573" calcext:value-type="float">
            <text:p>6573</text:p>
          </table:table-cell>
          <table:table-cell table:formula="of:=1 / ( (LN([.D155])-LN([.$B$2])) / [.$C$2] + 1 / [.$A$2])" office:value-type="float" office:value="299.90400149655" calcext:value-type="float">
            <text:p>299,90400149655</text:p>
          </table:table-cell>
          <table:table-cell table:formula="of:=[.E155]-273" office:value-type="float" office:value="26.9040014965502" calcext:value-type="float">
            <text:p>26,9040014965502</text:p>
          </table:table-cell>
          <table:table-cell table:formula="of:=[.A155]*330/16384-[.$E155]*[.$E$2]+[.$F$2]-273" office:value-type="float" office:value="16.905665564549" calcext:value-type="float">
            <text:p>16,905665564549</text:p>
          </table:table-cell>
          <table:table-cell table:formula="of:=[.B155]*330/16384-[.$E155]*[.$E$2]+[.$F$2]-273" office:value-type="float" office:value="34.106593298924" calcext:value-type="float">
            <text:p>34,106593298924</text:p>
          </table:table-cell>
          <table:table-cell table:formula="of:=[.C155]*330/16384-[.$E155]*[.$E$2]+[.$F$2]-273" office:value-type="float" office:value="20.208888220799" calcext:value-type="float">
            <text:p>20,208888220799</text:p>
          </table:table-cell>
        </table:table-row>
        <table:table-row table:style-name="ro1">
          <table:table-cell office:value-type="float" office:value="15022" calcext:value-type="float">
            <text:p>15022</text:p>
          </table:table-cell>
          <table:table-cell office:value-type="float" office:value="15968" calcext:value-type="float">
            <text:p>15968</text:p>
          </table:table-cell>
          <table:table-cell office:value-type="float" office:value="15438" calcext:value-type="float">
            <text:p>15438</text:p>
          </table:table-cell>
          <table:table-cell office:value-type="float" office:value="6573" calcext:value-type="float">
            <text:p>6573</text:p>
          </table:table-cell>
          <table:table-cell table:formula="of:=1 / ( (LN([.D156])-LN([.$B$2])) / [.$C$2] + 1 / [.$A$2])" office:value-type="float" office:value="299.90400149655" calcext:value-type="float">
            <text:p>299,90400149655</text:p>
          </table:table-cell>
          <table:table-cell table:formula="of:=[.E156]-273" office:value-type="float" office:value="26.9040014965502" calcext:value-type="float">
            <text:p>26,9040014965502</text:p>
          </table:table-cell>
          <table:table-cell table:formula="of:=[.A156]*330/16384-[.$E156]*[.$E$2]+[.$F$2]-273" office:value-type="float" office:value="16.8049575567365" calcext:value-type="float">
            <text:p>16,8049575567365</text:p>
          </table:table-cell>
          <table:table-cell table:formula="of:=[.B156]*330/16384-[.$E156]*[.$E$2]+[.$F$2]-273" office:value-type="float" office:value="35.8589126348615" calcext:value-type="float">
            <text:p>35,8589126348615</text:p>
          </table:table-cell>
          <table:table-cell table:formula="of:=[.C156]*330/16384-[.$E156]*[.$E$2]+[.$F$2]-273" office:value-type="float" office:value="25.1838638067365" calcext:value-type="float">
            <text:p>25,1838638067365</text:p>
          </table:table-cell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float" office:value="16056" calcext:value-type="float">
            <text:p>16056</text:p>
          </table:table-cell>
          <table:table-cell office:value-type="float" office:value="15277" calcext:value-type="float">
            <text:p>15277</text:p>
          </table:table-cell>
          <table:table-cell office:value-type="float" office:value="6570" calcext:value-type="float">
            <text:p>6570</text:p>
          </table:table-cell>
          <table:table-cell table:formula="of:=1 / ( (LN([.D157])-LN([.$B$2])) / [.$C$2] + 1 / [.$A$2])" office:value-type="float" office:value="300.109443232399" calcext:value-type="float">
            <text:p>300,109443232399</text:p>
          </table:table-cell>
          <table:table-cell table:formula="of:=[.E157]-273" office:value-type="float" office:value="27.1094432323994" calcext:value-type="float">
            <text:p>27,1094432323994</text:p>
          </table:table-cell>
          <table:table-cell table:formula="of:=[.A157]*330/16384-[.$E157]*[.$E$2]+[.$F$2]-273" office:value-type="float" office:value="17.3403496131411" calcext:value-type="float">
            <text:p>17,3403496131411</text:p>
          </table:table-cell>
          <table:table-cell table:formula="of:=[.B157]*330/16384-[.$E157]*[.$E$2]+[.$F$2]-273" office:value-type="float" office:value="37.9452080115786" calcext:value-type="float">
            <text:p>37,9452080115786</text:p>
          </table:table-cell>
          <table:table-cell table:formula="of:=[.C157]*330/16384-[.$E157]*[.$E$2]+[.$F$2]-273" office:value-type="float" office:value="22.2549003943911" calcext:value-type="float">
            <text:p>22,2549003943911</text:p>
          </table:table-cell>
        </table:table-row>
        <table:table-row table:style-name="ro1">
          <table:table-cell office:value-type="float" office:value="14989" calcext:value-type="float">
            <text:p>14989</text:p>
          </table:table-cell>
          <table:table-cell office:value-type="float" office:value="15959" calcext:value-type="float">
            <text:p>15959</text:p>
          </table:table-cell>
          <table:table-cell office:value-type="float" office:value="15215" calcext:value-type="float">
            <text:p>15215</text:p>
          </table:table-cell>
          <table:table-cell office:value-type="float" office:value="6572" calcext:value-type="float">
            <text:p>6572</text:p>
          </table:table-cell>
          <table:table-cell table:formula="of:=1 / ( (LN([.D158])-LN([.$B$2])) / [.$C$2] + 1 / [.$A$2])" office:value-type="float" office:value="299.972440397568" calcext:value-type="float">
            <text:p>299,972440397568</text:p>
          </table:table-cell>
          <table:table-cell table:formula="of:=[.E158]-273" office:value-type="float" office:value="26.9724403975678" calcext:value-type="float">
            <text:p>26,9724403975678</text:p>
          </table:table-cell>
          <table:table-cell table:formula="of:=[.A158]*330/16384-[.$E158]*[.$E$2]+[.$F$2]-273" office:value-type="float" office:value="16.2448325178797" calcext:value-type="float">
            <text:p>16,2448325178797</text:p>
          </table:table-cell>
          <table:table-cell table:formula="of:=[.B158]*330/16384-[.$E158]*[.$E$2]+[.$F$2]-273" office:value-type="float" office:value="35.7821860335047" calcext:value-type="float">
            <text:p>35,7821860335047</text:p>
          </table:table-cell>
          <table:table-cell table:formula="of:=[.C158]*330/16384-[.$E158]*[.$E$2]+[.$F$2]-273" office:value-type="float" office:value="20.7968344710047" calcext:value-type="float">
            <text:p>20,7968344710047</text:p>
          </table:table-cell>
        </table:table-row>
        <table:table-row table:style-name="ro1">
          <table:table-cell office:value-type="float" office:value="14980" calcext:value-type="float">
            <text:p>14980</text:p>
          </table:table-cell>
          <table:table-cell office:value-type="float" office:value="15946" calcext:value-type="float">
            <text:p>15946</text:p>
          </table:table-cell>
          <table:table-cell office:value-type="float" office:value="15234" calcext:value-type="float">
            <text:p>15234</text:p>
          </table:table-cell>
          <table:table-cell office:value-type="float" office:value="6573" calcext:value-type="float">
            <text:p>6573</text:p>
          </table:table-cell>
          <table:table-cell table:formula="of:=1 / ( (LN([.D159])-LN([.$B$2])) / [.$C$2] + 1 / [.$A$2])" office:value-type="float" office:value="299.90400149655" calcext:value-type="float">
            <text:p>299,90400149655</text:p>
          </table:table-cell>
          <table:table-cell table:formula="of:=[.E159]-273" office:value-type="float" office:value="26.9040014965502" calcext:value-type="float">
            <text:p>26,9040014965502</text:p>
          </table:table-cell>
          <table:table-cell table:formula="of:=[.A159]*330/16384-[.$E159]*[.$E$2]+[.$F$2]-273" office:value-type="float" office:value="15.9590102911115" calcext:value-type="float">
            <text:p>15,9590102911115</text:p>
          </table:table-cell>
          <table:table-cell table:formula="of:=[.B159]*330/16384-[.$E159]*[.$E$2]+[.$F$2]-273" office:value-type="float" office:value="35.4157974004865" calcext:value-type="float">
            <text:p>35,4157974004865</text:p>
          </table:table-cell>
          <table:table-cell table:formula="of:=[.C159]*330/16384-[.$E159]*[.$E$2]+[.$F$2]-273" office:value-type="float" office:value="21.0749770879865" calcext:value-type="float">
            <text:p>21,0749770879865</text:p>
          </table:table-cell>
        </table:table-row>
        <table:table-row table:style-name="ro1">
          <table:table-cell office:value-type="float" office:value="14986" calcext:value-type="float">
            <text:p>14986</text:p>
          </table:table-cell>
          <table:table-cell office:value-type="float" office:value="16760" calcext:value-type="float">
            <text:p>16760</text:p>
          </table:table-cell>
          <table:table-cell office:value-type="float" office:value="15209" calcext:value-type="float">
            <text:p>15209</text:p>
          </table:table-cell>
          <table:table-cell office:value-type="float" office:value="6574" calcext:value-type="float">
            <text:p>6574</text:p>
          </table:table-cell>
          <table:table-cell table:formula="of:=1 / ( (LN([.D160])-LN([.$B$2])) / [.$C$2] + 1 / [.$A$2])" office:value-type="float" office:value="299.835604221377" calcext:value-type="float">
            <text:p>299,835604221377</text:p>
          </table:table-cell>
          <table:table-cell table:formula="of:=[.E160]-273" office:value-type="float" office:value="26.8356042213771" calcext:value-type="float">
            <text:p>26,8356042213771</text:p>
          </table:table-cell>
          <table:table-cell table:formula="of:=[.A160]*330/16384-[.$E160]*[.$E$2]+[.$F$2]-273" office:value-type="float" office:value="15.975375675754" calcext:value-type="float">
            <text:p>15,975375675754</text:p>
          </table:table-cell>
          <table:table-cell table:formula="of:=[.B160]*330/16384-[.$E160]*[.$E$2]+[.$F$2]-273" office:value-type="float" office:value="51.706576847629" calcext:value-type="float">
            <text:p>51,706576847629</text:p>
          </table:table-cell>
          <table:table-cell table:formula="of:=[.C160]*330/16384-[.$E160]*[.$E$2]+[.$F$2]-273" office:value-type="float" office:value="20.4669528241915" calcext:value-type="float">
            <text:p>20,4669528241915</text:p>
          </table:table-cell>
        </table:table-row>
        <table:table-row table:style-name="ro1">
          <table:table-cell office:value-type="float" office:value="15139" calcext:value-type="float">
            <text:p>15139</text:p>
          </table:table-cell>
          <table:table-cell office:value-type="float" office:value="17360" calcext:value-type="float">
            <text:p>17360</text:p>
          </table:table-cell>
          <table:table-cell office:value-type="float" office:value="15508" calcext:value-type="float">
            <text:p>15508</text:p>
          </table:table-cell>
          <table:table-cell office:value-type="float" office:value="6573" calcext:value-type="float">
            <text:p>6573</text:p>
          </table:table-cell>
          <table:table-cell table:formula="of:=1 / ( (LN([.D161])-LN([.$B$2])) / [.$C$2] + 1 / [.$A$2])" office:value-type="float" office:value="299.90400149655" calcext:value-type="float">
            <text:p>299,90400149655</text:p>
          </table:table-cell>
          <table:table-cell table:formula="of:=[.E161]-273" office:value-type="float" office:value="26.9040014965502" calcext:value-type="float">
            <text:p>26,9040014965502</text:p>
          </table:table-cell>
          <table:table-cell table:formula="of:=[.A161]*330/16384-[.$E161]*[.$E$2]+[.$F$2]-273" office:value-type="float" office:value="19.161524939549" calcext:value-type="float">
            <text:p>19,161524939549</text:p>
          </table:table-cell>
          <table:table-cell table:formula="of:=[.B161]*330/16384-[.$E161]*[.$E$2]+[.$F$2]-273" office:value-type="float" office:value="63.8960220098615" calcext:value-type="float">
            <text:p>63,8960220098615</text:p>
          </table:table-cell>
          <table:table-cell table:formula="of:=[.C161]*330/16384-[.$E161]*[.$E$2]+[.$F$2]-273" office:value-type="float" office:value="26.5937759161115" calcext:value-type="float">
            <text:p>26,5937759161115</text:p>
          </table:table-cell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float" office:value="17653" calcext:value-type="float">
            <text:p>17653</text:p>
          </table:table-cell>
          <table:table-cell office:value-type="float" office:value="15508" calcext:value-type="float">
            <text:p>15508</text:p>
          </table:table-cell>
          <table:table-cell office:value-type="float" office:value="6573" calcext:value-type="float">
            <text:p>6573</text:p>
          </table:table-cell>
          <table:table-cell table:formula="of:=1 / ( (LN([.D162])-LN([.$B$2])) / [.$C$2] + 1 / [.$A$2])" office:value-type="float" office:value="299.90400149655" calcext:value-type="float">
            <text:p>299,90400149655</text:p>
          </table:table-cell>
          <table:table-cell table:formula="of:=[.E162]-273" office:value-type="float" office:value="26.9040014965502" calcext:value-type="float">
            <text:p>26,9040014965502</text:p>
          </table:table-cell>
          <table:table-cell table:formula="of:=[.A162]*330/16384-[.$E162]*[.$E$2]+[.$F$2]-273" office:value-type="float" office:value="19.3025161504865" calcext:value-type="float">
            <text:p>19,3025161504865</text:p>
          </table:table-cell>
          <table:table-cell table:formula="of:=[.B162]*330/16384-[.$E162]*[.$E$2]+[.$F$2]-273" office:value-type="float" office:value="69.797511267674" calcext:value-type="float">
            <text:p>69,797511267674</text:p>
          </table:table-cell>
          <table:table-cell table:formula="of:=[.C162]*330/16384-[.$E162]*[.$E$2]+[.$F$2]-273" office:value-type="float" office:value="26.5937759161115" calcext:value-type="float">
            <text:p>26,5937759161115</text:p>
          </table:table-cell>
        </table:table-row>
        <table:table-row table:style-name="ro1">
          <table:table-cell office:value-type="float" office:value="15027" calcext:value-type="float">
            <text:p>15027</text:p>
          </table:table-cell>
          <table:table-cell office:value-type="float" office:value="17487" calcext:value-type="float">
            <text:p>17487</text:p>
          </table:table-cell>
          <table:table-cell office:value-type="float" office:value="15449" calcext:value-type="float">
            <text:p>15449</text:p>
          </table:table-cell>
          <table:table-cell office:value-type="float" office:value="6573" calcext:value-type="float">
            <text:p>6573</text:p>
          </table:table-cell>
          <table:table-cell table:formula="of:=1 / ( (LN([.D163])-LN([.$B$2])) / [.$C$2] + 1 / [.$A$2])" office:value-type="float" office:value="299.90400149655" calcext:value-type="float">
            <text:p>299,90400149655</text:p>
          </table:table-cell>
          <table:table-cell table:formula="of:=[.E163]-273" office:value-type="float" office:value="26.9040014965502" calcext:value-type="float">
            <text:p>26,9040014965502</text:p>
          </table:table-cell>
          <table:table-cell table:formula="of:=[.A163]*330/16384-[.$E163]*[.$E$2]+[.$F$2]-273" office:value-type="float" office:value="16.905665564549" calcext:value-type="float">
            <text:p>16,905665564549</text:p>
          </table:table-cell>
          <table:table-cell table:formula="of:=[.B163]*330/16384-[.$E163]*[.$E$2]+[.$F$2]-273" office:value-type="float" office:value="66.454005408299" calcext:value-type="float">
            <text:p>66,454005408299</text:p>
          </table:table-cell>
          <table:table-cell table:formula="of:=[.C163]*330/16384-[.$E163]*[.$E$2]+[.$F$2]-273" office:value-type="float" office:value="25.405421423924" calcext:value-type="float">
            <text:p>25,405421423924</text:p>
          </table:table-cell>
        </table:table-row>
        <table:table-row table:style-name="ro1">
          <table:table-cell office:value-type="float" office:value="15041" calcext:value-type="float">
            <text:p>15041</text:p>
          </table:table-cell>
          <table:table-cell office:value-type="float" office:value="17738" calcext:value-type="float">
            <text:p>17738</text:p>
          </table:table-cell>
          <table:table-cell office:value-type="float" office:value="15477" calcext:value-type="float">
            <text:p>15477</text:p>
          </table:table-cell>
          <table:table-cell office:value-type="float" office:value="6574" calcext:value-type="float">
            <text:p>6574</text:p>
          </table:table-cell>
          <table:table-cell table:formula="of:=1 / ( (LN([.D164])-LN([.$B$2])) / [.$C$2] + 1 / [.$A$2])" office:value-type="float" office:value="299.835604221377" calcext:value-type="float">
            <text:p>299,835604221377</text:p>
          </table:table-cell>
          <table:table-cell table:formula="of:=[.E164]-273" office:value-type="float" office:value="26.8356042213771" calcext:value-type="float">
            <text:p>26,8356042213771</text:p>
          </table:table-cell>
          <table:table-cell table:formula="of:=[.A164]*330/16384-[.$E164]*[.$E$2]+[.$F$2]-273" office:value-type="float" office:value="17.0831637616915" calcext:value-type="float">
            <text:p>17,0831637616915</text:p>
          </table:table-cell>
          <table:table-cell table:formula="of:=[.B164]*330/16384-[.$E164]*[.$E$2]+[.$F$2]-273" office:value-type="float" office:value="71.405063175754" calcext:value-type="float">
            <text:p>71,405063175754</text:p>
          </table:table-cell>
          <table:table-cell table:formula="of:=[.C164]*330/16384-[.$E164]*[.$E$2]+[.$F$2]-273" office:value-type="float" office:value="25.8649020429415" calcext:value-type="float">
            <text:p>25,8649020429415</text:p>
          </table:table-cell>
        </table:table-row>
        <table:table-row table:style-name="ro1">
          <table:table-cell office:value-type="float" office:value="15037" calcext:value-type="float">
            <text:p>15037</text:p>
          </table:table-cell>
          <table:table-cell office:value-type="float" office:value="17744" calcext:value-type="float">
            <text:p>17744</text:p>
          </table:table-cell>
          <table:table-cell office:value-type="float" office:value="15641" calcext:value-type="float">
            <text:p>15641</text:p>
          </table:table-cell>
          <table:table-cell office:value-type="float" office:value="6574" calcext:value-type="float">
            <text:p>6574</text:p>
          </table:table-cell>
          <table:table-cell table:formula="of:=1 / ( (LN([.D165])-LN([.$B$2])) / [.$C$2] + 1 / [.$A$2])" office:value-type="float" office:value="299.835604221377" calcext:value-type="float">
            <text:p>299,835604221377</text:p>
          </table:table-cell>
          <table:table-cell table:formula="of:=[.E165]-273" office:value-type="float" office:value="26.8356042213771" calcext:value-type="float">
            <text:p>26,8356042213771</text:p>
          </table:table-cell>
          <table:table-cell table:formula="of:=[.A165]*330/16384-[.$E165]*[.$E$2]+[.$F$2]-273" office:value-type="float" office:value="17.0025973554415" calcext:value-type="float">
            <text:p>17,0025973554415</text:p>
          </table:table-cell>
          <table:table-cell table:formula="of:=[.B165]*330/16384-[.$E165]*[.$E$2]+[.$F$2]-273" office:value-type="float" office:value="71.525912785129" calcext:value-type="float">
            <text:p>71,525912785129</text:p>
          </table:table-cell>
          <table:table-cell table:formula="of:=[.C165]*330/16384-[.$E165]*[.$E$2]+[.$F$2]-273" office:value-type="float" office:value="29.1681246991915" calcext:value-type="float">
            <text:p>29,1681246991915</text:p>
          </table:table-cell>
        </table:table-row>
        <table:table-row table:style-name="ro1">
          <table:table-cell office:value-type="float" office:value="15058" calcext:value-type="float">
            <text:p>15058</text:p>
          </table:table-cell>
          <table:table-cell office:value-type="float" office:value="17646" calcext:value-type="float">
            <text:p>17646</text:p>
          </table:table-cell>
          <table:table-cell office:value-type="float" office:value="15685" calcext:value-type="float">
            <text:p>15685</text:p>
          </table:table-cell>
          <table:table-cell office:value-type="float" office:value="6573" calcext:value-type="float">
            <text:p>6573</text:p>
          </table:table-cell>
          <table:table-cell table:formula="of:=1 / ( (LN([.D166])-LN([.$B$2])) / [.$C$2] + 1 / [.$A$2])" office:value-type="float" office:value="299.90400149655" calcext:value-type="float">
            <text:p>299,90400149655</text:p>
          </table:table-cell>
          <table:table-cell table:formula="of:=[.E166]-273" office:value-type="float" office:value="26.9040014965502" calcext:value-type="float">
            <text:p>26,9040014965502</text:p>
          </table:table-cell>
          <table:table-cell table:formula="of:=[.A166]*330/16384-[.$E166]*[.$E$2]+[.$F$2]-273" office:value-type="float" office:value="17.5300552129865" calcext:value-type="float">
            <text:p>17,5300552129865</text:p>
          </table:table-cell>
          <table:table-cell table:formula="of:=[.B166]*330/16384-[.$E166]*[.$E$2]+[.$F$2]-273" office:value-type="float" office:value="69.6565200567365" calcext:value-type="float">
            <text:p>69,6565200567365</text:p>
          </table:table-cell>
          <table:table-cell table:formula="of:=[.C166]*330/16384-[.$E166]*[.$E$2]+[.$F$2]-273" office:value-type="float" office:value="30.158839392674" calcext:value-type="float">
            <text:p>30,158839392674</text:p>
          </table:table-cell>
        </table:table-row>
        <table:table-row table:style-name="ro1">
          <table:table-cell office:value-type="float" office:value="15089" calcext:value-type="float">
            <text:p>15089</text:p>
          </table:table-cell>
          <table:table-cell office:value-type="float" office:value="17418" calcext:value-type="float">
            <text:p>17418</text:p>
          </table:table-cell>
          <table:table-cell office:value-type="float" office:value="15735" calcext:value-type="float">
            <text:p>15735</text:p>
          </table:table-cell>
          <table:table-cell office:value-type="float" office:value="6573" calcext:value-type="float">
            <text:p>6573</text:p>
          </table:table-cell>
          <table:table-cell table:formula="of:=1 / ( (LN([.D167])-LN([.$B$2])) / [.$C$2] + 1 / [.$A$2])" office:value-type="float" office:value="299.90400149655" calcext:value-type="float">
            <text:p>299,90400149655</text:p>
          </table:table-cell>
          <table:table-cell table:formula="of:=[.E167]-273" office:value-type="float" office:value="26.9040014965502" calcext:value-type="float">
            <text:p>26,9040014965502</text:p>
          </table:table-cell>
          <table:table-cell table:formula="of:=[.A167]*330/16384-[.$E167]*[.$E$2]+[.$F$2]-273" office:value-type="float" office:value="18.154444861424" calcext:value-type="float">
            <text:p>18,154444861424</text:p>
          </table:table-cell>
          <table:table-cell table:formula="of:=[.B167]*330/16384-[.$E167]*[.$E$2]+[.$F$2]-273" office:value-type="float" office:value="65.0642349004865" calcext:value-type="float">
            <text:p>65,0642349004865</text:p>
          </table:table-cell>
          <table:table-cell table:formula="of:=[.C167]*330/16384-[.$E167]*[.$E$2]+[.$F$2]-273" office:value-type="float" office:value="31.165919470799" calcext:value-type="float">
            <text:p>31,165919470799</text:p>
          </table:table-cell>
        </table:table-row>
        <table:table-row table:style-name="ro1">
          <table:table-cell office:value-type="float" office:value="15064" calcext:value-type="float">
            <text:p>15064</text:p>
          </table:table-cell>
          <table:table-cell office:value-type="float" office:value="17238" calcext:value-type="float">
            <text:p>17238</text:p>
          </table:table-cell>
          <table:table-cell office:value-type="float" office:value="15703" calcext:value-type="float">
            <text:p>15703</text:p>
          </table:table-cell>
          <table:table-cell office:value-type="float" office:value="6572" calcext:value-type="float">
            <text:p>6572</text:p>
          </table:table-cell>
          <table:table-cell table:formula="of:=1 / ( (LN([.D168])-LN([.$B$2])) / [.$C$2] + 1 / [.$A$2])" office:value-type="float" office:value="299.972440397568" calcext:value-type="float">
            <text:p>299,972440397568</text:p>
          </table:table-cell>
          <table:table-cell table:formula="of:=[.E168]-273" office:value-type="float" office:value="26.9724403975678" calcext:value-type="float">
            <text:p>26,9724403975678</text:p>
          </table:table-cell>
          <table:table-cell table:formula="of:=[.A168]*330/16384-[.$E168]*[.$E$2]+[.$F$2]-273" office:value-type="float" office:value="17.7554526350672" calcext:value-type="float">
            <text:p>17,7554526350672</text:p>
          </table:table-cell>
          <table:table-cell table:formula="of:=[.B168]*330/16384-[.$E168]*[.$E$2]+[.$F$2]-273" office:value-type="float" office:value="61.5432944319422" calcext:value-type="float">
            <text:p>61,5432944319422</text:p>
          </table:table-cell>
          <table:table-cell table:formula="of:=[.C168]*330/16384-[.$E168]*[.$E$2]+[.$F$2]-273" office:value-type="float" office:value="30.6259360335047" calcext:value-type="float">
            <text:p>30,6259360335047</text:p>
          </table:table-cell>
        </table:table-row>
        <table:table-row table:style-name="ro1">
          <table:table-cell office:value-type="float" office:value="15167" calcext:value-type="float">
            <text:p>15167</text:p>
          </table:table-cell>
          <table:table-cell office:value-type="float" office:value="17218" calcext:value-type="float">
            <text:p>17218</text:p>
          </table:table-cell>
          <table:table-cell office:value-type="float" office:value="15745" calcext:value-type="float">
            <text:p>15745</text:p>
          </table:table-cell>
          <table:table-cell office:value-type="float" office:value="6572" calcext:value-type="float">
            <text:p>6572</text:p>
          </table:table-cell>
          <table:table-cell table:formula="of:=1 / ( (LN([.D169])-LN([.$B$2])) / [.$C$2] + 1 / [.$A$2])" office:value-type="float" office:value="299.972440397568" calcext:value-type="float">
            <text:p>299,972440397568</text:p>
          </table:table-cell>
          <table:table-cell table:formula="of:=[.E169]-273" office:value-type="float" office:value="26.9724403975678" calcext:value-type="float">
            <text:p>26,9724403975678</text:p>
          </table:table-cell>
          <table:table-cell table:formula="of:=[.A169]*330/16384-[.$E169]*[.$E$2]+[.$F$2]-273" office:value-type="float" office:value="19.8300375960047" calcext:value-type="float">
            <text:p>19,8300375960047</text:p>
          </table:table-cell>
          <table:table-cell table:formula="of:=[.B169]*330/16384-[.$E169]*[.$E$2]+[.$F$2]-273" office:value-type="float" office:value="61.1404624006922" calcext:value-type="float">
            <text:p>61,1404624006922</text:p>
          </table:table-cell>
          <table:table-cell table:formula="of:=[.C169]*330/16384-[.$E169]*[.$E$2]+[.$F$2]-273" office:value-type="float" office:value="31.4718832991297" calcext:value-type="float">
            <text:p>31,4718832991297</text:p>
          </table:table-cell>
        </table:table-row>
        <table:table-row table:style-name="ro1">
          <table:table-cell office:value-type="float" office:value="15062" calcext:value-type="float">
            <text:p>15062</text:p>
          </table:table-cell>
          <table:table-cell office:value-type="float" office:value="17206" calcext:value-type="float">
            <text:p>17206</text:p>
          </table:table-cell>
          <table:table-cell office:value-type="float" office:value="15555" calcext:value-type="float">
            <text:p>15555</text:p>
          </table:table-cell>
          <table:table-cell office:value-type="float" office:value="6574" calcext:value-type="float">
            <text:p>6574</text:p>
          </table:table-cell>
          <table:table-cell table:formula="of:=1 / ( (LN([.D170])-LN([.$B$2])) / [.$C$2] + 1 / [.$A$2])" office:value-type="float" office:value="299.835604221377" calcext:value-type="float">
            <text:p>299,835604221377</text:p>
          </table:table-cell>
          <table:table-cell table:formula="of:=[.E170]-273" office:value-type="float" office:value="26.8356042213771" calcext:value-type="float">
            <text:p>26,8356042213771</text:p>
          </table:table-cell>
          <table:table-cell table:formula="of:=[.A170]*330/16384-[.$E170]*[.$E$2]+[.$F$2]-273" office:value-type="float" office:value="17.506137394504" calcext:value-type="float">
            <text:p>17,506137394504</text:p>
          </table:table-cell>
          <table:table-cell table:formula="of:=[.B170]*330/16384-[.$E170]*[.$E$2]+[.$F$2]-273" office:value-type="float" office:value="60.689731144504" calcext:value-type="float">
            <text:p>60,689731144504</text:p>
          </table:table-cell>
          <table:table-cell table:formula="of:=[.C170]*330/16384-[.$E170]*[.$E$2]+[.$F$2]-273" office:value-type="float" office:value="27.4359469648165" calcext:value-type="float">
            <text:p>27,4359469648165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17195" calcext:value-type="float">
            <text:p>17195</text:p>
          </table:table-cell>
          <table:table-cell office:value-type="float" office:value="15356" calcext:value-type="float">
            <text:p>15356</text:p>
          </table:table-cell>
          <table:table-cell office:value-type="float" office:value="6574" calcext:value-type="float">
            <text:p>6574</text:p>
          </table:table-cell>
          <table:table-cell table:formula="of:=1 / ( (LN([.D171])-LN([.$B$2])) / [.$C$2] + 1 / [.$A$2])" office:value-type="float" office:value="299.835604221377" calcext:value-type="float">
            <text:p>299,835604221377</text:p>
          </table:table-cell>
          <table:table-cell table:formula="of:=[.E171]-273" office:value-type="float" office:value="26.8356042213771" calcext:value-type="float">
            <text:p>26,8356042213771</text:p>
          </table:table-cell>
          <table:table-cell table:formula="of:=[.A171]*330/16384-[.$E171]*[.$E$2]+[.$F$2]-273" office:value-type="float" office:value="17.063022160129" calcext:value-type="float">
            <text:p>17,063022160129</text:p>
          </table:table-cell>
          <table:table-cell table:formula="of:=[.B171]*330/16384-[.$E171]*[.$E$2]+[.$F$2]-273" office:value-type="float" office:value="60.4681735273165" calcext:value-type="float">
            <text:p>60,4681735273165</text:p>
          </table:table-cell>
          <table:table-cell table:formula="of:=[.C171]*330/16384-[.$E171]*[.$E$2]+[.$F$2]-273" office:value-type="float" office:value="23.427768253879" calcext:value-type="float">
            <text:p>23,427768253879</text:p>
          </table:table-cell>
        </table:table-row>
        <table:table-row table:style-name="ro1">
          <table:table-cell office:value-type="float" office:value="15049" calcext:value-type="float">
            <text:p>15049</text:p>
          </table:table-cell>
          <table:table-cell office:value-type="float" office:value="16957" calcext:value-type="float">
            <text:p>16957</text:p>
          </table:table-cell>
          <table:table-cell office:value-type="float" office:value="15237" calcext:value-type="float">
            <text:p>15237</text:p>
          </table:table-cell>
          <table:table-cell office:value-type="float" office:value="6574" calcext:value-type="float">
            <text:p>6574</text:p>
          </table:table-cell>
          <table:table-cell table:formula="of:=1 / ( (LN([.D172])-LN([.$B$2])) / [.$C$2] + 1 / [.$A$2])" office:value-type="float" office:value="299.835604221377" calcext:value-type="float">
            <text:p>299,835604221377</text:p>
          </table:table-cell>
          <table:table-cell table:formula="of:=[.E172]-273" office:value-type="float" office:value="26.8356042213771" calcext:value-type="float">
            <text:p>26,8356042213771</text:p>
          </table:table-cell>
          <table:table-cell table:formula="of:=[.A172]*330/16384-[.$E172]*[.$E$2]+[.$F$2]-273" office:value-type="float" office:value="17.2442965741915" calcext:value-type="float">
            <text:p>17,2442965741915</text:p>
          </table:table-cell>
          <table:table-cell table:formula="of:=[.B172]*330/16384-[.$E172]*[.$E$2]+[.$F$2]-273" office:value-type="float" office:value="55.6744723554415" calcext:value-type="float">
            <text:p>55,6744723554415</text:p>
          </table:table-cell>
          <table:table-cell table:formula="of:=[.C172]*330/16384-[.$E172]*[.$E$2]+[.$F$2]-273" office:value-type="float" office:value="21.0309176679415" calcext:value-type="float">
            <text:p>21,0309176679415</text:p>
          </table:table-cell>
        </table:table-row>
        <table:table-row table:style-name="ro1">
          <table:table-cell office:value-type="float" office:value="15017" calcext:value-type="float">
            <text:p>15017</text:p>
          </table:table-cell>
          <table:table-cell office:value-type="float" office:value="17284" calcext:value-type="float">
            <text:p>17284</text:p>
          </table:table-cell>
          <table:table-cell office:value-type="float" office:value="15239" calcext:value-type="float">
            <text:p>15239</text:p>
          </table:table-cell>
          <table:table-cell office:value-type="float" office:value="6573" calcext:value-type="float">
            <text:p>6573</text:p>
          </table:table-cell>
          <table:table-cell table:formula="of:=1 / ( (LN([.D173])-LN([.$B$2])) / [.$C$2] + 1 / [.$A$2])" office:value-type="float" office:value="299.90400149655" calcext:value-type="float">
            <text:p>299,90400149655</text:p>
          </table:table-cell>
          <table:table-cell table:formula="of:=[.E173]-273" office:value-type="float" office:value="26.9040014965502" calcext:value-type="float">
            <text:p>26,9040014965502</text:p>
          </table:table-cell>
          <table:table-cell table:formula="of:=[.A173]*330/16384-[.$E173]*[.$E$2]+[.$F$2]-273" office:value-type="float" office:value="16.704249548924" calcext:value-type="float">
            <text:p>16,704249548924</text:p>
          </table:table-cell>
          <table:table-cell table:formula="of:=[.B173]*330/16384-[.$E173]*[.$E$2]+[.$F$2]-273" office:value-type="float" office:value="62.3652602911115" calcext:value-type="float">
            <text:p>62,3652602911115</text:p>
          </table:table-cell>
          <table:table-cell table:formula="of:=[.C173]*330/16384-[.$E173]*[.$E$2]+[.$F$2]-273" office:value-type="float" office:value="21.175685095799" calcext:value-type="float">
            <text:p>21,175685095799</text:p>
          </table:table-cell>
        </table:table-row>
        <table:table-row table:style-name="ro1">
          <table:table-cell office:value-type="float" office:value="15006" calcext:value-type="float">
            <text:p>15006</text:p>
          </table:table-cell>
          <table:table-cell office:value-type="float" office:value="17659" calcext:value-type="float">
            <text:p>17659</text:p>
          </table:table-cell>
          <table:table-cell office:value-type="float" office:value="15222" calcext:value-type="float">
            <text:p>15222</text:p>
          </table:table-cell>
          <table:table-cell office:value-type="float" office:value="6573" calcext:value-type="float">
            <text:p>6573</text:p>
          </table:table-cell>
          <table:table-cell table:formula="of:=1 / ( (LN([.D174])-LN([.$B$2])) / [.$C$2] + 1 / [.$A$2])" office:value-type="float" office:value="299.90400149655" calcext:value-type="float">
            <text:p>299,90400149655</text:p>
          </table:table-cell>
          <table:table-cell table:formula="of:=[.E174]-273" office:value-type="float" office:value="26.9040014965502" calcext:value-type="float">
            <text:p>26,9040014965502</text:p>
          </table:table-cell>
          <table:table-cell table:formula="of:=[.A174]*330/16384-[.$E174]*[.$E$2]+[.$F$2]-273" office:value-type="float" office:value="16.4826919317365" calcext:value-type="float">
            <text:p>16,4826919317365</text:p>
          </table:table-cell>
          <table:table-cell table:formula="of:=[.B174]*330/16384-[.$E174]*[.$E$2]+[.$F$2]-273" office:value-type="float" office:value="69.918360877049" calcext:value-type="float">
            <text:p>69,918360877049</text:p>
          </table:table-cell>
          <table:table-cell table:formula="of:=[.C174]*330/16384-[.$E174]*[.$E$2]+[.$F$2]-273" office:value-type="float" office:value="20.8332778692365" calcext:value-type="float">
            <text:p>20,8332778692365</text:p>
          </table:table-cell>
        </table:table-row>
        <table:table-row table:style-name="ro1">
          <table:table-cell office:value-type="float" office:value="14996" calcext:value-type="float">
            <text:p>14996</text:p>
          </table:table-cell>
          <table:table-cell office:value-type="float" office:value="17640" calcext:value-type="float">
            <text:p>17640</text:p>
          </table:table-cell>
          <table:table-cell office:value-type="float" office:value="15211" calcext:value-type="float">
            <text:p>15211</text:p>
          </table:table-cell>
          <table:table-cell office:value-type="float" office:value="6573" calcext:value-type="float">
            <text:p>6573</text:p>
          </table:table-cell>
          <table:table-cell table:formula="of:=1 / ( (LN([.D175])-LN([.$B$2])) / [.$C$2] + 1 / [.$A$2])" office:value-type="float" office:value="299.90400149655" calcext:value-type="float">
            <text:p>299,90400149655</text:p>
          </table:table-cell>
          <table:table-cell table:formula="of:=[.E175]-273" office:value-type="float" office:value="26.9040014965502" calcext:value-type="float">
            <text:p>26,9040014965502</text:p>
          </table:table-cell>
          <table:table-cell table:formula="of:=[.A175]*330/16384-[.$E175]*[.$E$2]+[.$F$2]-273" office:value-type="float" office:value="16.2812759161115" calcext:value-type="float">
            <text:p>16,2812759161115</text:p>
          </table:table-cell>
          <table:table-cell table:formula="of:=[.B175]*330/16384-[.$E175]*[.$E$2]+[.$F$2]-273" office:value-type="float" office:value="69.5356704473615" calcext:value-type="float">
            <text:p>69,5356704473615</text:p>
          </table:table-cell>
          <table:table-cell table:formula="of:=[.C175]*330/16384-[.$E175]*[.$E$2]+[.$F$2]-273" office:value-type="float" office:value="20.611720252049" calcext:value-type="float">
            <text:p>20,611720252049</text:p>
          </table:table-cell>
        </table:table-row>
        <table:table-row table:style-name="ro1">
          <table:table-cell office:value-type="float" office:value="15020" calcext:value-type="float">
            <text:p>15020</text:p>
          </table:table-cell>
          <table:table-cell office:value-type="float" office:value="18130" calcext:value-type="float">
            <text:p>18130</text:p>
          </table:table-cell>
          <table:table-cell office:value-type="float" office:value="15266" calcext:value-type="float">
            <text:p>15266</text:p>
          </table:table-cell>
          <table:table-cell office:value-type="float" office:value="6570" calcext:value-type="float">
            <text:p>6570</text:p>
          </table:table-cell>
          <table:table-cell table:formula="of:=1 / ( (LN([.D176])-LN([.$B$2])) / [.$C$2] + 1 / [.$A$2])" office:value-type="float" office:value="300.109443232399" calcext:value-type="float">
            <text:p>300,109443232399</text:p>
          </table:table-cell>
          <table:table-cell table:formula="of:=[.E176]-273" office:value-type="float" office:value="27.1094432323994" calcext:value-type="float">
            <text:p>27,1094432323994</text:p>
          </table:table-cell>
          <table:table-cell table:formula="of:=[.A176]*330/16384-[.$E176]*[.$E$2]+[.$F$2]-273" office:value-type="float" office:value="17.0785087928286" calcext:value-type="float">
            <text:p>17,0785087928286</text:p>
          </table:table-cell>
          <table:table-cell table:formula="of:=[.B176]*330/16384-[.$E176]*[.$E$2]+[.$F$2]-273" office:value-type="float" office:value="79.7188896522036" calcext:value-type="float">
            <text:p>79,7188896522036</text:p>
          </table:table-cell>
          <table:table-cell table:formula="of:=[.C176]*330/16384-[.$E176]*[.$E$2]+[.$F$2]-273" office:value-type="float" office:value="22.0333427772036" calcext:value-type="float">
            <text:p>22,0333427772036</text:p>
          </table:table-cell>
        </table:table-row>
        <table:table-row table:style-name="ro1">
          <table:table-cell office:value-type="float" office:value="15032" calcext:value-type="float">
            <text:p>15032</text:p>
          </table:table-cell>
          <table:table-cell office:value-type="float" office:value="20170" calcext:value-type="float">
            <text:p>20170</text:p>
          </table:table-cell>
          <table:table-cell office:value-type="float" office:value="15377" calcext:value-type="float">
            <text:p>15377</text:p>
          </table:table-cell>
          <table:table-cell office:value-type="float" office:value="6572" calcext:value-type="float">
            <text:p>6572</text:p>
          </table:table-cell>
          <table:table-cell table:formula="of:=1 / ( (LN([.D177])-LN([.$B$2])) / [.$C$2] + 1 / [.$A$2])" office:value-type="float" office:value="299.972440397568" calcext:value-type="float">
            <text:p>299,972440397568</text:p>
          </table:table-cell>
          <table:table-cell table:formula="of:=[.E177]-273" office:value-type="float" office:value="26.9724403975678" calcext:value-type="float">
            <text:p>26,9724403975678</text:p>
          </table:table-cell>
          <table:table-cell table:formula="of:=[.A177]*330/16384-[.$E177]*[.$E$2]+[.$F$2]-273" office:value-type="float" office:value="17.1109213850672" calcext:value-type="float">
            <text:p>17,1109213850672</text:p>
          </table:table-cell>
          <table:table-cell table:formula="of:=[.B177]*330/16384-[.$E177]*[.$E$2]+[.$F$2]-273" office:value-type="float" office:value="120.598470213192" calcext:value-type="float">
            <text:p>120,598470213192</text:p>
          </table:table-cell>
          <table:table-cell table:formula="of:=[.C177]*330/16384-[.$E177]*[.$E$2]+[.$F$2]-273" office:value-type="float" office:value="24.0597739241297" calcext:value-type="float">
            <text:p>24,0597739241297</text:p>
          </table:table-cell>
        </table:table-row>
        <table:table-row table:style-name="ro1">
          <table:table-cell office:value-type="float" office:value="15038" calcext:value-type="float">
            <text:p>15038</text:p>
          </table:table-cell>
          <table:table-cell office:value-type="float" office:value="20311" calcext:value-type="float">
            <text:p>20311</text:p>
          </table:table-cell>
          <table:table-cell office:value-type="float" office:value="15350" calcext:value-type="float">
            <text:p>15350</text:p>
          </table:table-cell>
          <table:table-cell office:value-type="float" office:value="6573" calcext:value-type="float">
            <text:p>6573</text:p>
          </table:table-cell>
          <table:table-cell table:formula="of:=1 / ( (LN([.D178])-LN([.$B$2])) / [.$C$2] + 1 / [.$A$2])" office:value-type="float" office:value="299.90400149655" calcext:value-type="float">
            <text:p>299,90400149655</text:p>
          </table:table-cell>
          <table:table-cell table:formula="of:=[.E178]-273" office:value-type="float" office:value="26.9040014965502" calcext:value-type="float">
            <text:p>26,9040014965502</text:p>
          </table:table-cell>
          <table:table-cell table:formula="of:=[.A178]*330/16384-[.$E178]*[.$E$2]+[.$F$2]-273" office:value-type="float" office:value="17.1272231817365" calcext:value-type="float">
            <text:p>17,1272231817365</text:p>
          </table:table-cell>
          <table:table-cell table:formula="of:=[.B178]*330/16384-[.$E178]*[.$E$2]+[.$F$2]-273" office:value-type="float" office:value="123.333888220799" calcext:value-type="float">
            <text:p>123,333888220799</text:p>
          </table:table-cell>
          <table:table-cell table:formula="of:=[.C178]*330/16384-[.$E178]*[.$E$2]+[.$F$2]-273" office:value-type="float" office:value="23.4114028692365" calcext:value-type="float">
            <text:p>23,4114028692365</text:p>
          </table:table-cell>
        </table:table-row>
        <table:table-row table:style-name="ro1">
          <table:table-cell office:value-type="float" office:value="15029" calcext:value-type="float">
            <text:p>15029</text:p>
          </table:table-cell>
          <table:table-cell office:value-type="float" office:value="20171" calcext:value-type="float">
            <text:p>20171</text:p>
          </table:table-cell>
          <table:table-cell office:value-type="float" office:value="15275" calcext:value-type="float">
            <text:p>15275</text:p>
          </table:table-cell>
          <table:table-cell office:value-type="float" office:value="6573" calcext:value-type="float">
            <text:p>6573</text:p>
          </table:table-cell>
          <table:table-cell table:formula="of:=1 / ( (LN([.D179])-LN([.$B$2])) / [.$C$2] + 1 / [.$A$2])" office:value-type="float" office:value="299.90400149655" calcext:value-type="float">
            <text:p>299,90400149655</text:p>
          </table:table-cell>
          <table:table-cell table:formula="of:=[.E179]-273" office:value-type="float" office:value="26.9040014965502" calcext:value-type="float">
            <text:p>26,9040014965502</text:p>
          </table:table-cell>
          <table:table-cell table:formula="of:=[.A179]*330/16384-[.$E179]*[.$E$2]+[.$F$2]-273" office:value-type="float" office:value="16.945948767674" calcext:value-type="float">
            <text:p>16,945948767674</text:p>
          </table:table-cell>
          <table:table-cell table:formula="of:=[.B179]*330/16384-[.$E179]*[.$E$2]+[.$F$2]-273" office:value-type="float" office:value="120.514064002049" calcext:value-type="float">
            <text:p>120,514064002049</text:p>
          </table:table-cell>
          <table:table-cell table:formula="of:=[.C179]*330/16384-[.$E179]*[.$E$2]+[.$F$2]-273" office:value-type="float" office:value="21.900782752049" calcext:value-type="float">
            <text:p>21,900782752049</text:p>
          </table:table-cell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float" office:value="20180" calcext:value-type="float">
            <text:p>20180</text:p>
          </table:table-cell>
          <table:table-cell office:value-type="float" office:value="15271" calcext:value-type="float">
            <text:p>15271</text:p>
          </table:table-cell>
          <table:table-cell office:value-type="float" office:value="6573" calcext:value-type="float">
            <text:p>6573</text:p>
          </table:table-cell>
          <table:table-cell table:formula="of:=1 / ( (LN([.D180])-LN([.$B$2])) / [.$C$2] + 1 / [.$A$2])" office:value-type="float" office:value="299.90400149655" calcext:value-type="float">
            <text:p>299,90400149655</text:p>
          </table:table-cell>
          <table:table-cell table:formula="of:=[.E180]-273" office:value-type="float" office:value="26.9040014965502" calcext:value-type="float">
            <text:p>26,9040014965502</text:p>
          </table:table-cell>
          <table:table-cell table:formula="of:=[.A180]*330/16384-[.$E180]*[.$E$2]+[.$F$2]-273" office:value-type="float" office:value="17.0869399786115" calcext:value-type="float">
            <text:p>17,0869399786115</text:p>
          </table:table-cell>
          <table:table-cell table:formula="of:=[.B180]*330/16384-[.$E180]*[.$E$2]+[.$F$2]-273" office:value-type="float" office:value="120.695338416111" calcext:value-type="float">
            <text:p>120,695338416111</text:p>
          </table:table-cell>
          <table:table-cell table:formula="of:=[.C180]*330/16384-[.$E180]*[.$E$2]+[.$F$2]-273" office:value-type="float" office:value="21.820216345799" calcext:value-type="float">
            <text:p>21,820216345799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20264" calcext:value-type="float">
            <text:p>20264</text:p>
          </table:table-cell>
          <table:table-cell office:value-type="float" office:value="15274" calcext:value-type="float">
            <text:p>15274</text:p>
          </table:table-cell>
          <table:table-cell office:value-type="float" office:value="6574" calcext:value-type="float">
            <text:p>6574</text:p>
          </table:table-cell>
          <table:table-cell table:formula="of:=1 / ( (LN([.D181])-LN([.$B$2])) / [.$C$2] + 1 / [.$A$2])" office:value-type="float" office:value="299.835604221377" calcext:value-type="float">
            <text:p>299,835604221377</text:p>
          </table:table-cell>
          <table:table-cell table:formula="of:=[.E181]-273" office:value-type="float" office:value="26.8356042213771" calcext:value-type="float">
            <text:p>26,8356042213771</text:p>
          </table:table-cell>
          <table:table-cell table:formula="of:=[.A181]*330/16384-[.$E181]*[.$E$2]+[.$F$2]-273" office:value-type="float" office:value="17.063022160129" calcext:value-type="float">
            <text:p>17,063022160129</text:p>
          </table:table-cell>
          <table:table-cell table:formula="of:=[.B181]*330/16384-[.$E181]*[.$E$2]+[.$F$2]-273" office:value-type="float" office:value="122.282748722629" calcext:value-type="float">
            <text:p>122,282748722629</text:p>
          </table:table-cell>
          <table:table-cell table:formula="of:=[.C181]*330/16384-[.$E181]*[.$E$2]+[.$F$2]-273" office:value-type="float" office:value="21.776156925754" calcext:value-type="float">
            <text:p>21,776156925754</text:p>
          </table:table-cell>
        </table:table-row>
        <table:table-row table:style-name="ro1">
          <table:table-cell office:value-type="float" office:value="15043" calcext:value-type="float">
            <text:p>15043</text:p>
          </table:table-cell>
          <table:table-cell office:value-type="float" office:value="20279" calcext:value-type="float">
            <text:p>20279</text:p>
          </table:table-cell>
          <table:table-cell office:value-type="float" office:value="15290" calcext:value-type="float">
            <text:p>15290</text:p>
          </table:table-cell>
          <table:table-cell office:value-type="float" office:value="6573" calcext:value-type="float">
            <text:p>6573</text:p>
          </table:table-cell>
          <table:table-cell table:formula="of:=1 / ( (LN([.D182])-LN([.$B$2])) / [.$C$2] + 1 / [.$A$2])" office:value-type="float" office:value="299.90400149655" calcext:value-type="float">
            <text:p>299,90400149655</text:p>
          </table:table-cell>
          <table:table-cell table:formula="of:=[.E182]-273" office:value-type="float" office:value="26.9040014965502" calcext:value-type="float">
            <text:p>26,9040014965502</text:p>
          </table:table-cell>
          <table:table-cell table:formula="of:=[.A182]*330/16384-[.$E182]*[.$E$2]+[.$F$2]-273" office:value-type="float" office:value="17.227931189549" calcext:value-type="float">
            <text:p>17,227931189549</text:p>
          </table:table-cell>
          <table:table-cell table:formula="of:=[.B182]*330/16384-[.$E182]*[.$E$2]+[.$F$2]-273" office:value-type="float" office:value="122.689356970799" calcext:value-type="float">
            <text:p>122,689356970799</text:p>
          </table:table-cell>
          <table:table-cell table:formula="of:=[.C182]*330/16384-[.$E182]*[.$E$2]+[.$F$2]-273" office:value-type="float" office:value="22.2029067754865" calcext:value-type="float">
            <text:p>22,2029067754865</text:p>
          </table:table-cell>
        </table:table-row>
        <table:table-row table:style-name="ro1">
          <table:table-cell office:value-type="float" office:value="15159" calcext:value-type="float">
            <text:p>15159</text:p>
          </table:table-cell>
          <table:table-cell office:value-type="float" office:value="20199" calcext:value-type="float">
            <text:p>20199</text:p>
          </table:table-cell>
          <table:table-cell office:value-type="float" office:value="15452" calcext:value-type="float">
            <text:p>15452</text:p>
          </table:table-cell>
          <table:table-cell office:value-type="float" office:value="6574" calcext:value-type="float">
            <text:p>6574</text:p>
          </table:table-cell>
          <table:table-cell table:formula="of:=1 / ( (LN([.D183])-LN([.$B$2])) / [.$C$2] + 1 / [.$A$2])" office:value-type="float" office:value="299.835604221377" calcext:value-type="float">
            <text:p>299,835604221377</text:p>
          </table:table-cell>
          <table:table-cell table:formula="of:=[.E183]-273" office:value-type="float" office:value="26.8356042213771" calcext:value-type="float">
            <text:p>26,8356042213771</text:p>
          </table:table-cell>
          <table:table-cell table:formula="of:=[.A183]*330/16384-[.$E183]*[.$E$2]+[.$F$2]-273" office:value-type="float" office:value="19.4598727460665" calcext:value-type="float">
            <text:p>19,4598727460665</text:p>
          </table:table-cell>
          <table:table-cell table:formula="of:=[.B183]*330/16384-[.$E183]*[.$E$2]+[.$F$2]-273" office:value-type="float" office:value="120.973544621067" calcext:value-type="float">
            <text:p>120,973544621067</text:p>
          </table:table-cell>
          <table:table-cell table:formula="of:=[.C183]*330/16384-[.$E183]*[.$E$2]+[.$F$2]-273" office:value-type="float" office:value="25.361362003879" calcext:value-type="float">
            <text:p>25,361362003879</text:p>
          </table:table-cell>
        </table:table-row>
        <table:table-row table:style-name="ro1">
          <table:table-cell office:value-type="float" office:value="15159" calcext:value-type="float">
            <text:p>15159</text:p>
          </table:table-cell>
          <table:table-cell office:value-type="float" office:value="20154" calcext:value-type="float">
            <text:p>20154</text:p>
          </table:table-cell>
          <table:table-cell office:value-type="float" office:value="15399" calcext:value-type="float">
            <text:p>15399</text:p>
          </table:table-cell>
          <table:table-cell office:value-type="float" office:value="6574" calcext:value-type="float">
            <text:p>6574</text:p>
          </table:table-cell>
          <table:table-cell table:formula="of:=1 / ( (LN([.D184])-LN([.$B$2])) / [.$C$2] + 1 / [.$A$2])" office:value-type="float" office:value="299.835604221377" calcext:value-type="float">
            <text:p>299,835604221377</text:p>
          </table:table-cell>
          <table:table-cell table:formula="of:=[.E184]-273" office:value-type="float" office:value="26.8356042213771" calcext:value-type="float">
            <text:p>26,8356042213771</text:p>
          </table:table-cell>
          <table:table-cell table:formula="of:=[.A184]*330/16384-[.$E184]*[.$E$2]+[.$F$2]-273" office:value-type="float" office:value="19.4598727460665" calcext:value-type="float">
            <text:p>19,4598727460665</text:p>
          </table:table-cell>
          <table:table-cell table:formula="of:=[.B184]*330/16384-[.$E184]*[.$E$2]+[.$F$2]-273" office:value-type="float" office:value="120.067172550754" calcext:value-type="float">
            <text:p>120,067172550754</text:p>
          </table:table-cell>
          <table:table-cell table:formula="of:=[.C184]*330/16384-[.$E184]*[.$E$2]+[.$F$2]-273" office:value-type="float" office:value="24.2938571210665" calcext:value-type="float">
            <text:p>24,2938571210665</text:p>
          </table:table-cell>
        </table:table-row>
        <table:table-row table:style-name="ro1">
          <table:table-cell office:value-type="float" office:value="15173" calcext:value-type="float">
            <text:p>15173</text:p>
          </table:table-cell>
          <table:table-cell office:value-type="float" office:value="20196" calcext:value-type="float">
            <text:p>20196</text:p>
          </table:table-cell>
          <table:table-cell office:value-type="float" office:value="15537" calcext:value-type="float">
            <text:p>15537</text:p>
          </table:table-cell>
          <table:table-cell office:value-type="float" office:value="6573" calcext:value-type="float">
            <text:p>6573</text:p>
          </table:table-cell>
          <table:table-cell table:formula="of:=1 / ( (LN([.D185])-LN([.$B$2])) / [.$C$2] + 1 / [.$A$2])" office:value-type="float" office:value="299.90400149655" calcext:value-type="float">
            <text:p>299,90400149655</text:p>
          </table:table-cell>
          <table:table-cell table:formula="of:=[.E185]-273" office:value-type="float" office:value="26.9040014965502" calcext:value-type="float">
            <text:p>26,9040014965502</text:p>
          </table:table-cell>
          <table:table-cell table:formula="of:=[.A185]*330/16384-[.$E185]*[.$E$2]+[.$F$2]-273" office:value-type="float" office:value="19.846339392674" calcext:value-type="float">
            <text:p>19,846339392674</text:p>
          </table:table-cell>
          <table:table-cell table:formula="of:=[.B185]*330/16384-[.$E185]*[.$E$2]+[.$F$2]-273" office:value-type="float" office:value="121.017604041112" calcext:value-type="float">
            <text:p>121,017604041112</text:p>
          </table:table-cell>
          <table:table-cell table:formula="of:=[.C185]*330/16384-[.$E185]*[.$E$2]+[.$F$2]-273" office:value-type="float" office:value="27.177882361424" calcext:value-type="float">
            <text:p>27,177882361424</text:p>
          </table:table-cell>
        </table:table-row>
        <table:table-row table:style-name="ro1">
          <table:table-cell office:value-type="float" office:value="15194" calcext:value-type="float">
            <text:p>15194</text:p>
          </table:table-cell>
          <table:table-cell office:value-type="float" office:value="20161" calcext:value-type="float">
            <text:p>20161</text:p>
          </table:table-cell>
          <table:table-cell office:value-type="float" office:value="15526" calcext:value-type="float">
            <text:p>15526</text:p>
          </table:table-cell>
          <table:table-cell office:value-type="float" office:value="6572" calcext:value-type="float">
            <text:p>6572</text:p>
          </table:table-cell>
          <table:table-cell table:formula="of:=1 / ( (LN([.D186])-LN([.$B$2])) / [.$C$2] + 1 / [.$A$2])" office:value-type="float" office:value="299.972440397568" calcext:value-type="float">
            <text:p>299,972440397568</text:p>
          </table:table-cell>
          <table:table-cell table:formula="of:=[.E186]-273" office:value-type="float" office:value="26.9724403975678" calcext:value-type="float">
            <text:p>26,9724403975678</text:p>
          </table:table-cell>
          <table:table-cell table:formula="of:=[.A186]*330/16384-[.$E186]*[.$E$2]+[.$F$2]-273" office:value-type="float" office:value="20.3738608381922" calcext:value-type="float">
            <text:p>20,3738608381922</text:p>
          </table:table-cell>
          <table:table-cell table:formula="of:=[.B186]*330/16384-[.$E186]*[.$E$2]+[.$F$2]-273" office:value-type="float" office:value="120.41719579913" calcext:value-type="float">
            <text:p>120,41719579913</text:p>
          </table:table-cell>
          <table:table-cell table:formula="of:=[.C186]*330/16384-[.$E186]*[.$E$2]+[.$F$2]-273" office:value-type="float" office:value="27.0608725569422" calcext:value-type="float">
            <text:p>27,0608725569422</text:p>
          </table:table-cell>
        </table:table-row>
        <table:table-row table:style-name="ro1">
          <table:table-cell office:value-type="float" office:value="15203" calcext:value-type="float">
            <text:p>15203</text:p>
          </table:table-cell>
          <table:table-cell office:value-type="float" office:value="20056" calcext:value-type="float">
            <text:p>20056</text:p>
          </table:table-cell>
          <table:table-cell office:value-type="float" office:value="15508" calcext:value-type="float">
            <text:p>15508</text:p>
          </table:table-cell>
          <table:table-cell office:value-type="float" office:value="6573" calcext:value-type="float">
            <text:p>6573</text:p>
          </table:table-cell>
          <table:table-cell table:formula="of:=1 / ( (LN([.D187])-LN([.$B$2])) / [.$C$2] + 1 / [.$A$2])" office:value-type="float" office:value="299.90400149655" calcext:value-type="float">
            <text:p>299,90400149655</text:p>
          </table:table-cell>
          <table:table-cell table:formula="of:=[.E187]-273" office:value-type="float" office:value="26.9040014965502" calcext:value-type="float">
            <text:p>26,9040014965502</text:p>
          </table:table-cell>
          <table:table-cell table:formula="of:=[.A187]*330/16384-[.$E187]*[.$E$2]+[.$F$2]-273" office:value-type="float" office:value="20.450587439549" calcext:value-type="float">
            <text:p>20,450587439549</text:p>
          </table:table-cell>
          <table:table-cell table:formula="of:=[.B187]*330/16384-[.$E187]*[.$E$2]+[.$F$2]-273" office:value-type="float" office:value="118.197779822362" calcext:value-type="float">
            <text:p>118,197779822362</text:p>
          </table:table-cell>
          <table:table-cell table:formula="of:=[.C187]*330/16384-[.$E187]*[.$E$2]+[.$F$2]-273" office:value-type="float" office:value="26.5937759161115" calcext:value-type="float">
            <text:p>26,5937759161115</text:p>
          </table:table-cell>
        </table:table-row>
        <table:table-row table:style-name="ro1">
          <table:table-cell office:value-type="float" office:value="15208" calcext:value-type="float">
            <text:p>15208</text:p>
          </table:table-cell>
          <table:table-cell office:value-type="float" office:value="20008" calcext:value-type="float">
            <text:p>20008</text:p>
          </table:table-cell>
          <table:table-cell office:value-type="float" office:value="15588" calcext:value-type="float">
            <text:p>15588</text:p>
          </table:table-cell>
          <table:table-cell office:value-type="float" office:value="6574" calcext:value-type="float">
            <text:p>6574</text:p>
          </table:table-cell>
          <table:table-cell table:formula="of:=1 / ( (LN([.D188])-LN([.$B$2])) / [.$C$2] + 1 / [.$A$2])" office:value-type="float" office:value="299.835604221377" calcext:value-type="float">
            <text:p>299,835604221377</text:p>
          </table:table-cell>
          <table:table-cell table:formula="of:=[.E188]-273" office:value-type="float" office:value="26.8356042213771" calcext:value-type="float">
            <text:p>26,8356042213771</text:p>
          </table:table-cell>
          <table:table-cell table:formula="of:=[.A188]*330/16384-[.$E188]*[.$E$2]+[.$F$2]-273" office:value-type="float" office:value="20.446811222629" calcext:value-type="float">
            <text:p>20,446811222629</text:p>
          </table:table-cell>
          <table:table-cell table:formula="of:=[.B188]*330/16384-[.$E188]*[.$E$2]+[.$F$2]-273" office:value-type="float" office:value="117.126498722629" calcext:value-type="float">
            <text:p>117,126498722629</text:p>
          </table:table-cell>
          <table:table-cell table:formula="of:=[.C188]*330/16384-[.$E188]*[.$E$2]+[.$F$2]-273" office:value-type="float" office:value="28.100619816379" calcext:value-type="float">
            <text:p>28,100619816379</text:p>
          </table:table-cell>
        </table:table-row>
        <table:table-row table:style-name="ro1">
          <table:table-cell office:value-type="float" office:value="15168" calcext:value-type="float">
            <text:p>15168</text:p>
          </table:table-cell>
          <table:table-cell office:value-type="float" office:value="20202" calcext:value-type="float">
            <text:p>20202</text:p>
          </table:table-cell>
          <table:table-cell office:value-type="float" office:value="15462" calcext:value-type="float">
            <text:p>15462</text:p>
          </table:table-cell>
          <table:table-cell office:value-type="float" office:value="6573" calcext:value-type="float">
            <text:p>6573</text:p>
          </table:table-cell>
          <table:table-cell table:formula="of:=1 / ( (LN([.D189])-LN([.$B$2])) / [.$C$2] + 1 / [.$A$2])" office:value-type="float" office:value="299.90400149655" calcext:value-type="float">
            <text:p>299,90400149655</text:p>
          </table:table-cell>
          <table:table-cell table:formula="of:=[.E189]-273" office:value-type="float" office:value="26.9040014965502" calcext:value-type="float">
            <text:p>26,9040014965502</text:p>
          </table:table-cell>
          <table:table-cell table:formula="of:=[.A189]*330/16384-[.$E189]*[.$E$2]+[.$F$2]-273" office:value-type="float" office:value="19.7456313848615" calcext:value-type="float">
            <text:p>19,7456313848615</text:p>
          </table:table-cell>
          <table:table-cell table:formula="of:=[.B189]*330/16384-[.$E189]*[.$E$2]+[.$F$2]-273" office:value-type="float" office:value="121.138453650487" calcext:value-type="float">
            <text:p>121,138453650487</text:p>
          </table:table-cell>
          <table:table-cell table:formula="of:=[.C189]*330/16384-[.$E189]*[.$E$2]+[.$F$2]-273" office:value-type="float" office:value="25.6672622442365" calcext:value-type="float">
            <text:p>25,6672622442365</text:p>
          </table:table-cell>
        </table:table-row>
        <table:table-row table:style-name="ro1">
          <table:table-cell office:value-type="float" office:value="15192" calcext:value-type="float">
            <text:p>15192</text:p>
          </table:table-cell>
          <table:table-cell office:value-type="float" office:value="20176" calcext:value-type="float">
            <text:p>20176</text:p>
          </table:table-cell>
          <table:table-cell office:value-type="float" office:value="15555" calcext:value-type="float">
            <text:p>15555</text:p>
          </table:table-cell>
          <table:table-cell office:value-type="float" office:value="6574" calcext:value-type="float">
            <text:p>6574</text:p>
          </table:table-cell>
          <table:table-cell table:formula="of:=1 / ( (LN([.D190])-LN([.$B$2])) / [.$C$2] + 1 / [.$A$2])" office:value-type="float" office:value="299.835604221377" calcext:value-type="float">
            <text:p>299,835604221377</text:p>
          </table:table-cell>
          <table:table-cell table:formula="of:=[.E190]-273" office:value-type="float" office:value="26.8356042213771" calcext:value-type="float">
            <text:p>26,8356042213771</text:p>
          </table:table-cell>
          <table:table-cell table:formula="of:=[.A190]*330/16384-[.$E190]*[.$E$2]+[.$F$2]-273" office:value-type="float" office:value="20.124545597629" calcext:value-type="float">
            <text:p>20,124545597629</text:p>
          </table:table-cell>
          <table:table-cell table:formula="of:=[.B190]*330/16384-[.$E190]*[.$E$2]+[.$F$2]-273" office:value-type="float" office:value="120.510287785129" calcext:value-type="float">
            <text:p>120,510287785129</text:p>
          </table:table-cell>
          <table:table-cell table:formula="of:=[.C190]*330/16384-[.$E190]*[.$E$2]+[.$F$2]-273" office:value-type="float" office:value="27.4359469648165" calcext:value-type="float">
            <text:p>27,4359469648165</text:p>
          </table:table-cell>
        </table:table-row>
        <table:table-row table:style-name="ro1">
          <table:table-cell office:value-type="float" office:value="15182" calcext:value-type="float">
            <text:p>15182</text:p>
          </table:table-cell>
          <table:table-cell office:value-type="float" office:value="19974" calcext:value-type="float">
            <text:p>19974</text:p>
          </table:table-cell>
          <table:table-cell office:value-type="float" office:value="15494" calcext:value-type="float">
            <text:p>15494</text:p>
          </table:table-cell>
          <table:table-cell office:value-type="float" office:value="6573" calcext:value-type="float">
            <text:p>6573</text:p>
          </table:table-cell>
          <table:table-cell table:formula="of:=1 / ( (LN([.D191])-LN([.$B$2])) / [.$C$2] + 1 / [.$A$2])" office:value-type="float" office:value="299.90400149655" calcext:value-type="float">
            <text:p>299,90400149655</text:p>
          </table:table-cell>
          <table:table-cell table:formula="of:=[.E191]-273" office:value-type="float" office:value="26.9040014965502" calcext:value-type="float">
            <text:p>26,9040014965502</text:p>
          </table:table-cell>
          <table:table-cell table:formula="of:=[.A191]*330/16384-[.$E191]*[.$E$2]+[.$F$2]-273" office:value-type="float" office:value="20.0276138067365" calcext:value-type="float">
            <text:p>20,0276138067365</text:p>
          </table:table-cell>
          <table:table-cell table:formula="of:=[.B191]*330/16384-[.$E191]*[.$E$2]+[.$F$2]-273" office:value-type="float" office:value="116.546168494237" calcext:value-type="float">
            <text:p>116,546168494237</text:p>
          </table:table-cell>
          <table:table-cell table:formula="of:=[.C191]*330/16384-[.$E191]*[.$E$2]+[.$F$2]-273" office:value-type="float" office:value="26.3117934942365" calcext:value-type="float">
            <text:p>26,3117934942365</text:p>
          </table:table-cell>
        </table:table-row>
        <table:table-row table:style-name="ro1">
          <table:table-cell office:value-type="float" office:value="15196" calcext:value-type="float">
            <text:p>15196</text:p>
          </table:table-cell>
          <table:table-cell office:value-type="float" office:value="19779" calcext:value-type="float">
            <text:p>19779</text:p>
          </table:table-cell>
          <table:table-cell office:value-type="float" office:value="15426" calcext:value-type="float">
            <text:p>15426</text:p>
          </table:table-cell>
          <table:table-cell office:value-type="float" office:value="6572" calcext:value-type="float">
            <text:p>6572</text:p>
          </table:table-cell>
          <table:table-cell table:formula="of:=1 / ( (LN([.D192])-LN([.$B$2])) / [.$C$2] + 1 / [.$A$2])" office:value-type="float" office:value="299.972440397568" calcext:value-type="float">
            <text:p>299,972440397568</text:p>
          </table:table-cell>
          <table:table-cell table:formula="of:=[.E192]-273" office:value-type="float" office:value="26.9724403975678" calcext:value-type="float">
            <text:p>26,9724403975678</text:p>
          </table:table-cell>
          <table:table-cell table:formula="of:=[.A192]*330/16384-[.$E192]*[.$E$2]+[.$F$2]-273" office:value-type="float" office:value="20.4141440413172" calcext:value-type="float">
            <text:p>20,4141440413172</text:p>
          </table:table-cell>
          <table:table-cell table:formula="of:=[.B192]*330/16384-[.$E192]*[.$E$2]+[.$F$2]-273" office:value-type="float" office:value="112.723104002255" calcext:value-type="float">
            <text:p>112,723104002255</text:p>
          </table:table-cell>
          <table:table-cell table:formula="of:=[.C192]*330/16384-[.$E192]*[.$E$2]+[.$F$2]-273" office:value-type="float" office:value="25.0467124006922" calcext:value-type="float">
            <text:p>25,0467124006922</text:p>
          </table:table-cell>
        </table:table-row>
        <table:table-row table:style-name="ro1">
          <table:table-cell office:value-type="float" office:value="15191" calcext:value-type="float">
            <text:p>15191</text:p>
          </table:table-cell>
          <table:table-cell office:value-type="float" office:value="19812" calcext:value-type="float">
            <text:p>19812</text:p>
          </table:table-cell>
          <table:table-cell office:value-type="float" office:value="15505" calcext:value-type="float">
            <text:p>15505</text:p>
          </table:table-cell>
          <table:table-cell office:value-type="float" office:value="6573" calcext:value-type="float">
            <text:p>6573</text:p>
          </table:table-cell>
          <table:table-cell table:formula="of:=1 / ( (LN([.D193])-LN([.$B$2])) / [.$C$2] + 1 / [.$A$2])" office:value-type="float" office:value="299.90400149655" calcext:value-type="float">
            <text:p>299,90400149655</text:p>
          </table:table-cell>
          <table:table-cell table:formula="of:=[.E193]-273" office:value-type="float" office:value="26.9040014965502" calcext:value-type="float">
            <text:p>26,9040014965502</text:p>
          </table:table-cell>
          <table:table-cell table:formula="of:=[.A193]*330/16384-[.$E193]*[.$E$2]+[.$F$2]-273" office:value-type="float" office:value="20.208888220799" calcext:value-type="float">
            <text:p>20,208888220799</text:p>
          </table:table-cell>
          <table:table-cell table:formula="of:=[.B193]*330/16384-[.$E193]*[.$E$2]+[.$F$2]-273" office:value-type="float" office:value="113.283229041112" calcext:value-type="float">
            <text:p>113,283229041112</text:p>
          </table:table-cell>
          <table:table-cell table:formula="of:=[.C193]*330/16384-[.$E193]*[.$E$2]+[.$F$2]-273" office:value-type="float" office:value="26.533351111424" calcext:value-type="float">
            <text:p>26,533351111424</text:p>
          </table:table-cell>
        </table:table-row>
        <table:table-row table:style-name="ro1">
          <table:table-cell office:value-type="float" office:value="15160" calcext:value-type="float">
            <text:p>15160</text:p>
          </table:table-cell>
          <table:table-cell office:value-type="float" office:value="20031" calcext:value-type="float">
            <text:p>20031</text:p>
          </table:table-cell>
          <table:table-cell office:value-type="float" office:value="15469" calcext:value-type="float">
            <text:p>15469</text:p>
          </table:table-cell>
          <table:table-cell office:value-type="float" office:value="6573" calcext:value-type="float">
            <text:p>6573</text:p>
          </table:table-cell>
          <table:table-cell table:formula="of:=1 / ( (LN([.D194])-LN([.$B$2])) / [.$C$2] + 1 / [.$A$2])" office:value-type="float" office:value="299.90400149655" calcext:value-type="float">
            <text:p>299,90400149655</text:p>
          </table:table-cell>
          <table:table-cell table:formula="of:=[.E194]-273" office:value-type="float" office:value="26.9040014965502" calcext:value-type="float">
            <text:p>26,9040014965502</text:p>
          </table:table-cell>
          <table:table-cell table:formula="of:=[.A194]*330/16384-[.$E194]*[.$E$2]+[.$F$2]-273" office:value-type="float" office:value="19.5844985723615" calcext:value-type="float">
            <text:p>19,5844985723615</text:p>
          </table:table-cell>
          <table:table-cell table:formula="of:=[.B194]*330/16384-[.$E194]*[.$E$2]+[.$F$2]-273" office:value-type="float" office:value="117.694239783299" calcext:value-type="float">
            <text:p>117,694239783299</text:p>
          </table:table-cell>
          <table:table-cell table:formula="of:=[.C194]*330/16384-[.$E194]*[.$E$2]+[.$F$2]-273" office:value-type="float" office:value="25.808253455174" calcext:value-type="float">
            <text:p>25,808253455174</text:p>
          </table:table-cell>
        </table:table-row>
        <table:table-row table:style-name="ro1">
          <table:table-cell office:value-type="float" office:value="15157" calcext:value-type="float">
            <text:p>15157</text:p>
          </table:table-cell>
          <table:table-cell office:value-type="float" office:value="19943" calcext:value-type="float">
            <text:p>19943</text:p>
          </table:table-cell>
          <table:table-cell office:value-type="float" office:value="15491" calcext:value-type="float">
            <text:p>15491</text:p>
          </table:table-cell>
          <table:table-cell office:value-type="float" office:value="6573" calcext:value-type="float">
            <text:p>6573</text:p>
          </table:table-cell>
          <table:table-cell table:formula="of:=1 / ( (LN([.D195])-LN([.$B$2])) / [.$C$2] + 1 / [.$A$2])" office:value-type="float" office:value="299.90400149655" calcext:value-type="float">
            <text:p>299,90400149655</text:p>
          </table:table-cell>
          <table:table-cell table:formula="of:=[.E195]-273" office:value-type="float" office:value="26.9040014965502" calcext:value-type="float">
            <text:p>26,9040014965502</text:p>
          </table:table-cell>
          <table:table-cell table:formula="of:=[.A195]*330/16384-[.$E195]*[.$E$2]+[.$F$2]-273" office:value-type="float" office:value="19.524073767674" calcext:value-type="float">
            <text:p>19,524073767674</text:p>
          </table:table-cell>
          <table:table-cell table:formula="of:=[.B195]*330/16384-[.$E195]*[.$E$2]+[.$F$2]-273" office:value-type="float" office:value="115.921778845799" calcext:value-type="float">
            <text:p>115,921778845799</text:p>
          </table:table-cell>
          <table:table-cell table:formula="of:=[.C195]*330/16384-[.$E195]*[.$E$2]+[.$F$2]-273" office:value-type="float" office:value="26.251368689549" calcext:value-type="float">
            <text:p>26,251368689549</text:p>
          </table:table-cell>
        </table:table-row>
        <table:table-row table:style-name="ro1">
          <table:table-cell office:value-type="float" office:value="15154" calcext:value-type="float">
            <text:p>15154</text:p>
          </table:table-cell>
          <table:table-cell office:value-type="float" office:value="20080" calcext:value-type="float">
            <text:p>20080</text:p>
          </table:table-cell>
          <table:table-cell office:value-type="float" office:value="15507" calcext:value-type="float">
            <text:p>15507</text:p>
          </table:table-cell>
          <table:table-cell office:value-type="float" office:value="6573" calcext:value-type="float">
            <text:p>6573</text:p>
          </table:table-cell>
          <table:table-cell table:formula="of:=1 / ( (LN([.D196])-LN([.$B$2])) / [.$C$2] + 1 / [.$A$2])" office:value-type="float" office:value="299.90400149655" calcext:value-type="float">
            <text:p>299,90400149655</text:p>
          </table:table-cell>
          <table:table-cell table:formula="of:=[.E196]-273" office:value-type="float" office:value="26.9040014965502" calcext:value-type="float">
            <text:p>26,9040014965502</text:p>
          </table:table-cell>
          <table:table-cell table:formula="of:=[.A196]*330/16384-[.$E196]*[.$E$2]+[.$F$2]-273" office:value-type="float" office:value="19.4636489629865" calcext:value-type="float">
            <text:p>19,4636489629865</text:p>
          </table:table-cell>
          <table:table-cell table:formula="of:=[.B196]*330/16384-[.$E196]*[.$E$2]+[.$F$2]-273" office:value-type="float" office:value="118.681178259861" calcext:value-type="float">
            <text:p>118,681178259861</text:p>
          </table:table-cell>
          <table:table-cell table:formula="of:=[.C196]*330/16384-[.$E196]*[.$E$2]+[.$F$2]-273" office:value-type="float" office:value="26.573634314549" calcext:value-type="float">
            <text:p>26,573634314549</text:p>
          </table:table-cell>
        </table:table-row>
        <table:table-row table:style-name="ro1">
          <table:table-cell office:value-type="float" office:value="15153" calcext:value-type="float">
            <text:p>15153</text:p>
          </table:table-cell>
          <table:table-cell office:value-type="float" office:value="20016" calcext:value-type="float">
            <text:p>20016</text:p>
          </table:table-cell>
          <table:table-cell office:value-type="float" office:value="15392" calcext:value-type="float">
            <text:p>15392</text:p>
          </table:table-cell>
          <table:table-cell office:value-type="float" office:value="6573" calcext:value-type="float">
            <text:p>6573</text:p>
          </table:table-cell>
          <table:table-cell table:formula="of:=1 / ( (LN([.D197])-LN([.$B$2])) / [.$C$2] + 1 / [.$A$2])" office:value-type="float" office:value="299.90400149655" calcext:value-type="float">
            <text:p>299,90400149655</text:p>
          </table:table-cell>
          <table:table-cell table:formula="of:=[.E197]-273" office:value-type="float" office:value="26.9040014965502" calcext:value-type="float">
            <text:p>26,9040014965502</text:p>
          </table:table-cell>
          <table:table-cell table:formula="of:=[.A197]*330/16384-[.$E197]*[.$E$2]+[.$F$2]-273" office:value-type="float" office:value="19.443507361424" calcext:value-type="float">
            <text:p>19,443507361424</text:p>
          </table:table-cell>
          <table:table-cell table:formula="of:=[.B197]*330/16384-[.$E197]*[.$E$2]+[.$F$2]-273" office:value-type="float" office:value="117.392115759862" calcext:value-type="float">
            <text:p>117,392115759862</text:p>
          </table:table-cell>
          <table:table-cell table:formula="of:=[.C197]*330/16384-[.$E197]*[.$E$2]+[.$F$2]-273" office:value-type="float" office:value="24.2573501348615" calcext:value-type="float">
            <text:p>24,2573501348615</text:p>
          </table:table-cell>
        </table:table-row>
        <table:table-row table:style-name="ro1">
          <table:table-cell office:value-type="float" office:value="15147" calcext:value-type="float">
            <text:p>15147</text:p>
          </table:table-cell>
          <table:table-cell office:value-type="float" office:value="20133" calcext:value-type="float">
            <text:p>20133</text:p>
          </table:table-cell>
          <table:table-cell office:value-type="float" office:value="15470" calcext:value-type="float">
            <text:p>15470</text:p>
          </table:table-cell>
          <table:table-cell office:value-type="float" office:value="6573" calcext:value-type="float">
            <text:p>6573</text:p>
          </table:table-cell>
          <table:table-cell table:formula="of:=1 / ( (LN([.D198])-LN([.$B$2])) / [.$C$2] + 1 / [.$A$2])" office:value-type="float" office:value="299.90400149655" calcext:value-type="float">
            <text:p>299,90400149655</text:p>
          </table:table-cell>
          <table:table-cell table:formula="of:=[.E198]-273" office:value-type="float" office:value="26.9040014965502" calcext:value-type="float">
            <text:p>26,9040014965502</text:p>
          </table:table-cell>
          <table:table-cell table:formula="of:=[.A198]*330/16384-[.$E198]*[.$E$2]+[.$F$2]-273" office:value-type="float" office:value="19.322657752049" calcext:value-type="float">
            <text:p>19,322657752049</text:p>
          </table:table-cell>
          <table:table-cell table:formula="of:=[.B198]*330/16384-[.$E198]*[.$E$2]+[.$F$2]-273" office:value-type="float" office:value="119.748683142674" calcext:value-type="float">
            <text:p>119,748683142674</text:p>
          </table:table-cell>
          <table:table-cell table:formula="of:=[.C198]*330/16384-[.$E198]*[.$E$2]+[.$F$2]-273" office:value-type="float" office:value="25.8283950567365" calcext:value-type="float">
            <text:p>25,8283950567365</text:p>
          </table:table-cell>
        </table:table-row>
        <table:table-row table:style-name="ro1">
          <table:table-cell office:value-type="float" office:value="15149" calcext:value-type="float">
            <text:p>15149</text:p>
          </table:table-cell>
          <table:table-cell office:value-type="float" office:value="20165" calcext:value-type="float">
            <text:p>20165</text:p>
          </table:table-cell>
          <table:table-cell office:value-type="float" office:value="15366" calcext:value-type="float">
            <text:p>15366</text:p>
          </table:table-cell>
          <table:table-cell office:value-type="float" office:value="6573" calcext:value-type="float">
            <text:p>6573</text:p>
          </table:table-cell>
          <table:table-cell table:formula="of:=1 / ( (LN([.D199])-LN([.$B$2])) / [.$C$2] + 1 / [.$A$2])" office:value-type="float" office:value="299.90400149655" calcext:value-type="float">
            <text:p>299,90400149655</text:p>
          </table:table-cell>
          <table:table-cell table:formula="of:=[.E199]-273" office:value-type="float" office:value="26.9040014965502" calcext:value-type="float">
            <text:p>26,9040014965502</text:p>
          </table:table-cell>
          <table:table-cell table:formula="of:=[.A199]*330/16384-[.$E199]*[.$E$2]+[.$F$2]-273" office:value-type="float" office:value="19.362940955174" calcext:value-type="float">
            <text:p>19,362940955174</text:p>
          </table:table-cell>
          <table:table-cell table:formula="of:=[.B199]*330/16384-[.$E199]*[.$E$2]+[.$F$2]-273" office:value-type="float" office:value="120.393214392674" calcext:value-type="float">
            <text:p>120,393214392674</text:p>
          </table:table-cell>
          <table:table-cell table:formula="of:=[.C199]*330/16384-[.$E199]*[.$E$2]+[.$F$2]-273" office:value-type="float" office:value="23.7336684942365" calcext:value-type="float">
            <text:p>23,7336684942365</text:p>
          </table:table-cell>
        </table:table-row>
        <table:table-row table:style-name="ro1">
          <table:table-cell office:value-type="float" office:value="15149" calcext:value-type="float">
            <text:p>15149</text:p>
          </table:table-cell>
          <table:table-cell office:value-type="float" office:value="20112" calcext:value-type="float">
            <text:p>20112</text:p>
          </table:table-cell>
          <table:table-cell office:value-type="float" office:value="15284" calcext:value-type="float">
            <text:p>15284</text:p>
          </table:table-cell>
          <table:table-cell office:value-type="float" office:value="6572" calcext:value-type="float">
            <text:p>6572</text:p>
          </table:table-cell>
          <table:table-cell table:formula="of:=1 / ( (LN([.D200])-LN([.$B$2])) / [.$C$2] + 1 / [.$A$2])" office:value-type="float" office:value="299.972440397568" calcext:value-type="float">
            <text:p>299,972440397568</text:p>
          </table:table-cell>
          <table:table-cell table:formula="of:=[.E200]-273" office:value-type="float" office:value="26.9724403975678" calcext:value-type="float">
            <text:p>26,9724403975678</text:p>
          </table:table-cell>
          <table:table-cell table:formula="of:=[.A200]*330/16384-[.$E200]*[.$E$2]+[.$F$2]-273" office:value-type="float" office:value="19.4674887678797" calcext:value-type="float">
            <text:p>19,4674887678797</text:p>
          </table:table-cell>
          <table:table-cell table:formula="of:=[.B200]*330/16384-[.$E200]*[.$E$2]+[.$F$2]-273" office:value-type="float" office:value="119.430257322567" calcext:value-type="float">
            <text:p>119,430257322567</text:p>
          </table:table-cell>
          <table:table-cell table:formula="of:=[.C200]*330/16384-[.$E200]*[.$E$2]+[.$F$2]-273" office:value-type="float" office:value="22.1866049788172" calcext:value-type="float">
            <text:p>22,1866049788172</text:p>
          </table:table-cell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float" office:value="20206" calcext:value-type="float">
            <text:p>20206</text:p>
          </table:table-cell>
          <table:table-cell office:value-type="float" office:value="15244" calcext:value-type="float">
            <text:p>15244</text:p>
          </table:table-cell>
          <table:table-cell office:value-type="float" office:value="6573" calcext:value-type="float">
            <text:p>6573</text:p>
          </table:table-cell>
          <table:table-cell table:formula="of:=1 / ( (LN([.D201])-LN([.$B$2])) / [.$C$2] + 1 / [.$A$2])" office:value-type="float" office:value="299.90400149655" calcext:value-type="float">
            <text:p>299,90400149655</text:p>
          </table:table-cell>
          <table:table-cell table:formula="of:=[.E201]-273" office:value-type="float" office:value="26.9040014965502" calcext:value-type="float">
            <text:p>26,9040014965502</text:p>
          </table:table-cell>
          <table:table-cell table:formula="of:=[.A201]*330/16384-[.$E201]*[.$E$2]+[.$F$2]-273" office:value-type="float" office:value="19.3025161504865" calcext:value-type="float">
            <text:p>19,3025161504865</text:p>
          </table:table-cell>
          <table:table-cell table:formula="of:=[.B201]*330/16384-[.$E201]*[.$E$2]+[.$F$2]-273" office:value-type="float" office:value="121.219020056737" calcext:value-type="float">
            <text:p>121,219020056737</text:p>
          </table:table-cell>
          <table:table-cell table:formula="of:=[.C201]*330/16384-[.$E201]*[.$E$2]+[.$F$2]-273" office:value-type="float" office:value="21.2763931036115" calcext:value-type="float">
            <text:p>21,2763931036115</text:p>
          </table:table-cell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float" office:value="20206" calcext:value-type="float">
            <text:p>20206</text:p>
          </table:table-cell>
          <table:table-cell office:value-type="float" office:value="15239" calcext:value-type="float">
            <text:p>15239</text:p>
          </table:table-cell>
          <table:table-cell office:value-type="float" office:value="6572" calcext:value-type="float">
            <text:p>6572</text:p>
          </table:table-cell>
          <table:table-cell table:formula="of:=1 / ( (LN([.D202])-LN([.$B$2])) / [.$C$2] + 1 / [.$A$2])" office:value-type="float" office:value="299.972440397568" calcext:value-type="float">
            <text:p>299,972440397568</text:p>
          </table:table-cell>
          <table:table-cell table:formula="of:=[.E202]-273" office:value-type="float" office:value="26.9724403975678" calcext:value-type="float">
            <text:p>26,9724403975678</text:p>
          </table:table-cell>
          <table:table-cell table:formula="of:=[.A202]*330/16384-[.$E202]*[.$E$2]+[.$F$2]-273" office:value-type="float" office:value="19.4070639631922" calcext:value-type="float">
            <text:p>19,4070639631922</text:p>
          </table:table-cell>
          <table:table-cell table:formula="of:=[.B202]*330/16384-[.$E202]*[.$E$2]+[.$F$2]-273" office:value-type="float" office:value="121.323567869442" calcext:value-type="float">
            <text:p>121,323567869442</text:p>
          </table:table-cell>
          <table:table-cell table:formula="of:=[.C202]*330/16384-[.$E202]*[.$E$2]+[.$F$2]-273" office:value-type="float" office:value="21.2802329085047" calcext:value-type="float">
            <text:p>21,2802329085047</text:p>
          </table:table-cell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float" office:value="20231" calcext:value-type="float">
            <text:p>20231</text:p>
          </table:table-cell>
          <table:table-cell office:value-type="float" office:value="15240" calcext:value-type="float">
            <text:p>15240</text:p>
          </table:table-cell>
          <table:table-cell office:value-type="float" office:value="6572" calcext:value-type="float">
            <text:p>6572</text:p>
          </table:table-cell>
          <table:table-cell table:formula="of:=1 / ( (LN([.D203])-LN([.$B$2])) / [.$C$2] + 1 / [.$A$2])" office:value-type="float" office:value="299.972440397568" calcext:value-type="float">
            <text:p>299,972440397568</text:p>
          </table:table-cell>
          <table:table-cell table:formula="of:=[.E203]-273" office:value-type="float" office:value="26.9724403975678" calcext:value-type="float">
            <text:p>26,9724403975678</text:p>
          </table:table-cell>
          <table:table-cell table:formula="of:=[.A203]*330/16384-[.$E203]*[.$E$2]+[.$F$2]-273" office:value-type="float" office:value="19.4070639631922" calcext:value-type="float">
            <text:p>19,4070639631922</text:p>
          </table:table-cell>
          <table:table-cell table:formula="of:=[.B203]*330/16384-[.$E203]*[.$E$2]+[.$F$2]-273" office:value-type="float" office:value="121.827107908505" calcext:value-type="float">
            <text:p>121,827107908505</text:p>
          </table:table-cell>
          <table:table-cell table:formula="of:=[.C203]*330/16384-[.$E203]*[.$E$2]+[.$F$2]-273" office:value-type="float" office:value="21.3003745100672" calcext:value-type="float">
            <text:p>21,3003745100672</text:p>
          </table:table-cell>
        </table:table-row>
        <table:table-row table:style-name="ro1">
          <table:table-cell office:value-type="float" office:value="15142" calcext:value-type="float">
            <text:p>15142</text:p>
          </table:table-cell>
          <table:table-cell office:value-type="float" office:value="20328" calcext:value-type="float">
            <text:p>20328</text:p>
          </table:table-cell>
          <table:table-cell office:value-type="float" office:value="15230" calcext:value-type="float">
            <text:p>15230</text:p>
          </table:table-cell>
          <table:table-cell office:value-type="float" office:value="6572" calcext:value-type="float">
            <text:p>6572</text:p>
          </table:table-cell>
          <table:table-cell table:formula="of:=1 / ( (LN([.D204])-LN([.$B$2])) / [.$C$2] + 1 / [.$A$2])" office:value-type="float" office:value="299.972440397568" calcext:value-type="float">
            <text:p>299,972440397568</text:p>
          </table:table-cell>
          <table:table-cell table:formula="of:=[.E204]-273" office:value-type="float" office:value="26.9724403975678" calcext:value-type="float">
            <text:p>26,9724403975678</text:p>
          </table:table-cell>
          <table:table-cell table:formula="of:=[.A204]*330/16384-[.$E204]*[.$E$2]+[.$F$2]-273" office:value-type="float" office:value="19.3264975569422" calcext:value-type="float">
            <text:p>19,3264975569422</text:p>
          </table:table-cell>
          <table:table-cell table:formula="of:=[.B204]*330/16384-[.$E204]*[.$E$2]+[.$F$2]-273" office:value-type="float" office:value="123.780843260067" calcext:value-type="float">
            <text:p>123,780843260067</text:p>
          </table:table-cell>
          <table:table-cell table:formula="of:=[.C204]*330/16384-[.$E204]*[.$E$2]+[.$F$2]-273" office:value-type="float" office:value="21.0989584944422" calcext:value-type="float">
            <text:p>21,0989584944422</text:p>
          </table:table-cell>
        </table:table-row>
        <table:table-row table:style-name="ro1">
          <table:table-cell office:value-type="float" office:value="15148" calcext:value-type="float">
            <text:p>15148</text:p>
          </table:table-cell>
          <table:table-cell office:value-type="float" office:value="20329" calcext:value-type="float">
            <text:p>20329</text:p>
          </table:table-cell>
          <table:table-cell office:value-type="float" office:value="15251" calcext:value-type="float">
            <text:p>15251</text:p>
          </table:table-cell>
          <table:table-cell office:value-type="float" office:value="6573" calcext:value-type="float">
            <text:p>6573</text:p>
          </table:table-cell>
          <table:table-cell table:formula="of:=1 / ( (LN([.D205])-LN([.$B$2])) / [.$C$2] + 1 / [.$A$2])" office:value-type="float" office:value="299.90400149655" calcext:value-type="float">
            <text:p>299,90400149655</text:p>
          </table:table-cell>
          <table:table-cell table:formula="of:=[.E205]-273" office:value-type="float" office:value="26.9040014965502" calcext:value-type="float">
            <text:p>26,9040014965502</text:p>
          </table:table-cell>
          <table:table-cell table:formula="of:=[.A205]*330/16384-[.$E205]*[.$E$2]+[.$F$2]-273" office:value-type="float" office:value="19.3427993536115" calcext:value-type="float">
            <text:p>19,3427993536115</text:p>
          </table:table-cell>
          <table:table-cell table:formula="of:=[.B205]*330/16384-[.$E205]*[.$E$2]+[.$F$2]-273" office:value-type="float" office:value="123.696437048924" calcext:value-type="float">
            <text:p>123,696437048924</text:p>
          </table:table-cell>
          <table:table-cell table:formula="of:=[.C205]*330/16384-[.$E205]*[.$E$2]+[.$F$2]-273" office:value-type="float" office:value="21.417384314549" calcext:value-type="float">
            <text:p>21,417384314549</text:p>
          </table:table-cell>
        </table:table-row>
        <table:table-row table:style-name="ro1">
          <table:table-cell office:value-type="float" office:value="15140" calcext:value-type="float">
            <text:p>15140</text:p>
          </table:table-cell>
          <table:table-cell office:value-type="float" office:value="20344" calcext:value-type="float">
            <text:p>20344</text:p>
          </table:table-cell>
          <table:table-cell office:value-type="float" office:value="15259" calcext:value-type="float">
            <text:p>15259</text:p>
          </table:table-cell>
          <table:table-cell office:value-type="float" office:value="6572" calcext:value-type="float">
            <text:p>6572</text:p>
          </table:table-cell>
          <table:table-cell table:formula="of:=1 / ( (LN([.D206])-LN([.$B$2])) / [.$C$2] + 1 / [.$A$2])" office:value-type="float" office:value="299.972440397568" calcext:value-type="float">
            <text:p>299,972440397568</text:p>
          </table:table-cell>
          <table:table-cell table:formula="of:=[.E206]-273" office:value-type="float" office:value="26.9724403975678" calcext:value-type="float">
            <text:p>26,9724403975678</text:p>
          </table:table-cell>
          <table:table-cell table:formula="of:=[.A206]*330/16384-[.$E206]*[.$E$2]+[.$F$2]-273" office:value-type="float" office:value="19.2862143538172" calcext:value-type="float">
            <text:p>19,2862143538172</text:p>
          </table:table-cell>
          <table:table-cell table:formula="of:=[.B206]*330/16384-[.$E206]*[.$E$2]+[.$F$2]-273" office:value-type="float" office:value="124.103108885067" calcext:value-type="float">
            <text:p>124,103108885067</text:p>
          </table:table-cell>
          <table:table-cell table:formula="of:=[.C206]*330/16384-[.$E206]*[.$E$2]+[.$F$2]-273" office:value-type="float" office:value="21.6830649397547" calcext:value-type="float">
            <text:p>21,6830649397547</text:p>
          </table:table-cell>
        </table:table-row>
        <table:table-row table:style-name="ro1">
          <table:table-cell office:value-type="float" office:value="15145" calcext:value-type="float">
            <text:p>15145</text:p>
          </table:table-cell>
          <table:table-cell office:value-type="float" office:value="20309" calcext:value-type="float">
            <text:p>20309</text:p>
          </table:table-cell>
          <table:table-cell office:value-type="float" office:value="15339" calcext:value-type="float">
            <text:p>15339</text:p>
          </table:table-cell>
          <table:table-cell office:value-type="float" office:value="6572" calcext:value-type="float">
            <text:p>6572</text:p>
          </table:table-cell>
          <table:table-cell table:formula="of:=1 / ( (LN([.D207])-LN([.$B$2])) / [.$C$2] + 1 / [.$A$2])" office:value-type="float" office:value="299.972440397568" calcext:value-type="float">
            <text:p>299,972440397568</text:p>
          </table:table-cell>
          <table:table-cell table:formula="of:=[.E207]-273" office:value-type="float" office:value="26.9724403975678" calcext:value-type="float">
            <text:p>26,9724403975678</text:p>
          </table:table-cell>
          <table:table-cell table:formula="of:=[.A207]*330/16384-[.$E207]*[.$E$2]+[.$F$2]-273" office:value-type="float" office:value="19.3869223616297" calcext:value-type="float">
            <text:p>19,3869223616297</text:p>
          </table:table-cell>
          <table:table-cell table:formula="of:=[.B207]*330/16384-[.$E207]*[.$E$2]+[.$F$2]-273" office:value-type="float" office:value="123.39815283038" calcext:value-type="float">
            <text:p>123,39815283038</text:p>
          </table:table-cell>
          <table:table-cell table:formula="of:=[.C207]*330/16384-[.$E207]*[.$E$2]+[.$F$2]-273" office:value-type="float" office:value="23.2943930647547" calcext:value-type="float">
            <text:p>23,2943930647547</text:p>
          </table:table-cell>
        </table:table-row>
        <table:table-row table:style-name="ro1">
          <table:table-cell office:value-type="float" office:value="15153" calcext:value-type="float">
            <text:p>15153</text:p>
          </table:table-cell>
          <table:table-cell office:value-type="float" office:value="20268" calcext:value-type="float">
            <text:p>20268</text:p>
          </table:table-cell>
          <table:table-cell office:value-type="float" office:value="15416" calcext:value-type="float">
            <text:p>15416</text:p>
          </table:table-cell>
          <table:table-cell office:value-type="float" office:value="6573" calcext:value-type="float">
            <text:p>6573</text:p>
          </table:table-cell>
          <table:table-cell table:formula="of:=1 / ( (LN([.D208])-LN([.$B$2])) / [.$C$2] + 1 / [.$A$2])" office:value-type="float" office:value="299.90400149655" calcext:value-type="float">
            <text:p>299,90400149655</text:p>
          </table:table-cell>
          <table:table-cell table:formula="of:=[.E208]-273" office:value-type="float" office:value="26.9040014965502" calcext:value-type="float">
            <text:p>26,9040014965502</text:p>
          </table:table-cell>
          <table:table-cell table:formula="of:=[.A208]*330/16384-[.$E208]*[.$E$2]+[.$F$2]-273" office:value-type="float" office:value="19.443507361424" calcext:value-type="float">
            <text:p>19,443507361424</text:p>
          </table:table-cell>
          <table:table-cell table:formula="of:=[.B208]*330/16384-[.$E208]*[.$E$2]+[.$F$2]-273" office:value-type="float" office:value="122.467799353612" calcext:value-type="float">
            <text:p>122,467799353612</text:p>
          </table:table-cell>
          <table:table-cell table:formula="of:=[.C208]*330/16384-[.$E208]*[.$E$2]+[.$F$2]-273" office:value-type="float" office:value="24.7407485723615" calcext:value-type="float">
            <text:p>24,7407485723615</text:p>
          </table:table-cell>
        </table:table-row>
        <table:table-row table:style-name="ro1">
          <table:table-cell office:value-type="float" office:value="15145" calcext:value-type="float">
            <text:p>15145</text:p>
          </table:table-cell>
          <table:table-cell office:value-type="float" office:value="20347" calcext:value-type="float">
            <text:p>20347</text:p>
          </table:table-cell>
          <table:table-cell office:value-type="float" office:value="15684" calcext:value-type="float">
            <text:p>15684</text:p>
          </table:table-cell>
          <table:table-cell office:value-type="float" office:value="6573" calcext:value-type="float">
            <text:p>6573</text:p>
          </table:table-cell>
          <table:table-cell table:formula="of:=1 / ( (LN([.D209])-LN([.$B$2])) / [.$C$2] + 1 / [.$A$2])" office:value-type="float" office:value="299.90400149655" calcext:value-type="float">
            <text:p>299,90400149655</text:p>
          </table:table-cell>
          <table:table-cell table:formula="of:=[.E209]-273" office:value-type="float" office:value="26.9040014965502" calcext:value-type="float">
            <text:p>26,9040014965502</text:p>
          </table:table-cell>
          <table:table-cell table:formula="of:=[.A209]*330/16384-[.$E209]*[.$E$2]+[.$F$2]-273" office:value-type="float" office:value="19.282374548924" calcext:value-type="float">
            <text:p>19,282374548924</text:p>
          </table:table-cell>
          <table:table-cell table:formula="of:=[.B209]*330/16384-[.$E209]*[.$E$2]+[.$F$2]-273" office:value-type="float" office:value="124.058985877049" calcext:value-type="float">
            <text:p>124,058985877049</text:p>
          </table:table-cell>
          <table:table-cell table:formula="of:=[.C209]*330/16384-[.$E209]*[.$E$2]+[.$F$2]-273" office:value-type="float" office:value="30.1386977911115" calcext:value-type="float">
            <text:p>30,1386977911115</text:p>
          </table:table-cell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float" office:value="20382" calcext:value-type="float">
            <text:p>20382</text:p>
          </table:table-cell>
          <table:table-cell office:value-type="float" office:value="15827" calcext:value-type="float">
            <text:p>15827</text:p>
          </table:table-cell>
          <table:table-cell office:value-type="float" office:value="6572" calcext:value-type="float">
            <text:p>6572</text:p>
          </table:table-cell>
          <table:table-cell table:formula="of:=1 / ( (LN([.D210])-LN([.$B$2])) / [.$C$2] + 1 / [.$A$2])" office:value-type="float" office:value="299.972440397568" calcext:value-type="float">
            <text:p>299,972440397568</text:p>
          </table:table-cell>
          <table:table-cell table:formula="of:=[.E210]-273" office:value-type="float" office:value="26.9724403975678" calcext:value-type="float">
            <text:p>26,9724403975678</text:p>
          </table:table-cell>
          <table:table-cell table:formula="of:=[.A210]*330/16384-[.$E210]*[.$E$2]+[.$F$2]-273" office:value-type="float" office:value="19.4070639631922" calcext:value-type="float">
            <text:p>19,4070639631922</text:p>
          </table:table-cell>
          <table:table-cell table:formula="of:=[.B210]*330/16384-[.$E210]*[.$E$2]+[.$F$2]-273" office:value-type="float" office:value="124.868489744442" calcext:value-type="float">
            <text:p>124,868489744442</text:p>
          </table:table-cell>
          <table:table-cell table:formula="of:=[.C210]*330/16384-[.$E210]*[.$E$2]+[.$F$2]-273" office:value-type="float" office:value="33.1234946272547" calcext:value-type="float">
            <text:p>33,1234946272547</text:p>
          </table:table-cell>
        </table:table-row>
        <table:table-row table:style-name="ro1">
          <table:table-cell office:value-type="float" office:value="15149" calcext:value-type="float">
            <text:p>15149</text:p>
          </table:table-cell>
          <table:table-cell office:value-type="float" office:value="20461" calcext:value-type="float">
            <text:p>20461</text:p>
          </table:table-cell>
          <table:table-cell office:value-type="float" office:value="19534" calcext:value-type="float">
            <text:p>19534</text:p>
          </table:table-cell>
          <table:table-cell office:value-type="float" office:value="6572" calcext:value-type="float">
            <text:p>6572</text:p>
          </table:table-cell>
          <table:table-cell table:formula="of:=1 / ( (LN([.D211])-LN([.$B$2])) / [.$C$2] + 1 / [.$A$2])" office:value-type="float" office:value="299.972440397568" calcext:value-type="float">
            <text:p>299,972440397568</text:p>
          </table:table-cell>
          <table:table-cell table:formula="of:=[.E211]-273" office:value-type="float" office:value="26.9724403975678" calcext:value-type="float">
            <text:p>26,9724403975678</text:p>
          </table:table-cell>
          <table:table-cell table:formula="of:=[.A211]*330/16384-[.$E211]*[.$E$2]+[.$F$2]-273" office:value-type="float" office:value="19.4674887678797" calcext:value-type="float">
            <text:p>19,4674887678797</text:p>
          </table:table-cell>
          <table:table-cell table:formula="of:=[.B211]*330/16384-[.$E211]*[.$E$2]+[.$F$2]-273" office:value-type="float" office:value="126.45967626788" calcext:value-type="float">
            <text:p>126,45967626788</text:p>
          </table:table-cell>
          <table:table-cell table:formula="of:=[.C211]*330/16384-[.$E211]*[.$E$2]+[.$F$2]-273" office:value-type="float" office:value="107.788411619442" calcext:value-type="float">
            <text:p>107,788411619442</text:p>
          </table:table-cell>
        </table:table-row>
        <table:table-row table:style-name="ro1">
          <table:table-cell office:value-type="float" office:value="15142" calcext:value-type="float">
            <text:p>15142</text:p>
          </table:table-cell>
          <table:table-cell office:value-type="float" office:value="20442" calcext:value-type="float">
            <text:p>20442</text:p>
          </table:table-cell>
          <table:table-cell office:value-type="float" office:value="17109" calcext:value-type="float">
            <text:p>17109</text:p>
          </table:table-cell>
          <table:table-cell office:value-type="float" office:value="6572" calcext:value-type="float">
            <text:p>6572</text:p>
          </table:table-cell>
          <table:table-cell table:formula="of:=1 / ( (LN([.D212])-LN([.$B$2])) / [.$C$2] + 1 / [.$A$2])" office:value-type="float" office:value="299.972440397568" calcext:value-type="float">
            <text:p>299,972440397568</text:p>
          </table:table-cell>
          <table:table-cell table:formula="of:=[.E212]-273" office:value-type="float" office:value="26.9724403975678" calcext:value-type="float">
            <text:p>26,9724403975678</text:p>
          </table:table-cell>
          <table:table-cell table:formula="of:=[.A212]*330/16384-[.$E212]*[.$E$2]+[.$F$2]-273" office:value-type="float" office:value="19.3264975569422" calcext:value-type="float">
            <text:p>19,3264975569422</text:p>
          </table:table-cell>
          <table:table-cell table:formula="of:=[.B212]*330/16384-[.$E212]*[.$E$2]+[.$F$2]-273" office:value-type="float" office:value="126.076985838192" calcext:value-type="float">
            <text:p>126,076985838192</text:p>
          </table:table-cell>
          <table:table-cell table:formula="of:=[.C212]*330/16384-[.$E212]*[.$E$2]+[.$F$2]-273" office:value-type="float" office:value="58.9450278303797" calcext:value-type="float">
            <text:p>58,9450278303797</text:p>
          </table:table-cell>
        </table:table-row>
        <table:table-row table:style-name="ro1">
          <table:table-cell office:value-type="float" office:value="15058" calcext:value-type="float">
            <text:p>15058</text:p>
          </table:table-cell>
          <table:table-cell office:value-type="float" office:value="20524" calcext:value-type="float">
            <text:p>20524</text:p>
          </table:table-cell>
          <table:table-cell office:value-type="float" office:value="15746" calcext:value-type="float">
            <text:p>15746</text:p>
          </table:table-cell>
          <table:table-cell office:value-type="float" office:value="6570" calcext:value-type="float">
            <text:p>6570</text:p>
          </table:table-cell>
          <table:table-cell table:formula="of:=1 / ( (LN([.D213])-LN([.$B$2])) / [.$C$2] + 1 / [.$A$2])" office:value-type="float" office:value="300.109443232399" calcext:value-type="float">
            <text:p>300,109443232399</text:p>
          </table:table-cell>
          <table:table-cell table:formula="of:=[.E213]-273" office:value-type="float" office:value="27.1094432323994" calcext:value-type="float">
            <text:p>27,1094432323994</text:p>
          </table:table-cell>
          <table:table-cell table:formula="of:=[.A213]*330/16384-[.$E213]*[.$E$2]+[.$F$2]-273" office:value-type="float" office:value="17.8438896522036" calcext:value-type="float">
            <text:p>17,8438896522036</text:p>
          </table:table-cell>
          <table:table-cell table:formula="of:=[.B213]*330/16384-[.$E213]*[.$E$2]+[.$F$2]-273" office:value-type="float" office:value="127.937883792829" calcext:value-type="float">
            <text:p>127,937883792829</text:p>
          </table:table-cell>
          <table:table-cell table:formula="of:=[.C213]*330/16384-[.$E213]*[.$E$2]+[.$F$2]-273" office:value-type="float" office:value="31.7013115272036" calcext:value-type="float">
            <text:p>31,7013115272036</text:p>
          </table:table-cell>
        </table:table-row>
        <table:table-row table:style-name="ro1">
          <table:table-cell office:value-type="float" office:value="15181" calcext:value-type="float">
            <text:p>15181</text:p>
          </table:table-cell>
          <table:table-cell office:value-type="float" office:value="20479" calcext:value-type="float">
            <text:p>20479</text:p>
          </table:table-cell>
          <table:table-cell office:value-type="float" office:value="15869" calcext:value-type="float">
            <text:p>15869</text:p>
          </table:table-cell>
          <table:table-cell office:value-type="float" office:value="6571" calcext:value-type="float">
            <text:p>6571</text:p>
          </table:table-cell>
          <table:table-cell table:formula="of:=1 / ( (LN([.D214])-LN([.$B$2])) / [.$C$2] + 1 / [.$A$2])" office:value-type="float" office:value="300.040920963233" calcext:value-type="float">
            <text:p>300,040920963233</text:p>
          </table:table-cell>
          <table:table-cell table:formula="of:=[.E214]-273" office:value-type="float" office:value="27.0409209632335" calcext:value-type="float">
            <text:p>27,0409209632335</text:p>
          </table:table-cell>
          <table:table-cell table:formula="of:=[.A214]*330/16384-[.$E214]*[.$E$2]+[.$F$2]-273" office:value-type="float" office:value="20.2166314778352" calcext:value-type="float">
            <text:p>20,2166314778352</text:p>
          </table:table-cell>
          <table:table-cell table:formula="of:=[.B214]*330/16384-[.$E214]*[.$E$2]+[.$F$2]-273" office:value-type="float" office:value="126.92683655596" calcext:value-type="float">
            <text:p>126,92683655596</text:p>
          </table:table-cell>
          <table:table-cell table:formula="of:=[.C214]*330/16384-[.$E214]*[.$E$2]+[.$F$2]-273" office:value-type="float" office:value="34.0740533528352" calcext:value-type="float">
            <text:p>34,0740533528352</text:p>
          </table:table-cell>
        </table:table-row>
        <table:table-row table:style-name="ro1">
          <table:table-cell office:value-type="float" office:value="15185" calcext:value-type="float">
            <text:p>15185</text:p>
          </table:table-cell>
          <table:table-cell office:value-type="float" office:value="20536" calcext:value-type="float">
            <text:p>20536</text:p>
          </table:table-cell>
          <table:table-cell office:value-type="float" office:value="15833" calcext:value-type="float">
            <text:p>15833</text:p>
          </table:table-cell>
          <table:table-cell office:value-type="float" office:value="6571" calcext:value-type="float">
            <text:p>6571</text:p>
          </table:table-cell>
          <table:table-cell table:formula="of:=1 / ( (LN([.D215])-LN([.$B$2])) / [.$C$2] + 1 / [.$A$2])" office:value-type="float" office:value="300.040920963233" calcext:value-type="float">
            <text:p>300,040920963233</text:p>
          </table:table-cell>
          <table:table-cell table:formula="of:=[.E215]-273" office:value-type="float" office:value="27.0409209632335" calcext:value-type="float">
            <text:p>27,0409209632335</text:p>
          </table:table-cell>
          <table:table-cell table:formula="of:=[.A215]*330/16384-[.$E215]*[.$E$2]+[.$F$2]-273" office:value-type="float" office:value="20.2971978840852" calcext:value-type="float">
            <text:p>20,2971978840852</text:p>
          </table:table-cell>
          <table:table-cell table:formula="of:=[.B215]*330/16384-[.$E215]*[.$E$2]+[.$F$2]-273" office:value-type="float" office:value="128.074907845023" calcext:value-type="float">
            <text:p>128,074907845023</text:p>
          </table:table-cell>
          <table:table-cell table:formula="of:=[.C215]*330/16384-[.$E215]*[.$E$2]+[.$F$2]-273" office:value-type="float" office:value="33.3489556965852" calcext:value-type="float">
            <text:p>33,3489556965852</text:p>
          </table:table-cell>
        </table:table-row>
        <table:table-row table:style-name="ro1">
          <table:table-cell office:value-type="float" office:value="15180" calcext:value-type="float">
            <text:p>15180</text:p>
          </table:table-cell>
          <table:table-cell office:value-type="float" office:value="20531" calcext:value-type="float">
            <text:p>20531</text:p>
          </table:table-cell>
          <table:table-cell office:value-type="float" office:value="15839" calcext:value-type="float">
            <text:p>15839</text:p>
          </table:table-cell>
          <table:table-cell office:value-type="float" office:value="6572" calcext:value-type="float">
            <text:p>6572</text:p>
          </table:table-cell>
          <table:table-cell table:formula="of:=1 / ( (LN([.D216])-LN([.$B$2])) / [.$C$2] + 1 / [.$A$2])" office:value-type="float" office:value="299.972440397568" calcext:value-type="float">
            <text:p>299,972440397568</text:p>
          </table:table-cell>
          <table:table-cell table:formula="of:=[.E216]-273" office:value-type="float" office:value="26.9724403975678" calcext:value-type="float">
            <text:p>26,9724403975678</text:p>
          </table:table-cell>
          <table:table-cell table:formula="of:=[.A216]*330/16384-[.$E216]*[.$E$2]+[.$F$2]-273" office:value-type="float" office:value="20.0918784163172" calcext:value-type="float">
            <text:p>20,0918784163172</text:p>
          </table:table-cell>
          <table:table-cell table:formula="of:=[.B216]*330/16384-[.$E216]*[.$E$2]+[.$F$2]-273" office:value-type="float" office:value="127.869588377255" calcext:value-type="float">
            <text:p>127,869588377255</text:p>
          </table:table-cell>
          <table:table-cell table:formula="of:=[.C216]*330/16384-[.$E216]*[.$E$2]+[.$F$2]-273" office:value-type="float" office:value="33.3651938460047" calcext:value-type="float">
            <text:p>33,3651938460047</text:p>
          </table:table-cell>
        </table:table-row>
        <table:table-row table:style-name="ro1">
          <table:table-cell office:value-type="float" office:value="15186" calcext:value-type="float">
            <text:p>15186</text:p>
          </table:table-cell>
          <table:table-cell office:value-type="float" office:value="20493" calcext:value-type="float">
            <text:p>20493</text:p>
          </table:table-cell>
          <table:table-cell office:value-type="float" office:value="19890" calcext:value-type="float">
            <text:p>19890</text:p>
          </table:table-cell>
          <table:table-cell office:value-type="float" office:value="6572" calcext:value-type="float">
            <text:p>6572</text:p>
          </table:table-cell>
          <table:table-cell table:formula="of:=1 / ( (LN([.D217])-LN([.$B$2])) / [.$C$2] + 1 / [.$A$2])" office:value-type="float" office:value="299.972440397568" calcext:value-type="float">
            <text:p>299,972440397568</text:p>
          </table:table-cell>
          <table:table-cell table:formula="of:=[.E217]-273" office:value-type="float" office:value="26.9724403975678" calcext:value-type="float">
            <text:p>26,9724403975678</text:p>
          </table:table-cell>
          <table:table-cell table:formula="of:=[.A217]*330/16384-[.$E217]*[.$E$2]+[.$F$2]-273" office:value-type="float" office:value="20.2127280256922" calcext:value-type="float">
            <text:p>20,2127280256922</text:p>
          </table:table-cell>
          <table:table-cell table:formula="of:=[.B217]*330/16384-[.$E217]*[.$E$2]+[.$F$2]-273" office:value-type="float" office:value="127.10420751788" calcext:value-type="float">
            <text:p>127,10420751788</text:p>
          </table:table-cell>
          <table:table-cell table:formula="of:=[.C217]*330/16384-[.$E217]*[.$E$2]+[.$F$2]-273" office:value-type="float" office:value="114.958821775692" calcext:value-type="float">
            <text:p>114,958821775692</text:p>
          </table:table-cell>
        </table:table-row>
        <table:table-row table:style-name="ro1">
          <table:table-cell office:value-type="float" office:value="15190" calcext:value-type="float">
            <text:p>15190</text:p>
          </table:table-cell>
          <table:table-cell office:value-type="float" office:value="20432" calcext:value-type="float">
            <text:p>20432</text:p>
          </table:table-cell>
          <table:table-cell office:value-type="float" office:value="19895" calcext:value-type="float">
            <text:p>19895</text:p>
          </table:table-cell>
          <table:table-cell office:value-type="float" office:value="6572" calcext:value-type="float">
            <text:p>6572</text:p>
          </table:table-cell>
          <table:table-cell table:formula="of:=1 / ( (LN([.D218])-LN([.$B$2])) / [.$C$2] + 1 / [.$A$2])" office:value-type="float" office:value="299.972440397568" calcext:value-type="float">
            <text:p>299,972440397568</text:p>
          </table:table-cell>
          <table:table-cell table:formula="of:=[.E218]-273" office:value-type="float" office:value="26.9724403975678" calcext:value-type="float">
            <text:p>26,9724403975678</text:p>
          </table:table-cell>
          <table:table-cell table:formula="of:=[.A218]*330/16384-[.$E218]*[.$E$2]+[.$F$2]-273" office:value-type="float" office:value="20.2932944319422" calcext:value-type="float">
            <text:p>20,2932944319422</text:p>
          </table:table-cell>
          <table:table-cell table:formula="of:=[.B218]*330/16384-[.$E218]*[.$E$2]+[.$F$2]-273" office:value-type="float" office:value="125.875569822567" calcext:value-type="float">
            <text:p>125,875569822567</text:p>
          </table:table-cell>
          <table:table-cell table:formula="of:=[.C218]*330/16384-[.$E218]*[.$E$2]+[.$F$2]-273" office:value-type="float" office:value="115.059529783505" calcext:value-type="float">
            <text:p>115,059529783505</text:p>
          </table:table-cell>
        </table:table-row>
        <table:table-row table:style-name="ro1">
          <table:table-cell office:value-type="float" office:value="15189" calcext:value-type="float">
            <text:p>15189</text:p>
          </table:table-cell>
          <table:table-cell office:value-type="float" office:value="20454" calcext:value-type="float">
            <text:p>20454</text:p>
          </table:table-cell>
          <table:table-cell office:value-type="float" office:value="15756" calcext:value-type="float">
            <text:p>15756</text:p>
          </table:table-cell>
          <table:table-cell office:value-type="float" office:value="6572" calcext:value-type="float">
            <text:p>6572</text:p>
          </table:table-cell>
          <table:table-cell table:formula="of:=1 / ( (LN([.D219])-LN([.$B$2])) / [.$C$2] + 1 / [.$A$2])" office:value-type="float" office:value="299.972440397568" calcext:value-type="float">
            <text:p>299,972440397568</text:p>
          </table:table-cell>
          <table:table-cell table:formula="of:=[.E219]-273" office:value-type="float" office:value="26.9724403975678" calcext:value-type="float">
            <text:p>26,9724403975678</text:p>
          </table:table-cell>
          <table:table-cell table:formula="of:=[.A219]*330/16384-[.$E219]*[.$E$2]+[.$F$2]-273" office:value-type="float" office:value="20.2731528303797" calcext:value-type="float">
            <text:p>20,2731528303797</text:p>
          </table:table-cell>
          <table:table-cell table:formula="of:=[.B219]*330/16384-[.$E219]*[.$E$2]+[.$F$2]-273" office:value-type="float" office:value="126.318685056942" calcext:value-type="float">
            <text:p>126,318685056942</text:p>
          </table:table-cell>
          <table:table-cell table:formula="of:=[.C219]*330/16384-[.$E219]*[.$E$2]+[.$F$2]-273" office:value-type="float" office:value="31.6934409163172" calcext:value-type="float">
            <text:p>31,6934409163172</text:p>
          </table:table-cell>
        </table:table-row>
        <table:table-row table:style-name="ro1">
          <table:table-cell office:value-type="float" office:value="15190" calcext:value-type="float">
            <text:p>15190</text:p>
          </table:table-cell>
          <table:table-cell office:value-type="float" office:value="20492" calcext:value-type="float">
            <text:p>20492</text:p>
          </table:table-cell>
          <table:table-cell office:value-type="float" office:value="15730" calcext:value-type="float">
            <text:p>15730</text:p>
          </table:table-cell>
          <table:table-cell office:value-type="float" office:value="6572" calcext:value-type="float">
            <text:p>6572</text:p>
          </table:table-cell>
          <table:table-cell table:formula="of:=1 / ( (LN([.D220])-LN([.$B$2])) / [.$C$2] + 1 / [.$A$2])" office:value-type="float" office:value="299.972440397568" calcext:value-type="float">
            <text:p>299,972440397568</text:p>
          </table:table-cell>
          <table:table-cell table:formula="of:=[.E220]-273" office:value-type="float" office:value="26.9724403975678" calcext:value-type="float">
            <text:p>26,9724403975678</text:p>
          </table:table-cell>
          <table:table-cell table:formula="of:=[.A220]*330/16384-[.$E220]*[.$E$2]+[.$F$2]-273" office:value-type="float" office:value="20.2932944319422" calcext:value-type="float">
            <text:p>20,2932944319422</text:p>
          </table:table-cell>
          <table:table-cell table:formula="of:=[.B220]*330/16384-[.$E220]*[.$E$2]+[.$F$2]-273" office:value-type="float" office:value="127.084065916317" calcext:value-type="float">
            <text:p>127,084065916317</text:p>
          </table:table-cell>
          <table:table-cell table:formula="of:=[.C220]*330/16384-[.$E220]*[.$E$2]+[.$F$2]-273" office:value-type="float" office:value="31.1697592756922" calcext:value-type="float">
            <text:p>31,1697592756922</text:p>
          </table:table-cell>
        </table:table-row>
        <table:table-row table:style-name="ro1">
          <table:table-cell office:value-type="float" office:value="15179" calcext:value-type="float">
            <text:p>15179</text:p>
          </table:table-cell>
          <table:table-cell office:value-type="float" office:value="20426" calcext:value-type="float">
            <text:p>20426</text:p>
          </table:table-cell>
          <table:table-cell office:value-type="float" office:value="15772" calcext:value-type="float">
            <text:p>15772</text:p>
          </table:table-cell>
          <table:table-cell office:value-type="float" office:value="6572" calcext:value-type="float">
            <text:p>6572</text:p>
          </table:table-cell>
          <table:table-cell table:formula="of:=1 / ( (LN([.D221])-LN([.$B$2])) / [.$C$2] + 1 / [.$A$2])" office:value-type="float" office:value="299.972440397568" calcext:value-type="float">
            <text:p>299,972440397568</text:p>
          </table:table-cell>
          <table:table-cell table:formula="of:=[.E221]-273" office:value-type="float" office:value="26.9724403975678" calcext:value-type="float">
            <text:p>26,9724403975678</text:p>
          </table:table-cell>
          <table:table-cell table:formula="of:=[.A221]*330/16384-[.$E221]*[.$E$2]+[.$F$2]-273" office:value-type="float" office:value="20.0717368147547" calcext:value-type="float">
            <text:p>20,0717368147547</text:p>
          </table:table-cell>
          <table:table-cell table:formula="of:=[.B221]*330/16384-[.$E221]*[.$E$2]+[.$F$2]-273" office:value-type="float" office:value="125.754720213192" calcext:value-type="float">
            <text:p>125,754720213192</text:p>
          </table:table-cell>
          <table:table-cell table:formula="of:=[.C221]*330/16384-[.$E221]*[.$E$2]+[.$F$2]-273" office:value-type="float" office:value="32.0157065413172" calcext:value-type="float">
            <text:p>32,0157065413172</text:p>
          </table:table-cell>
        </table:table-row>
        <table:table-row table:style-name="ro1">
          <table:table-cell office:value-type="float" office:value="15186" calcext:value-type="float">
            <text:p>15186</text:p>
          </table:table-cell>
          <table:table-cell office:value-type="float" office:value="20452" calcext:value-type="float">
            <text:p>20452</text:p>
          </table:table-cell>
          <table:table-cell office:value-type="float" office:value="15955" calcext:value-type="float">
            <text:p>15955</text:p>
          </table:table-cell>
          <table:table-cell office:value-type="float" office:value="6571" calcext:value-type="float">
            <text:p>6571</text:p>
          </table:table-cell>
          <table:table-cell table:formula="of:=1 / ( (LN([.D222])-LN([.$B$2])) / [.$C$2] + 1 / [.$A$2])" office:value-type="float" office:value="300.040920963233" calcext:value-type="float">
            <text:p>300,040920963233</text:p>
          </table:table-cell>
          <table:table-cell table:formula="of:=[.E222]-273" office:value-type="float" office:value="27.0409209632335" calcext:value-type="float">
            <text:p>27,0409209632335</text:p>
          </table:table-cell>
          <table:table-cell table:formula="of:=[.A222]*330/16384-[.$E222]*[.$E$2]+[.$F$2]-273" office:value-type="float" office:value="20.3173394856477" calcext:value-type="float">
            <text:p>20,3173394856477</text:p>
          </table:table-cell>
          <table:table-cell table:formula="of:=[.B222]*330/16384-[.$E222]*[.$E$2]+[.$F$2]-273" office:value-type="float" office:value="126.383013313773" calcext:value-type="float">
            <text:p>126,383013313773</text:p>
          </table:table-cell>
          <table:table-cell table:formula="of:=[.C222]*330/16384-[.$E222]*[.$E$2]+[.$F$2]-273" office:value-type="float" office:value="35.8062310872102" calcext:value-type="float">
            <text:p>35,8062310872102</text:p>
          </table:table-cell>
        </table:table-row>
        <table:table-row table:style-name="ro1">
          <table:table-cell office:value-type="float" office:value="15185" calcext:value-type="float">
            <text:p>15185</text:p>
          </table:table-cell>
          <table:table-cell office:value-type="float" office:value="20481" calcext:value-type="float">
            <text:p>20481</text:p>
          </table:table-cell>
          <table:table-cell office:value-type="float" office:value="15922" calcext:value-type="float">
            <text:p>15922</text:p>
          </table:table-cell>
          <table:table-cell office:value-type="float" office:value="6573" calcext:value-type="float">
            <text:p>6573</text:p>
          </table:table-cell>
          <table:table-cell table:formula="of:=1 / ( (LN([.D223])-LN([.$B$2])) / [.$C$2] + 1 / [.$A$2])" office:value-type="float" office:value="299.90400149655" calcext:value-type="float">
            <text:p>299,90400149655</text:p>
          </table:table-cell>
          <table:table-cell table:formula="of:=[.E223]-273" office:value-type="float" office:value="26.9040014965502" calcext:value-type="float">
            <text:p>26,9040014965502</text:p>
          </table:table-cell>
          <table:table-cell table:formula="of:=[.A223]*330/16384-[.$E223]*[.$E$2]+[.$F$2]-273" office:value-type="float" office:value="20.088038611424" calcext:value-type="float">
            <text:p>20,088038611424</text:p>
          </table:table-cell>
          <table:table-cell table:formula="of:=[.B223]*330/16384-[.$E223]*[.$E$2]+[.$F$2]-273" office:value-type="float" office:value="126.757960486424" calcext:value-type="float">
            <text:p>126,757960486424</text:p>
          </table:table-cell>
          <table:table-cell table:formula="of:=[.C223]*330/16384-[.$E223]*[.$E$2]+[.$F$2]-273" office:value-type="float" office:value="34.9323989629865" calcext:value-type="float">
            <text:p>34,9323989629865</text:p>
          </table:table-cell>
        </table:table-row>
        <table:table-row table:style-name="ro1">
          <table:table-cell office:value-type="float" office:value="15126" calcext:value-type="float">
            <text:p>15126</text:p>
          </table:table-cell>
          <table:table-cell office:value-type="float" office:value="20522" calcext:value-type="float">
            <text:p>20522</text:p>
          </table:table-cell>
          <table:table-cell office:value-type="float" office:value="18882" calcext:value-type="float">
            <text:p>18882</text:p>
          </table:table-cell>
          <table:table-cell office:value-type="float" office:value="6572" calcext:value-type="float">
            <text:p>6572</text:p>
          </table:table-cell>
          <table:table-cell table:formula="of:=1 / ( (LN([.D224])-LN([.$B$2])) / [.$C$2] + 1 / [.$A$2])" office:value-type="float" office:value="299.972440397568" calcext:value-type="float">
            <text:p>299,972440397568</text:p>
          </table:table-cell>
          <table:table-cell table:formula="of:=[.E224]-273" office:value-type="float" office:value="26.9724403975678" calcext:value-type="float">
            <text:p>26,9724403975678</text:p>
          </table:table-cell>
          <table:table-cell table:formula="of:=[.A224]*330/16384-[.$E224]*[.$E$2]+[.$F$2]-273" office:value-type="float" office:value="19.0042319319422" calcext:value-type="float">
            <text:p>19,0042319319422</text:p>
          </table:table-cell>
          <table:table-cell table:formula="of:=[.B224]*330/16384-[.$E224]*[.$E$2]+[.$F$2]-273" office:value-type="float" office:value="127.688313963192" calcext:value-type="float">
            <text:p>127,688313963192</text:p>
          </table:table-cell>
          <table:table-cell table:formula="of:=[.C224]*330/16384-[.$E224]*[.$E$2]+[.$F$2]-273" office:value-type="float" office:value="94.6560874006922" calcext:value-type="float">
            <text:p>94,6560874006922</text:p>
          </table:table-cell>
        </table:table-row>
        <table:table-row table:style-name="ro1">
          <table:table-cell office:value-type="float" office:value="15104" calcext:value-type="float">
            <text:p>15104</text:p>
          </table:table-cell>
          <table:table-cell office:value-type="float" office:value="20546" calcext:value-type="float">
            <text:p>20546</text:p>
          </table:table-cell>
          <table:table-cell office:value-type="float" office:value="18168" calcext:value-type="float">
            <text:p>18168</text:p>
          </table:table-cell>
          <table:table-cell office:value-type="float" office:value="6573" calcext:value-type="float">
            <text:p>6573</text:p>
          </table:table-cell>
          <table:table-cell table:formula="of:=1 / ( (LN([.D225])-LN([.$B$2])) / [.$C$2] + 1 / [.$A$2])" office:value-type="float" office:value="299.90400149655" calcext:value-type="float">
            <text:p>299,90400149655</text:p>
          </table:table-cell>
          <table:table-cell table:formula="of:=[.E225]-273" office:value-type="float" office:value="26.9040014965502" calcext:value-type="float">
            <text:p>26,9040014965502</text:p>
          </table:table-cell>
          <table:table-cell table:formula="of:=[.A225]*330/16384-[.$E225]*[.$E$2]+[.$F$2]-273" office:value-type="float" office:value="18.4565688848615" calcext:value-type="float">
            <text:p>18,4565688848615</text:p>
          </table:table-cell>
          <table:table-cell table:formula="of:=[.B225]*330/16384-[.$E225]*[.$E$2]+[.$F$2]-273" office:value-type="float" office:value="128.067164587987" calcext:value-type="float">
            <text:p>128,067164587987</text:p>
          </table:table-cell>
          <table:table-cell table:formula="of:=[.C225]*330/16384-[.$E225]*[.$E$2]+[.$F$2]-273" office:value-type="float" office:value="80.1704360723615" calcext:value-type="float">
            <text:p>80,1704360723615</text:p>
          </table:table-cell>
        </table:table-row>
        <table:table-row table:style-name="ro1">
          <table:table-cell office:value-type="float" office:value="15090" calcext:value-type="float">
            <text:p>15090</text:p>
          </table:table-cell>
          <table:table-cell office:value-type="float" office:value="20545" calcext:value-type="float">
            <text:p>20545</text:p>
          </table:table-cell>
          <table:table-cell office:value-type="float" office:value="15588" calcext:value-type="float">
            <text:p>15588</text:p>
          </table:table-cell>
          <table:table-cell office:value-type="float" office:value="6572" calcext:value-type="float">
            <text:p>6572</text:p>
          </table:table-cell>
          <table:table-cell table:formula="of:=1 / ( (LN([.D226])-LN([.$B$2])) / [.$C$2] + 1 / [.$A$2])" office:value-type="float" office:value="299.972440397568" calcext:value-type="float">
            <text:p>299,972440397568</text:p>
          </table:table-cell>
          <table:table-cell table:formula="of:=[.E226]-273" office:value-type="float" office:value="26.9724403975678" calcext:value-type="float">
            <text:p>26,9724403975678</text:p>
          </table:table-cell>
          <table:table-cell table:formula="of:=[.A226]*330/16384-[.$E226]*[.$E$2]+[.$F$2]-273" office:value-type="float" office:value="18.2791342756922" calcext:value-type="float">
            <text:p>18,2791342756922</text:p>
          </table:table-cell>
          <table:table-cell table:formula="of:=[.B226]*330/16384-[.$E226]*[.$E$2]+[.$F$2]-273" office:value-type="float" office:value="128.15157079913" calcext:value-type="float">
            <text:p>128,15157079913</text:p>
          </table:table-cell>
          <table:table-cell table:formula="of:=[.C226]*330/16384-[.$E226]*[.$E$2]+[.$F$2]-273" office:value-type="float" office:value="28.3096518538172" calcext:value-type="float">
            <text:p>28,3096518538172</text:p>
          </table:table-cell>
        </table:table-row>
        <table:table-row table:style-name="ro1">
          <table:table-cell office:value-type="float" office:value="15114" calcext:value-type="float">
            <text:p>15114</text:p>
          </table:table-cell>
          <table:table-cell office:value-type="float" office:value="20522" calcext:value-type="float">
            <text:p>20522</text:p>
          </table:table-cell>
          <table:table-cell office:value-type="float" office:value="19729" calcext:value-type="float">
            <text:p>19729</text:p>
          </table:table-cell>
          <table:table-cell office:value-type="float" office:value="6571" calcext:value-type="float">
            <text:p>6571</text:p>
          </table:table-cell>
          <table:table-cell table:formula="of:=1 / ( (LN([.D227])-LN([.$B$2])) / [.$C$2] + 1 / [.$A$2])" office:value-type="float" office:value="300.040920963233" calcext:value-type="float">
            <text:p>300,040920963233</text:p>
          </table:table-cell>
          <table:table-cell table:formula="of:=[.E227]-273" office:value-type="float" office:value="27.0409209632335" calcext:value-type="float">
            <text:p>27,0409209632335</text:p>
          </table:table-cell>
          <table:table-cell table:formula="of:=[.A227]*330/16384-[.$E227]*[.$E$2]+[.$F$2]-273" office:value-type="float" office:value="18.8671441731477" calcext:value-type="float">
            <text:p>18,8671441731477</text:p>
          </table:table-cell>
          <table:table-cell table:formula="of:=[.B227]*330/16384-[.$E227]*[.$E$2]+[.$F$2]-273" office:value-type="float" office:value="127.792925423148" calcext:value-type="float">
            <text:p>127,792925423148</text:p>
          </table:table-cell>
          <table:table-cell table:formula="of:=[.C227]*330/16384-[.$E227]*[.$E$2]+[.$F$2]-273" office:value-type="float" office:value="111.820635384085" calcext:value-type="float">
            <text:p>111,820635384085</text:p>
          </table:table-cell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float" office:value="20558" calcext:value-type="float">
            <text:p>20558</text:p>
          </table:table-cell>
          <table:table-cell office:value-type="float" office:value="16058" calcext:value-type="float">
            <text:p>16058</text:p>
          </table:table-cell>
          <table:table-cell office:value-type="float" office:value="6572" calcext:value-type="float">
            <text:p>6572</text:p>
          </table:table-cell>
          <table:table-cell table:formula="of:=1 / ( (LN([.D228])-LN([.$B$2])) / [.$C$2] + 1 / [.$A$2])" office:value-type="float" office:value="299.972440397568" calcext:value-type="float">
            <text:p>299,972440397568</text:p>
          </table:table-cell>
          <table:table-cell table:formula="of:=[.E228]-273" office:value-type="float" office:value="26.9724403975678" calcext:value-type="float">
            <text:p>26,9724403975678</text:p>
          </table:table-cell>
          <table:table-cell table:formula="of:=[.A228]*330/16384-[.$E228]*[.$E$2]+[.$F$2]-273" office:value-type="float" office:value="19.4070639631922" calcext:value-type="float">
            <text:p>19,4070639631922</text:p>
          </table:table-cell>
          <table:table-cell table:formula="of:=[.B228]*330/16384-[.$E228]*[.$E$2]+[.$F$2]-273" office:value-type="float" office:value="128.413411619442" calcext:value-type="float">
            <text:p>128,413411619442</text:p>
          </table:table-cell>
          <table:table-cell table:formula="of:=[.C228]*330/16384-[.$E228]*[.$E$2]+[.$F$2]-273" office:value-type="float" office:value="37.7762045881922" calcext:value-type="float">
            <text:p>37,7762045881922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20557" calcext:value-type="float">
            <text:p>20557</text:p>
          </table:table-cell>
          <table:table-cell office:value-type="float" office:value="15297" calcext:value-type="float">
            <text:p>15297</text:p>
          </table:table-cell>
          <table:table-cell office:value-type="float" office:value="6571" calcext:value-type="float">
            <text:p>6571</text:p>
          </table:table-cell>
          <table:table-cell table:formula="of:=1 / ( (LN([.D229])-LN([.$B$2])) / [.$C$2] + 1 / [.$A$2])" office:value-type="float" office:value="300.040920963233" calcext:value-type="float">
            <text:p>300,040920963233</text:p>
          </table:table-cell>
          <table:table-cell table:formula="of:=[.E229]-273" office:value-type="float" office:value="27.0409209632335" calcext:value-type="float">
            <text:p>27,0409209632335</text:p>
          </table:table-cell>
          <table:table-cell table:formula="of:=[.A229]*330/16384-[.$E229]*[.$E$2]+[.$F$2]-273" office:value-type="float" office:value="18.5851617512727" calcext:value-type="float">
            <text:p>18,5851617512727</text:p>
          </table:table-cell>
          <table:table-cell table:formula="of:=[.B229]*330/16384-[.$E229]*[.$E$2]+[.$F$2]-273" office:value-type="float" office:value="128.497881477835" calcext:value-type="float">
            <text:p>128,497881477835</text:p>
          </table:table-cell>
          <table:table-cell table:formula="of:=[.C229]*330/16384-[.$E229]*[.$E$2]+[.$F$2]-273" office:value-type="float" office:value="22.5530572590852" calcext:value-type="float">
            <text:p>22,5530572590852</text:p>
          </table:table-cell>
        </table:table-row>
        <table:table-row table:style-name="ro1">
          <table:table-cell office:value-type="float" office:value="15193" calcext:value-type="float">
            <text:p>15193</text:p>
          </table:table-cell>
          <table:table-cell office:value-type="float" office:value="20521" calcext:value-type="float">
            <text:p>20521</text:p>
          </table:table-cell>
          <table:table-cell office:value-type="float" office:value="15995" calcext:value-type="float">
            <text:p>15995</text:p>
          </table:table-cell>
          <table:table-cell office:value-type="float" office:value="6573" calcext:value-type="float">
            <text:p>6573</text:p>
          </table:table-cell>
          <table:table-cell table:formula="of:=1 / ( (LN([.D230])-LN([.$B$2])) / [.$C$2] + 1 / [.$A$2])" office:value-type="float" office:value="299.90400149655" calcext:value-type="float">
            <text:p>299,90400149655</text:p>
          </table:table-cell>
          <table:table-cell table:formula="of:=[.E230]-273" office:value-type="float" office:value="26.9040014965502" calcext:value-type="float">
            <text:p>26,9040014965502</text:p>
          </table:table-cell>
          <table:table-cell table:formula="of:=[.A230]*330/16384-[.$E230]*[.$E$2]+[.$F$2]-273" office:value-type="float" office:value="20.249171423924" calcext:value-type="float">
            <text:p>20,249171423924</text:p>
          </table:table-cell>
          <table:table-cell table:formula="of:=[.B230]*330/16384-[.$E230]*[.$E$2]+[.$F$2]-273" office:value-type="float" office:value="127.563624548924" calcext:value-type="float">
            <text:p>127,563624548924</text:p>
          </table:table-cell>
          <table:table-cell table:formula="of:=[.C230]*330/16384-[.$E230]*[.$E$2]+[.$F$2]-273" office:value-type="float" office:value="36.402735877049" calcext:value-type="float">
            <text:p>36,402735877049</text:p>
          </table:table-cell>
        </table:table-row>
        <table:table-row table:style-name="ro1">
          <table:table-cell office:value-type="float" office:value="15182" calcext:value-type="float">
            <text:p>15182</text:p>
          </table:table-cell>
          <table:table-cell office:value-type="float" office:value="20572" calcext:value-type="float">
            <text:p>20572</text:p>
          </table:table-cell>
          <table:table-cell office:value-type="float" office:value="19733" calcext:value-type="float">
            <text:p>19733</text:p>
          </table:table-cell>
          <table:table-cell office:value-type="float" office:value="6572" calcext:value-type="float">
            <text:p>6572</text:p>
          </table:table-cell>
          <table:table-cell table:formula="of:=1 / ( (LN([.D231])-LN([.$B$2])) / [.$C$2] + 1 / [.$A$2])" office:value-type="float" office:value="299.972440397568" calcext:value-type="float">
            <text:p>299,972440397568</text:p>
          </table:table-cell>
          <table:table-cell table:formula="of:=[.E231]-273" office:value-type="float" office:value="26.9724403975678" calcext:value-type="float">
            <text:p>26,9724403975678</text:p>
          </table:table-cell>
          <table:table-cell table:formula="of:=[.A231]*330/16384-[.$E231]*[.$E$2]+[.$F$2]-273" office:value-type="float" office:value="20.1321616194422" calcext:value-type="float">
            <text:p>20,1321616194422</text:p>
          </table:table-cell>
          <table:table-cell table:formula="of:=[.B231]*330/16384-[.$E231]*[.$E$2]+[.$F$2]-273" office:value-type="float" office:value="128.695394041317" calcext:value-type="float">
            <text:p>128,695394041317</text:p>
          </table:table-cell>
          <table:table-cell table:formula="of:=[.C231]*330/16384-[.$E231]*[.$E$2]+[.$F$2]-273" office:value-type="float" office:value="111.79659033038" calcext:value-type="float">
            <text:p>111,79659033038</text:p>
          </table:table-cell>
        </table:table-row>
        <table:table-row table:style-name="ro1">
          <table:table-cell office:value-type="float" office:value="15189" calcext:value-type="float">
            <text:p>15189</text:p>
          </table:table-cell>
          <table:table-cell office:value-type="float" office:value="20571" calcext:value-type="float">
            <text:p>20571</text:p>
          </table:table-cell>
          <table:table-cell office:value-type="float" office:value="19125" calcext:value-type="float">
            <text:p>19125</text:p>
          </table:table-cell>
          <table:table-cell office:value-type="float" office:value="6572" calcext:value-type="float">
            <text:p>6572</text:p>
          </table:table-cell>
          <table:table-cell table:formula="of:=1 / ( (LN([.D232])-LN([.$B$2])) / [.$C$2] + 1 / [.$A$2])" office:value-type="float" office:value="299.972440397568" calcext:value-type="float">
            <text:p>299,972440397568</text:p>
          </table:table-cell>
          <table:table-cell table:formula="of:=[.E232]-273" office:value-type="float" office:value="26.9724403975678" calcext:value-type="float">
            <text:p>26,9724403975678</text:p>
          </table:table-cell>
          <table:table-cell table:formula="of:=[.A232]*330/16384-[.$E232]*[.$E$2]+[.$F$2]-273" office:value-type="float" office:value="20.2731528303797" calcext:value-type="float">
            <text:p>20,2731528303797</text:p>
          </table:table-cell>
          <table:table-cell table:formula="of:=[.B232]*330/16384-[.$E232]*[.$E$2]+[.$F$2]-273" office:value-type="float" office:value="128.675252439755" calcext:value-type="float">
            <text:p>128,675252439755</text:p>
          </table:table-cell>
          <table:table-cell table:formula="of:=[.C232]*330/16384-[.$E232]*[.$E$2]+[.$F$2]-273" office:value-type="float" office:value="99.5504965803797" calcext:value-type="float">
            <text:p>99,5504965803797</text:p>
          </table:table-cell>
        </table:table-row>
        <table:table-row table:style-name="ro1">
          <table:table-cell office:value-type="float" office:value="15196" calcext:value-type="float">
            <text:p>15196</text:p>
          </table:table-cell>
          <table:table-cell office:value-type="float" office:value="20595" calcext:value-type="float">
            <text:p>20595</text:p>
          </table:table-cell>
          <table:table-cell office:value-type="float" office:value="19891" calcext:value-type="float">
            <text:p>19891</text:p>
          </table:table-cell>
          <table:table-cell office:value-type="float" office:value="6572" calcext:value-type="float">
            <text:p>6572</text:p>
          </table:table-cell>
          <table:table-cell table:formula="of:=1 / ( (LN([.D233])-LN([.$B$2])) / [.$C$2] + 1 / [.$A$2])" office:value-type="float" office:value="299.972440397568" calcext:value-type="float">
            <text:p>299,972440397568</text:p>
          </table:table-cell>
          <table:table-cell table:formula="of:=[.E233]-273" office:value-type="float" office:value="26.9724403975678" calcext:value-type="float">
            <text:p>26,9724403975678</text:p>
          </table:table-cell>
          <table:table-cell table:formula="of:=[.A233]*330/16384-[.$E233]*[.$E$2]+[.$F$2]-273" office:value-type="float" office:value="20.4141440413172" calcext:value-type="float">
            <text:p>20,4141440413172</text:p>
          </table:table-cell>
          <table:table-cell table:formula="of:=[.B233]*330/16384-[.$E233]*[.$E$2]+[.$F$2]-273" office:value-type="float" office:value="129.158650877255" calcext:value-type="float">
            <text:p>129,158650877255</text:p>
          </table:table-cell>
          <table:table-cell table:formula="of:=[.C233]*330/16384-[.$E233]*[.$E$2]+[.$F$2]-273" office:value-type="float" office:value="114.978963377255" calcext:value-type="float">
            <text:p>114,978963377255</text:p>
          </table:table-cell>
        </table:table-row>
        <table:table-row table:style-name="ro1">
          <table:table-cell office:value-type="float" office:value="15196" calcext:value-type="float">
            <text:p>15196</text:p>
          </table:table-cell>
          <table:table-cell office:value-type="float" office:value="20609" calcext:value-type="float">
            <text:p>20609</text:p>
          </table:table-cell>
          <table:table-cell office:value-type="float" office:value="16973" calcext:value-type="float">
            <text:p>16973</text:p>
          </table:table-cell>
          <table:table-cell office:value-type="float" office:value="6572" calcext:value-type="float">
            <text:p>6572</text:p>
          </table:table-cell>
          <table:table-cell table:formula="of:=1 / ( (LN([.D234])-LN([.$B$2])) / [.$C$2] + 1 / [.$A$2])" office:value-type="float" office:value="299.972440397568" calcext:value-type="float">
            <text:p>299,972440397568</text:p>
          </table:table-cell>
          <table:table-cell table:formula="of:=[.E234]-273" office:value-type="float" office:value="26.9724403975678" calcext:value-type="float">
            <text:p>26,9724403975678</text:p>
          </table:table-cell>
          <table:table-cell table:formula="of:=[.A234]*330/16384-[.$E234]*[.$E$2]+[.$F$2]-273" office:value-type="float" office:value="20.4141440413172" calcext:value-type="float">
            <text:p>20,4141440413172</text:p>
          </table:table-cell>
          <table:table-cell table:formula="of:=[.B234]*330/16384-[.$E234]*[.$E$2]+[.$F$2]-273" office:value-type="float" office:value="129.44063329913" calcext:value-type="float">
            <text:p>129,44063329913</text:p>
          </table:table-cell>
          <table:table-cell table:formula="of:=[.C234]*330/16384-[.$E234]*[.$E$2]+[.$F$2]-273" office:value-type="float" office:value="56.2057700178797" calcext:value-type="float">
            <text:p>56,2057700178797</text:p>
          </table:table-cell>
        </table:table-row>
        <table:table-row table:style-name="ro1">
          <table:table-cell office:value-type="float" office:value="15199" calcext:value-type="float">
            <text:p>15199</text:p>
          </table:table-cell>
          <table:table-cell office:value-type="float" office:value="20622" calcext:value-type="float">
            <text:p>20622</text:p>
          </table:table-cell>
          <table:table-cell office:value-type="float" office:value="19805" calcext:value-type="float">
            <text:p>19805</text:p>
          </table:table-cell>
          <table:table-cell office:value-type="float" office:value="6572" calcext:value-type="float">
            <text:p>6572</text:p>
          </table:table-cell>
          <table:table-cell table:formula="of:=1 / ( (LN([.D235])-LN([.$B$2])) / [.$C$2] + 1 / [.$A$2])" office:value-type="float" office:value="299.972440397568" calcext:value-type="float">
            <text:p>299,972440397568</text:p>
          </table:table-cell>
          <table:table-cell table:formula="of:=[.E235]-273" office:value-type="float" office:value="26.9724403975678" calcext:value-type="float">
            <text:p>26,9724403975678</text:p>
          </table:table-cell>
          <table:table-cell table:formula="of:=[.A235]*330/16384-[.$E235]*[.$E$2]+[.$F$2]-273" office:value-type="float" office:value="20.4745688460047" calcext:value-type="float">
            <text:p>20,4745688460047</text:p>
          </table:table-cell>
          <table:table-cell table:formula="of:=[.B235]*330/16384-[.$E235]*[.$E$2]+[.$F$2]-273" office:value-type="float" office:value="129.702474119442" calcext:value-type="float">
            <text:p>129,702474119442</text:p>
          </table:table-cell>
          <table:table-cell table:formula="of:=[.C235]*330/16384-[.$E235]*[.$E$2]+[.$F$2]-273" office:value-type="float" office:value="113.24678564288" calcext:value-type="float">
            <text:p>113,24678564288</text:p>
          </table:table-cell>
        </table:table-row>
        <table:table-row table:style-name="ro1">
          <table:table-cell office:value-type="float" office:value="15199" calcext:value-type="float">
            <text:p>15199</text:p>
          </table:table-cell>
          <table:table-cell office:value-type="float" office:value="20644" calcext:value-type="float">
            <text:p>20644</text:p>
          </table:table-cell>
          <table:table-cell office:value-type="float" office:value="16738" calcext:value-type="float">
            <text:p>16738</text:p>
          </table:table-cell>
          <table:table-cell office:value-type="float" office:value="6571" calcext:value-type="float">
            <text:p>6571</text:p>
          </table:table-cell>
          <table:table-cell table:formula="of:=1 / ( (LN([.D236])-LN([.$B$2])) / [.$C$2] + 1 / [.$A$2])" office:value-type="float" office:value="300.040920963233" calcext:value-type="float">
            <text:p>300,040920963233</text:p>
          </table:table-cell>
          <table:table-cell table:formula="of:=[.E236]-273" office:value-type="float" office:value="27.0409209632335" calcext:value-type="float">
            <text:p>27,0409209632335</text:p>
          </table:table-cell>
          <table:table-cell table:formula="of:=[.A236]*330/16384-[.$E236]*[.$E$2]+[.$F$2]-273" office:value-type="float" office:value="20.5791803059602" calcext:value-type="float">
            <text:p>20,5791803059602</text:p>
          </table:table-cell>
          <table:table-cell table:formula="of:=[.B236]*330/16384-[.$E236]*[.$E$2]+[.$F$2]-273" office:value-type="float" office:value="130.250200813773" calcext:value-type="float">
            <text:p>130,250200813773</text:p>
          </table:table-cell>
          <table:table-cell table:formula="of:=[.C236]*330/16384-[.$E236]*[.$E$2]+[.$F$2]-273" office:value-type="float" office:value="51.5771051106477" calcext:value-type="float">
            <text:p>51,5771051106477</text:p>
          </table:table-cell>
        </table:table-row>
        <table:table-row table:style-name="ro1">
          <table:table-cell office:value-type="float" office:value="15197" calcext:value-type="float">
            <text:p>15197</text:p>
          </table:table-cell>
          <table:table-cell office:value-type="float" office:value="20637" calcext:value-type="float">
            <text:p>20637</text:p>
          </table:table-cell>
          <table:table-cell office:value-type="float" office:value="16148" calcext:value-type="float">
            <text:p>16148</text:p>
          </table:table-cell>
          <table:table-cell office:value-type="float" office:value="6572" calcext:value-type="float">
            <text:p>6572</text:p>
          </table:table-cell>
          <table:table-cell table:formula="of:=1 / ( (LN([.D237])-LN([.$B$2])) / [.$C$2] + 1 / [.$A$2])" office:value-type="float" office:value="299.972440397568" calcext:value-type="float">
            <text:p>299,972440397568</text:p>
          </table:table-cell>
          <table:table-cell table:formula="of:=[.E237]-273" office:value-type="float" office:value="26.9724403975678" calcext:value-type="float">
            <text:p>26,9724403975678</text:p>
          </table:table-cell>
          <table:table-cell table:formula="of:=[.A237]*330/16384-[.$E237]*[.$E$2]+[.$F$2]-273" office:value-type="float" office:value="20.4342856428797" calcext:value-type="float">
            <text:p>20,4342856428797</text:p>
          </table:table-cell>
          <table:table-cell table:formula="of:=[.B237]*330/16384-[.$E237]*[.$E$2]+[.$F$2]-273" office:value-type="float" office:value="130.00459814288" calcext:value-type="float">
            <text:p>130,00459814288</text:p>
          </table:table-cell>
          <table:table-cell table:formula="of:=[.C237]*330/16384-[.$E237]*[.$E$2]+[.$F$2]-273" office:value-type="float" office:value="39.5889487288172" calcext:value-type="float">
            <text:p>39,5889487288172</text:p>
          </table:table-cell>
        </table:table-row>
        <table:table-row table:style-name="ro1">
          <table:table-cell office:value-type="float" office:value="15205" calcext:value-type="float">
            <text:p>15205</text:p>
          </table:table-cell>
          <table:table-cell office:value-type="float" office:value="20620" calcext:value-type="float">
            <text:p>20620</text:p>
          </table:table-cell>
          <table:table-cell office:value-type="float" office:value="16497" calcext:value-type="float">
            <text:p>16497</text:p>
          </table:table-cell>
          <table:table-cell office:value-type="float" office:value="6572" calcext:value-type="float">
            <text:p>6572</text:p>
          </table:table-cell>
          <table:table-cell table:formula="of:=1 / ( (LN([.D238])-LN([.$B$2])) / [.$C$2] + 1 / [.$A$2])" office:value-type="float" office:value="299.972440397568" calcext:value-type="float">
            <text:p>299,972440397568</text:p>
          </table:table-cell>
          <table:table-cell table:formula="of:=[.E238]-273" office:value-type="float" office:value="26.9724403975678" calcext:value-type="float">
            <text:p>26,9724403975678</text:p>
          </table:table-cell>
          <table:table-cell table:formula="of:=[.A238]*330/16384-[.$E238]*[.$E$2]+[.$F$2]-273" office:value-type="float" office:value="20.5954184553797" calcext:value-type="float">
            <text:p>20,5954184553797</text:p>
          </table:table-cell>
          <table:table-cell table:formula="of:=[.B238]*330/16384-[.$E238]*[.$E$2]+[.$F$2]-273" office:value-type="float" office:value="129.662190916317" calcext:value-type="float">
            <text:p>129,662190916317</text:p>
          </table:table-cell>
          <table:table-cell table:formula="of:=[.C238]*330/16384-[.$E238]*[.$E$2]+[.$F$2]-273" office:value-type="float" office:value="46.6183676741297" calcext:value-type="float">
            <text:p>46,6183676741297</text:p>
          </table:table-cell>
        </table:table-row>
        <table:table-row table:style-name="ro1">
          <table:table-cell office:value-type="float" office:value="15203" calcext:value-type="float">
            <text:p>15203</text:p>
          </table:table-cell>
          <table:table-cell office:value-type="float" office:value="20606" calcext:value-type="float">
            <text:p>20606</text:p>
          </table:table-cell>
          <table:table-cell office:value-type="float" office:value="19131" calcext:value-type="float">
            <text:p>19131</text:p>
          </table:table-cell>
          <table:table-cell office:value-type="float" office:value="6572" calcext:value-type="float">
            <text:p>6572</text:p>
          </table:table-cell>
          <table:table-cell table:formula="of:=1 / ( (LN([.D239])-LN([.$B$2])) / [.$C$2] + 1 / [.$A$2])" office:value-type="float" office:value="299.972440397568" calcext:value-type="float">
            <text:p>299,972440397568</text:p>
          </table:table-cell>
          <table:table-cell table:formula="of:=[.E239]-273" office:value-type="float" office:value="26.9724403975678" calcext:value-type="float">
            <text:p>26,9724403975678</text:p>
          </table:table-cell>
          <table:table-cell table:formula="of:=[.A239]*330/16384-[.$E239]*[.$E$2]+[.$F$2]-273" office:value-type="float" office:value="20.5551352522547" calcext:value-type="float">
            <text:p>20,5551352522547</text:p>
          </table:table-cell>
          <table:table-cell table:formula="of:=[.B239]*330/16384-[.$E239]*[.$E$2]+[.$F$2]-273" office:value-type="float" office:value="129.380208494442" calcext:value-type="float">
            <text:p>129,380208494442</text:p>
          </table:table-cell>
          <table:table-cell table:formula="of:=[.C239]*330/16384-[.$E239]*[.$E$2]+[.$F$2]-273" office:value-type="float" office:value="99.6713461897547" calcext:value-type="float">
            <text:p>99,6713461897547</text:p>
          </table:table-cell>
        </table:table-row>
        <table:table-row table:style-name="ro1">
          <table:table-cell office:value-type="float" office:value="15211" calcext:value-type="float">
            <text:p>15211</text:p>
          </table:table-cell>
          <table:table-cell office:value-type="float" office:value="20624" calcext:value-type="float">
            <text:p>20624</text:p>
          </table:table-cell>
          <table:table-cell office:value-type="float" office:value="20171" calcext:value-type="float">
            <text:p>20171</text:p>
          </table:table-cell>
          <table:table-cell office:value-type="float" office:value="6571" calcext:value-type="float">
            <text:p>6571</text:p>
          </table:table-cell>
          <table:table-cell table:formula="of:=1 / ( (LN([.D240])-LN([.$B$2])) / [.$C$2] + 1 / [.$A$2])" office:value-type="float" office:value="300.040920963233" calcext:value-type="float">
            <text:p>300,040920963233</text:p>
          </table:table-cell>
          <table:table-cell table:formula="of:=[.E240]-273" office:value-type="float" office:value="27.0409209632335" calcext:value-type="float">
            <text:p>27,0409209632335</text:p>
          </table:table-cell>
          <table:table-cell table:formula="of:=[.A240]*330/16384-[.$E240]*[.$E$2]+[.$F$2]-273" office:value-type="float" office:value="20.8208795247102" calcext:value-type="float">
            <text:p>20,8208795247102</text:p>
          </table:table-cell>
          <table:table-cell table:formula="of:=[.B240]*330/16384-[.$E240]*[.$E$2]+[.$F$2]-273" office:value-type="float" office:value="129.847368782523" calcext:value-type="float">
            <text:p>129,847368782523</text:p>
          </table:table-cell>
          <table:table-cell table:formula="of:=[.C240]*330/16384-[.$E240]*[.$E$2]+[.$F$2]-273" office:value-type="float" office:value="120.72322327471" calcext:value-type="float">
            <text:p>120,72322327471</text:p>
          </table:table-cell>
        </table:table-row>
        <table:table-row table:style-name="ro1">
          <table:table-cell office:value-type="float" office:value="15215" calcext:value-type="float">
            <text:p>15215</text:p>
          </table:table-cell>
          <table:table-cell office:value-type="float" office:value="20602" calcext:value-type="float">
            <text:p>20602</text:p>
          </table:table-cell>
          <table:table-cell office:value-type="float" office:value="20481" calcext:value-type="float">
            <text:p>20481</text:p>
          </table:table-cell>
          <table:table-cell office:value-type="float" office:value="6571" calcext:value-type="float">
            <text:p>6571</text:p>
          </table:table-cell>
          <table:table-cell table:formula="of:=1 / ( (LN([.D241])-LN([.$B$2])) / [.$C$2] + 1 / [.$A$2])" office:value-type="float" office:value="300.040920963233" calcext:value-type="float">
            <text:p>300,040920963233</text:p>
          </table:table-cell>
          <table:table-cell table:formula="of:=[.E241]-273" office:value-type="float" office:value="27.0409209632335" calcext:value-type="float">
            <text:p>27,0409209632335</text:p>
          </table:table-cell>
          <table:table-cell table:formula="of:=[.A241]*330/16384-[.$E241]*[.$E$2]+[.$F$2]-273" office:value-type="float" office:value="20.9014459309602" calcext:value-type="float">
            <text:p>20,9014459309602</text:p>
          </table:table-cell>
          <table:table-cell table:formula="of:=[.B241]*330/16384-[.$E241]*[.$E$2]+[.$F$2]-273" office:value-type="float" office:value="129.404253548148" calcext:value-type="float">
            <text:p>129,404253548148</text:p>
          </table:table-cell>
          <table:table-cell table:formula="of:=[.C241]*330/16384-[.$E241]*[.$E$2]+[.$F$2]-273" office:value-type="float" office:value="126.967119759085" calcext:value-type="float">
            <text:p>126,967119759085</text:p>
          </table:table-cell>
        </table:table-row>
        <table:table-row table:style-name="ro1">
          <table:table-cell office:value-type="float" office:value="15217" calcext:value-type="float">
            <text:p>15217</text:p>
          </table:table-cell>
          <table:table-cell office:value-type="float" office:value="20607" calcext:value-type="float">
            <text:p>20607</text:p>
          </table:table-cell>
          <table:table-cell office:value-type="float" office:value="20470" calcext:value-type="float">
            <text:p>20470</text:p>
          </table:table-cell>
          <table:table-cell office:value-type="float" office:value="6573" calcext:value-type="float">
            <text:p>6573</text:p>
          </table:table-cell>
          <table:table-cell table:formula="of:=1 / ( (LN([.D242])-LN([.$B$2])) / [.$C$2] + 1 / [.$A$2])" office:value-type="float" office:value="299.90400149655" calcext:value-type="float">
            <text:p>299,90400149655</text:p>
          </table:table-cell>
          <table:table-cell table:formula="of:=[.E242]-273" office:value-type="float" office:value="26.9040014965502" calcext:value-type="float">
            <text:p>26,9040014965502</text:p>
          </table:table-cell>
          <table:table-cell table:formula="of:=[.A242]*330/16384-[.$E242]*[.$E$2]+[.$F$2]-273" office:value-type="float" office:value="20.732569861424" calcext:value-type="float">
            <text:p>20,732569861424</text:p>
          </table:table-cell>
          <table:table-cell table:formula="of:=[.B242]*330/16384-[.$E242]*[.$E$2]+[.$F$2]-273" office:value-type="float" office:value="129.295802283299" calcext:value-type="float">
            <text:p>129,295802283299</text:p>
          </table:table-cell>
          <table:table-cell table:formula="of:=[.C242]*330/16384-[.$E242]*[.$E$2]+[.$F$2]-273" office:value-type="float" office:value="126.536402869236" calcext:value-type="float">
            <text:p>126,536402869236</text:p>
          </table:table-cell>
        </table:table-row>
        <table:table-row table:style-name="ro1">
          <table:table-cell office:value-type="float" office:value="15219" calcext:value-type="float">
            <text:p>15219</text:p>
          </table:table-cell>
          <table:table-cell office:value-type="float" office:value="20596" calcext:value-type="float">
            <text:p>20596</text:p>
          </table:table-cell>
          <table:table-cell office:value-type="float" office:value="20474" calcext:value-type="float">
            <text:p>20474</text:p>
          </table:table-cell>
          <table:table-cell office:value-type="float" office:value="6573" calcext:value-type="float">
            <text:p>6573</text:p>
          </table:table-cell>
          <table:table-cell table:formula="of:=1 / ( (LN([.D243])-LN([.$B$2])) / [.$C$2] + 1 / [.$A$2])" office:value-type="float" office:value="299.90400149655" calcext:value-type="float">
            <text:p>299,90400149655</text:p>
          </table:table-cell>
          <table:table-cell table:formula="of:=[.E243]-273" office:value-type="float" office:value="26.9040014965502" calcext:value-type="float">
            <text:p>26,9040014965502</text:p>
          </table:table-cell>
          <table:table-cell table:formula="of:=[.A243]*330/16384-[.$E243]*[.$E$2]+[.$F$2]-273" office:value-type="float" office:value="20.772853064549" calcext:value-type="float">
            <text:p>20,772853064549</text:p>
          </table:table-cell>
          <table:table-cell table:formula="of:=[.B243]*330/16384-[.$E243]*[.$E$2]+[.$F$2]-273" office:value-type="float" office:value="129.074244666112" calcext:value-type="float">
            <text:p>129,074244666112</text:p>
          </table:table-cell>
          <table:table-cell table:formula="of:=[.C243]*330/16384-[.$E243]*[.$E$2]+[.$F$2]-273" office:value-type="float" office:value="126.616969275487" calcext:value-type="float">
            <text:p>126,616969275487</text:p>
          </table:table-cell>
        </table:table-row>
        <table:table-row table:style-name="ro1">
          <table:table-cell office:value-type="float" office:value="15220" calcext:value-type="float">
            <text:p>15220</text:p>
          </table:table-cell>
          <table:table-cell office:value-type="float" office:value="20559" calcext:value-type="float">
            <text:p>20559</text:p>
          </table:table-cell>
          <table:table-cell office:value-type="float" office:value="20471" calcext:value-type="float">
            <text:p>20471</text:p>
          </table:table-cell>
          <table:table-cell office:value-type="float" office:value="6573" calcext:value-type="float">
            <text:p>6573</text:p>
          </table:table-cell>
          <table:table-cell table:formula="of:=1 / ( (LN([.D244])-LN([.$B$2])) / [.$C$2] + 1 / [.$A$2])" office:value-type="float" office:value="299.90400149655" calcext:value-type="float">
            <text:p>299,90400149655</text:p>
          </table:table-cell>
          <table:table-cell table:formula="of:=[.E244]-273" office:value-type="float" office:value="26.9040014965502" calcext:value-type="float">
            <text:p>26,9040014965502</text:p>
          </table:table-cell>
          <table:table-cell table:formula="of:=[.A244]*330/16384-[.$E244]*[.$E$2]+[.$F$2]-273" office:value-type="float" office:value="20.7929946661115" calcext:value-type="float">
            <text:p>20,7929946661115</text:p>
          </table:table-cell>
          <table:table-cell table:formula="of:=[.B244]*330/16384-[.$E244]*[.$E$2]+[.$F$2]-273" office:value-type="float" office:value="128.329005408299" calcext:value-type="float">
            <text:p>128,329005408299</text:p>
          </table:table-cell>
          <table:table-cell table:formula="of:=[.C244]*330/16384-[.$E244]*[.$E$2]+[.$F$2]-273" office:value-type="float" office:value="126.556544470799" calcext:value-type="float">
            <text:p>126,556544470799</text:p>
          </table:table-cell>
        </table:table-row>
        <table:table-row table:style-name="ro1">
          <table:table-cell office:value-type="float" office:value="15214" calcext:value-type="float">
            <text:p>15214</text:p>
          </table:table-cell>
          <table:table-cell office:value-type="float" office:value="20587" calcext:value-type="float">
            <text:p>20587</text:p>
          </table:table-cell>
          <table:table-cell office:value-type="float" office:value="20465" calcext:value-type="float">
            <text:p>20465</text:p>
          </table:table-cell>
          <table:table-cell office:value-type="float" office:value="6572" calcext:value-type="float">
            <text:p>6572</text:p>
          </table:table-cell>
          <table:table-cell table:formula="of:=1 / ( (LN([.D245])-LN([.$B$2])) / [.$C$2] + 1 / [.$A$2])" office:value-type="float" office:value="299.972440397568" calcext:value-type="float">
            <text:p>299,972440397568</text:p>
          </table:table-cell>
          <table:table-cell table:formula="of:=[.E245]-273" office:value-type="float" office:value="26.9724403975678" calcext:value-type="float">
            <text:p>26,9724403975678</text:p>
          </table:table-cell>
          <table:table-cell table:formula="of:=[.A245]*330/16384-[.$E245]*[.$E$2]+[.$F$2]-273" office:value-type="float" office:value="20.7766928694422" calcext:value-type="float">
            <text:p>20,7766928694422</text:p>
          </table:table-cell>
          <table:table-cell table:formula="of:=[.B245]*330/16384-[.$E245]*[.$E$2]+[.$F$2]-273" office:value-type="float" office:value="128.997518064755" calcext:value-type="float">
            <text:p>128,997518064755</text:p>
          </table:table-cell>
          <table:table-cell table:formula="of:=[.C245]*330/16384-[.$E245]*[.$E$2]+[.$F$2]-273" office:value-type="float" office:value="126.54024267413" calcext:value-type="float">
            <text:p>126,54024267413</text:p>
          </table:table-cell>
        </table:table-row>
        <table:table-row table:style-name="ro1">
          <table:table-cell office:value-type="float" office:value="15215" calcext:value-type="float">
            <text:p>15215</text:p>
          </table:table-cell>
          <table:table-cell office:value-type="float" office:value="20560" calcext:value-type="float">
            <text:p>20560</text:p>
          </table:table-cell>
          <table:table-cell office:value-type="float" office:value="20443" calcext:value-type="float">
            <text:p>20443</text:p>
          </table:table-cell>
          <table:table-cell office:value-type="float" office:value="6572" calcext:value-type="float">
            <text:p>6572</text:p>
          </table:table-cell>
          <table:table-cell table:formula="of:=1 / ( (LN([.D246])-LN([.$B$2])) / [.$C$2] + 1 / [.$A$2])" office:value-type="float" office:value="299.972440397568" calcext:value-type="float">
            <text:p>299,972440397568</text:p>
          </table:table-cell>
          <table:table-cell table:formula="of:=[.E246]-273" office:value-type="float" office:value="26.9724403975678" calcext:value-type="float">
            <text:p>26,9724403975678</text:p>
          </table:table-cell>
          <table:table-cell table:formula="of:=[.A246]*330/16384-[.$E246]*[.$E$2]+[.$F$2]-273" office:value-type="float" office:value="20.7968344710047" calcext:value-type="float">
            <text:p>20,7968344710047</text:p>
          </table:table-cell>
          <table:table-cell table:formula="of:=[.B246]*330/16384-[.$E246]*[.$E$2]+[.$F$2]-273" office:value-type="float" office:value="128.453694822567" calcext:value-type="float">
            <text:p>128,453694822567</text:p>
          </table:table-cell>
          <table:table-cell table:formula="of:=[.C246]*330/16384-[.$E246]*[.$E$2]+[.$F$2]-273" office:value-type="float" office:value="126.097127439755" calcext:value-type="float">
            <text:p>126,097127439755</text:p>
          </table:table-cell>
        </table:table-row>
        <table:table-row table:style-name="ro1">
          <table:table-cell office:value-type="float" office:value="15217" calcext:value-type="float">
            <text:p>15217</text:p>
          </table:table-cell>
          <table:table-cell office:value-type="float" office:value="20618" calcext:value-type="float">
            <text:p>20618</text:p>
          </table:table-cell>
          <table:table-cell office:value-type="float" office:value="20484" calcext:value-type="float">
            <text:p>20484</text:p>
          </table:table-cell>
          <table:table-cell office:value-type="float" office:value="6573" calcext:value-type="float">
            <text:p>6573</text:p>
          </table:table-cell>
          <table:table-cell table:formula="of:=1 / ( (LN([.D247])-LN([.$B$2])) / [.$C$2] + 1 / [.$A$2])" office:value-type="float" office:value="299.90400149655" calcext:value-type="float">
            <text:p>299,90400149655</text:p>
          </table:table-cell>
          <table:table-cell table:formula="of:=[.E247]-273" office:value-type="float" office:value="26.9040014965502" calcext:value-type="float">
            <text:p>26,9040014965502</text:p>
          </table:table-cell>
          <table:table-cell table:formula="of:=[.A247]*330/16384-[.$E247]*[.$E$2]+[.$F$2]-273" office:value-type="float" office:value="20.732569861424" calcext:value-type="float">
            <text:p>20,732569861424</text:p>
          </table:table-cell>
          <table:table-cell table:formula="of:=[.B247]*330/16384-[.$E247]*[.$E$2]+[.$F$2]-273" office:value-type="float" office:value="129.517359900487" calcext:value-type="float">
            <text:p>129,517359900487</text:p>
          </table:table-cell>
          <table:table-cell table:formula="of:=[.C247]*330/16384-[.$E247]*[.$E$2]+[.$F$2]-273" office:value-type="float" office:value="126.818385291112" calcext:value-type="float">
            <text:p>126,818385291112</text:p>
          </table:table-cell>
        </table:table-row>
        <table:table-row table:style-name="ro1">
          <table:table-cell office:value-type="float" office:value="15215" calcext:value-type="float">
            <text:p>15215</text:p>
          </table:table-cell>
          <table:table-cell office:value-type="float" office:value="20574" calcext:value-type="float">
            <text:p>20574</text:p>
          </table:table-cell>
          <table:table-cell office:value-type="float" office:value="20459" calcext:value-type="float">
            <text:p>20459</text:p>
          </table:table-cell>
          <table:table-cell office:value-type="float" office:value="6572" calcext:value-type="float">
            <text:p>6572</text:p>
          </table:table-cell>
          <table:table-cell table:formula="of:=1 / ( (LN([.D248])-LN([.$B$2])) / [.$C$2] + 1 / [.$A$2])" office:value-type="float" office:value="299.972440397568" calcext:value-type="float">
            <text:p>299,972440397568</text:p>
          </table:table-cell>
          <table:table-cell table:formula="of:=[.E248]-273" office:value-type="float" office:value="26.9724403975678" calcext:value-type="float">
            <text:p>26,9724403975678</text:p>
          </table:table-cell>
          <table:table-cell table:formula="of:=[.A248]*330/16384-[.$E248]*[.$E$2]+[.$F$2]-273" office:value-type="float" office:value="20.7968344710047" calcext:value-type="float">
            <text:p>20,7968344710047</text:p>
          </table:table-cell>
          <table:table-cell table:formula="of:=[.B248]*330/16384-[.$E248]*[.$E$2]+[.$F$2]-273" office:value-type="float" office:value="128.735677244442" calcext:value-type="float">
            <text:p>128,735677244442</text:p>
          </table:table-cell>
          <table:table-cell table:formula="of:=[.C248]*330/16384-[.$E248]*[.$E$2]+[.$F$2]-273" office:value-type="float" office:value="126.419393064755" calcext:value-type="float">
            <text:p>126,419393064755</text:p>
          </table:table-cell>
        </table:table-row>
        <table:table-row table:style-name="ro1">
          <table:table-cell office:value-type="float" office:value="15215" calcext:value-type="float">
            <text:p>15215</text:p>
          </table:table-cell>
          <table:table-cell office:value-type="float" office:value="20563" calcext:value-type="float">
            <text:p>20563</text:p>
          </table:table-cell>
          <table:table-cell office:value-type="float" office:value="20443" calcext:value-type="float">
            <text:p>20443</text:p>
          </table:table-cell>
          <table:table-cell office:value-type="float" office:value="6572" calcext:value-type="float">
            <text:p>6572</text:p>
          </table:table-cell>
          <table:table-cell table:formula="of:=1 / ( (LN([.D249])-LN([.$B$2])) / [.$C$2] + 1 / [.$A$2])" office:value-type="float" office:value="299.972440397568" calcext:value-type="float">
            <text:p>299,972440397568</text:p>
          </table:table-cell>
          <table:table-cell table:formula="of:=[.E249]-273" office:value-type="float" office:value="26.9724403975678" calcext:value-type="float">
            <text:p>26,9724403975678</text:p>
          </table:table-cell>
          <table:table-cell table:formula="of:=[.A249]*330/16384-[.$E249]*[.$E$2]+[.$F$2]-273" office:value-type="float" office:value="20.7968344710047" calcext:value-type="float">
            <text:p>20,7968344710047</text:p>
          </table:table-cell>
          <table:table-cell table:formula="of:=[.B249]*330/16384-[.$E249]*[.$E$2]+[.$F$2]-273" office:value-type="float" office:value="128.514119627255" calcext:value-type="float">
            <text:p>128,514119627255</text:p>
          </table:table-cell>
          <table:table-cell table:formula="of:=[.C249]*330/16384-[.$E249]*[.$E$2]+[.$F$2]-273" office:value-type="float" office:value="126.097127439755" calcext:value-type="float">
            <text:p>126,097127439755</text:p>
          </table:table-cell>
        </table:table-row>
        <table:table-row table:style-name="ro1">
          <table:table-cell office:value-type="float" office:value="15231" calcext:value-type="float">
            <text:p>15231</text:p>
          </table:table-cell>
          <table:table-cell office:value-type="float" office:value="20556" calcext:value-type="float">
            <text:p>20556</text:p>
          </table:table-cell>
          <table:table-cell office:value-type="float" office:value="20451" calcext:value-type="float">
            <text:p>20451</text:p>
          </table:table-cell>
          <table:table-cell office:value-type="float" office:value="6569" calcext:value-type="float">
            <text:p>6569</text:p>
          </table:table-cell>
          <table:table-cell table:formula="of:=1 / ( (LN([.D250])-LN([.$B$2])) / [.$C$2] + 1 / [.$A$2])" office:value-type="float" office:value="300.178007243967" calcext:value-type="float">
            <text:p>300,178007243967</text:p>
          </table:table-cell>
          <table:table-cell table:formula="of:=[.E250]-273" office:value-type="float" office:value="27.1780072439671" calcext:value-type="float">
            <text:p>27,1780072439671</text:p>
          </table:table-cell>
          <table:table-cell table:formula="of:=[.A250]*330/16384-[.$E250]*[.$E$2]+[.$F$2]-273" office:value-type="float" office:value="21.433125655099" calcext:value-type="float">
            <text:p>21,433125655099</text:p>
          </table:table-cell>
          <table:table-cell table:formula="of:=[.B250]*330/16384-[.$E250]*[.$E$2]+[.$F$2]-273" office:value-type="float" office:value="128.687153975411" calcext:value-type="float">
            <text:p>128,687153975411</text:p>
          </table:table-cell>
          <table:table-cell table:formula="of:=[.C250]*330/16384-[.$E250]*[.$E$2]+[.$F$2]-273" office:value-type="float" office:value="126.572285811349" calcext:value-type="float">
            <text:p>126,572285811349</text:p>
          </table:table-cell>
        </table:table-row>
        <table:table-row table:style-name="ro1">
          <table:table-cell office:value-type="float" office:value="15234" calcext:value-type="float">
            <text:p>15234</text:p>
          </table:table-cell>
          <table:table-cell office:value-type="float" office:value="20552" calcext:value-type="float">
            <text:p>20552</text:p>
          </table:table-cell>
          <table:table-cell office:value-type="float" office:value="20452" calcext:value-type="float">
            <text:p>20452</text:p>
          </table:table-cell>
          <table:table-cell office:value-type="float" office:value="6570" calcext:value-type="float">
            <text:p>6570</text:p>
          </table:table-cell>
          <table:table-cell table:formula="of:=1 / ( (LN([.D251])-LN([.$B$2])) / [.$C$2] + 1 / [.$A$2])" office:value-type="float" office:value="300.109443232399" calcext:value-type="float">
            <text:p>300,109443232399</text:p>
          </table:table-cell>
          <table:table-cell table:formula="of:=[.E251]-273" office:value-type="float" office:value="27.1094432323994" calcext:value-type="float">
            <text:p>27,1094432323994</text:p>
          </table:table-cell>
          <table:table-cell table:formula="of:=[.A251]*330/16384-[.$E251]*[.$E$2]+[.$F$2]-273" office:value-type="float" office:value="21.3888115272036" calcext:value-type="float">
            <text:p>21,3888115272036</text:p>
          </table:table-cell>
          <table:table-cell table:formula="of:=[.B251]*330/16384-[.$E251]*[.$E$2]+[.$F$2]-273" office:value-type="float" office:value="128.501848636579" calcext:value-type="float">
            <text:p>128,501848636579</text:p>
          </table:table-cell>
          <table:table-cell table:formula="of:=[.C251]*330/16384-[.$E251]*[.$E$2]+[.$F$2]-273" office:value-type="float" office:value="126.487688480329" calcext:value-type="float">
            <text:p>126,487688480329</text:p>
          </table:table-cell>
        </table:table-row>
        <table:table-row table:style-name="ro1">
          <table:table-cell office:value-type="float" office:value="15237" calcext:value-type="float">
            <text:p>15237</text:p>
          </table:table-cell>
          <table:table-cell office:value-type="float" office:value="20611" calcext:value-type="float">
            <text:p>20611</text:p>
          </table:table-cell>
          <table:table-cell office:value-type="float" office:value="20467" calcext:value-type="float">
            <text:p>20467</text:p>
          </table:table-cell>
          <table:table-cell office:value-type="float" office:value="6571" calcext:value-type="float">
            <text:p>6571</text:p>
          </table:table-cell>
          <table:table-cell table:formula="of:=1 / ( (LN([.D252])-LN([.$B$2])) / [.$C$2] + 1 / [.$A$2])" office:value-type="float" office:value="300.040920963233" calcext:value-type="float">
            <text:p>300,040920963233</text:p>
          </table:table-cell>
          <table:table-cell table:formula="of:=[.E252]-273" office:value-type="float" office:value="27.0409209632335" calcext:value-type="float">
            <text:p>27,0409209632335</text:p>
          </table:table-cell>
          <table:table-cell table:formula="of:=[.A252]*330/16384-[.$E252]*[.$E$2]+[.$F$2]-273" office:value-type="float" office:value="21.3445611653352" calcext:value-type="float">
            <text:p>21,3445611653352</text:p>
          </table:table-cell>
          <table:table-cell table:formula="of:=[.B252]*330/16384-[.$E252]*[.$E$2]+[.$F$2]-273" office:value-type="float" office:value="129.58552796221" calcext:value-type="float">
            <text:p>129,58552796221</text:p>
          </table:table-cell>
          <table:table-cell table:formula="of:=[.C252]*330/16384-[.$E252]*[.$E$2]+[.$F$2]-273" office:value-type="float" office:value="126.68513733721" calcext:value-type="float">
            <text:p>126,68513733721</text:p>
          </table:table-cell>
        </table:table-row>
        <table:table-row table:style-name="ro1">
          <table:table-cell office:value-type="float" office:value="15235" calcext:value-type="float">
            <text:p>15235</text:p>
          </table:table-cell>
          <table:table-cell office:value-type="float" office:value="20593" calcext:value-type="float">
            <text:p>20593</text:p>
          </table:table-cell>
          <table:table-cell office:value-type="float" office:value="20366" calcext:value-type="float">
            <text:p>20366</text:p>
          </table:table-cell>
          <table:table-cell office:value-type="float" office:value="6572" calcext:value-type="float">
            <text:p>6572</text:p>
          </table:table-cell>
          <table:table-cell table:formula="of:=1 / ( (LN([.D253])-LN([.$B$2])) / [.$C$2] + 1 / [.$A$2])" office:value-type="float" office:value="299.972440397568" calcext:value-type="float">
            <text:p>299,972440397568</text:p>
          </table:table-cell>
          <table:table-cell table:formula="of:=[.E253]-273" office:value-type="float" office:value="26.9724403975678" calcext:value-type="float">
            <text:p>26,9724403975678</text:p>
          </table:table-cell>
          <table:table-cell table:formula="of:=[.A253]*330/16384-[.$E253]*[.$E$2]+[.$F$2]-273" office:value-type="float" office:value="21.1996665022547" calcext:value-type="float">
            <text:p>21,1996665022547</text:p>
          </table:table-cell>
          <table:table-cell table:formula="of:=[.B253]*330/16384-[.$E253]*[.$E$2]+[.$F$2]-273" office:value-type="float" office:value="129.11836767413" calcext:value-type="float">
            <text:p>129,11836767413</text:p>
          </table:table-cell>
          <table:table-cell table:formula="of:=[.C253]*330/16384-[.$E253]*[.$E$2]+[.$F$2]-273" office:value-type="float" office:value="124.546224119442" calcext:value-type="float">
            <text:p>124,546224119442</text:p>
          </table:table-cell>
        </table:table-row>
        <table:table-row table:style-name="ro1">
          <table:table-cell office:value-type="float" office:value="15240" calcext:value-type="float">
            <text:p>15240</text:p>
          </table:table-cell>
          <table:table-cell office:value-type="float" office:value="20538" calcext:value-type="float">
            <text:p>20538</text:p>
          </table:table-cell>
          <table:table-cell office:value-type="float" office:value="20331" calcext:value-type="float">
            <text:p>20331</text:p>
          </table:table-cell>
          <table:table-cell office:value-type="float" office:value="6571" calcext:value-type="float">
            <text:p>6571</text:p>
          </table:table-cell>
          <table:table-cell table:formula="of:=1 / ( (LN([.D254])-LN([.$B$2])) / [.$C$2] + 1 / [.$A$2])" office:value-type="float" office:value="300.040920963233" calcext:value-type="float">
            <text:p>300,040920963233</text:p>
          </table:table-cell>
          <table:table-cell table:formula="of:=[.E254]-273" office:value-type="float" office:value="27.0409209632335" calcext:value-type="float">
            <text:p>27,0409209632335</text:p>
          </table:table-cell>
          <table:table-cell table:formula="of:=[.A254]*330/16384-[.$E254]*[.$E$2]+[.$F$2]-273" office:value-type="float" office:value="21.4049859700227" calcext:value-type="float">
            <text:p>21,4049859700227</text:p>
          </table:table-cell>
          <table:table-cell table:formula="of:=[.B254]*330/16384-[.$E254]*[.$E$2]+[.$F$2]-273" office:value-type="float" office:value="128.115191048148" calcext:value-type="float">
            <text:p>128,115191048148</text:p>
          </table:table-cell>
          <table:table-cell table:formula="of:=[.C254]*330/16384-[.$E254]*[.$E$2]+[.$F$2]-273" office:value-type="float" office:value="123.94587952471" calcext:value-type="float">
            <text:p>123,94587952471</text:p>
          </table:table-cell>
        </table:table-row>
        <table:table-row table:style-name="ro1">
          <table:table-cell office:value-type="float" office:value="15240" calcext:value-type="float">
            <text:p>15240</text:p>
          </table:table-cell>
          <table:table-cell office:value-type="float" office:value="20551" calcext:value-type="float">
            <text:p>20551</text:p>
          </table:table-cell>
          <table:table-cell office:value-type="float" office:value="20318" calcext:value-type="float">
            <text:p>20318</text:p>
          </table:table-cell>
          <table:table-cell office:value-type="float" office:value="6571" calcext:value-type="float">
            <text:p>6571</text:p>
          </table:table-cell>
          <table:table-cell table:formula="of:=1 / ( (LN([.D255])-LN([.$B$2])) / [.$C$2] + 1 / [.$A$2])" office:value-type="float" office:value="300.040920963233" calcext:value-type="float">
            <text:p>300,040920963233</text:p>
          </table:table-cell>
          <table:table-cell table:formula="of:=[.E255]-273" office:value-type="float" office:value="27.0409209632335" calcext:value-type="float">
            <text:p>27,0409209632335</text:p>
          </table:table-cell>
          <table:table-cell table:formula="of:=[.A255]*330/16384-[.$E255]*[.$E$2]+[.$F$2]-273" office:value-type="float" office:value="21.4049859700227" calcext:value-type="float">
            <text:p>21,4049859700227</text:p>
          </table:table-cell>
          <table:table-cell table:formula="of:=[.B255]*330/16384-[.$E255]*[.$E$2]+[.$F$2]-273" office:value-type="float" office:value="128.37703186846" calcext:value-type="float">
            <text:p>128,37703186846</text:p>
          </table:table-cell>
          <table:table-cell table:formula="of:=[.C255]*330/16384-[.$E255]*[.$E$2]+[.$F$2]-273" office:value-type="float" office:value="123.684038704398" calcext:value-type="float">
            <text:p>123,684038704398</text:p>
          </table:table-cell>
        </table:table-row>
        <table:table-row table:style-name="ro1">
          <table:table-cell office:value-type="float" office:value="15251" calcext:value-type="float">
            <text:p>15251</text:p>
          </table:table-cell>
          <table:table-cell office:value-type="float" office:value="20565" calcext:value-type="float">
            <text:p>20565</text:p>
          </table:table-cell>
          <table:table-cell office:value-type="float" office:value="20230" calcext:value-type="float">
            <text:p>20230</text:p>
          </table:table-cell>
          <table:table-cell office:value-type="float" office:value="6572" calcext:value-type="float">
            <text:p>6572</text:p>
          </table:table-cell>
          <table:table-cell table:formula="of:=1 / ( (LN([.D256])-LN([.$B$2])) / [.$C$2] + 1 / [.$A$2])" office:value-type="float" office:value="299.972440397568" calcext:value-type="float">
            <text:p>299,972440397568</text:p>
          </table:table-cell>
          <table:table-cell table:formula="of:=[.E256]-273" office:value-type="float" office:value="26.9724403975678" calcext:value-type="float">
            <text:p>26,9724403975678</text:p>
          </table:table-cell>
          <table:table-cell table:formula="of:=[.A256]*330/16384-[.$E256]*[.$E$2]+[.$F$2]-273" office:value-type="float" office:value="21.5219321272547" calcext:value-type="float">
            <text:p>21,5219321272547</text:p>
          </table:table-cell>
          <table:table-cell table:formula="of:=[.B256]*330/16384-[.$E256]*[.$E$2]+[.$F$2]-273" office:value-type="float" office:value="128.55440283038" calcext:value-type="float">
            <text:p>128,55440283038</text:p>
          </table:table-cell>
          <table:table-cell table:formula="of:=[.C256]*330/16384-[.$E256]*[.$E$2]+[.$F$2]-273" office:value-type="float" office:value="121.806966306942" calcext:value-type="float">
            <text:p>121,806966306942</text:p>
          </table:table-cell>
        </table:table-row>
        <table:table-row table:style-name="ro1">
          <table:table-cell office:value-type="float" office:value="15246" calcext:value-type="float">
            <text:p>15246</text:p>
          </table:table-cell>
          <table:table-cell office:value-type="float" office:value="20485" calcext:value-type="float">
            <text:p>20485</text:p>
          </table:table-cell>
          <table:table-cell office:value-type="float" office:value="20176" calcext:value-type="float">
            <text:p>20176</text:p>
          </table:table-cell>
          <table:table-cell office:value-type="float" office:value="6572" calcext:value-type="float">
            <text:p>6572</text:p>
          </table:table-cell>
          <table:table-cell table:formula="of:=1 / ( (LN([.D257])-LN([.$B$2])) / [.$C$2] + 1 / [.$A$2])" office:value-type="float" office:value="299.972440397568" calcext:value-type="float">
            <text:p>299,972440397568</text:p>
          </table:table-cell>
          <table:table-cell table:formula="of:=[.E257]-273" office:value-type="float" office:value="26.9724403975678" calcext:value-type="float">
            <text:p>26,9724403975678</text:p>
          </table:table-cell>
          <table:table-cell table:formula="of:=[.A257]*330/16384-[.$E257]*[.$E$2]+[.$F$2]-273" office:value-type="float" office:value="21.4212241194422" calcext:value-type="float">
            <text:p>21,4212241194422</text:p>
          </table:table-cell>
          <table:table-cell table:formula="of:=[.B257]*330/16384-[.$E257]*[.$E$2]+[.$F$2]-273" office:value-type="float" office:value="126.94307470538" calcext:value-type="float">
            <text:p>126,94307470538</text:p>
          </table:table-cell>
          <table:table-cell table:formula="of:=[.C257]*330/16384-[.$E257]*[.$E$2]+[.$F$2]-273" office:value-type="float" office:value="120.719319822567" calcext:value-type="float">
            <text:p>120,719319822567</text:p>
          </table:table-cell>
        </table:table-row>
        <table:table-row table:style-name="ro1">
          <table:table-cell office:value-type="float" office:value="15245" calcext:value-type="float">
            <text:p>15245</text:p>
          </table:table-cell>
          <table:table-cell office:value-type="float" office:value="20470" calcext:value-type="float">
            <text:p>20470</text:p>
          </table:table-cell>
          <table:table-cell office:value-type="float" office:value="20071" calcext:value-type="float">
            <text:p>20071</text:p>
          </table:table-cell>
          <table:table-cell office:value-type="float" office:value="6572" calcext:value-type="float">
            <text:p>6572</text:p>
          </table:table-cell>
          <table:table-cell table:formula="of:=1 / ( (LN([.D258])-LN([.$B$2])) / [.$C$2] + 1 / [.$A$2])" office:value-type="float" office:value="299.972440397568" calcext:value-type="float">
            <text:p>299,972440397568</text:p>
          </table:table-cell>
          <table:table-cell table:formula="of:=[.E258]-273" office:value-type="float" office:value="26.9724403975678" calcext:value-type="float">
            <text:p>26,9724403975678</text:p>
          </table:table-cell>
          <table:table-cell table:formula="of:=[.A258]*330/16384-[.$E258]*[.$E$2]+[.$F$2]-273" office:value-type="float" office:value="21.4010825178797" calcext:value-type="float">
            <text:p>21,4010825178797</text:p>
          </table:table-cell>
          <table:table-cell table:formula="of:=[.B258]*330/16384-[.$E258]*[.$E$2]+[.$F$2]-273" office:value-type="float" office:value="126.640950681942" calcext:value-type="float">
            <text:p>126,640950681942</text:p>
          </table:table-cell>
          <table:table-cell table:formula="of:=[.C258]*330/16384-[.$E258]*[.$E$2]+[.$F$2]-273" office:value-type="float" office:value="118.604451658505" calcext:value-type="float">
            <text:p>118,604451658505</text:p>
          </table:table-cell>
        </table:table-row>
        <table:table-row table:style-name="ro1">
          <table:table-cell office:value-type="float" office:value="15253" calcext:value-type="float">
            <text:p>15253</text:p>
          </table:table-cell>
          <table:table-cell office:value-type="float" office:value="20443" calcext:value-type="float">
            <text:p>20443</text:p>
          </table:table-cell>
          <table:table-cell office:value-type="float" office:value="20170" calcext:value-type="float">
            <text:p>20170</text:p>
          </table:table-cell>
          <table:table-cell office:value-type="float" office:value="6572" calcext:value-type="float">
            <text:p>6572</text:p>
          </table:table-cell>
          <table:table-cell table:formula="of:=1 / ( (LN([.D259])-LN([.$B$2])) / [.$C$2] + 1 / [.$A$2])" office:value-type="float" office:value="299.972440397568" calcext:value-type="float">
            <text:p>299,972440397568</text:p>
          </table:table-cell>
          <table:table-cell table:formula="of:=[.E259]-273" office:value-type="float" office:value="26.9724403975678" calcext:value-type="float">
            <text:p>26,9724403975678</text:p>
          </table:table-cell>
          <table:table-cell table:formula="of:=[.A259]*330/16384-[.$E259]*[.$E$2]+[.$F$2]-273" office:value-type="float" office:value="21.5622153303797" calcext:value-type="float">
            <text:p>21,5622153303797</text:p>
          </table:table-cell>
          <table:table-cell table:formula="of:=[.B259]*330/16384-[.$E259]*[.$E$2]+[.$F$2]-273" office:value-type="float" office:value="126.097127439755" calcext:value-type="float">
            <text:p>126,097127439755</text:p>
          </table:table-cell>
          <table:table-cell table:formula="of:=[.C259]*330/16384-[.$E259]*[.$E$2]+[.$F$2]-273" office:value-type="float" office:value="120.598470213192" calcext:value-type="float">
            <text:p>120,598470213192</text:p>
          </table:table-cell>
        </table:table-row>
        <table:table-row table:style-name="ro1">
          <table:table-cell office:value-type="float" office:value="15250" calcext:value-type="float">
            <text:p>15250</text:p>
          </table:table-cell>
          <table:table-cell office:value-type="float" office:value="20427" calcext:value-type="float">
            <text:p>20427</text:p>
          </table:table-cell>
          <table:table-cell office:value-type="float" office:value="20201" calcext:value-type="float">
            <text:p>20201</text:p>
          </table:table-cell>
          <table:table-cell office:value-type="float" office:value="6571" calcext:value-type="float">
            <text:p>6571</text:p>
          </table:table-cell>
          <table:table-cell table:formula="of:=1 / ( (LN([.D260])-LN([.$B$2])) / [.$C$2] + 1 / [.$A$2])" office:value-type="float" office:value="300.040920963233" calcext:value-type="float">
            <text:p>300,040920963233</text:p>
          </table:table-cell>
          <table:table-cell table:formula="of:=[.E260]-273" office:value-type="float" office:value="27.0409209632335" calcext:value-type="float">
            <text:p>27,0409209632335</text:p>
          </table:table-cell>
          <table:table-cell table:formula="of:=[.A260]*330/16384-[.$E260]*[.$E$2]+[.$F$2]-273" office:value-type="float" office:value="21.6064019856477" calcext:value-type="float">
            <text:p>21,6064019856477</text:p>
          </table:table-cell>
          <table:table-cell table:formula="of:=[.B260]*330/16384-[.$E260]*[.$E$2]+[.$F$2]-273" office:value-type="float" office:value="125.87947327471" calcext:value-type="float">
            <text:p>125,87947327471</text:p>
          </table:table-cell>
          <table:table-cell table:formula="of:=[.C260]*330/16384-[.$E260]*[.$E$2]+[.$F$2]-273" office:value-type="float" office:value="121.327471321585" calcext:value-type="float">
            <text:p>121,327471321585</text:p>
          </table:table-cell>
        </table:table-row>
        <table:table-row table:style-name="ro1">
          <table:table-cell office:value-type="float" office:value="15249" calcext:value-type="float">
            <text:p>15249</text:p>
          </table:table-cell>
          <table:table-cell office:value-type="float" office:value="20399" calcext:value-type="float">
            <text:p>20399</text:p>
          </table:table-cell>
          <table:table-cell office:value-type="float" office:value="20204" calcext:value-type="float">
            <text:p>20204</text:p>
          </table:table-cell>
          <table:table-cell office:value-type="float" office:value="6571" calcext:value-type="float">
            <text:p>6571</text:p>
          </table:table-cell>
          <table:table-cell table:formula="of:=1 / ( (LN([.D261])-LN([.$B$2])) / [.$C$2] + 1 / [.$A$2])" office:value-type="float" office:value="300.040920963233" calcext:value-type="float">
            <text:p>300,040920963233</text:p>
          </table:table-cell>
          <table:table-cell table:formula="of:=[.E261]-273" office:value-type="float" office:value="27.0409209632335" calcext:value-type="float">
            <text:p>27,0409209632335</text:p>
          </table:table-cell>
          <table:table-cell table:formula="of:=[.A261]*330/16384-[.$E261]*[.$E$2]+[.$F$2]-273" office:value-type="float" office:value="21.5862603840852" calcext:value-type="float">
            <text:p>21,5862603840852</text:p>
          </table:table-cell>
          <table:table-cell table:formula="of:=[.B261]*330/16384-[.$E261]*[.$E$2]+[.$F$2]-273" office:value-type="float" office:value="125.31550843096" calcext:value-type="float">
            <text:p>125,31550843096</text:p>
          </table:table-cell>
          <table:table-cell table:formula="of:=[.C261]*330/16384-[.$E261]*[.$E$2]+[.$F$2]-273" office:value-type="float" office:value="121.387896126273" calcext:value-type="float">
            <text:p>121,387896126273</text:p>
          </table:table-cell>
        </table:table-row>
        <table:table-row table:style-name="ro1">
          <table:table-cell office:value-type="float" office:value="15247" calcext:value-type="float">
            <text:p>15247</text:p>
          </table:table-cell>
          <table:table-cell office:value-type="float" office:value="20436" calcext:value-type="float">
            <text:p>20436</text:p>
          </table:table-cell>
          <table:table-cell office:value-type="float" office:value="20170" calcext:value-type="float">
            <text:p>20170</text:p>
          </table:table-cell>
          <table:table-cell office:value-type="float" office:value="6572" calcext:value-type="float">
            <text:p>6572</text:p>
          </table:table-cell>
          <table:table-cell table:formula="of:=1 / ( (LN([.D262])-LN([.$B$2])) / [.$C$2] + 1 / [.$A$2])" office:value-type="float" office:value="299.972440397568" calcext:value-type="float">
            <text:p>299,972440397568</text:p>
          </table:table-cell>
          <table:table-cell table:formula="of:=[.E262]-273" office:value-type="float" office:value="26.9724403975678" calcext:value-type="float">
            <text:p>26,9724403975678</text:p>
          </table:table-cell>
          <table:table-cell table:formula="of:=[.A262]*330/16384-[.$E262]*[.$E$2]+[.$F$2]-273" office:value-type="float" office:value="21.4413657210047" calcext:value-type="float">
            <text:p>21,4413657210047</text:p>
          </table:table-cell>
          <table:table-cell table:formula="of:=[.B262]*330/16384-[.$E262]*[.$E$2]+[.$F$2]-273" office:value-type="float" office:value="125.956136228817" calcext:value-type="float">
            <text:p>125,956136228817</text:p>
          </table:table-cell>
          <table:table-cell table:formula="of:=[.C262]*330/16384-[.$E262]*[.$E$2]+[.$F$2]-273" office:value-type="float" office:value="120.598470213192" calcext:value-type="float">
            <text:p>120,598470213192</text:p>
          </table:table-cell>
        </table:table-row>
        <table:table-row table:style-name="ro1">
          <table:table-cell office:value-type="float" office:value="15246" calcext:value-type="float">
            <text:p>15246</text:p>
          </table:table-cell>
          <table:table-cell office:value-type="float" office:value="20467" calcext:value-type="float">
            <text:p>20467</text:p>
          </table:table-cell>
          <table:table-cell office:value-type="float" office:value="20102" calcext:value-type="float">
            <text:p>20102</text:p>
          </table:table-cell>
          <table:table-cell office:value-type="float" office:value="6571" calcext:value-type="float">
            <text:p>6571</text:p>
          </table:table-cell>
          <table:table-cell table:formula="of:=1 / ( (LN([.D263])-LN([.$B$2])) / [.$C$2] + 1 / [.$A$2])" office:value-type="float" office:value="300.040920963233" calcext:value-type="float">
            <text:p>300,040920963233</text:p>
          </table:table-cell>
          <table:table-cell table:formula="of:=[.E263]-273" office:value-type="float" office:value="27.0409209632335" calcext:value-type="float">
            <text:p>27,0409209632335</text:p>
          </table:table-cell>
          <table:table-cell table:formula="of:=[.A263]*330/16384-[.$E263]*[.$E$2]+[.$F$2]-273" office:value-type="float" office:value="21.5258355793977" calcext:value-type="float">
            <text:p>21,5258355793977</text:p>
          </table:table-cell>
          <table:table-cell table:formula="of:=[.B263]*330/16384-[.$E263]*[.$E$2]+[.$F$2]-273" office:value-type="float" office:value="126.68513733721" calcext:value-type="float">
            <text:p>126,68513733721</text:p>
          </table:table-cell>
          <table:table-cell table:formula="of:=[.C263]*330/16384-[.$E263]*[.$E$2]+[.$F$2]-273" office:value-type="float" office:value="119.333452766898" calcext:value-type="float">
            <text:p>119,333452766898</text:p>
          </table:table-cell>
        </table:table-row>
        <table:table-row table:style-name="ro1">
          <table:table-cell office:value-type="float" office:value="15246" calcext:value-type="float">
            <text:p>15246</text:p>
          </table:table-cell>
          <table:table-cell office:value-type="float" office:value="20464" calcext:value-type="float">
            <text:p>20464</text:p>
          </table:table-cell>
          <table:table-cell office:value-type="float" office:value="20104" calcext:value-type="float">
            <text:p>20104</text:p>
          </table:table-cell>
          <table:table-cell office:value-type="float" office:value="6572" calcext:value-type="float">
            <text:p>6572</text:p>
          </table:table-cell>
          <table:table-cell table:formula="of:=1 / ( (LN([.D264])-LN([.$B$2])) / [.$C$2] + 1 / [.$A$2])" office:value-type="float" office:value="299.972440397568" calcext:value-type="float">
            <text:p>299,972440397568</text:p>
          </table:table-cell>
          <table:table-cell table:formula="of:=[.E264]-273" office:value-type="float" office:value="26.9724403975678" calcext:value-type="float">
            <text:p>26,9724403975678</text:p>
          </table:table-cell>
          <table:table-cell table:formula="of:=[.A264]*330/16384-[.$E264]*[.$E$2]+[.$F$2]-273" office:value-type="float" office:value="21.4212241194422" calcext:value-type="float">
            <text:p>21,4212241194422</text:p>
          </table:table-cell>
          <table:table-cell table:formula="of:=[.B264]*330/16384-[.$E264]*[.$E$2]+[.$F$2]-273" office:value-type="float" office:value="126.520101072567" calcext:value-type="float">
            <text:p>126,520101072567</text:p>
          </table:table-cell>
          <table:table-cell table:formula="of:=[.C264]*330/16384-[.$E264]*[.$E$2]+[.$F$2]-273" office:value-type="float" office:value="119.269124510067" calcext:value-type="float">
            <text:p>119,269124510067</text:p>
          </table:table-cell>
        </table:table-row>
        <table:table-row table:style-name="ro1">
          <table:table-cell office:value-type="float" office:value="15248" calcext:value-type="float">
            <text:p>15248</text:p>
          </table:table-cell>
          <table:table-cell office:value-type="float" office:value="20473" calcext:value-type="float">
            <text:p>20473</text:p>
          </table:table-cell>
          <table:table-cell office:value-type="float" office:value="20153" calcext:value-type="float">
            <text:p>20153</text:p>
          </table:table-cell>
          <table:table-cell office:value-type="float" office:value="6572" calcext:value-type="float">
            <text:p>6572</text:p>
          </table:table-cell>
          <table:table-cell table:formula="of:=1 / ( (LN([.D265])-LN([.$B$2])) / [.$C$2] + 1 / [.$A$2])" office:value-type="float" office:value="299.972440397568" calcext:value-type="float">
            <text:p>299,972440397568</text:p>
          </table:table-cell>
          <table:table-cell table:formula="of:=[.E265]-273" office:value-type="float" office:value="26.9724403975678" calcext:value-type="float">
            <text:p>26,9724403975678</text:p>
          </table:table-cell>
          <table:table-cell table:formula="of:=[.A265]*330/16384-[.$E265]*[.$E$2]+[.$F$2]-273" office:value-type="float" office:value="21.4615073225672" calcext:value-type="float">
            <text:p>21,4615073225672</text:p>
          </table:table-cell>
          <table:table-cell table:formula="of:=[.B265]*330/16384-[.$E265]*[.$E$2]+[.$F$2]-273" office:value-type="float" office:value="126.70137548663" calcext:value-type="float">
            <text:p>126,70137548663</text:p>
          </table:table-cell>
          <table:table-cell table:formula="of:=[.C265]*330/16384-[.$E265]*[.$E$2]+[.$F$2]-273" office:value-type="float" office:value="120.25606298663" calcext:value-type="float">
            <text:p>120,25606298663</text:p>
          </table:table-cell>
        </table:table-row>
        <table:table-row table:style-name="ro1">
          <table:table-cell office:value-type="float" office:value="15247" calcext:value-type="float">
            <text:p>15247</text:p>
          </table:table-cell>
          <table:table-cell office:value-type="float" office:value="20456" calcext:value-type="float">
            <text:p>20456</text:p>
          </table:table-cell>
          <table:table-cell office:value-type="float" office:value="20201" calcext:value-type="float">
            <text:p>20201</text:p>
          </table:table-cell>
          <table:table-cell office:value-type="float" office:value="6571" calcext:value-type="float">
            <text:p>6571</text:p>
          </table:table-cell>
          <table:table-cell table:formula="of:=1 / ( (LN([.D266])-LN([.$B$2])) / [.$C$2] + 1 / [.$A$2])" office:value-type="float" office:value="300.040920963233" calcext:value-type="float">
            <text:p>300,040920963233</text:p>
          </table:table-cell>
          <table:table-cell table:formula="of:=[.E266]-273" office:value-type="float" office:value="27.0409209632335" calcext:value-type="float">
            <text:p>27,0409209632335</text:p>
          </table:table-cell>
          <table:table-cell table:formula="of:=[.A266]*330/16384-[.$E266]*[.$E$2]+[.$F$2]-273" office:value-type="float" office:value="21.5459771809602" calcext:value-type="float">
            <text:p>21,5459771809602</text:p>
          </table:table-cell>
          <table:table-cell table:formula="of:=[.B266]*330/16384-[.$E266]*[.$E$2]+[.$F$2]-273" office:value-type="float" office:value="126.463579720023" calcext:value-type="float">
            <text:p>126,463579720023</text:p>
          </table:table-cell>
          <table:table-cell table:formula="of:=[.C266]*330/16384-[.$E266]*[.$E$2]+[.$F$2]-273" office:value-type="float" office:value="121.327471321585" calcext:value-type="float">
            <text:p>121,327471321585</text:p>
          </table:table-cell>
        </table:table-row>
        <table:table-row table:style-name="ro1">
          <table:table-cell office:value-type="float" office:value="15233" calcext:value-type="float">
            <text:p>15233</text:p>
          </table:table-cell>
          <table:table-cell office:value-type="float" office:value="20437" calcext:value-type="float">
            <text:p>20437</text:p>
          </table:table-cell>
          <table:table-cell office:value-type="float" office:value="20200" calcext:value-type="float">
            <text:p>20200</text:p>
          </table:table-cell>
          <table:table-cell office:value-type="float" office:value="6571" calcext:value-type="float">
            <text:p>6571</text:p>
          </table:table-cell>
          <table:table-cell table:formula="of:=1 / ( (LN([.D267])-LN([.$B$2])) / [.$C$2] + 1 / [.$A$2])" office:value-type="float" office:value="300.040920963233" calcext:value-type="float">
            <text:p>300,040920963233</text:p>
          </table:table-cell>
          <table:table-cell table:formula="of:=[.E267]-273" office:value-type="float" office:value="27.0409209632335" calcext:value-type="float">
            <text:p>27,0409209632335</text:p>
          </table:table-cell>
          <table:table-cell table:formula="of:=[.A267]*330/16384-[.$E267]*[.$E$2]+[.$F$2]-273" office:value-type="float" office:value="21.2639947590852" calcext:value-type="float">
            <text:p>21,2639947590852</text:p>
          </table:table-cell>
          <table:table-cell table:formula="of:=[.B267]*330/16384-[.$E267]*[.$E$2]+[.$F$2]-273" office:value-type="float" office:value="126.080889290335" calcext:value-type="float">
            <text:p>126,080889290335</text:p>
          </table:table-cell>
          <table:table-cell table:formula="of:=[.C267]*330/16384-[.$E267]*[.$E$2]+[.$F$2]-273" office:value-type="float" office:value="121.307329720023" calcext:value-type="float">
            <text:p>121,307329720023</text:p>
          </table:table-cell>
        </table:table-row>
        <table:table-row table:style-name="ro1">
          <table:table-cell office:value-type="float" office:value="15225" calcext:value-type="float">
            <text:p>15225</text:p>
          </table:table-cell>
          <table:table-cell office:value-type="float" office:value="20382" calcext:value-type="float">
            <text:p>20382</text:p>
          </table:table-cell>
          <table:table-cell office:value-type="float" office:value="20174" calcext:value-type="float">
            <text:p>20174</text:p>
          </table:table-cell>
          <table:table-cell office:value-type="float" office:value="6571" calcext:value-type="float">
            <text:p>6571</text:p>
          </table:table-cell>
          <table:table-cell table:formula="of:=1 / ( (LN([.D268])-LN([.$B$2])) / [.$C$2] + 1 / [.$A$2])" office:value-type="float" office:value="300.040920963233" calcext:value-type="float">
            <text:p>300,040920963233</text:p>
          </table:table-cell>
          <table:table-cell table:formula="of:=[.E268]-273" office:value-type="float" office:value="27.0409209632335" calcext:value-type="float">
            <text:p>27,0409209632335</text:p>
          </table:table-cell>
          <table:table-cell table:formula="of:=[.A268]*330/16384-[.$E268]*[.$E$2]+[.$F$2]-273" office:value-type="float" office:value="21.1028619465852" calcext:value-type="float">
            <text:p>21,1028619465852</text:p>
          </table:table-cell>
          <table:table-cell table:formula="of:=[.B268]*330/16384-[.$E268]*[.$E$2]+[.$F$2]-273" office:value-type="float" office:value="124.973101204398" calcext:value-type="float">
            <text:p>124,973101204398</text:p>
          </table:table-cell>
          <table:table-cell table:formula="of:=[.C268]*330/16384-[.$E268]*[.$E$2]+[.$F$2]-273" office:value-type="float" office:value="120.783648079398" calcext:value-type="float">
            <text:p>120,783648079398</text:p>
          </table:table-cell>
        </table:table-row>
        <table:table-row table:style-name="ro1">
          <table:table-cell office:value-type="float" office:value="15221" calcext:value-type="float">
            <text:p>15221</text:p>
          </table:table-cell>
          <table:table-cell office:value-type="float" office:value="20441" calcext:value-type="float">
            <text:p>20441</text:p>
          </table:table-cell>
          <table:table-cell office:value-type="float" office:value="19944" calcext:value-type="float">
            <text:p>19944</text:p>
          </table:table-cell>
          <table:table-cell office:value-type="float" office:value="6572" calcext:value-type="float">
            <text:p>6572</text:p>
          </table:table-cell>
          <table:table-cell table:formula="of:=1 / ( (LN([.D269])-LN([.$B$2])) / [.$C$2] + 1 / [.$A$2])" office:value-type="float" office:value="299.972440397568" calcext:value-type="float">
            <text:p>299,972440397568</text:p>
          </table:table-cell>
          <table:table-cell table:formula="of:=[.E269]-273" office:value-type="float" office:value="26.9724403975678" calcext:value-type="float">
            <text:p>26,9724403975678</text:p>
          </table:table-cell>
          <table:table-cell table:formula="of:=[.A269]*330/16384-[.$E269]*[.$E$2]+[.$F$2]-273" office:value-type="float" office:value="20.9176840803797" calcext:value-type="float">
            <text:p>20,9176840803797</text:p>
          </table:table-cell>
          <table:table-cell table:formula="of:=[.B269]*330/16384-[.$E269]*[.$E$2]+[.$F$2]-273" office:value-type="float" office:value="126.05684423663" calcext:value-type="float">
            <text:p>126,05684423663</text:p>
          </table:table-cell>
          <table:table-cell table:formula="of:=[.C269]*330/16384-[.$E269]*[.$E$2]+[.$F$2]-273" office:value-type="float" office:value="116.046468260067" calcext:value-type="float">
            <text:p>116,046468260067</text:p>
          </table:table-cell>
        </table:table-row>
        <table:table-row table:style-name="ro1">
          <table:table-cell office:value-type="float" office:value="15221" calcext:value-type="float">
            <text:p>15221</text:p>
          </table:table-cell>
          <table:table-cell office:value-type="float" office:value="20437" calcext:value-type="float">
            <text:p>20437</text:p>
          </table:table-cell>
          <table:table-cell office:value-type="float" office:value="19950" calcext:value-type="float">
            <text:p>19950</text:p>
          </table:table-cell>
          <table:table-cell office:value-type="float" office:value="6571" calcext:value-type="float">
            <text:p>6571</text:p>
          </table:table-cell>
          <table:table-cell table:formula="of:=1 / ( (LN([.D270])-LN([.$B$2])) / [.$C$2] + 1 / [.$A$2])" office:value-type="float" office:value="300.040920963233" calcext:value-type="float">
            <text:p>300,040920963233</text:p>
          </table:table-cell>
          <table:table-cell table:formula="of:=[.E270]-273" office:value-type="float" office:value="27.0409209632335" calcext:value-type="float">
            <text:p>27,0409209632335</text:p>
          </table:table-cell>
          <table:table-cell table:formula="of:=[.A270]*330/16384-[.$E270]*[.$E$2]+[.$F$2]-273" office:value-type="float" office:value="21.0222955403352" calcext:value-type="float">
            <text:p>21,0222955403352</text:p>
          </table:table-cell>
          <table:table-cell table:formula="of:=[.B270]*330/16384-[.$E270]*[.$E$2]+[.$F$2]-273" office:value-type="float" office:value="126.080889290335" calcext:value-type="float">
            <text:p>126,080889290335</text:p>
          </table:table-cell>
          <table:table-cell table:formula="of:=[.C270]*330/16384-[.$E270]*[.$E$2]+[.$F$2]-273" office:value-type="float" office:value="116.271929329398" calcext:value-type="float">
            <text:p>116,271929329398</text:p>
          </table:table-cell>
        </table:table-row>
        <table:table-row table:style-name="ro1">
          <table:table-cell office:value-type="float" office:value="15225" calcext:value-type="float">
            <text:p>15225</text:p>
          </table:table-cell>
          <table:table-cell office:value-type="float" office:value="20337" calcext:value-type="float">
            <text:p>20337</text:p>
          </table:table-cell>
          <table:table-cell office:value-type="float" office:value="19893" calcext:value-type="float">
            <text:p>19893</text:p>
          </table:table-cell>
          <table:table-cell office:value-type="float" office:value="6571" calcext:value-type="float">
            <text:p>6571</text:p>
          </table:table-cell>
          <table:table-cell table:formula="of:=1 / ( (LN([.D271])-LN([.$B$2])) / [.$C$2] + 1 / [.$A$2])" office:value-type="float" office:value="300.040920963233" calcext:value-type="float">
            <text:p>300,040920963233</text:p>
          </table:table-cell>
          <table:table-cell table:formula="of:=[.E271]-273" office:value-type="float" office:value="27.0409209632335" calcext:value-type="float">
            <text:p>27,0409209632335</text:p>
          </table:table-cell>
          <table:table-cell table:formula="of:=[.A271]*330/16384-[.$E271]*[.$E$2]+[.$F$2]-273" office:value-type="float" office:value="21.1028619465852" calcext:value-type="float">
            <text:p>21,1028619465852</text:p>
          </table:table-cell>
          <table:table-cell table:formula="of:=[.B271]*330/16384-[.$E271]*[.$E$2]+[.$F$2]-273" office:value-type="float" office:value="124.066729134085" calcext:value-type="float">
            <text:p>124,066729134085</text:p>
          </table:table-cell>
          <table:table-cell table:formula="of:=[.C271]*330/16384-[.$E271]*[.$E$2]+[.$F$2]-273" office:value-type="float" office:value="115.123858040335" calcext:value-type="float">
            <text:p>115,123858040335</text:p>
          </table:table-cell>
        </table:table-row>
        <table:table-row table:style-name="ro1">
          <table:table-cell office:value-type="float" office:value="15225" calcext:value-type="float">
            <text:p>15225</text:p>
          </table:table-cell>
          <table:table-cell office:value-type="float" office:value="20332" calcext:value-type="float">
            <text:p>20332</text:p>
          </table:table-cell>
          <table:table-cell office:value-type="float" office:value="20078" calcext:value-type="float">
            <text:p>20078</text:p>
          </table:table-cell>
          <table:table-cell office:value-type="float" office:value="6571" calcext:value-type="float">
            <text:p>6571</text:p>
          </table:table-cell>
          <table:table-cell table:formula="of:=1 / ( (LN([.D272])-LN([.$B$2])) / [.$C$2] + 1 / [.$A$2])" office:value-type="float" office:value="300.040920963233" calcext:value-type="float">
            <text:p>300,040920963233</text:p>
          </table:table-cell>
          <table:table-cell table:formula="of:=[.E272]-273" office:value-type="float" office:value="27.0409209632335" calcext:value-type="float">
            <text:p>27,0409209632335</text:p>
          </table:table-cell>
          <table:table-cell table:formula="of:=[.A272]*330/16384-[.$E272]*[.$E$2]+[.$F$2]-273" office:value-type="float" office:value="21.1028619465852" calcext:value-type="float">
            <text:p>21,1028619465852</text:p>
          </table:table-cell>
          <table:table-cell table:formula="of:=[.B272]*330/16384-[.$E272]*[.$E$2]+[.$F$2]-273" office:value-type="float" office:value="123.966021126273" calcext:value-type="float">
            <text:p>123,966021126273</text:p>
          </table:table-cell>
          <table:table-cell table:formula="of:=[.C272]*330/16384-[.$E272]*[.$E$2]+[.$F$2]-273" office:value-type="float" office:value="118.850054329398" calcext:value-type="float">
            <text:p>118,850054329398</text:p>
          </table:table-cell>
        </table:table-row>
        <table:table-row table:style-name="ro1">
          <table:table-cell office:value-type="float" office:value="15225" calcext:value-type="float">
            <text:p>15225</text:p>
          </table:table-cell>
          <table:table-cell office:value-type="float" office:value="20321" calcext:value-type="float">
            <text:p>20321</text:p>
          </table:table-cell>
          <table:table-cell office:value-type="float" office:value="20087" calcext:value-type="float">
            <text:p>20087</text:p>
          </table:table-cell>
          <table:table-cell office:value-type="float" office:value="6571" calcext:value-type="float">
            <text:p>6571</text:p>
          </table:table-cell>
          <table:table-cell table:formula="of:=1 / ( (LN([.D273])-LN([.$B$2])) / [.$C$2] + 1 / [.$A$2])" office:value-type="float" office:value="300.040920963233" calcext:value-type="float">
            <text:p>300,040920963233</text:p>
          </table:table-cell>
          <table:table-cell table:formula="of:=[.E273]-273" office:value-type="float" office:value="27.0409209632335" calcext:value-type="float">
            <text:p>27,0409209632335</text:p>
          </table:table-cell>
          <table:table-cell table:formula="of:=[.A273]*330/16384-[.$E273]*[.$E$2]+[.$F$2]-273" office:value-type="float" office:value="21.1028619465852" calcext:value-type="float">
            <text:p>21,1028619465852</text:p>
          </table:table-cell>
          <table:table-cell table:formula="of:=[.B273]*330/16384-[.$E273]*[.$E$2]+[.$F$2]-273" office:value-type="float" office:value="123.744463509085" calcext:value-type="float">
            <text:p>123,744463509085</text:p>
          </table:table-cell>
          <table:table-cell table:formula="of:=[.C273]*330/16384-[.$E273]*[.$E$2]+[.$F$2]-273" office:value-type="float" office:value="119.03132874346" calcext:value-type="float">
            <text:p>119,03132874346</text:p>
          </table:table-cell>
        </table:table-row>
        <table:table-row table:style-name="ro1">
          <table:table-cell office:value-type="float" office:value="15227" calcext:value-type="float">
            <text:p>15227</text:p>
          </table:table-cell>
          <table:table-cell office:value-type="float" office:value="20292" calcext:value-type="float">
            <text:p>20292</text:p>
          </table:table-cell>
          <table:table-cell office:value-type="float" office:value="20099" calcext:value-type="float">
            <text:p>20099</text:p>
          </table:table-cell>
          <table:table-cell office:value-type="float" office:value="6572" calcext:value-type="float">
            <text:p>6572</text:p>
          </table:table-cell>
          <table:table-cell table:formula="of:=1 / ( (LN([.D274])-LN([.$B$2])) / [.$C$2] + 1 / [.$A$2])" office:value-type="float" office:value="299.972440397568" calcext:value-type="float">
            <text:p>299,972440397568</text:p>
          </table:table-cell>
          <table:table-cell table:formula="of:=[.E274]-273" office:value-type="float" office:value="26.9724403975678" calcext:value-type="float">
            <text:p>26,9724403975678</text:p>
          </table:table-cell>
          <table:table-cell table:formula="of:=[.A274]*330/16384-[.$E274]*[.$E$2]+[.$F$2]-273" office:value-type="float" office:value="21.0385336897547" calcext:value-type="float">
            <text:p>21,0385336897547</text:p>
          </table:table-cell>
          <table:table-cell table:formula="of:=[.B274]*330/16384-[.$E274]*[.$E$2]+[.$F$2]-273" office:value-type="float" office:value="123.055745603817" calcext:value-type="float">
            <text:p>123,055745603817</text:p>
          </table:table-cell>
          <table:table-cell table:formula="of:=[.C274]*330/16384-[.$E274]*[.$E$2]+[.$F$2]-273" office:value-type="float" office:value="119.168416502255" calcext:value-type="float">
            <text:p>119,168416502255</text:p>
          </table:table-cell>
        </table:table-row>
        <table:table-row table:style-name="ro1">
          <table:table-cell office:value-type="float" office:value="15232" calcext:value-type="float">
            <text:p>15232</text:p>
          </table:table-cell>
          <table:table-cell office:value-type="float" office:value="20265" calcext:value-type="float">
            <text:p>20265</text:p>
          </table:table-cell>
          <table:table-cell office:value-type="float" office:value="19962" calcext:value-type="float">
            <text:p>19962</text:p>
          </table:table-cell>
          <table:table-cell office:value-type="float" office:value="6571" calcext:value-type="float">
            <text:p>6571</text:p>
          </table:table-cell>
          <table:table-cell table:formula="of:=1 / ( (LN([.D275])-LN([.$B$2])) / [.$C$2] + 1 / [.$A$2])" office:value-type="float" office:value="300.040920963233" calcext:value-type="float">
            <text:p>300,040920963233</text:p>
          </table:table-cell>
          <table:table-cell table:formula="of:=[.E275]-273" office:value-type="float" office:value="27.0409209632335" calcext:value-type="float">
            <text:p>27,0409209632335</text:p>
          </table:table-cell>
          <table:table-cell table:formula="of:=[.A275]*330/16384-[.$E275]*[.$E$2]+[.$F$2]-273" office:value-type="float" office:value="21.2438531575227" calcext:value-type="float">
            <text:p>21,2438531575227</text:p>
          </table:table-cell>
          <table:table-cell table:formula="of:=[.B275]*330/16384-[.$E275]*[.$E$2]+[.$F$2]-273" office:value-type="float" office:value="122.616533821585" calcext:value-type="float">
            <text:p>122,616533821585</text:p>
          </table:table-cell>
          <table:table-cell table:formula="of:=[.C275]*330/16384-[.$E275]*[.$E$2]+[.$F$2]-273" office:value-type="float" office:value="116.513628548148" calcext:value-type="float">
            <text:p>116,513628548148</text:p>
          </table:table-cell>
        </table:table-row>
        <table:table-row table:style-name="ro1">
          <table:table-cell office:value-type="float" office:value="15230" calcext:value-type="float">
            <text:p>15230</text:p>
          </table:table-cell>
          <table:table-cell office:value-type="float" office:value="20331" calcext:value-type="float">
            <text:p>20331</text:p>
          </table:table-cell>
          <table:table-cell office:value-type="float" office:value="20140" calcext:value-type="float">
            <text:p>20140</text:p>
          </table:table-cell>
          <table:table-cell office:value-type="float" office:value="6571" calcext:value-type="float">
            <text:p>6571</text:p>
          </table:table-cell>
          <table:table-cell table:formula="of:=1 / ( (LN([.D276])-LN([.$B$2])) / [.$C$2] + 1 / [.$A$2])" office:value-type="float" office:value="300.040920963233" calcext:value-type="float">
            <text:p>300,040920963233</text:p>
          </table:table-cell>
          <table:table-cell table:formula="of:=[.E276]-273" office:value-type="float" office:value="27.0409209632335" calcext:value-type="float">
            <text:p>27,0409209632335</text:p>
          </table:table-cell>
          <table:table-cell table:formula="of:=[.A276]*330/16384-[.$E276]*[.$E$2]+[.$F$2]-273" office:value-type="float" office:value="21.2035699543977" calcext:value-type="float">
            <text:p>21,2035699543977</text:p>
          </table:table-cell>
          <table:table-cell table:formula="of:=[.B276]*330/16384-[.$E276]*[.$E$2]+[.$F$2]-273" office:value-type="float" office:value="123.94587952471" calcext:value-type="float">
            <text:p>123,94587952471</text:p>
          </table:table-cell>
          <table:table-cell table:formula="of:=[.C276]*330/16384-[.$E276]*[.$E$2]+[.$F$2]-273" office:value-type="float" office:value="120.098833626273" calcext:value-type="float">
            <text:p>120,098833626273</text:p>
          </table:table-cell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float" office:value="20299" calcext:value-type="float">
            <text:p>20299</text:p>
          </table:table-cell>
          <table:table-cell office:value-type="float" office:value="20104" calcext:value-type="float">
            <text:p>20104</text:p>
          </table:table-cell>
          <table:table-cell office:value-type="float" office:value="6571" calcext:value-type="float">
            <text:p>6571</text:p>
          </table:table-cell>
          <table:table-cell table:formula="of:=1 / ( (LN([.D277])-LN([.$B$2])) / [.$C$2] + 1 / [.$A$2])" office:value-type="float" office:value="300.040920963233" calcext:value-type="float">
            <text:p>300,040920963233</text:p>
          </table:table-cell>
          <table:table-cell table:formula="of:=[.E277]-273" office:value-type="float" office:value="27.0409209632335" calcext:value-type="float">
            <text:p>27,0409209632335</text:p>
          </table:table-cell>
          <table:table-cell table:formula="of:=[.A277]*330/16384-[.$E277]*[.$E$2]+[.$F$2]-273" office:value-type="float" office:value="21.3244195637727" calcext:value-type="float">
            <text:p>21,3244195637727</text:p>
          </table:table-cell>
          <table:table-cell table:formula="of:=[.B277]*330/16384-[.$E277]*[.$E$2]+[.$F$2]-273" office:value-type="float" office:value="123.30134827471" calcext:value-type="float">
            <text:p>123,30134827471</text:p>
          </table:table-cell>
          <table:table-cell table:formula="of:=[.C277]*330/16384-[.$E277]*[.$E$2]+[.$F$2]-273" office:value-type="float" office:value="119.373735970023" calcext:value-type="float">
            <text:p>119,373735970023</text:p>
          </table:table-cell>
        </table:table-row>
        <table:table-row table:style-name="ro1">
          <table:table-cell office:value-type="float" office:value="15235" calcext:value-type="float">
            <text:p>15235</text:p>
          </table:table-cell>
          <table:table-cell office:value-type="float" office:value="20338" calcext:value-type="float">
            <text:p>20338</text:p>
          </table:table-cell>
          <table:table-cell office:value-type="float" office:value="20023" calcext:value-type="float">
            <text:p>20023</text:p>
          </table:table-cell>
          <table:table-cell office:value-type="float" office:value="6570" calcext:value-type="float">
            <text:p>6570</text:p>
          </table:table-cell>
          <table:table-cell table:formula="of:=1 / ( (LN([.D278])-LN([.$B$2])) / [.$C$2] + 1 / [.$A$2])" office:value-type="float" office:value="300.109443232399" calcext:value-type="float">
            <text:p>300,109443232399</text:p>
          </table:table-cell>
          <table:table-cell table:formula="of:=[.E278]-273" office:value-type="float" office:value="27.1094432323994" calcext:value-type="float">
            <text:p>27,1094432323994</text:p>
          </table:table-cell>
          <table:table-cell table:formula="of:=[.A278]*330/16384-[.$E278]*[.$E$2]+[.$F$2]-273" office:value-type="float" office:value="21.4089531287661" calcext:value-type="float">
            <text:p>21,4089531287661</text:p>
          </table:table-cell>
          <table:table-cell table:formula="of:=[.B278]*330/16384-[.$E278]*[.$E$2]+[.$F$2]-273" office:value-type="float" office:value="124.191545902204" calcext:value-type="float">
            <text:p>124,191545902204</text:p>
          </table:table-cell>
          <table:table-cell table:formula="of:=[.C278]*330/16384-[.$E278]*[.$E$2]+[.$F$2]-273" office:value-type="float" office:value="117.846941410016" calcext:value-type="float">
            <text:p>117,846941410016</text:p>
          </table:table-cell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float" office:value="20291" calcext:value-type="float">
            <text:p>20291</text:p>
          </table:table-cell>
          <table:table-cell office:value-type="float" office:value="20061" calcext:value-type="float">
            <text:p>20061</text:p>
          </table:table-cell>
          <table:table-cell office:value-type="float" office:value="6571" calcext:value-type="float">
            <text:p>6571</text:p>
          </table:table-cell>
          <table:table-cell table:formula="of:=1 / ( (LN([.D279])-LN([.$B$2])) / [.$C$2] + 1 / [.$A$2])" office:value-type="float" office:value="300.040920963233" calcext:value-type="float">
            <text:p>300,040920963233</text:p>
          </table:table-cell>
          <table:table-cell table:formula="of:=[.E279]-273" office:value-type="float" office:value="27.0409209632335" calcext:value-type="float">
            <text:p>27,0409209632335</text:p>
          </table:table-cell>
          <table:table-cell table:formula="of:=[.A279]*330/16384-[.$E279]*[.$E$2]+[.$F$2]-273" office:value-type="float" office:value="21.3244195637727" calcext:value-type="float">
            <text:p>21,3244195637727</text:p>
          </table:table-cell>
          <table:table-cell table:formula="of:=[.B279]*330/16384-[.$E279]*[.$E$2]+[.$F$2]-273" office:value-type="float" office:value="123.14021546221" calcext:value-type="float">
            <text:p>123,14021546221</text:p>
          </table:table-cell>
          <table:table-cell table:formula="of:=[.C279]*330/16384-[.$E279]*[.$E$2]+[.$F$2]-273" office:value-type="float" office:value="118.507647102835" calcext:value-type="float">
            <text:p>118,507647102835</text:p>
          </table:table-cell>
        </table:table-row>
        <table:table-row table:style-name="ro1">
          <table:table-cell office:value-type="float" office:value="15241" calcext:value-type="float">
            <text:p>15241</text:p>
          </table:table-cell>
          <table:table-cell office:value-type="float" office:value="20264" calcext:value-type="float">
            <text:p>20264</text:p>
          </table:table-cell>
          <table:table-cell office:value-type="float" office:value="20080" calcext:value-type="float">
            <text:p>20080</text:p>
          </table:table-cell>
          <table:table-cell office:value-type="float" office:value="6571" calcext:value-type="float">
            <text:p>6571</text:p>
          </table:table-cell>
          <table:table-cell table:formula="of:=1 / ( (LN([.D280])-LN([.$B$2])) / [.$C$2] + 1 / [.$A$2])" office:value-type="float" office:value="300.040920963233" calcext:value-type="float">
            <text:p>300,040920963233</text:p>
          </table:table-cell>
          <table:table-cell table:formula="of:=[.E280]-273" office:value-type="float" office:value="27.0409209632335" calcext:value-type="float">
            <text:p>27,0409209632335</text:p>
          </table:table-cell>
          <table:table-cell table:formula="of:=[.A280]*330/16384-[.$E280]*[.$E$2]+[.$F$2]-273" office:value-type="float" office:value="21.4251275715852" calcext:value-type="float">
            <text:p>21,4251275715852</text:p>
          </table:table-cell>
          <table:table-cell table:formula="of:=[.B280]*330/16384-[.$E280]*[.$E$2]+[.$F$2]-273" office:value-type="float" office:value="122.596392220023" calcext:value-type="float">
            <text:p>122,596392220023</text:p>
          </table:table-cell>
          <table:table-cell table:formula="of:=[.C280]*330/16384-[.$E280]*[.$E$2]+[.$F$2]-273" office:value-type="float" office:value="118.890337532523" calcext:value-type="float">
            <text:p>118,890337532523</text:p>
          </table:table-cell>
        </table:table-row>
        <table:table-row table:style-name="ro1">
          <table:table-cell office:value-type="float" office:value="15247" calcext:value-type="float">
            <text:p>15247</text:p>
          </table:table-cell>
          <table:table-cell office:value-type="float" office:value="20268" calcext:value-type="float">
            <text:p>20268</text:p>
          </table:table-cell>
          <table:table-cell office:value-type="float" office:value="20108" calcext:value-type="float">
            <text:p>20108</text:p>
          </table:table-cell>
          <table:table-cell office:value-type="float" office:value="6571" calcext:value-type="float">
            <text:p>6571</text:p>
          </table:table-cell>
          <table:table-cell table:formula="of:=1 / ( (LN([.D281])-LN([.$B$2])) / [.$C$2] + 1 / [.$A$2])" office:value-type="float" office:value="300.040920963233" calcext:value-type="float">
            <text:p>300,040920963233</text:p>
          </table:table-cell>
          <table:table-cell table:formula="of:=[.E281]-273" office:value-type="float" office:value="27.0409209632335" calcext:value-type="float">
            <text:p>27,0409209632335</text:p>
          </table:table-cell>
          <table:table-cell table:formula="of:=[.A281]*330/16384-[.$E281]*[.$E$2]+[.$F$2]-273" office:value-type="float" office:value="21.5459771809602" calcext:value-type="float">
            <text:p>21,5459771809602</text:p>
          </table:table-cell>
          <table:table-cell table:formula="of:=[.B281]*330/16384-[.$E281]*[.$E$2]+[.$F$2]-273" office:value-type="float" office:value="122.676958626273" calcext:value-type="float">
            <text:p>122,676958626273</text:p>
          </table:table-cell>
          <table:table-cell table:formula="of:=[.C281]*330/16384-[.$E281]*[.$E$2]+[.$F$2]-273" office:value-type="float" office:value="119.454302376273" calcext:value-type="float">
            <text:p>119,454302376273</text:p>
          </table:table-cell>
        </table:table-row>
        <table:table-row table:style-name="ro1">
          <table:table-cell office:value-type="float" office:value="15243" calcext:value-type="float">
            <text:p>15243</text:p>
          </table:table-cell>
          <table:table-cell office:value-type="float" office:value="20273" calcext:value-type="float">
            <text:p>20273</text:p>
          </table:table-cell>
          <table:table-cell office:value-type="float" office:value="20131" calcext:value-type="float">
            <text:p>20131</text:p>
          </table:table-cell>
          <table:table-cell office:value-type="float" office:value="6572" calcext:value-type="float">
            <text:p>6572</text:p>
          </table:table-cell>
          <table:table-cell table:formula="of:=1 / ( (LN([.D282])-LN([.$B$2])) / [.$C$2] + 1 / [.$A$2])" office:value-type="float" office:value="299.972440397568" calcext:value-type="float">
            <text:p>299,972440397568</text:p>
          </table:table-cell>
          <table:table-cell table:formula="of:=[.E282]-273" office:value-type="float" office:value="26.9724403975678" calcext:value-type="float">
            <text:p>26,9724403975678</text:p>
          </table:table-cell>
          <table:table-cell table:formula="of:=[.A282]*330/16384-[.$E282]*[.$E$2]+[.$F$2]-273" office:value-type="float" office:value="21.3607993147547" calcext:value-type="float">
            <text:p>21,3607993147547</text:p>
          </table:table-cell>
          <table:table-cell table:formula="of:=[.B282]*330/16384-[.$E282]*[.$E$2]+[.$F$2]-273" office:value-type="float" office:value="122.67305517413" calcext:value-type="float">
            <text:p>122,67305517413</text:p>
          </table:table-cell>
          <table:table-cell table:formula="of:=[.C282]*330/16384-[.$E282]*[.$E$2]+[.$F$2]-273" office:value-type="float" office:value="119.812947752255" calcext:value-type="float">
            <text:p>119,812947752255</text:p>
          </table:table-cell>
        </table:table-row>
        <table:table-row table:style-name="ro1">
          <table:table-cell office:value-type="float" office:value="15250" calcext:value-type="float">
            <text:p>15250</text:p>
          </table:table-cell>
          <table:table-cell office:value-type="float" office:value="20277" calcext:value-type="float">
            <text:p>20277</text:p>
          </table:table-cell>
          <table:table-cell office:value-type="float" office:value="20102" calcext:value-type="float">
            <text:p>20102</text:p>
          </table:table-cell>
          <table:table-cell office:value-type="float" office:value="6571" calcext:value-type="float">
            <text:p>6571</text:p>
          </table:table-cell>
          <table:table-cell table:formula="of:=1 / ( (LN([.D283])-LN([.$B$2])) / [.$C$2] + 1 / [.$A$2])" office:value-type="float" office:value="300.040920963233" calcext:value-type="float">
            <text:p>300,040920963233</text:p>
          </table:table-cell>
          <table:table-cell table:formula="of:=[.E283]-273" office:value-type="float" office:value="27.0409209632335" calcext:value-type="float">
            <text:p>27,0409209632335</text:p>
          </table:table-cell>
          <table:table-cell table:formula="of:=[.A283]*330/16384-[.$E283]*[.$E$2]+[.$F$2]-273" office:value-type="float" office:value="21.6064019856477" calcext:value-type="float">
            <text:p>21,6064019856477</text:p>
          </table:table-cell>
          <table:table-cell table:formula="of:=[.B283]*330/16384-[.$E283]*[.$E$2]+[.$F$2]-273" office:value-type="float" office:value="122.858233040335" calcext:value-type="float">
            <text:p>122,858233040335</text:p>
          </table:table-cell>
          <table:table-cell table:formula="of:=[.C283]*330/16384-[.$E283]*[.$E$2]+[.$F$2]-273" office:value-type="float" office:value="119.333452766898" calcext:value-type="float">
            <text:p>119,333452766898</text:p>
          </table:table-cell>
        </table:table-row>
        <table:table-row table:style-name="ro1">
          <table:table-cell office:value-type="float" office:value="15251" calcext:value-type="float">
            <text:p>15251</text:p>
          </table:table-cell>
          <table:table-cell office:value-type="float" office:value="20254" calcext:value-type="float">
            <text:p>20254</text:p>
          </table:table-cell>
          <table:table-cell office:value-type="float" office:value="20141" calcext:value-type="float">
            <text:p>20141</text:p>
          </table:table-cell>
          <table:table-cell office:value-type="float" office:value="6571" calcext:value-type="float">
            <text:p>6571</text:p>
          </table:table-cell>
          <table:table-cell table:formula="of:=1 / ( (LN([.D284])-LN([.$B$2])) / [.$C$2] + 1 / [.$A$2])" office:value-type="float" office:value="300.040920963233" calcext:value-type="float">
            <text:p>300,040920963233</text:p>
          </table:table-cell>
          <table:table-cell table:formula="of:=[.E284]-273" office:value-type="float" office:value="27.0409209632335" calcext:value-type="float">
            <text:p>27,0409209632335</text:p>
          </table:table-cell>
          <table:table-cell table:formula="of:=[.A284]*330/16384-[.$E284]*[.$E$2]+[.$F$2]-273" office:value-type="float" office:value="21.6265435872102" calcext:value-type="float">
            <text:p>21,6265435872102</text:p>
          </table:table-cell>
          <table:table-cell table:formula="of:=[.B284]*330/16384-[.$E284]*[.$E$2]+[.$F$2]-273" office:value-type="float" office:value="122.394976204398" calcext:value-type="float">
            <text:p>122,394976204398</text:p>
          </table:table-cell>
          <table:table-cell table:formula="of:=[.C284]*330/16384-[.$E284]*[.$E$2]+[.$F$2]-273" office:value-type="float" office:value="120.118975227835" calcext:value-type="float">
            <text:p>120,118975227835</text:p>
          </table:table-cell>
        </table:table-row>
        <table:table-row table:style-name="ro1">
          <table:table-cell office:value-type="float" office:value="15252" calcext:value-type="float">
            <text:p>15252</text:p>
          </table:table-cell>
          <table:table-cell office:value-type="float" office:value="20292" calcext:value-type="float">
            <text:p>20292</text:p>
          </table:table-cell>
          <table:table-cell office:value-type="float" office:value="20192" calcext:value-type="float">
            <text:p>20192</text:p>
          </table:table-cell>
          <table:table-cell office:value-type="float" office:value="6571" calcext:value-type="float">
            <text:p>6571</text:p>
          </table:table-cell>
          <table:table-cell table:formula="of:=1 / ( (LN([.D285])-LN([.$B$2])) / [.$C$2] + 1 / [.$A$2])" office:value-type="float" office:value="300.040920963233" calcext:value-type="float">
            <text:p>300,040920963233</text:p>
          </table:table-cell>
          <table:table-cell table:formula="of:=[.E285]-273" office:value-type="float" office:value="27.0409209632335" calcext:value-type="float">
            <text:p>27,0409209632335</text:p>
          </table:table-cell>
          <table:table-cell table:formula="of:=[.A285]*330/16384-[.$E285]*[.$E$2]+[.$F$2]-273" office:value-type="float" office:value="21.6466851887727" calcext:value-type="float">
            <text:p>21,6466851887727</text:p>
          </table:table-cell>
          <table:table-cell table:formula="of:=[.B285]*330/16384-[.$E285]*[.$E$2]+[.$F$2]-273" office:value-type="float" office:value="123.160357063773" calcext:value-type="float">
            <text:p>123,160357063773</text:p>
          </table:table-cell>
          <table:table-cell table:formula="of:=[.C285]*330/16384-[.$E285]*[.$E$2]+[.$F$2]-273" office:value-type="float" office:value="121.146196907523" calcext:value-type="float">
            <text:p>121,146196907523</text:p>
          </table:table-cell>
        </table:table-row>
        <table:table-row table:style-name="ro1">
          <table:table-cell office:value-type="float" office:value="15253" calcext:value-type="float">
            <text:p>15253</text:p>
          </table:table-cell>
          <table:table-cell office:value-type="float" office:value="20304" calcext:value-type="float">
            <text:p>20304</text:p>
          </table:table-cell>
          <table:table-cell office:value-type="float" office:value="20148" calcext:value-type="float">
            <text:p>20148</text:p>
          </table:table-cell>
          <table:table-cell office:value-type="float" office:value="6571" calcext:value-type="float">
            <text:p>6571</text:p>
          </table:table-cell>
          <table:table-cell table:formula="of:=1 / ( (LN([.D286])-LN([.$B$2])) / [.$C$2] + 1 / [.$A$2])" office:value-type="float" office:value="300.040920963233" calcext:value-type="float">
            <text:p>300,040920963233</text:p>
          </table:table-cell>
          <table:table-cell table:formula="of:=[.E286]-273" office:value-type="float" office:value="27.0409209632335" calcext:value-type="float">
            <text:p>27,0409209632335</text:p>
          </table:table-cell>
          <table:table-cell table:formula="of:=[.A286]*330/16384-[.$E286]*[.$E$2]+[.$F$2]-273" office:value-type="float" office:value="21.6668267903352" calcext:value-type="float">
            <text:p>21,6668267903352</text:p>
          </table:table-cell>
          <table:table-cell table:formula="of:=[.B286]*330/16384-[.$E286]*[.$E$2]+[.$F$2]-273" office:value-type="float" office:value="123.402056282523" calcext:value-type="float">
            <text:p>123,402056282523</text:p>
          </table:table-cell>
          <table:table-cell table:formula="of:=[.C286]*330/16384-[.$E286]*[.$E$2]+[.$F$2]-273" office:value-type="float" office:value="120.259966438773" calcext:value-type="float">
            <text:p>120,259966438773</text:p>
          </table:table-cell>
        </table:table-row>
        <table:table-row table:style-name="ro1">
          <table:table-cell office:value-type="float" office:value="15275" calcext:value-type="float">
            <text:p>15275</text:p>
          </table:table-cell>
          <table:table-cell office:value-type="float" office:value="20295" calcext:value-type="float">
            <text:p>20295</text:p>
          </table:table-cell>
          <table:table-cell office:value-type="float" office:value="20047" calcext:value-type="float">
            <text:p>20047</text:p>
          </table:table-cell>
          <table:table-cell office:value-type="float" office:value="6568" calcext:value-type="float">
            <text:p>6568</text:p>
          </table:table-cell>
          <table:table-cell table:formula="of:=1 / ( (LN([.D287])-LN([.$B$2])) / [.$C$2] + 1 / [.$A$2])" office:value-type="float" office:value="300.246613036885" calcext:value-type="float">
            <text:p>300,246613036885</text:p>
          </table:table-cell>
          <table:table-cell table:formula="of:=[.E287]-273" office:value-type="float" office:value="27.2466130368854" calcext:value-type="float">
            <text:p>27,2466130368854</text:p>
          </table:table-cell>
          <table:table-cell table:formula="of:=[.A287]*330/16384-[.$E287]*[.$E$2]+[.$F$2]-273" office:value-type="float" office:value="22.4241588819575" calcext:value-type="float">
            <text:p>22,4241588819575</text:p>
          </table:table-cell>
          <table:table-cell table:formula="of:=[.B287]*330/16384-[.$E287]*[.$E$2]+[.$F$2]-273" office:value-type="float" office:value="123.534998725707" calcext:value-type="float">
            <text:p>123,534998725707</text:p>
          </table:table-cell>
          <table:table-cell table:formula="of:=[.C287]*330/16384-[.$E287]*[.$E$2]+[.$F$2]-273" office:value-type="float" office:value="118.539881538207" calcext:value-type="float">
            <text:p>118,539881538207</text:p>
          </table:table-cell>
        </table:table-row>
        <table:table-row table:style-name="ro1">
          <table:table-cell office:value-type="float" office:value="15277" calcext:value-type="float">
            <text:p>15277</text:p>
          </table:table-cell>
          <table:table-cell office:value-type="float" office:value="20233" calcext:value-type="float">
            <text:p>20233</text:p>
          </table:table-cell>
          <table:table-cell office:value-type="float" office:value="18871" calcext:value-type="float">
            <text:p>18871</text:p>
          </table:table-cell>
          <table:table-cell office:value-type="float" office:value="6570" calcext:value-type="float">
            <text:p>6570</text:p>
          </table:table-cell>
          <table:table-cell table:formula="of:=1 / ( (LN([.D288])-LN([.$B$2])) / [.$C$2] + 1 / [.$A$2])" office:value-type="float" office:value="300.109443232399" calcext:value-type="float">
            <text:p>300,109443232399</text:p>
          </table:table-cell>
          <table:table-cell table:formula="of:=[.E288]-273" office:value-type="float" office:value="27.1094432323994" calcext:value-type="float">
            <text:p>27,1094432323994</text:p>
          </table:table-cell>
          <table:table-cell table:formula="of:=[.A288]*330/16384-[.$E288]*[.$E$2]+[.$F$2]-273" office:value-type="float" office:value="22.2549003943911" calcext:value-type="float">
            <text:p>22,2549003943911</text:p>
          </table:table-cell>
          <table:table-cell table:formula="of:=[.B288]*330/16384-[.$E288]*[.$E$2]+[.$F$2]-273" office:value-type="float" office:value="122.076677738141" calcext:value-type="float">
            <text:p>122,076677738141</text:p>
          </table:table-cell>
          <table:table-cell table:formula="of:=[.C288]*330/16384-[.$E288]*[.$E$2]+[.$F$2]-273" office:value-type="float" office:value="94.6438164100161" calcext:value-type="float">
            <text:p>94,6438164100161</text:p>
          </table:table-cell>
        </table:table-row>
        <table:table-row table:style-name="ro1">
          <table:table-cell office:value-type="float" office:value="15272" calcext:value-type="float">
            <text:p>15272</text:p>
          </table:table-cell>
          <table:table-cell office:value-type="float" office:value="20260" calcext:value-type="float">
            <text:p>20260</text:p>
          </table:table-cell>
          <table:table-cell office:value-type="float" office:value="17807" calcext:value-type="float">
            <text:p>17807</text:p>
          </table:table-cell>
          <table:table-cell office:value-type="float" office:value="6570" calcext:value-type="float">
            <text:p>6570</text:p>
          </table:table-cell>
          <table:table-cell table:formula="of:=1 / ( (LN([.D289])-LN([.$B$2])) / [.$C$2] + 1 / [.$A$2])" office:value-type="float" office:value="300.109443232399" calcext:value-type="float">
            <text:p>300,109443232399</text:p>
          </table:table-cell>
          <table:table-cell table:formula="of:=[.E289]-273" office:value-type="float" office:value="27.1094432323994" calcext:value-type="float">
            <text:p>27,1094432323994</text:p>
          </table:table-cell>
          <table:table-cell table:formula="of:=[.A289]*330/16384-[.$E289]*[.$E$2]+[.$F$2]-273" office:value-type="float" office:value="22.1541923865786" calcext:value-type="float">
            <text:p>22,1541923865786</text:p>
          </table:table-cell>
          <table:table-cell table:formula="of:=[.B289]*330/16384-[.$E289]*[.$E$2]+[.$F$2]-273" office:value-type="float" office:value="122.620500980329" calcext:value-type="float">
            <text:p>122,620500980329</text:p>
          </table:table-cell>
          <table:table-cell table:formula="of:=[.C289]*330/16384-[.$E289]*[.$E$2]+[.$F$2]-273" office:value-type="float" office:value="73.2131523475161" calcext:value-type="float">
            <text:p>73,2131523475161</text:p>
          </table:table-cell>
        </table:table-row>
        <table:table-row table:style-name="ro1">
          <table:table-cell office:value-type="float" office:value="15261" calcext:value-type="float">
            <text:p>15261</text:p>
          </table:table-cell>
          <table:table-cell office:value-type="float" office:value="20070" calcext:value-type="float">
            <text:p>20070</text:p>
          </table:table-cell>
          <table:table-cell office:value-type="float" office:value="16972" calcext:value-type="float">
            <text:p>16972</text:p>
          </table:table-cell>
          <table:table-cell office:value-type="float" office:value="6571" calcext:value-type="float">
            <text:p>6571</text:p>
          </table:table-cell>
          <table:table-cell table:formula="of:=1 / ( (LN([.D290])-LN([.$B$2])) / [.$C$2] + 1 / [.$A$2])" office:value-type="float" office:value="300.040920963233" calcext:value-type="float">
            <text:p>300,040920963233</text:p>
          </table:table-cell>
          <table:table-cell table:formula="of:=[.E290]-273" office:value-type="float" office:value="27.0409209632335" calcext:value-type="float">
            <text:p>27,0409209632335</text:p>
          </table:table-cell>
          <table:table-cell table:formula="of:=[.A290]*330/16384-[.$E290]*[.$E$2]+[.$F$2]-273" office:value-type="float" office:value="21.8279596028352" calcext:value-type="float">
            <text:p>21,8279596028352</text:p>
          </table:table-cell>
          <table:table-cell table:formula="of:=[.B290]*330/16384-[.$E290]*[.$E$2]+[.$F$2]-273" office:value-type="float" office:value="118.688921516898" calcext:value-type="float">
            <text:p>118,688921516898</text:p>
          </table:table-cell>
          <table:table-cell table:formula="of:=[.C290]*330/16384-[.$E290]*[.$E$2]+[.$F$2]-273" office:value-type="float" office:value="56.2902398762727" calcext:value-type="float">
            <text:p>56,2902398762727</text:p>
          </table:table-cell>
        </table:table-row>
        <table:table-row table:style-name="ro1">
          <table:table-cell office:value-type="float" office:value="15227" calcext:value-type="float">
            <text:p>15227</text:p>
          </table:table-cell>
          <table:table-cell office:value-type="float" office:value="20181" calcext:value-type="float">
            <text:p>20181</text:p>
          </table:table-cell>
          <table:table-cell office:value-type="float" office:value="15812" calcext:value-type="float">
            <text:p>15812</text:p>
          </table:table-cell>
          <table:table-cell office:value-type="float" office:value="6570" calcext:value-type="float">
            <text:p>6570</text:p>
          </table:table-cell>
          <table:table-cell table:formula="of:=1 / ( (LN([.D291])-LN([.$B$2])) / [.$C$2] + 1 / [.$A$2])" office:value-type="float" office:value="300.109443232399" calcext:value-type="float">
            <text:p>300,109443232399</text:p>
          </table:table-cell>
          <table:table-cell table:formula="of:=[.E291]-273" office:value-type="float" office:value="27.1094432323994" calcext:value-type="float">
            <text:p>27,1094432323994</text:p>
          </table:table-cell>
          <table:table-cell table:formula="of:=[.A291]*330/16384-[.$E291]*[.$E$2]+[.$F$2]-273" office:value-type="float" office:value="21.2478203162661" calcext:value-type="float">
            <text:p>21,2478203162661</text:p>
          </table:table-cell>
          <table:table-cell table:formula="of:=[.B291]*330/16384-[.$E291]*[.$E$2]+[.$F$2]-273" office:value-type="float" office:value="121.029314456891" calcext:value-type="float">
            <text:p>121,029314456891</text:p>
          </table:table-cell>
          <table:table-cell table:formula="of:=[.C291]*330/16384-[.$E291]*[.$E$2]+[.$F$2]-273" office:value-type="float" office:value="33.0306572303286" calcext:value-type="float">
            <text:p>33,0306572303286</text:p>
          </table:table-cell>
        </table:table-row>
        <table:table-row table:style-name="ro1">
          <table:table-cell office:value-type="float" office:value="15106" calcext:value-type="float">
            <text:p>15106</text:p>
          </table:table-cell>
          <table:table-cell office:value-type="float" office:value="19847" calcext:value-type="float">
            <text:p>19847</text:p>
          </table:table-cell>
          <table:table-cell office:value-type="float" office:value="16576" calcext:value-type="float">
            <text:p>16576</text:p>
          </table:table-cell>
          <table:table-cell office:value-type="float" office:value="6571" calcext:value-type="float">
            <text:p>6571</text:p>
          </table:table-cell>
          <table:table-cell table:formula="of:=1 / ( (LN([.D292])-LN([.$B$2])) / [.$C$2] + 1 / [.$A$2])" office:value-type="float" office:value="300.040920963233" calcext:value-type="float">
            <text:p>300,040920963233</text:p>
          </table:table-cell>
          <table:table-cell table:formula="of:=[.E292]-273" office:value-type="float" office:value="27.0409209632335" calcext:value-type="float">
            <text:p>27,0409209632335</text:p>
          </table:table-cell>
          <table:table-cell table:formula="of:=[.A292]*330/16384-[.$E292]*[.$E$2]+[.$F$2]-273" office:value-type="float" office:value="18.7060113606477" calcext:value-type="float">
            <text:p>18,7060113606477</text:p>
          </table:table-cell>
          <table:table-cell table:formula="of:=[.B292]*330/16384-[.$E292]*[.$E$2]+[.$F$2]-273" office:value-type="float" office:value="114.19734436846" calcext:value-type="float">
            <text:p>114,19734436846</text:p>
          </table:table-cell>
          <table:table-cell table:formula="of:=[.C292]*330/16384-[.$E292]*[.$E$2]+[.$F$2]-273" office:value-type="float" office:value="48.3141656575227" calcext:value-type="float">
            <text:p>48,3141656575227</text:p>
          </table:table-cell>
        </table:table-row>
        <table:table-row table:style-name="ro1">
          <table:table-cell office:value-type="float" office:value="15088" calcext:value-type="float">
            <text:p>15088</text:p>
          </table:table-cell>
          <table:table-cell office:value-type="float" office:value="19245" calcext:value-type="float">
            <text:p>19245</text:p>
          </table:table-cell>
          <table:table-cell office:value-type="float" office:value="16032" calcext:value-type="float">
            <text:p>16032</text:p>
          </table:table-cell>
          <table:table-cell office:value-type="float" office:value="6571" calcext:value-type="float">
            <text:p>6571</text:p>
          </table:table-cell>
          <table:table-cell table:formula="of:=1 / ( (LN([.D293])-LN([.$B$2])) / [.$C$2] + 1 / [.$A$2])" office:value-type="float" office:value="300.040920963233" calcext:value-type="float">
            <text:p>300,040920963233</text:p>
          </table:table-cell>
          <table:table-cell table:formula="of:=[.E293]-273" office:value-type="float" office:value="27.0409209632335" calcext:value-type="float">
            <text:p>27,0409209632335</text:p>
          </table:table-cell>
          <table:table-cell table:formula="of:=[.A293]*330/16384-[.$E293]*[.$E$2]+[.$F$2]-273" office:value-type="float" office:value="18.3434625325227" calcext:value-type="float">
            <text:p>18,3434625325227</text:p>
          </table:table-cell>
          <table:table-cell table:formula="of:=[.B293]*330/16384-[.$E293]*[.$E$2]+[.$F$2]-273" office:value-type="float" office:value="102.072100227835" calcext:value-type="float">
            <text:p>102,072100227835</text:p>
          </table:table-cell>
          <table:table-cell table:formula="of:=[.C293]*330/16384-[.$E293]*[.$E$2]+[.$F$2]-273" office:value-type="float" office:value="37.3571344075227" calcext:value-type="float">
            <text:p>37,3571344075227</text:p>
          </table:table-cell>
        </table:table-row>
        <table:table-row table:style-name="ro1">
          <table:table-cell office:value-type="float" office:value="15083" calcext:value-type="float">
            <text:p>15083</text:p>
          </table:table-cell>
          <table:table-cell office:value-type="float" office:value="19187" calcext:value-type="float">
            <text:p>19187</text:p>
          </table:table-cell>
          <table:table-cell office:value-type="float" office:value="15726" calcext:value-type="float">
            <text:p>15726</text:p>
          </table:table-cell>
          <table:table-cell office:value-type="float" office:value="6571" calcext:value-type="float">
            <text:p>6571</text:p>
          </table:table-cell>
          <table:table-cell table:formula="of:=1 / ( (LN([.D294])-LN([.$B$2])) / [.$C$2] + 1 / [.$A$2])" office:value-type="float" office:value="300.040920963233" calcext:value-type="float">
            <text:p>300,040920963233</text:p>
          </table:table-cell>
          <table:table-cell table:formula="of:=[.E294]-273" office:value-type="float" office:value="27.0409209632335" calcext:value-type="float">
            <text:p>27,0409209632335</text:p>
          </table:table-cell>
          <table:table-cell table:formula="of:=[.A294]*330/16384-[.$E294]*[.$E$2]+[.$F$2]-273" office:value-type="float" office:value="18.2427545247102" calcext:value-type="float">
            <text:p>18,2427545247102</text:p>
          </table:table-cell>
          <table:table-cell table:formula="of:=[.B294]*330/16384-[.$E294]*[.$E$2]+[.$F$2]-273" office:value-type="float" office:value="100.90388733721" calcext:value-type="float">
            <text:p>100,90388733721</text:p>
          </table:table-cell>
          <table:table-cell table:formula="of:=[.C294]*330/16384-[.$E294]*[.$E$2]+[.$F$2]-273" office:value-type="float" office:value="31.1938043293977" calcext:value-type="float">
            <text:p>31,1938043293977</text:p>
          </table:table-cell>
        </table:table-row>
        <table:table-row table:style-name="ro1">
          <table:table-cell office:value-type="float" office:value="15111" calcext:value-type="float">
            <text:p>15111</text:p>
          </table:table-cell>
          <table:table-cell office:value-type="float" office:value="19099" calcext:value-type="float">
            <text:p>19099</text:p>
          </table:table-cell>
          <table:table-cell office:value-type="float" office:value="15289" calcext:value-type="float">
            <text:p>15289</text:p>
          </table:table-cell>
          <table:table-cell office:value-type="float" office:value="6571" calcext:value-type="float">
            <text:p>6571</text:p>
          </table:table-cell>
          <table:table-cell table:formula="of:=1 / ( (LN([.D295])-LN([.$B$2])) / [.$C$2] + 1 / [.$A$2])" office:value-type="float" office:value="300.040920963233" calcext:value-type="float">
            <text:p>300,040920963233</text:p>
          </table:table-cell>
          <table:table-cell table:formula="of:=[.E295]-273" office:value-type="float" office:value="27.0409209632335" calcext:value-type="float">
            <text:p>27,0409209632335</text:p>
          </table:table-cell>
          <table:table-cell table:formula="of:=[.A295]*330/16384-[.$E295]*[.$E$2]+[.$F$2]-273" office:value-type="float" office:value="18.8067193684602" calcext:value-type="float">
            <text:p>18,8067193684602</text:p>
          </table:table-cell>
          <table:table-cell table:formula="of:=[.B295]*330/16384-[.$E295]*[.$E$2]+[.$F$2]-273" office:value-type="float" office:value="99.1314263997102" calcext:value-type="float">
            <text:p>99,1314263997102</text:p>
          </table:table-cell>
          <table:table-cell table:formula="of:=[.C295]*330/16384-[.$E295]*[.$E$2]+[.$F$2]-273" office:value-type="float" office:value="22.3919244465852" calcext:value-type="float">
            <text:p>22,3919244465852</text:p>
          </table:table-cell>
        </table:table-row>
        <table:table-row table:style-name="ro1">
          <table:table-cell office:value-type="float" office:value="15108" calcext:value-type="float">
            <text:p>15108</text:p>
          </table:table-cell>
          <table:table-cell office:value-type="float" office:value="17753" calcext:value-type="float">
            <text:p>17753</text:p>
          </table:table-cell>
          <table:table-cell office:value-type="float" office:value="15265" calcext:value-type="float">
            <text:p>15265</text:p>
          </table:table-cell>
          <table:table-cell office:value-type="float" office:value="6570" calcext:value-type="float">
            <text:p>6570</text:p>
          </table:table-cell>
          <table:table-cell table:formula="of:=1 / ( (LN([.D296])-LN([.$B$2])) / [.$C$2] + 1 / [.$A$2])" office:value-type="float" office:value="300.109443232399" calcext:value-type="float">
            <text:p>300,109443232399</text:p>
          </table:table-cell>
          <table:table-cell table:formula="of:=[.E296]-273" office:value-type="float" office:value="27.1094432323994" calcext:value-type="float">
            <text:p>27,1094432323994</text:p>
          </table:table-cell>
          <table:table-cell table:formula="of:=[.A296]*330/16384-[.$E296]*[.$E$2]+[.$F$2]-273" office:value-type="float" office:value="18.8509697303286" calcext:value-type="float">
            <text:p>18,8509697303286</text:p>
          </table:table-cell>
          <table:table-cell table:formula="of:=[.B296]*330/16384-[.$E296]*[.$E$2]+[.$F$2]-273" office:value-type="float" office:value="72.1255058631411" calcext:value-type="float">
            <text:p>72,1255058631411</text:p>
          </table:table-cell>
          <table:table-cell table:formula="of:=[.C296]*330/16384-[.$E296]*[.$E$2]+[.$F$2]-273" office:value-type="float" office:value="22.0132011756411" calcext:value-type="float">
            <text:p>22,0132011756411</text:p>
          </table:table-cell>
        </table:table-row>
        <table:table-row table:style-name="ro1">
          <table:table-cell office:value-type="float" office:value="15099" calcext:value-type="float">
            <text:p>15099</text:p>
          </table:table-cell>
          <table:table-cell office:value-type="float" office:value="17744" calcext:value-type="float">
            <text:p>17744</text:p>
          </table:table-cell>
          <table:table-cell office:value-type="float" office:value="15270" calcext:value-type="float">
            <text:p>15270</text:p>
          </table:table-cell>
          <table:table-cell office:value-type="float" office:value="6570" calcext:value-type="float">
            <text:p>6570</text:p>
          </table:table-cell>
          <table:table-cell table:formula="of:=1 / ( (LN([.D297])-LN([.$B$2])) / [.$C$2] + 1 / [.$A$2])" office:value-type="float" office:value="300.109443232399" calcext:value-type="float">
            <text:p>300,109443232399</text:p>
          </table:table-cell>
          <table:table-cell table:formula="of:=[.E297]-273" office:value-type="float" office:value="27.1094432323994" calcext:value-type="float">
            <text:p>27,1094432323994</text:p>
          </table:table-cell>
          <table:table-cell table:formula="of:=[.A297]*330/16384-[.$E297]*[.$E$2]+[.$F$2]-273" office:value-type="float" office:value="18.6696953162661" calcext:value-type="float">
            <text:p>18,6696953162661</text:p>
          </table:table-cell>
          <table:table-cell table:formula="of:=[.B297]*330/16384-[.$E297]*[.$E$2]+[.$F$2]-273" office:value-type="float" office:value="71.9442314490786" calcext:value-type="float">
            <text:p>71,9442314490786</text:p>
          </table:table-cell>
          <table:table-cell table:formula="of:=[.C297]*330/16384-[.$E297]*[.$E$2]+[.$F$2]-273" office:value-type="float" office:value="22.1139091834536" calcext:value-type="float">
            <text:p>22,1139091834536</text:p>
          </table:table-cell>
        </table:table-row>
        <table:table-row table:style-name="ro1">
          <table:table-cell office:value-type="float" office:value="15097" calcext:value-type="float">
            <text:p>15097</text:p>
          </table:table-cell>
          <table:table-cell office:value-type="float" office:value="17028" calcext:value-type="float">
            <text:p>17028</text:p>
          </table:table-cell>
          <table:table-cell office:value-type="float" office:value="15271" calcext:value-type="float">
            <text:p>15271</text:p>
          </table:table-cell>
          <table:table-cell office:value-type="float" office:value="6571" calcext:value-type="float">
            <text:p>6571</text:p>
          </table:table-cell>
          <table:table-cell table:formula="of:=1 / ( (LN([.D298])-LN([.$B$2])) / [.$C$2] + 1 / [.$A$2])" office:value-type="float" office:value="300.040920963233" calcext:value-type="float">
            <text:p>300,040920963233</text:p>
          </table:table-cell>
          <table:table-cell table:formula="of:=[.E298]-273" office:value-type="float" office:value="27.0409209632335" calcext:value-type="float">
            <text:p>27,0409209632335</text:p>
          </table:table-cell>
          <table:table-cell table:formula="of:=[.A298]*330/16384-[.$E298]*[.$E$2]+[.$F$2]-273" office:value-type="float" office:value="18.5247369465852" calcext:value-type="float">
            <text:p>18,5247369465852</text:p>
          </table:table-cell>
          <table:table-cell table:formula="of:=[.B298]*330/16384-[.$E298]*[.$E$2]+[.$F$2]-273" office:value-type="float" office:value="57.4181695637727" calcext:value-type="float">
            <text:p>57,4181695637727</text:p>
          </table:table-cell>
          <table:table-cell table:formula="of:=[.C298]*330/16384-[.$E298]*[.$E$2]+[.$F$2]-273" office:value-type="float" office:value="22.0293756184602" calcext:value-type="float">
            <text:p>22,0293756184602</text:p>
          </table:table-cell>
        </table:table-row>
        <table:table-row table:style-name="ro1">
          <table:table-cell office:value-type="float" office:value="15096" calcext:value-type="float">
            <text:p>15096</text:p>
          </table:table-cell>
          <table:table-cell office:value-type="float" office:value="15754" calcext:value-type="float">
            <text:p>15754</text:p>
          </table:table-cell>
          <table:table-cell office:value-type="float" office:value="15272" calcext:value-type="float">
            <text:p>15272</text:p>
          </table:table-cell>
          <table:table-cell office:value-type="float" office:value="6571" calcext:value-type="float">
            <text:p>6571</text:p>
          </table:table-cell>
          <table:table-cell table:formula="of:=1 / ( (LN([.D299])-LN([.$B$2])) / [.$C$2] + 1 / [.$A$2])" office:value-type="float" office:value="300.040920963233" calcext:value-type="float">
            <text:p>300,040920963233</text:p>
          </table:table-cell>
          <table:table-cell table:formula="of:=[.E299]-273" office:value-type="float" office:value="27.0409209632335" calcext:value-type="float">
            <text:p>27,0409209632335</text:p>
          </table:table-cell>
          <table:table-cell table:formula="of:=[.A299]*330/16384-[.$E299]*[.$E$2]+[.$F$2]-273" office:value-type="float" office:value="18.5045953450227" calcext:value-type="float">
            <text:p>18,5045953450227</text:p>
          </table:table-cell>
          <table:table-cell table:formula="of:=[.B299]*330/16384-[.$E299]*[.$E$2]+[.$F$2]-273" office:value-type="float" office:value="31.7577691731477" calcext:value-type="float">
            <text:p>31,7577691731477</text:p>
          </table:table-cell>
          <table:table-cell table:formula="of:=[.C299]*330/16384-[.$E299]*[.$E$2]+[.$F$2]-273" office:value-type="float" office:value="22.0495172200227" calcext:value-type="float">
            <text:p>22,0495172200227</text:p>
          </table:table-cell>
        </table:table-row>
        <table:table-row table:style-name="ro1">
          <table:table-cell office:value-type="float" office:value="15102" calcext:value-type="float">
            <text:p>15102</text:p>
          </table:table-cell>
          <table:table-cell office:value-type="float" office:value="17054" calcext:value-type="float">
            <text:p>17054</text:p>
          </table:table-cell>
          <table:table-cell office:value-type="float" office:value="15314" calcext:value-type="float">
            <text:p>15314</text:p>
          </table:table-cell>
          <table:table-cell office:value-type="float" office:value="6571" calcext:value-type="float">
            <text:p>6571</text:p>
          </table:table-cell>
          <table:table-cell table:formula="of:=1 / ( (LN([.D300])-LN([.$B$2])) / [.$C$2] + 1 / [.$A$2])" office:value-type="float" office:value="300.040920963233" calcext:value-type="float">
            <text:p>300,040920963233</text:p>
          </table:table-cell>
          <table:table-cell table:formula="of:=[.E300]-273" office:value-type="float" office:value="27.0409209632335" calcext:value-type="float">
            <text:p>27,0409209632335</text:p>
          </table:table-cell>
          <table:table-cell table:formula="of:=[.A300]*330/16384-[.$E300]*[.$E$2]+[.$F$2]-273" office:value-type="float" office:value="18.6254449543977" calcext:value-type="float">
            <text:p>18,6254449543977</text:p>
          </table:table-cell>
          <table:table-cell table:formula="of:=[.B300]*330/16384-[.$E300]*[.$E$2]+[.$F$2]-273" office:value-type="float" office:value="57.9418512043977" calcext:value-type="float">
            <text:p>57,9418512043977</text:p>
          </table:table-cell>
          <table:table-cell table:formula="of:=[.C300]*330/16384-[.$E300]*[.$E$2]+[.$F$2]-273" office:value-type="float" office:value="22.8954644856477" calcext:value-type="float">
            <text:p>22,8954644856477</text:p>
          </table:table-cell>
        </table:table-row>
        <table:table-row table:style-name="ro1">
          <table:table-cell office:value-type="float" office:value="15106" calcext:value-type="float">
            <text:p>15106</text:p>
          </table:table-cell>
          <table:table-cell office:value-type="float" office:value="15853" calcext:value-type="float">
            <text:p>15853</text:p>
          </table:table-cell>
          <table:table-cell office:value-type="float" office:value="15293" calcext:value-type="float">
            <text:p>15293</text:p>
          </table:table-cell>
          <table:table-cell office:value-type="float" office:value="6571" calcext:value-type="float">
            <text:p>6571</text:p>
          </table:table-cell>
          <table:table-cell table:formula="of:=1 / ( (LN([.D301])-LN([.$B$2])) / [.$C$2] + 1 / [.$A$2])" office:value-type="float" office:value="300.040920963233" calcext:value-type="float">
            <text:p>300,040920963233</text:p>
          </table:table-cell>
          <table:table-cell table:formula="of:=[.E301]-273" office:value-type="float" office:value="27.0409209632335" calcext:value-type="float">
            <text:p>27,0409209632335</text:p>
          </table:table-cell>
          <table:table-cell table:formula="of:=[.A301]*330/16384-[.$E301]*[.$E$2]+[.$F$2]-273" office:value-type="float" office:value="18.7060113606477" calcext:value-type="float">
            <text:p>18,7060113606477</text:p>
          </table:table-cell>
          <table:table-cell table:formula="of:=[.B301]*330/16384-[.$E301]*[.$E$2]+[.$F$2]-273" office:value-type="float" office:value="33.7517877278352" calcext:value-type="float">
            <text:p>33,7517877278352</text:p>
          </table:table-cell>
          <table:table-cell table:formula="of:=[.C301]*330/16384-[.$E301]*[.$E$2]+[.$F$2]-273" office:value-type="float" office:value="22.4724908528352" calcext:value-type="float">
            <text:p>22,4724908528352</text:p>
          </table:table-cell>
        </table:table-row>
        <table:table-row table:style-name="ro1">
          <table:table-cell office:value-type="float" office:value="15165" calcext:value-type="float">
            <text:p>15165</text:p>
          </table:table-cell>
          <table:table-cell office:value-type="float" office:value="16337" calcext:value-type="float">
            <text:p>16337</text:p>
          </table:table-cell>
          <table:table-cell office:value-type="float" office:value="15367" calcext:value-type="float">
            <text:p>15367</text:p>
          </table:table-cell>
          <table:table-cell office:value-type="float" office:value="6571" calcext:value-type="float">
            <text:p>6571</text:p>
          </table:table-cell>
          <table:table-cell table:formula="of:=1 / ( (LN([.D302])-LN([.$B$2])) / [.$C$2] + 1 / [.$A$2])" office:value-type="float" office:value="300.040920963233" calcext:value-type="float">
            <text:p>300,040920963233</text:p>
          </table:table-cell>
          <table:table-cell table:formula="of:=[.E302]-273" office:value-type="float" office:value="27.0409209632335" calcext:value-type="float">
            <text:p>27,0409209632335</text:p>
          </table:table-cell>
          <table:table-cell table:formula="of:=[.A302]*330/16384-[.$E302]*[.$E$2]+[.$F$2]-273" office:value-type="float" office:value="19.8943658528352" calcext:value-type="float">
            <text:p>19,8943658528352</text:p>
          </table:table-cell>
          <table:table-cell table:formula="of:=[.B302]*330/16384-[.$E302]*[.$E$2]+[.$F$2]-273" office:value-type="float" office:value="43.5003228840852" calcext:value-type="float">
            <text:p>43,5003228840852</text:p>
          </table:table-cell>
          <table:table-cell table:formula="of:=[.C302]*330/16384-[.$E302]*[.$E$2]+[.$F$2]-273" office:value-type="float" office:value="23.9629693684602" calcext:value-type="float">
            <text:p>23,9629693684602</text:p>
          </table:table-cell>
        </table:table-row>
        <table:table-row table:style-name="ro1">
          <table:table-cell office:value-type="float" office:value="15131" calcext:value-type="float">
            <text:p>15131</text:p>
          </table:table-cell>
          <table:table-cell office:value-type="float" office:value="17960" calcext:value-type="float">
            <text:p>17960</text:p>
          </table:table-cell>
          <table:table-cell office:value-type="float" office:value="15370" calcext:value-type="float">
            <text:p>15370</text:p>
          </table:table-cell>
          <table:table-cell office:value-type="float" office:value="6572" calcext:value-type="float">
            <text:p>6572</text:p>
          </table:table-cell>
          <table:table-cell table:formula="of:=1 / ( (LN([.D303])-LN([.$B$2])) / [.$C$2] + 1 / [.$A$2])" office:value-type="float" office:value="299.972440397568" calcext:value-type="float">
            <text:p>299,972440397568</text:p>
          </table:table-cell>
          <table:table-cell table:formula="of:=[.E303]-273" office:value-type="float" office:value="26.9724403975678" calcext:value-type="float">
            <text:p>26,9724403975678</text:p>
          </table:table-cell>
          <table:table-cell table:formula="of:=[.A303]*330/16384-[.$E303]*[.$E$2]+[.$F$2]-273" office:value-type="float" office:value="19.1049399397547" calcext:value-type="float">
            <text:p>19,1049399397547</text:p>
          </table:table-cell>
          <table:table-cell table:formula="of:=[.B303]*330/16384-[.$E303]*[.$E$2]+[.$F$2]-273" office:value-type="float" office:value="76.0855307600672" calcext:value-type="float">
            <text:p>76,0855307600672</text:p>
          </table:table-cell>
          <table:table-cell table:formula="of:=[.C303]*330/16384-[.$E303]*[.$E$2]+[.$F$2]-273" office:value-type="float" office:value="23.9187827131922" calcext:value-type="float">
            <text:p>23,9187827131922</text:p>
          </table:table-cell>
        </table:table-row>
        <table:table-row table:style-name="ro1">
          <table:table-cell office:value-type="float" office:value="15188" calcext:value-type="float">
            <text:p>15188</text:p>
          </table:table-cell>
          <table:table-cell office:value-type="float" office:value="18079" calcext:value-type="float">
            <text:p>18079</text:p>
          </table:table-cell>
          <table:table-cell office:value-type="float" office:value="15337" calcext:value-type="float">
            <text:p>15337</text:p>
          </table:table-cell>
          <table:table-cell office:value-type="float" office:value="6572" calcext:value-type="float">
            <text:p>6572</text:p>
          </table:table-cell>
          <table:table-cell table:formula="of:=1 / ( (LN([.D304])-LN([.$B$2])) / [.$C$2] + 1 / [.$A$2])" office:value-type="float" office:value="299.972440397568" calcext:value-type="float">
            <text:p>299,972440397568</text:p>
          </table:table-cell>
          <table:table-cell table:formula="of:=[.E304]-273" office:value-type="float" office:value="26.9724403975678" calcext:value-type="float">
            <text:p>26,9724403975678</text:p>
          </table:table-cell>
          <table:table-cell table:formula="of:=[.A304]*330/16384-[.$E304]*[.$E$2]+[.$F$2]-273" office:value-type="float" office:value="20.2530112288172" calcext:value-type="float">
            <text:p>20,2530112288172</text:p>
          </table:table-cell>
          <table:table-cell table:formula="of:=[.B304]*330/16384-[.$E304]*[.$E$2]+[.$F$2]-273" office:value-type="float" office:value="78.4823813460047" calcext:value-type="float">
            <text:p>78,4823813460047</text:p>
          </table:table-cell>
          <table:table-cell table:formula="of:=[.C304]*330/16384-[.$E304]*[.$E$2]+[.$F$2]-273" office:value-type="float" office:value="23.2541098616297" calcext:value-type="float">
            <text:p>23,2541098616297</text:p>
          </table:table-cell>
        </table:table-row>
        <table:table-row table:style-name="ro1">
          <table:table-cell office:value-type="float" office:value="15244" calcext:value-type="float">
            <text:p>15244</text:p>
          </table:table-cell>
          <table:table-cell office:value-type="float" office:value="18038" calcext:value-type="float">
            <text:p>18038</text:p>
          </table:table-cell>
          <table:table-cell office:value-type="float" office:value="15378" calcext:value-type="float">
            <text:p>15378</text:p>
          </table:table-cell>
          <table:table-cell office:value-type="float" office:value="6571" calcext:value-type="float">
            <text:p>6571</text:p>
          </table:table-cell>
          <table:table-cell table:formula="of:=1 / ( (LN([.D305])-LN([.$B$2])) / [.$C$2] + 1 / [.$A$2])" office:value-type="float" office:value="300.040920963233" calcext:value-type="float">
            <text:p>300,040920963233</text:p>
          </table:table-cell>
          <table:table-cell table:formula="of:=[.E305]-273" office:value-type="float" office:value="27.0409209632335" calcext:value-type="float">
            <text:p>27,0409209632335</text:p>
          </table:table-cell>
          <table:table-cell table:formula="of:=[.A305]*330/16384-[.$E305]*[.$E$2]+[.$F$2]-273" office:value-type="float" office:value="21.4855523762727" calcext:value-type="float">
            <text:p>21,4855523762727</text:p>
          </table:table-cell>
          <table:table-cell table:formula="of:=[.B305]*330/16384-[.$E305]*[.$E$2]+[.$F$2]-273" office:value-type="float" office:value="77.7611871418977" calcext:value-type="float">
            <text:p>77,7611871418977</text:p>
          </table:table-cell>
          <table:table-cell table:formula="of:=[.C305]*330/16384-[.$E305]*[.$E$2]+[.$F$2]-273" office:value-type="float" office:value="24.1845269856477" calcext:value-type="float">
            <text:p>24,1845269856477</text:p>
          </table:table-cell>
        </table:table-row>
        <table:table-row table:style-name="ro1">
          <table:table-cell office:value-type="float" office:value="15227" calcext:value-type="float">
            <text:p>15227</text:p>
          </table:table-cell>
          <table:table-cell office:value-type="float" office:value="18032" calcext:value-type="float">
            <text:p>18032</text:p>
          </table:table-cell>
          <table:table-cell office:value-type="float" office:value="15271" calcext:value-type="float">
            <text:p>15271</text:p>
          </table:table-cell>
          <table:table-cell office:value-type="float" office:value="6571" calcext:value-type="float">
            <text:p>6571</text:p>
          </table:table-cell>
          <table:table-cell table:formula="of:=1 / ( (LN([.D306])-LN([.$B$2])) / [.$C$2] + 1 / [.$A$2])" office:value-type="float" office:value="300.040920963233" calcext:value-type="float">
            <text:p>300,040920963233</text:p>
          </table:table-cell>
          <table:table-cell table:formula="of:=[.E306]-273" office:value-type="float" office:value="27.0409209632335" calcext:value-type="float">
            <text:p>27,0409209632335</text:p>
          </table:table-cell>
          <table:table-cell table:formula="of:=[.A306]*330/16384-[.$E306]*[.$E$2]+[.$F$2]-273" office:value-type="float" office:value="21.1431451497102" calcext:value-type="float">
            <text:p>21,1431451497102</text:p>
          </table:table-cell>
          <table:table-cell table:formula="of:=[.B306]*330/16384-[.$E306]*[.$E$2]+[.$F$2]-273" office:value-type="float" office:value="77.6403375325227" calcext:value-type="float">
            <text:p>77,6403375325227</text:p>
          </table:table-cell>
          <table:table-cell table:formula="of:=[.C306]*330/16384-[.$E306]*[.$E$2]+[.$F$2]-273" office:value-type="float" office:value="22.0293756184602" calcext:value-type="float">
            <text:p>22,0293756184602</text:p>
          </table:table-cell>
        </table:table-row>
        <table:table-row table:style-name="ro1">
          <table:table-cell office:value-type="float" office:value="15184" calcext:value-type="float">
            <text:p>15184</text:p>
          </table:table-cell>
          <table:table-cell office:value-type="float" office:value="18042" calcext:value-type="float">
            <text:p>18042</text:p>
          </table:table-cell>
          <table:table-cell office:value-type="float" office:value="15334" calcext:value-type="float">
            <text:p>15334</text:p>
          </table:table-cell>
          <table:table-cell office:value-type="float" office:value="6571" calcext:value-type="float">
            <text:p>6571</text:p>
          </table:table-cell>
          <table:table-cell table:formula="of:=1 / ( (LN([.D307])-LN([.$B$2])) / [.$C$2] + 1 / [.$A$2])" office:value-type="float" office:value="300.040920963233" calcext:value-type="float">
            <text:p>300,040920963233</text:p>
          </table:table-cell>
          <table:table-cell table:formula="of:=[.E307]-273" office:value-type="float" office:value="27.0409209632335" calcext:value-type="float">
            <text:p>27,0409209632335</text:p>
          </table:table-cell>
          <table:table-cell table:formula="of:=[.A307]*330/16384-[.$E307]*[.$E$2]+[.$F$2]-273" office:value-type="float" office:value="20.2770562825227" calcext:value-type="float">
            <text:p>20,2770562825227</text:p>
          </table:table-cell>
          <table:table-cell table:formula="of:=[.B307]*330/16384-[.$E307]*[.$E$2]+[.$F$2]-273" office:value-type="float" office:value="77.8417535481477" calcext:value-type="float">
            <text:p>77,8417535481477</text:p>
          </table:table-cell>
          <table:table-cell table:formula="of:=[.C307]*330/16384-[.$E307]*[.$E$2]+[.$F$2]-273" office:value-type="float" office:value="23.2982965168977" calcext:value-type="float">
            <text:p>23,2982965168977</text:p>
          </table:table-cell>
        </table:table-row>
        <table:table-row table:style-name="ro1">
          <table:table-cell office:value-type="float" office:value="15253" calcext:value-type="float">
            <text:p>15253</text:p>
          </table:table-cell>
          <table:table-cell office:value-type="float" office:value="18098" calcext:value-type="float">
            <text:p>18098</text:p>
          </table:table-cell>
          <table:table-cell office:value-type="float" office:value="15493" calcext:value-type="float">
            <text:p>15493</text:p>
          </table:table-cell>
          <table:table-cell office:value-type="float" office:value="6571" calcext:value-type="float">
            <text:p>6571</text:p>
          </table:table-cell>
          <table:table-cell table:formula="of:=1 / ( (LN([.D308])-LN([.$B$2])) / [.$C$2] + 1 / [.$A$2])" office:value-type="float" office:value="300.040920963233" calcext:value-type="float">
            <text:p>300,040920963233</text:p>
          </table:table-cell>
          <table:table-cell table:formula="of:=[.E308]-273" office:value-type="float" office:value="27.0409209632335" calcext:value-type="float">
            <text:p>27,0409209632335</text:p>
          </table:table-cell>
          <table:table-cell table:formula="of:=[.A308]*330/16384-[.$E308]*[.$E$2]+[.$F$2]-273" office:value-type="float" office:value="21.6668267903352" calcext:value-type="float">
            <text:p>21,6668267903352</text:p>
          </table:table-cell>
          <table:table-cell table:formula="of:=[.B308]*330/16384-[.$E308]*[.$E$2]+[.$F$2]-273" office:value-type="float" office:value="78.9696832356477" calcext:value-type="float">
            <text:p>78,9696832356477</text:p>
          </table:table-cell>
          <table:table-cell table:formula="of:=[.C308]*330/16384-[.$E308]*[.$E$2]+[.$F$2]-273" office:value-type="float" office:value="26.5008111653352" calcext:value-type="float">
            <text:p>26,5008111653352</text:p>
          </table:table-cell>
        </table:table-row>
        <table:table-row table:style-name="ro1">
          <table:table-cell office:value-type="float" office:value="15241" calcext:value-type="float">
            <text:p>15241</text:p>
          </table:table-cell>
          <table:table-cell office:value-type="float" office:value="15897" calcext:value-type="float">
            <text:p>15897</text:p>
          </table:table-cell>
          <table:table-cell office:value-type="float" office:value="15359" calcext:value-type="float">
            <text:p>15359</text:p>
          </table:table-cell>
          <table:table-cell office:value-type="float" office:value="6571" calcext:value-type="float">
            <text:p>6571</text:p>
          </table:table-cell>
          <table:table-cell table:formula="of:=1 / ( (LN([.D309])-LN([.$B$2])) / [.$C$2] + 1 / [.$A$2])" office:value-type="float" office:value="300.040920963233" calcext:value-type="float">
            <text:p>300,040920963233</text:p>
          </table:table-cell>
          <table:table-cell table:formula="of:=[.E309]-273" office:value-type="float" office:value="27.0409209632335" calcext:value-type="float">
            <text:p>27,0409209632335</text:p>
          </table:table-cell>
          <table:table-cell table:formula="of:=[.A309]*330/16384-[.$E309]*[.$E$2]+[.$F$2]-273" office:value-type="float" office:value="21.4251275715852" calcext:value-type="float">
            <text:p>21,4251275715852</text:p>
          </table:table-cell>
          <table:table-cell table:formula="of:=[.B309]*330/16384-[.$E309]*[.$E$2]+[.$F$2]-273" office:value-type="float" office:value="34.6380181965852" calcext:value-type="float">
            <text:p>34,6380181965852</text:p>
          </table:table-cell>
          <table:table-cell table:formula="of:=[.C309]*330/16384-[.$E309]*[.$E$2]+[.$F$2]-273" office:value-type="float" office:value="23.8018365559602" calcext:value-type="float">
            <text:p>23,8018365559602</text:p>
          </table:table-cell>
        </table:table-row>
        <table:table-row table:style-name="ro1">
          <table:table-cell office:value-type="float" office:value="15238" calcext:value-type="float">
            <text:p>15238</text:p>
          </table:table-cell>
          <table:table-cell office:value-type="float" office:value="15881" calcext:value-type="float">
            <text:p>15881</text:p>
          </table:table-cell>
          <table:table-cell office:value-type="float" office:value="15359" calcext:value-type="float">
            <text:p>15359</text:p>
          </table:table-cell>
          <table:table-cell office:value-type="float" office:value="6573" calcext:value-type="float">
            <text:p>6573</text:p>
          </table:table-cell>
          <table:table-cell table:formula="of:=1 / ( (LN([.D310])-LN([.$B$2])) / [.$C$2] + 1 / [.$A$2])" office:value-type="float" office:value="299.90400149655" calcext:value-type="float">
            <text:p>299,90400149655</text:p>
          </table:table-cell>
          <table:table-cell table:formula="of:=[.E310]-273" office:value-type="float" office:value="26.9040014965502" calcext:value-type="float">
            <text:p>26,9040014965502</text:p>
          </table:table-cell>
          <table:table-cell table:formula="of:=[.A310]*330/16384-[.$E310]*[.$E$2]+[.$F$2]-273" office:value-type="float" office:value="21.1555434942365" calcext:value-type="float">
            <text:p>21,1555434942365</text:p>
          </table:table-cell>
          <table:table-cell table:formula="of:=[.B310]*330/16384-[.$E310]*[.$E$2]+[.$F$2]-273" office:value-type="float" office:value="34.106593298924" calcext:value-type="float">
            <text:p>34,106593298924</text:p>
          </table:table-cell>
          <table:table-cell table:formula="of:=[.C310]*330/16384-[.$E310]*[.$E$2]+[.$F$2]-273" office:value-type="float" office:value="23.592677283299" calcext:value-type="float">
            <text:p>23,592677283299</text:p>
          </table:table-cell>
        </table:table-row>
        <table:table-row table:style-name="ro1">
          <table:table-cell office:value-type="float" office:value="15229" calcext:value-type="float">
            <text:p>15229</text:p>
          </table:table-cell>
          <table:table-cell office:value-type="float" office:value="15859" calcext:value-type="float">
            <text:p>15859</text:p>
          </table:table-cell>
          <table:table-cell office:value-type="float" office:value="15348" calcext:value-type="float">
            <text:p>15348</text:p>
          </table:table-cell>
          <table:table-cell office:value-type="float" office:value="6571" calcext:value-type="float">
            <text:p>6571</text:p>
          </table:table-cell>
          <table:table-cell table:formula="of:=1 / ( (LN([.D311])-LN([.$B$2])) / [.$C$2] + 1 / [.$A$2])" office:value-type="float" office:value="300.040920963233" calcext:value-type="float">
            <text:p>300,040920963233</text:p>
          </table:table-cell>
          <table:table-cell table:formula="of:=[.E311]-273" office:value-type="float" office:value="27.0409209632335" calcext:value-type="float">
            <text:p>27,0409209632335</text:p>
          </table:table-cell>
          <table:table-cell table:formula="of:=[.A311]*330/16384-[.$E311]*[.$E$2]+[.$F$2]-273" office:value-type="float" office:value="21.1834283528352" calcext:value-type="float">
            <text:p>21,1834283528352</text:p>
          </table:table-cell>
          <table:table-cell table:formula="of:=[.B311]*330/16384-[.$E311]*[.$E$2]+[.$F$2]-273" office:value-type="float" office:value="33.8726373372102" calcext:value-type="float">
            <text:p>33,8726373372102</text:p>
          </table:table-cell>
          <table:table-cell table:formula="of:=[.C311]*330/16384-[.$E311]*[.$E$2]+[.$F$2]-273" office:value-type="float" office:value="23.5802789387727" calcext:value-type="float">
            <text:p>23,5802789387727</text:p>
          </table:table-cell>
        </table:table-row>
        <table:table-row table:style-name="ro1">
          <table:table-cell office:value-type="float" office:value="15233" calcext:value-type="float">
            <text:p>15233</text:p>
          </table:table-cell>
          <table:table-cell office:value-type="float" office:value="15862" calcext:value-type="float">
            <text:p>15862</text:p>
          </table:table-cell>
          <table:table-cell office:value-type="float" office:value="15348" calcext:value-type="float">
            <text:p>15348</text:p>
          </table:table-cell>
          <table:table-cell office:value-type="float" office:value="6571" calcext:value-type="float">
            <text:p>6571</text:p>
          </table:table-cell>
          <table:table-cell table:formula="of:=1 / ( (LN([.D312])-LN([.$B$2])) / [.$C$2] + 1 / [.$A$2])" office:value-type="float" office:value="300.040920963233" calcext:value-type="float">
            <text:p>300,040920963233</text:p>
          </table:table-cell>
          <table:table-cell table:formula="of:=[.E312]-273" office:value-type="float" office:value="27.0409209632335" calcext:value-type="float">
            <text:p>27,0409209632335</text:p>
          </table:table-cell>
          <table:table-cell table:formula="of:=[.A312]*330/16384-[.$E312]*[.$E$2]+[.$F$2]-273" office:value-type="float" office:value="21.2639947590852" calcext:value-type="float">
            <text:p>21,2639947590852</text:p>
          </table:table-cell>
          <table:table-cell table:formula="of:=[.B312]*330/16384-[.$E312]*[.$E$2]+[.$F$2]-273" office:value-type="float" office:value="33.9330621418977" calcext:value-type="float">
            <text:p>33,9330621418977</text:p>
          </table:table-cell>
          <table:table-cell table:formula="of:=[.C312]*330/16384-[.$E312]*[.$E$2]+[.$F$2]-273" office:value-type="float" office:value="23.5802789387727" calcext:value-type="float">
            <text:p>23,5802789387727</text:p>
          </table:table-cell>
        </table:table-row>
        <table:table-row table:style-name="ro1">
          <table:table-cell office:value-type="float" office:value="15226" calcext:value-type="float">
            <text:p>15226</text:p>
          </table:table-cell>
          <table:table-cell office:value-type="float" office:value="15863" calcext:value-type="float">
            <text:p>15863</text:p>
          </table:table-cell>
          <table:table-cell office:value-type="float" office:value="15341" calcext:value-type="float">
            <text:p>15341</text:p>
          </table:table-cell>
          <table:table-cell office:value-type="float" office:value="6571" calcext:value-type="float">
            <text:p>6571</text:p>
          </table:table-cell>
          <table:table-cell table:formula="of:=1 / ( (LN([.D313])-LN([.$B$2])) / [.$C$2] + 1 / [.$A$2])" office:value-type="float" office:value="300.040920963233" calcext:value-type="float">
            <text:p>300,040920963233</text:p>
          </table:table-cell>
          <table:table-cell table:formula="of:=[.E313]-273" office:value-type="float" office:value="27.0409209632335" calcext:value-type="float">
            <text:p>27,0409209632335</text:p>
          </table:table-cell>
          <table:table-cell table:formula="of:=[.A313]*330/16384-[.$E313]*[.$E$2]+[.$F$2]-273" office:value-type="float" office:value="21.1230035481477" calcext:value-type="float">
            <text:p>21,1230035481477</text:p>
          </table:table-cell>
          <table:table-cell table:formula="of:=[.B313]*330/16384-[.$E313]*[.$E$2]+[.$F$2]-273" office:value-type="float" office:value="33.9532037434602" calcext:value-type="float">
            <text:p>33,9532037434602</text:p>
          </table:table-cell>
          <table:table-cell table:formula="of:=[.C313]*330/16384-[.$E313]*[.$E$2]+[.$F$2]-273" office:value-type="float" office:value="23.4392877278352" calcext:value-type="float">
            <text:p>23,4392877278352</text:p>
          </table:table-cell>
        </table:table-row>
        <table:table-row table:style-name="ro1">
          <table:table-cell office:value-type="float" office:value="15231" calcext:value-type="float">
            <text:p>15231</text:p>
          </table:table-cell>
          <table:table-cell office:value-type="float" office:value="15851" calcext:value-type="float">
            <text:p>15851</text:p>
          </table:table-cell>
          <table:table-cell office:value-type="float" office:value="15347" calcext:value-type="float">
            <text:p>15347</text:p>
          </table:table-cell>
          <table:table-cell office:value-type="float" office:value="6572" calcext:value-type="float">
            <text:p>6572</text:p>
          </table:table-cell>
          <table:table-cell table:formula="of:=1 / ( (LN([.D314])-LN([.$B$2])) / [.$C$2] + 1 / [.$A$2])" office:value-type="float" office:value="299.972440397568" calcext:value-type="float">
            <text:p>299,972440397568</text:p>
          </table:table-cell>
          <table:table-cell table:formula="of:=[.E314]-273" office:value-type="float" office:value="26.9724403975678" calcext:value-type="float">
            <text:p>26,9724403975678</text:p>
          </table:table-cell>
          <table:table-cell table:formula="of:=[.A314]*330/16384-[.$E314]*[.$E$2]+[.$F$2]-273" office:value-type="float" office:value="21.1191000960047" calcext:value-type="float">
            <text:p>21,1191000960047</text:p>
          </table:table-cell>
          <table:table-cell table:formula="of:=[.B314]*330/16384-[.$E314]*[.$E$2]+[.$F$2]-273" office:value-type="float" office:value="33.6068930647547" calcext:value-type="float">
            <text:p>33,6068930647547</text:p>
          </table:table-cell>
          <table:table-cell table:formula="of:=[.C314]*330/16384-[.$E314]*[.$E$2]+[.$F$2]-273" office:value-type="float" office:value="23.4555258772547" calcext:value-type="float">
            <text:p>23,4555258772547</text:p>
          </table:table-cell>
        </table:table-row>
        <table:table-row table:style-name="ro1">
          <table:table-cell office:value-type="float" office:value="15231" calcext:value-type="float">
            <text:p>15231</text:p>
          </table:table-cell>
          <table:table-cell office:value-type="float" office:value="15852" calcext:value-type="float">
            <text:p>15852</text:p>
          </table:table-cell>
          <table:table-cell office:value-type="float" office:value="15352" calcext:value-type="float">
            <text:p>15352</text:p>
          </table:table-cell>
          <table:table-cell office:value-type="float" office:value="6572" calcext:value-type="float">
            <text:p>6572</text:p>
          </table:table-cell>
          <table:table-cell table:formula="of:=1 / ( (LN([.D315])-LN([.$B$2])) / [.$C$2] + 1 / [.$A$2])" office:value-type="float" office:value="299.972440397568" calcext:value-type="float">
            <text:p>299,972440397568</text:p>
          </table:table-cell>
          <table:table-cell table:formula="of:=[.E315]-273" office:value-type="float" office:value="26.9724403975678" calcext:value-type="float">
            <text:p>26,9724403975678</text:p>
          </table:table-cell>
          <table:table-cell table:formula="of:=[.A315]*330/16384-[.$E315]*[.$E$2]+[.$F$2]-273" office:value-type="float" office:value="21.1191000960047" calcext:value-type="float">
            <text:p>21,1191000960047</text:p>
          </table:table-cell>
          <table:table-cell table:formula="of:=[.B315]*330/16384-[.$E315]*[.$E$2]+[.$F$2]-273" office:value-type="float" office:value="33.6270346663172" calcext:value-type="float">
            <text:p>33,6270346663172</text:p>
          </table:table-cell>
          <table:table-cell table:formula="of:=[.C315]*330/16384-[.$E315]*[.$E$2]+[.$F$2]-273" office:value-type="float" office:value="23.5562338850672" calcext:value-type="float">
            <text:p>23,5562338850672</text:p>
          </table:table-cell>
        </table:table-row>
        <table:table-row table:style-name="ro1">
          <table:table-cell office:value-type="float" office:value="15227" calcext:value-type="float">
            <text:p>15227</text:p>
          </table:table-cell>
          <table:table-cell office:value-type="float" office:value="15850" calcext:value-type="float">
            <text:p>15850</text:p>
          </table:table-cell>
          <table:table-cell office:value-type="float" office:value="15339" calcext:value-type="float">
            <text:p>15339</text:p>
          </table:table-cell>
          <table:table-cell office:value-type="float" office:value="6571" calcext:value-type="float">
            <text:p>6571</text:p>
          </table:table-cell>
          <table:table-cell table:formula="of:=1 / ( (LN([.D316])-LN([.$B$2])) / [.$C$2] + 1 / [.$A$2])" office:value-type="float" office:value="300.040920963233" calcext:value-type="float">
            <text:p>300,040920963233</text:p>
          </table:table-cell>
          <table:table-cell table:formula="of:=[.E316]-273" office:value-type="float" office:value="27.0409209632335" calcext:value-type="float">
            <text:p>27,0409209632335</text:p>
          </table:table-cell>
          <table:table-cell table:formula="of:=[.A316]*330/16384-[.$E316]*[.$E$2]+[.$F$2]-273" office:value-type="float" office:value="21.1431451497102" calcext:value-type="float">
            <text:p>21,1431451497102</text:p>
          </table:table-cell>
          <table:table-cell table:formula="of:=[.B316]*330/16384-[.$E316]*[.$E$2]+[.$F$2]-273" office:value-type="float" office:value="33.6913629231477" calcext:value-type="float">
            <text:p>33,6913629231477</text:p>
          </table:table-cell>
          <table:table-cell table:formula="of:=[.C316]*330/16384-[.$E316]*[.$E$2]+[.$F$2]-273" office:value-type="float" office:value="23.3990045247102" calcext:value-type="float">
            <text:p>23,3990045247102</text:p>
          </table:table-cell>
        </table:table-row>
        <table:table-row table:style-name="ro1">
          <table:table-cell office:value-type="float" office:value="15238" calcext:value-type="float">
            <text:p>15238</text:p>
          </table:table-cell>
          <table:table-cell office:value-type="float" office:value="15845" calcext:value-type="float">
            <text:p>15845</text:p>
          </table:table-cell>
          <table:table-cell office:value-type="float" office:value="15336" calcext:value-type="float">
            <text:p>15336</text:p>
          </table:table-cell>
          <table:table-cell office:value-type="float" office:value="6571" calcext:value-type="float">
            <text:p>6571</text:p>
          </table:table-cell>
          <table:table-cell table:formula="of:=1 / ( (LN([.D317])-LN([.$B$2])) / [.$C$2] + 1 / [.$A$2])" office:value-type="float" office:value="300.040920963233" calcext:value-type="float">
            <text:p>300,040920963233</text:p>
          </table:table-cell>
          <table:table-cell table:formula="of:=[.E317]-273" office:value-type="float" office:value="27.0409209632335" calcext:value-type="float">
            <text:p>27,0409209632335</text:p>
          </table:table-cell>
          <table:table-cell table:formula="of:=[.A317]*330/16384-[.$E317]*[.$E$2]+[.$F$2]-273" office:value-type="float" office:value="21.3647027668977" calcext:value-type="float">
            <text:p>21,3647027668977</text:p>
          </table:table-cell>
          <table:table-cell table:formula="of:=[.B317]*330/16384-[.$E317]*[.$E$2]+[.$F$2]-273" office:value-type="float" office:value="33.5906549153352" calcext:value-type="float">
            <text:p>33,5906549153352</text:p>
          </table:table-cell>
          <table:table-cell table:formula="of:=[.C317]*330/16384-[.$E317]*[.$E$2]+[.$F$2]-273" office:value-type="float" office:value="23.3385797200227" calcext:value-type="float">
            <text:p>23,3385797200227</text:p>
          </table:table-cell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float" office:value="15848" calcext:value-type="float">
            <text:p>15848</text:p>
          </table:table-cell>
          <table:table-cell office:value-type="float" office:value="15338" calcext:value-type="float">
            <text:p>15338</text:p>
          </table:table-cell>
          <table:table-cell office:value-type="float" office:value="6571" calcext:value-type="float">
            <text:p>6571</text:p>
          </table:table-cell>
          <table:table-cell table:formula="of:=1 / ( (LN([.D318])-LN([.$B$2])) / [.$C$2] + 1 / [.$A$2])" office:value-type="float" office:value="300.040920963233" calcext:value-type="float">
            <text:p>300,040920963233</text:p>
          </table:table-cell>
          <table:table-cell table:formula="of:=[.E318]-273" office:value-type="float" office:value="27.0409209632335" calcext:value-type="float">
            <text:p>27,0409209632335</text:p>
          </table:table-cell>
          <table:table-cell table:formula="of:=[.A318]*330/16384-[.$E318]*[.$E$2]+[.$F$2]-273" office:value-type="float" office:value="21.3244195637727" calcext:value-type="float">
            <text:p>21,3244195637727</text:p>
          </table:table-cell>
          <table:table-cell table:formula="of:=[.B318]*330/16384-[.$E318]*[.$E$2]+[.$F$2]-273" office:value-type="float" office:value="33.6510797200227" calcext:value-type="float">
            <text:p>33,6510797200227</text:p>
          </table:table-cell>
          <table:table-cell table:formula="of:=[.C318]*330/16384-[.$E318]*[.$E$2]+[.$F$2]-273" office:value-type="float" office:value="23.3788629231477" calcext:value-type="float">
            <text:p>23,3788629231477</text:p>
          </table:table-cell>
        </table:table-row>
        <table:table-row table:style-name="ro1">
          <table:table-cell office:value-type="float" office:value="15231" calcext:value-type="float">
            <text:p>15231</text:p>
          </table:table-cell>
          <table:table-cell office:value-type="float" office:value="15848" calcext:value-type="float">
            <text:p>15848</text:p>
          </table:table-cell>
          <table:table-cell office:value-type="float" office:value="15343" calcext:value-type="float">
            <text:p>15343</text:p>
          </table:table-cell>
          <table:table-cell office:value-type="float" office:value="6571" calcext:value-type="float">
            <text:p>6571</text:p>
          </table:table-cell>
          <table:table-cell table:formula="of:=1 / ( (LN([.D319])-LN([.$B$2])) / [.$C$2] + 1 / [.$A$2])" office:value-type="float" office:value="300.040920963233" calcext:value-type="float">
            <text:p>300,040920963233</text:p>
          </table:table-cell>
          <table:table-cell table:formula="of:=[.E319]-273" office:value-type="float" office:value="27.0409209632335" calcext:value-type="float">
            <text:p>27,0409209632335</text:p>
          </table:table-cell>
          <table:table-cell table:formula="of:=[.A319]*330/16384-[.$E319]*[.$E$2]+[.$F$2]-273" office:value-type="float" office:value="21.2237115559602" calcext:value-type="float">
            <text:p>21,2237115559602</text:p>
          </table:table-cell>
          <table:table-cell table:formula="of:=[.B319]*330/16384-[.$E319]*[.$E$2]+[.$F$2]-273" office:value-type="float" office:value="33.6510797200227" calcext:value-type="float">
            <text:p>33,6510797200227</text:p>
          </table:table-cell>
          <table:table-cell table:formula="of:=[.C319]*330/16384-[.$E319]*[.$E$2]+[.$F$2]-273" office:value-type="float" office:value="23.4795709309602" calcext:value-type="float">
            <text:p>23,4795709309602</text:p>
          </table:table-cell>
        </table:table-row>
        <table:table-row table:style-name="ro1">
          <table:table-cell office:value-type="float" office:value="15242" calcext:value-type="float">
            <text:p>15242</text:p>
          </table:table-cell>
          <table:table-cell office:value-type="float" office:value="15839" calcext:value-type="float">
            <text:p>15839</text:p>
          </table:table-cell>
          <table:table-cell office:value-type="float" office:value="15347" calcext:value-type="float">
            <text:p>15347</text:p>
          </table:table-cell>
          <table:table-cell office:value-type="float" office:value="6571" calcext:value-type="float">
            <text:p>6571</text:p>
          </table:table-cell>
          <table:table-cell table:formula="of:=1 / ( (LN([.D320])-LN([.$B$2])) / [.$C$2] + 1 / [.$A$2])" office:value-type="float" office:value="300.040920963233" calcext:value-type="float">
            <text:p>300,040920963233</text:p>
          </table:table-cell>
          <table:table-cell table:formula="of:=[.E320]-273" office:value-type="float" office:value="27.0409209632335" calcext:value-type="float">
            <text:p>27,0409209632335</text:p>
          </table:table-cell>
          <table:table-cell table:formula="of:=[.A320]*330/16384-[.$E320]*[.$E$2]+[.$F$2]-273" office:value-type="float" office:value="21.4452691731477" calcext:value-type="float">
            <text:p>21,4452691731477</text:p>
          </table:table-cell>
          <table:table-cell table:formula="of:=[.B320]*330/16384-[.$E320]*[.$E$2]+[.$F$2]-273" office:value-type="float" office:value="33.4698053059602" calcext:value-type="float">
            <text:p>33,4698053059602</text:p>
          </table:table-cell>
          <table:table-cell table:formula="of:=[.C320]*330/16384-[.$E320]*[.$E$2]+[.$F$2]-273" office:value-type="float" office:value="23.5601373372102" calcext:value-type="float">
            <text:p>23,5601373372102</text:p>
          </table:table-cell>
        </table:table-row>
        <table:table-row table:style-name="ro1">
          <table:table-cell office:value-type="float" office:value="15246" calcext:value-type="float">
            <text:p>15246</text:p>
          </table:table-cell>
          <table:table-cell office:value-type="float" office:value="15840" calcext:value-type="float">
            <text:p>15840</text:p>
          </table:table-cell>
          <table:table-cell office:value-type="float" office:value="15356" calcext:value-type="float">
            <text:p>15356</text:p>
          </table:table-cell>
          <table:table-cell office:value-type="float" office:value="6571" calcext:value-type="float">
            <text:p>6571</text:p>
          </table:table-cell>
          <table:table-cell table:formula="of:=1 / ( (LN([.D321])-LN([.$B$2])) / [.$C$2] + 1 / [.$A$2])" office:value-type="float" office:value="300.040920963233" calcext:value-type="float">
            <text:p>300,040920963233</text:p>
          </table:table-cell>
          <table:table-cell table:formula="of:=[.E321]-273" office:value-type="float" office:value="27.0409209632335" calcext:value-type="float">
            <text:p>27,0409209632335</text:p>
          </table:table-cell>
          <table:table-cell table:formula="of:=[.A321]*330/16384-[.$E321]*[.$E$2]+[.$F$2]-273" office:value-type="float" office:value="21.5258355793977" calcext:value-type="float">
            <text:p>21,5258355793977</text:p>
          </table:table-cell>
          <table:table-cell table:formula="of:=[.B321]*330/16384-[.$E321]*[.$E$2]+[.$F$2]-273" office:value-type="float" office:value="33.4899469075227" calcext:value-type="float">
            <text:p>33,4899469075227</text:p>
          </table:table-cell>
          <table:table-cell table:formula="of:=[.C321]*330/16384-[.$E321]*[.$E$2]+[.$F$2]-273" office:value-type="float" office:value="23.7414117512727" calcext:value-type="float">
            <text:p>23,7414117512727</text:p>
          </table:table-cell>
        </table:table-row>
        <table:table-row table:style-name="ro1">
          <table:table-cell office:value-type="float" office:value="15240" calcext:value-type="float">
            <text:p>15240</text:p>
          </table:table-cell>
          <table:table-cell office:value-type="float" office:value="15833" calcext:value-type="float">
            <text:p>15833</text:p>
          </table:table-cell>
          <table:table-cell office:value-type="float" office:value="15337" calcext:value-type="float">
            <text:p>15337</text:p>
          </table:table-cell>
          <table:table-cell office:value-type="float" office:value="6571" calcext:value-type="float">
            <text:p>6571</text:p>
          </table:table-cell>
          <table:table-cell table:formula="of:=1 / ( (LN([.D322])-LN([.$B$2])) / [.$C$2] + 1 / [.$A$2])" office:value-type="float" office:value="300.040920963233" calcext:value-type="float">
            <text:p>300,040920963233</text:p>
          </table:table-cell>
          <table:table-cell table:formula="of:=[.E322]-273" office:value-type="float" office:value="27.0409209632335" calcext:value-type="float">
            <text:p>27,0409209632335</text:p>
          </table:table-cell>
          <table:table-cell table:formula="of:=[.A322]*330/16384-[.$E322]*[.$E$2]+[.$F$2]-273" office:value-type="float" office:value="21.4049859700227" calcext:value-type="float">
            <text:p>21,4049859700227</text:p>
          </table:table-cell>
          <table:table-cell table:formula="of:=[.B322]*330/16384-[.$E322]*[.$E$2]+[.$F$2]-273" office:value-type="float" office:value="33.3489556965852" calcext:value-type="float">
            <text:p>33,3489556965852</text:p>
          </table:table-cell>
          <table:table-cell table:formula="of:=[.C322]*330/16384-[.$E322]*[.$E$2]+[.$F$2]-273" office:value-type="float" office:value="23.3587213215852" calcext:value-type="float">
            <text:p>23,3587213215852</text:p>
          </table:table-cell>
        </table:table-row>
        <table:table-row table:style-name="ro1">
          <table:table-cell office:value-type="float" office:value="15228" calcext:value-type="float">
            <text:p>15228</text:p>
          </table:table-cell>
          <table:table-cell office:value-type="float" office:value="15837" calcext:value-type="float">
            <text:p>15837</text:p>
          </table:table-cell>
          <table:table-cell office:value-type="float" office:value="15335" calcext:value-type="float">
            <text:p>15335</text:p>
          </table:table-cell>
          <table:table-cell office:value-type="float" office:value="6570" calcext:value-type="float">
            <text:p>6570</text:p>
          </table:table-cell>
          <table:table-cell table:formula="of:=1 / ( (LN([.D323])-LN([.$B$2])) / [.$C$2] + 1 / [.$A$2])" office:value-type="float" office:value="300.109443232399" calcext:value-type="float">
            <text:p>300,109443232399</text:p>
          </table:table-cell>
          <table:table-cell table:formula="of:=[.E323]-273" office:value-type="float" office:value="27.1094432323994" calcext:value-type="float">
            <text:p>27,1094432323994</text:p>
          </table:table-cell>
          <table:table-cell table:formula="of:=[.A323]*330/16384-[.$E323]*[.$E$2]+[.$F$2]-273" office:value-type="float" office:value="21.2679619178286" calcext:value-type="float">
            <text:p>21,2679619178286</text:p>
          </table:table-cell>
          <table:table-cell table:formula="of:=[.B323]*330/16384-[.$E323]*[.$E$2]+[.$F$2]-273" office:value-type="float" office:value="33.5341972693911" calcext:value-type="float">
            <text:p>33,5341972693911</text:p>
          </table:table-cell>
          <table:table-cell table:formula="of:=[.C323]*330/16384-[.$E323]*[.$E$2]+[.$F$2]-273" office:value-type="float" office:value="23.4231132850161" calcext:value-type="float">
            <text:p>23,4231132850161</text:p>
          </table:table-cell>
        </table:table-row>
        <table:table-row table:style-name="ro1">
          <table:table-cell office:value-type="float" office:value="15192" calcext:value-type="float">
            <text:p>15192</text:p>
          </table:table-cell>
          <table:table-cell office:value-type="float" office:value="15829" calcext:value-type="float">
            <text:p>15829</text:p>
          </table:table-cell>
          <table:table-cell office:value-type="float" office:value="15350" calcext:value-type="float">
            <text:p>15350</text:p>
          </table:table-cell>
          <table:table-cell office:value-type="float" office:value="6569" calcext:value-type="float">
            <text:p>6569</text:p>
          </table:table-cell>
          <table:table-cell table:formula="of:=1 / ( (LN([.D324])-LN([.$B$2])) / [.$C$2] + 1 / [.$A$2])" office:value-type="float" office:value="300.178007243967" calcext:value-type="float">
            <text:p>300,178007243967</text:p>
          </table:table-cell>
          <table:table-cell table:formula="of:=[.E324]-273" office:value-type="float" office:value="27.1780072439671" calcext:value-type="float">
            <text:p>27,1780072439671</text:p>
          </table:table-cell>
          <table:table-cell table:formula="of:=[.A324]*330/16384-[.$E324]*[.$E$2]+[.$F$2]-273" office:value-type="float" office:value="20.6476031941615" calcext:value-type="float">
            <text:p>20,6476031941615</text:p>
          </table:table-cell>
          <table:table-cell table:formula="of:=[.B324]*330/16384-[.$E324]*[.$E$2]+[.$F$2]-273" office:value-type="float" office:value="33.477803389474" calcext:value-type="float">
            <text:p>33,477803389474</text:p>
          </table:table-cell>
          <table:table-cell table:formula="of:=[.C324]*330/16384-[.$E324]*[.$E$2]+[.$F$2]-273" office:value-type="float" office:value="23.8299762410365" calcext:value-type="float">
            <text:p>23,8299762410365</text:p>
          </table:table-cell>
        </table:table-row>
        <table:table-row table:style-name="ro1">
          <table:table-cell office:value-type="float" office:value="15191" calcext:value-type="float">
            <text:p>15191</text:p>
          </table:table-cell>
          <table:table-cell office:value-type="float" office:value="15816" calcext:value-type="float">
            <text:p>15816</text:p>
          </table:table-cell>
          <table:table-cell office:value-type="float" office:value="15346" calcext:value-type="float">
            <text:p>15346</text:p>
          </table:table-cell>
          <table:table-cell office:value-type="float" office:value="6570" calcext:value-type="float">
            <text:p>6570</text:p>
          </table:table-cell>
          <table:table-cell table:formula="of:=1 / ( (LN([.D325])-LN([.$B$2])) / [.$C$2] + 1 / [.$A$2])" office:value-type="float" office:value="300.109443232399" calcext:value-type="float">
            <text:p>300,109443232399</text:p>
          </table:table-cell>
          <table:table-cell table:formula="of:=[.E325]-273" office:value-type="float" office:value="27.1094432323994" calcext:value-type="float">
            <text:p>27,1094432323994</text:p>
          </table:table-cell>
          <table:table-cell table:formula="of:=[.A325]*330/16384-[.$E325]*[.$E$2]+[.$F$2]-273" office:value-type="float" office:value="20.5227226600161" calcext:value-type="float">
            <text:p>20,5227226600161</text:p>
          </table:table-cell>
          <table:table-cell table:formula="of:=[.B325]*330/16384-[.$E325]*[.$E$2]+[.$F$2]-273" office:value-type="float" office:value="33.1112236365786" calcext:value-type="float">
            <text:p>33,1112236365786</text:p>
          </table:table-cell>
          <table:table-cell table:formula="of:=[.C325]*330/16384-[.$E325]*[.$E$2]+[.$F$2]-273" office:value-type="float" office:value="23.6446709022036" calcext:value-type="float">
            <text:p>23,6446709022036</text:p>
          </table:table-cell>
        </table:table-row>
        <table:table-row table:style-name="ro1">
          <table:table-cell office:value-type="float" office:value="15203" calcext:value-type="float">
            <text:p>15203</text:p>
          </table:table-cell>
          <table:table-cell office:value-type="float" office:value="15814" calcext:value-type="float">
            <text:p>15814</text:p>
          </table:table-cell>
          <table:table-cell office:value-type="float" office:value="15354" calcext:value-type="float">
            <text:p>15354</text:p>
          </table:table-cell>
          <table:table-cell office:value-type="float" office:value="6571" calcext:value-type="float">
            <text:p>6571</text:p>
          </table:table-cell>
          <table:table-cell table:formula="of:=1 / ( (LN([.D326])-LN([.$B$2])) / [.$C$2] + 1 / [.$A$2])" office:value-type="float" office:value="300.040920963233" calcext:value-type="float">
            <text:p>300,040920963233</text:p>
          </table:table-cell>
          <table:table-cell table:formula="of:=[.E326]-273" office:value-type="float" office:value="27.0409209632335" calcext:value-type="float">
            <text:p>27,0409209632335</text:p>
          </table:table-cell>
          <table:table-cell table:formula="of:=[.A326]*330/16384-[.$E326]*[.$E$2]+[.$F$2]-273" office:value-type="float" office:value="20.6597467122102" calcext:value-type="float">
            <text:p>20,6597467122102</text:p>
          </table:table-cell>
          <table:table-cell table:formula="of:=[.B326]*330/16384-[.$E326]*[.$E$2]+[.$F$2]-273" office:value-type="float" office:value="32.9662652668977" calcext:value-type="float">
            <text:p>32,9662652668977</text:p>
          </table:table-cell>
          <table:table-cell table:formula="of:=[.C326]*330/16384-[.$E326]*[.$E$2]+[.$F$2]-273" office:value-type="float" office:value="23.7011285481477" calcext:value-type="float">
            <text:p>23,7011285481477</text:p>
          </table:table-cell>
        </table:table-row>
        <table:table-row table:style-name="ro1">
          <table:table-cell office:value-type="float" office:value="15202" calcext:value-type="float">
            <text:p>15202</text:p>
          </table:table-cell>
          <table:table-cell office:value-type="float" office:value="15813" calcext:value-type="float">
            <text:p>15813</text:p>
          </table:table-cell>
          <table:table-cell office:value-type="float" office:value="15346" calcext:value-type="float">
            <text:p>15346</text:p>
          </table:table-cell>
          <table:table-cell office:value-type="float" office:value="6572" calcext:value-type="float">
            <text:p>6572</text:p>
          </table:table-cell>
          <table:table-cell table:formula="of:=1 / ( (LN([.D327])-LN([.$B$2])) / [.$C$2] + 1 / [.$A$2])" office:value-type="float" office:value="299.972440397568" calcext:value-type="float">
            <text:p>299,972440397568</text:p>
          </table:table-cell>
          <table:table-cell table:formula="of:=[.E327]-273" office:value-type="float" office:value="26.9724403975678" calcext:value-type="float">
            <text:p>26,9724403975678</text:p>
          </table:table-cell>
          <table:table-cell table:formula="of:=[.A327]*330/16384-[.$E327]*[.$E$2]+[.$F$2]-273" office:value-type="float" office:value="20.5349936506922" calcext:value-type="float">
            <text:p>20,5349936506922</text:p>
          </table:table-cell>
          <table:table-cell table:formula="of:=[.B327]*330/16384-[.$E327]*[.$E$2]+[.$F$2]-273" office:value-type="float" office:value="32.8415122053797" calcext:value-type="float">
            <text:p>32,8415122053797</text:p>
          </table:table-cell>
          <table:table-cell table:formula="of:=[.C327]*330/16384-[.$E327]*[.$E$2]+[.$F$2]-273" office:value-type="float" office:value="23.4353842756922" calcext:value-type="float">
            <text:p>23,4353842756922</text:p>
          </table:table-cell>
        </table:table-row>
        <table:table-row table:style-name="ro1">
          <table:table-cell office:value-type="float" office:value="15193" calcext:value-type="float">
            <text:p>15193</text:p>
          </table:table-cell>
          <table:table-cell office:value-type="float" office:value="15809" calcext:value-type="float">
            <text:p>15809</text:p>
          </table:table-cell>
          <table:table-cell office:value-type="float" office:value="15353" calcext:value-type="float">
            <text:p>15353</text:p>
          </table:table-cell>
          <table:table-cell office:value-type="float" office:value="6571" calcext:value-type="float">
            <text:p>6571</text:p>
          </table:table-cell>
          <table:table-cell table:formula="of:=1 / ( (LN([.D328])-LN([.$B$2])) / [.$C$2] + 1 / [.$A$2])" office:value-type="float" office:value="300.040920963233" calcext:value-type="float">
            <text:p>300,040920963233</text:p>
          </table:table-cell>
          <table:table-cell table:formula="of:=[.E328]-273" office:value-type="float" office:value="27.0409209632335" calcext:value-type="float">
            <text:p>27,0409209632335</text:p>
          </table:table-cell>
          <table:table-cell table:formula="of:=[.A328]*330/16384-[.$E328]*[.$E$2]+[.$F$2]-273" office:value-type="float" office:value="20.4583306965852" calcext:value-type="float">
            <text:p>20,4583306965852</text:p>
          </table:table-cell>
          <table:table-cell table:formula="of:=[.B328]*330/16384-[.$E328]*[.$E$2]+[.$F$2]-273" office:value-type="float" office:value="32.8655572590852" calcext:value-type="float">
            <text:p>32,8655572590852</text:p>
          </table:table-cell>
          <table:table-cell table:formula="of:=[.C328]*330/16384-[.$E328]*[.$E$2]+[.$F$2]-273" office:value-type="float" office:value="23.6809869465852" calcext:value-type="float">
            <text:p>23,6809869465852</text:p>
          </table:table-cell>
        </table:table-row>
        <table:table-row table:style-name="ro1">
          <table:table-cell office:value-type="float" office:value="15188" calcext:value-type="float">
            <text:p>15188</text:p>
          </table:table-cell>
          <table:table-cell office:value-type="float" office:value="15808" calcext:value-type="float">
            <text:p>15808</text:p>
          </table:table-cell>
          <table:table-cell office:value-type="float" office:value="15348" calcext:value-type="float">
            <text:p>15348</text:p>
          </table:table-cell>
          <table:table-cell office:value-type="float" office:value="6571" calcext:value-type="float">
            <text:p>6571</text:p>
          </table:table-cell>
          <table:table-cell table:formula="of:=1 / ( (LN([.D329])-LN([.$B$2])) / [.$C$2] + 1 / [.$A$2])" office:value-type="float" office:value="300.040920963233" calcext:value-type="float">
            <text:p>300,040920963233</text:p>
          </table:table-cell>
          <table:table-cell table:formula="of:=[.E329]-273" office:value-type="float" office:value="27.0409209632335" calcext:value-type="float">
            <text:p>27,0409209632335</text:p>
          </table:table-cell>
          <table:table-cell table:formula="of:=[.A329]*330/16384-[.$E329]*[.$E$2]+[.$F$2]-273" office:value-type="float" office:value="20.3576226887727" calcext:value-type="float">
            <text:p>20,3576226887727</text:p>
          </table:table-cell>
          <table:table-cell table:formula="of:=[.B329]*330/16384-[.$E329]*[.$E$2]+[.$F$2]-273" office:value-type="float" office:value="32.8454156575227" calcext:value-type="float">
            <text:p>32,8454156575227</text:p>
          </table:table-cell>
          <table:table-cell table:formula="of:=[.C329]*330/16384-[.$E329]*[.$E$2]+[.$F$2]-273" office:value-type="float" office:value="23.5802789387727" calcext:value-type="float">
            <text:p>23,5802789387727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15803" calcext:value-type="float">
            <text:p>15803</text:p>
          </table:table-cell>
          <table:table-cell office:value-type="float" office:value="15345" calcext:value-type="float">
            <text:p>15345</text:p>
          </table:table-cell>
          <table:table-cell office:value-type="float" office:value="6572" calcext:value-type="float">
            <text:p>6572</text:p>
          </table:table-cell>
          <table:table-cell table:formula="of:=1 / ( (LN([.D330])-LN([.$B$2])) / [.$C$2] + 1 / [.$A$2])" office:value-type="float" office:value="299.972440397568" calcext:value-type="float">
            <text:p>299,972440397568</text:p>
          </table:table-cell>
          <table:table-cell table:formula="of:=[.E330]-273" office:value-type="float" office:value="26.9724403975678" calcext:value-type="float">
            <text:p>26,9724403975678</text:p>
          </table:table-cell>
          <table:table-cell table:formula="of:=[.A330]*330/16384-[.$E330]*[.$E$2]+[.$F$2]-273" office:value-type="float" office:value="20.4947104475672" calcext:value-type="float">
            <text:p>20,4947104475672</text:p>
          </table:table-cell>
          <table:table-cell table:formula="of:=[.B330]*330/16384-[.$E330]*[.$E$2]+[.$F$2]-273" office:value-type="float" office:value="32.6400961897547" calcext:value-type="float">
            <text:p>32,6400961897547</text:p>
          </table:table-cell>
          <table:table-cell table:formula="of:=[.C330]*330/16384-[.$E330]*[.$E$2]+[.$F$2]-273" office:value-type="float" office:value="23.4152426741297" calcext:value-type="float">
            <text:p>23,4152426741297</text:p>
          </table:table-cell>
        </table:table-row>
        <table:table-row table:style-name="ro1">
          <table:table-cell office:value-type="float" office:value="15206" calcext:value-type="float">
            <text:p>15206</text:p>
          </table:table-cell>
          <table:table-cell office:value-type="float" office:value="15815" calcext:value-type="float">
            <text:p>15815</text:p>
          </table:table-cell>
          <table:table-cell office:value-type="float" office:value="15353" calcext:value-type="float">
            <text:p>15353</text:p>
          </table:table-cell>
          <table:table-cell office:value-type="float" office:value="6571" calcext:value-type="float">
            <text:p>6571</text:p>
          </table:table-cell>
          <table:table-cell table:formula="of:=1 / ( (LN([.D331])-LN([.$B$2])) / [.$C$2] + 1 / [.$A$2])" office:value-type="float" office:value="300.040920963233" calcext:value-type="float">
            <text:p>300,040920963233</text:p>
          </table:table-cell>
          <table:table-cell table:formula="of:=[.E331]-273" office:value-type="float" office:value="27.0409209632335" calcext:value-type="float">
            <text:p>27,0409209632335</text:p>
          </table:table-cell>
          <table:table-cell table:formula="of:=[.A331]*330/16384-[.$E331]*[.$E$2]+[.$F$2]-273" office:value-type="float" office:value="20.7201715168977" calcext:value-type="float">
            <text:p>20,7201715168977</text:p>
          </table:table-cell>
          <table:table-cell table:formula="of:=[.B331]*330/16384-[.$E331]*[.$E$2]+[.$F$2]-273" office:value-type="float" office:value="32.9864068684602" calcext:value-type="float">
            <text:p>32,9864068684602</text:p>
          </table:table-cell>
          <table:table-cell table:formula="of:=[.C331]*330/16384-[.$E331]*[.$E$2]+[.$F$2]-273" office:value-type="float" office:value="23.6809869465852" calcext:value-type="float">
            <text:p>23,6809869465852</text:p>
          </table:table-cell>
        </table:table-row>
        <table:table-row table:style-name="ro1">
          <table:table-cell office:value-type="float" office:value="15196" calcext:value-type="float">
            <text:p>15196</text:p>
          </table:table-cell>
          <table:table-cell office:value-type="float" office:value="15809" calcext:value-type="float">
            <text:p>15809</text:p>
          </table:table-cell>
          <table:table-cell office:value-type="float" office:value="15353" calcext:value-type="float">
            <text:p>15353</text:p>
          </table:table-cell>
          <table:table-cell office:value-type="float" office:value="6571" calcext:value-type="float">
            <text:p>6571</text:p>
          </table:table-cell>
          <table:table-cell table:formula="of:=1 / ( (LN([.D332])-LN([.$B$2])) / [.$C$2] + 1 / [.$A$2])" office:value-type="float" office:value="300.040920963233" calcext:value-type="float">
            <text:p>300,040920963233</text:p>
          </table:table-cell>
          <table:table-cell table:formula="of:=[.E332]-273" office:value-type="float" office:value="27.0409209632335" calcext:value-type="float">
            <text:p>27,0409209632335</text:p>
          </table:table-cell>
          <table:table-cell table:formula="of:=[.A332]*330/16384-[.$E332]*[.$E$2]+[.$F$2]-273" office:value-type="float" office:value="20.5187555012727" calcext:value-type="float">
            <text:p>20,5187555012727</text:p>
          </table:table-cell>
          <table:table-cell table:formula="of:=[.B332]*330/16384-[.$E332]*[.$E$2]+[.$F$2]-273" office:value-type="float" office:value="32.8655572590852" calcext:value-type="float">
            <text:p>32,8655572590852</text:p>
          </table:table-cell>
          <table:table-cell table:formula="of:=[.C332]*330/16384-[.$E332]*[.$E$2]+[.$F$2]-273" office:value-type="float" office:value="23.6809869465852" calcext:value-type="float">
            <text:p>23,6809869465852</text:p>
          </table:table-cell>
        </table:table-row>
        <table:table-row table:style-name="ro1">
          <table:table-cell office:value-type="float" office:value="15194" calcext:value-type="float">
            <text:p>15194</text:p>
          </table:table-cell>
          <table:table-cell office:value-type="float" office:value="15812" calcext:value-type="float">
            <text:p>15812</text:p>
          </table:table-cell>
          <table:table-cell office:value-type="float" office:value="15344" calcext:value-type="float">
            <text:p>15344</text:p>
          </table:table-cell>
          <table:table-cell office:value-type="float" office:value="6571" calcext:value-type="float">
            <text:p>6571</text:p>
          </table:table-cell>
          <table:table-cell table:formula="of:=1 / ( (LN([.D333])-LN([.$B$2])) / [.$C$2] + 1 / [.$A$2])" office:value-type="float" office:value="300.040920963233" calcext:value-type="float">
            <text:p>300,040920963233</text:p>
          </table:table-cell>
          <table:table-cell table:formula="of:=[.E333]-273" office:value-type="float" office:value="27.0409209632335" calcext:value-type="float">
            <text:p>27,0409209632335</text:p>
          </table:table-cell>
          <table:table-cell table:formula="of:=[.A333]*330/16384-[.$E333]*[.$E$2]+[.$F$2]-273" office:value-type="float" office:value="20.4784722981477" calcext:value-type="float">
            <text:p>20,4784722981477</text:p>
          </table:table-cell>
          <table:table-cell table:formula="of:=[.B333]*330/16384-[.$E333]*[.$E$2]+[.$F$2]-273" office:value-type="float" office:value="32.9259820637727" calcext:value-type="float">
            <text:p>32,9259820637727</text:p>
          </table:table-cell>
          <table:table-cell table:formula="of:=[.C333]*330/16384-[.$E333]*[.$E$2]+[.$F$2]-273" office:value-type="float" office:value="23.4997125325227" calcext:value-type="float">
            <text:p>23,4997125325227</text:p>
          </table:table-cell>
        </table:table-row>
        <table:table-row table:style-name="ro1">
          <table:table-cell office:value-type="float" office:value="15193" calcext:value-type="float">
            <text:p>15193</text:p>
          </table:table-cell>
          <table:table-cell office:value-type="float" office:value="15815" calcext:value-type="float">
            <text:p>15815</text:p>
          </table:table-cell>
          <table:table-cell office:value-type="float" office:value="15340" calcext:value-type="float">
            <text:p>15340</text:p>
          </table:table-cell>
          <table:table-cell office:value-type="float" office:value="6571" calcext:value-type="float">
            <text:p>6571</text:p>
          </table:table-cell>
          <table:table-cell table:formula="of:=1 / ( (LN([.D334])-LN([.$B$2])) / [.$C$2] + 1 / [.$A$2])" office:value-type="float" office:value="300.040920963233" calcext:value-type="float">
            <text:p>300,040920963233</text:p>
          </table:table-cell>
          <table:table-cell table:formula="of:=[.E334]-273" office:value-type="float" office:value="27.0409209632335" calcext:value-type="float">
            <text:p>27,0409209632335</text:p>
          </table:table-cell>
          <table:table-cell table:formula="of:=[.A334]*330/16384-[.$E334]*[.$E$2]+[.$F$2]-273" office:value-type="float" office:value="20.4583306965852" calcext:value-type="float">
            <text:p>20,4583306965852</text:p>
          </table:table-cell>
          <table:table-cell table:formula="of:=[.B334]*330/16384-[.$E334]*[.$E$2]+[.$F$2]-273" office:value-type="float" office:value="32.9864068684602" calcext:value-type="float">
            <text:p>32,9864068684602</text:p>
          </table:table-cell>
          <table:table-cell table:formula="of:=[.C334]*330/16384-[.$E334]*[.$E$2]+[.$F$2]-273" office:value-type="float" office:value="23.4191461262727" calcext:value-type="float">
            <text:p>23,4191461262727</text:p>
          </table:table-cell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float" office:value="15813" calcext:value-type="float">
            <text:p>15813</text:p>
          </table:table-cell>
          <table:table-cell office:value-type="float" office:value="15341" calcext:value-type="float">
            <text:p>15341</text:p>
          </table:table-cell>
          <table:table-cell office:value-type="float" office:value="6571" calcext:value-type="float">
            <text:p>6571</text:p>
          </table:table-cell>
          <table:table-cell table:formula="of:=1 / ( (LN([.D335])-LN([.$B$2])) / [.$C$2] + 1 / [.$A$2])" office:value-type="float" office:value="300.040920963233" calcext:value-type="float">
            <text:p>300,040920963233</text:p>
          </table:table-cell>
          <table:table-cell table:formula="of:=[.E335]-273" office:value-type="float" office:value="27.0409209632335" calcext:value-type="float">
            <text:p>27,0409209632335</text:p>
          </table:table-cell>
          <table:table-cell table:formula="of:=[.A335]*330/16384-[.$E335]*[.$E$2]+[.$F$2]-273" office:value-type="float" office:value="20.2569146809602" calcext:value-type="float">
            <text:p>20,2569146809602</text:p>
          </table:table-cell>
          <table:table-cell table:formula="of:=[.B335]*330/16384-[.$E335]*[.$E$2]+[.$F$2]-273" office:value-type="float" office:value="32.9461236653352" calcext:value-type="float">
            <text:p>32,9461236653352</text:p>
          </table:table-cell>
          <table:table-cell table:formula="of:=[.C335]*330/16384-[.$E335]*[.$E$2]+[.$F$2]-273" office:value-type="float" office:value="23.4392877278352" calcext:value-type="float">
            <text:p>23,4392877278352</text:p>
          </table:table-cell>
        </table:table-row>
        <table:table-row table:style-name="ro1">
          <table:table-cell office:value-type="float" office:value="15199" calcext:value-type="float">
            <text:p>15199</text:p>
          </table:table-cell>
          <table:table-cell office:value-type="float" office:value="15821" calcext:value-type="float">
            <text:p>15821</text:p>
          </table:table-cell>
          <table:table-cell office:value-type="float" office:value="15338" calcext:value-type="float">
            <text:p>15338</text:p>
          </table:table-cell>
          <table:table-cell office:value-type="float" office:value="6571" calcext:value-type="float">
            <text:p>6571</text:p>
          </table:table-cell>
          <table:table-cell table:formula="of:=1 / ( (LN([.D336])-LN([.$B$2])) / [.$C$2] + 1 / [.$A$2])" office:value-type="float" office:value="300.040920963233" calcext:value-type="float">
            <text:p>300,040920963233</text:p>
          </table:table-cell>
          <table:table-cell table:formula="of:=[.E336]-273" office:value-type="float" office:value="27.0409209632335" calcext:value-type="float">
            <text:p>27,0409209632335</text:p>
          </table:table-cell>
          <table:table-cell table:formula="of:=[.A336]*330/16384-[.$E336]*[.$E$2]+[.$F$2]-273" office:value-type="float" office:value="20.5791803059602" calcext:value-type="float">
            <text:p>20,5791803059602</text:p>
          </table:table-cell>
          <table:table-cell table:formula="of:=[.B336]*330/16384-[.$E336]*[.$E$2]+[.$F$2]-273" office:value-type="float" office:value="33.1072564778352" calcext:value-type="float">
            <text:p>33,1072564778352</text:p>
          </table:table-cell>
          <table:table-cell table:formula="of:=[.C336]*330/16384-[.$E336]*[.$E$2]+[.$F$2]-273" office:value-type="float" office:value="23.3788629231477" calcext:value-type="float">
            <text:p>23,3788629231477</text:p>
          </table:table-cell>
        </table:table-row>
        <table:table-row table:style-name="ro1">
          <table:table-cell office:value-type="float" office:value="15199" calcext:value-type="float">
            <text:p>15199</text:p>
          </table:table-cell>
          <table:table-cell office:value-type="float" office:value="15814" calcext:value-type="float">
            <text:p>15814</text:p>
          </table:table-cell>
          <table:table-cell office:value-type="float" office:value="15334" calcext:value-type="float">
            <text:p>15334</text:p>
          </table:table-cell>
          <table:table-cell office:value-type="float" office:value="6571" calcext:value-type="float">
            <text:p>6571</text:p>
          </table:table-cell>
          <table:table-cell table:formula="of:=1 / ( (LN([.D337])-LN([.$B$2])) / [.$C$2] + 1 / [.$A$2])" office:value-type="float" office:value="300.040920963233" calcext:value-type="float">
            <text:p>300,040920963233</text:p>
          </table:table-cell>
          <table:table-cell table:formula="of:=[.E337]-273" office:value-type="float" office:value="27.0409209632335" calcext:value-type="float">
            <text:p>27,0409209632335</text:p>
          </table:table-cell>
          <table:table-cell table:formula="of:=[.A337]*330/16384-[.$E337]*[.$E$2]+[.$F$2]-273" office:value-type="float" office:value="20.5791803059602" calcext:value-type="float">
            <text:p>20,5791803059602</text:p>
          </table:table-cell>
          <table:table-cell table:formula="of:=[.B337]*330/16384-[.$E337]*[.$E$2]+[.$F$2]-273" office:value-type="float" office:value="32.9662652668977" calcext:value-type="float">
            <text:p>32,9662652668977</text:p>
          </table:table-cell>
          <table:table-cell table:formula="of:=[.C337]*330/16384-[.$E337]*[.$E$2]+[.$F$2]-273" office:value-type="float" office:value="23.2982965168977" calcext:value-type="float">
            <text:p>23,2982965168977</text:p>
          </table:table-cell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float" office:value="15816" calcext:value-type="float">
            <text:p>15816</text:p>
          </table:table-cell>
          <table:table-cell office:value-type="float" office:value="15341" calcext:value-type="float">
            <text:p>15341</text:p>
          </table:table-cell>
          <table:table-cell office:value-type="float" office:value="6571" calcext:value-type="float">
            <text:p>6571</text:p>
          </table:table-cell>
          <table:table-cell table:formula="of:=1 / ( (LN([.D338])-LN([.$B$2])) / [.$C$2] + 1 / [.$A$2])" office:value-type="float" office:value="300.040920963233" calcext:value-type="float">
            <text:p>300,040920963233</text:p>
          </table:table-cell>
          <table:table-cell table:formula="of:=[.E338]-273" office:value-type="float" office:value="27.0409209632335" calcext:value-type="float">
            <text:p>27,0409209632335</text:p>
          </table:table-cell>
          <table:table-cell table:formula="of:=[.A338]*330/16384-[.$E338]*[.$E$2]+[.$F$2]-273" office:value-type="float" office:value="20.6194635090852" calcext:value-type="float">
            <text:p>20,6194635090852</text:p>
          </table:table-cell>
          <table:table-cell table:formula="of:=[.B338]*330/16384-[.$E338]*[.$E$2]+[.$F$2]-273" office:value-type="float" office:value="33.0065484700227" calcext:value-type="float">
            <text:p>33,0065484700227</text:p>
          </table:table-cell>
          <table:table-cell table:formula="of:=[.C338]*330/16384-[.$E338]*[.$E$2]+[.$F$2]-273" office:value-type="float" office:value="23.4392877278352" calcext:value-type="float">
            <text:p>23,4392877278352</text:p>
          </table:table-cell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float" office:value="15816" calcext:value-type="float">
            <text:p>15816</text:p>
          </table:table-cell>
          <table:table-cell office:value-type="float" office:value="15338" calcext:value-type="float">
            <text:p>15338</text:p>
          </table:table-cell>
          <table:table-cell office:value-type="float" office:value="6571" calcext:value-type="float">
            <text:p>6571</text:p>
          </table:table-cell>
          <table:table-cell table:formula="of:=1 / ( (LN([.D339])-LN([.$B$2])) / [.$C$2] + 1 / [.$A$2])" office:value-type="float" office:value="300.040920963233" calcext:value-type="float">
            <text:p>300,040920963233</text:p>
          </table:table-cell>
          <table:table-cell table:formula="of:=[.E339]-273" office:value-type="float" office:value="27.0409209632335" calcext:value-type="float">
            <text:p>27,0409209632335</text:p>
          </table:table-cell>
          <table:table-cell table:formula="of:=[.A339]*330/16384-[.$E339]*[.$E$2]+[.$F$2]-273" office:value-type="float" office:value="20.6194635090852" calcext:value-type="float">
            <text:p>20,6194635090852</text:p>
          </table:table-cell>
          <table:table-cell table:formula="of:=[.B339]*330/16384-[.$E339]*[.$E$2]+[.$F$2]-273" office:value-type="float" office:value="33.0065484700227" calcext:value-type="float">
            <text:p>33,0065484700227</text:p>
          </table:table-cell>
          <table:table-cell table:formula="of:=[.C339]*330/16384-[.$E339]*[.$E$2]+[.$F$2]-273" office:value-type="float" office:value="23.3788629231477" calcext:value-type="float">
            <text:p>23,3788629231477</text:p>
          </table:table-cell>
        </table:table-row>
        <table:table-row table:style-name="ro1">
          <table:table-cell office:value-type="float" office:value="15196" calcext:value-type="float">
            <text:p>15196</text:p>
          </table:table-cell>
          <table:table-cell office:value-type="float" office:value="15817" calcext:value-type="float">
            <text:p>15817</text:p>
          </table:table-cell>
          <table:table-cell office:value-type="float" office:value="15332" calcext:value-type="float">
            <text:p>15332</text:p>
          </table:table-cell>
          <table:table-cell office:value-type="float" office:value="6570" calcext:value-type="float">
            <text:p>6570</text:p>
          </table:table-cell>
          <table:table-cell table:formula="of:=1 / ( (LN([.D340])-LN([.$B$2])) / [.$C$2] + 1 / [.$A$2])" office:value-type="float" office:value="300.109443232399" calcext:value-type="float">
            <text:p>300,109443232399</text:p>
          </table:table-cell>
          <table:table-cell table:formula="of:=[.E340]-273" office:value-type="float" office:value="27.1094432323994" calcext:value-type="float">
            <text:p>27,1094432323994</text:p>
          </table:table-cell>
          <table:table-cell table:formula="of:=[.A340]*330/16384-[.$E340]*[.$E$2]+[.$F$2]-273" office:value-type="float" office:value="20.6234306678286" calcext:value-type="float">
            <text:p>20,6234306678286</text:p>
          </table:table-cell>
          <table:table-cell table:formula="of:=[.B340]*330/16384-[.$E340]*[.$E$2]+[.$F$2]-273" office:value-type="float" office:value="33.1313652381411" calcext:value-type="float">
            <text:p>33,1313652381411</text:p>
          </table:table-cell>
          <table:table-cell table:formula="of:=[.C340]*330/16384-[.$E340]*[.$E$2]+[.$F$2]-273" office:value-type="float" office:value="23.3626884803286" calcext:value-type="float">
            <text:p>23,3626884803286</text:p>
          </table:table-cell>
        </table:table-row>
        <table:table-row table:style-name="ro1">
          <table:table-cell office:value-type="float" office:value="15192" calcext:value-type="float">
            <text:p>15192</text:p>
          </table:table-cell>
          <table:table-cell office:value-type="float" office:value="15815" calcext:value-type="float">
            <text:p>15815</text:p>
          </table:table-cell>
          <table:table-cell office:value-type="float" office:value="15341" calcext:value-type="float">
            <text:p>15341</text:p>
          </table:table-cell>
          <table:table-cell office:value-type="float" office:value="6571" calcext:value-type="float">
            <text:p>6571</text:p>
          </table:table-cell>
          <table:table-cell table:formula="of:=1 / ( (LN([.D341])-LN([.$B$2])) / [.$C$2] + 1 / [.$A$2])" office:value-type="float" office:value="300.040920963233" calcext:value-type="float">
            <text:p>300,040920963233</text:p>
          </table:table-cell>
          <table:table-cell table:formula="of:=[.E341]-273" office:value-type="float" office:value="27.0409209632335" calcext:value-type="float">
            <text:p>27,0409209632335</text:p>
          </table:table-cell>
          <table:table-cell table:formula="of:=[.A341]*330/16384-[.$E341]*[.$E$2]+[.$F$2]-273" office:value-type="float" office:value="20.4381890950227" calcext:value-type="float">
            <text:p>20,4381890950227</text:p>
          </table:table-cell>
          <table:table-cell table:formula="of:=[.B341]*330/16384-[.$E341]*[.$E$2]+[.$F$2]-273" office:value-type="float" office:value="32.9864068684602" calcext:value-type="float">
            <text:p>32,9864068684602</text:p>
          </table:table-cell>
          <table:table-cell table:formula="of:=[.C341]*330/16384-[.$E341]*[.$E$2]+[.$F$2]-273" office:value-type="float" office:value="23.4392877278352" calcext:value-type="float">
            <text:p>23,4392877278352</text:p>
          </table:table-cell>
        </table:table-row>
        <table:table-row table:style-name="ro1">
          <table:table-cell office:value-type="float" office:value="15199" calcext:value-type="float">
            <text:p>15199</text:p>
          </table:table-cell>
          <table:table-cell office:value-type="float" office:value="15819" calcext:value-type="float">
            <text:p>15819</text:p>
          </table:table-cell>
          <table:table-cell office:value-type="float" office:value="15343" calcext:value-type="float">
            <text:p>15343</text:p>
          </table:table-cell>
          <table:table-cell office:value-type="float" office:value="6571" calcext:value-type="float">
            <text:p>6571</text:p>
          </table:table-cell>
          <table:table-cell table:formula="of:=1 / ( (LN([.D342])-LN([.$B$2])) / [.$C$2] + 1 / [.$A$2])" office:value-type="float" office:value="300.040920963233" calcext:value-type="float">
            <text:p>300,040920963233</text:p>
          </table:table-cell>
          <table:table-cell table:formula="of:=[.E342]-273" office:value-type="float" office:value="27.0409209632335" calcext:value-type="float">
            <text:p>27,0409209632335</text:p>
          </table:table-cell>
          <table:table-cell table:formula="of:=[.A342]*330/16384-[.$E342]*[.$E$2]+[.$F$2]-273" office:value-type="float" office:value="20.5791803059602" calcext:value-type="float">
            <text:p>20,5791803059602</text:p>
          </table:table-cell>
          <table:table-cell table:formula="of:=[.B342]*330/16384-[.$E342]*[.$E$2]+[.$F$2]-273" office:value-type="float" office:value="33.0669732747102" calcext:value-type="float">
            <text:p>33,0669732747102</text:p>
          </table:table-cell>
          <table:table-cell table:formula="of:=[.C342]*330/16384-[.$E342]*[.$E$2]+[.$F$2]-273" office:value-type="float" office:value="23.4795709309602" calcext:value-type="float">
            <text:p>23,4795709309602</text:p>
          </table:table-cell>
        </table:table-row>
        <table:table-row table:style-name="ro1">
          <table:table-cell office:value-type="float" office:value="15211" calcext:value-type="float">
            <text:p>15211</text:p>
          </table:table-cell>
          <table:table-cell office:value-type="float" office:value="15807" calcext:value-type="float">
            <text:p>15807</text:p>
          </table:table-cell>
          <table:table-cell office:value-type="float" office:value="15334" calcext:value-type="float">
            <text:p>15334</text:p>
          </table:table-cell>
          <table:table-cell office:value-type="float" office:value="6571" calcext:value-type="float">
            <text:p>6571</text:p>
          </table:table-cell>
          <table:table-cell table:formula="of:=1 / ( (LN([.D343])-LN([.$B$2])) / [.$C$2] + 1 / [.$A$2])" office:value-type="float" office:value="300.040920963233" calcext:value-type="float">
            <text:p>300,040920963233</text:p>
          </table:table-cell>
          <table:table-cell table:formula="of:=[.E343]-273" office:value-type="float" office:value="27.0409209632335" calcext:value-type="float">
            <text:p>27,0409209632335</text:p>
          </table:table-cell>
          <table:table-cell table:formula="of:=[.A343]*330/16384-[.$E343]*[.$E$2]+[.$F$2]-273" office:value-type="float" office:value="20.8208795247102" calcext:value-type="float">
            <text:p>20,8208795247102</text:p>
          </table:table-cell>
          <table:table-cell table:formula="of:=[.B343]*330/16384-[.$E343]*[.$E$2]+[.$F$2]-273" office:value-type="float" office:value="32.8252740559602" calcext:value-type="float">
            <text:p>32,8252740559602</text:p>
          </table:table-cell>
          <table:table-cell table:formula="of:=[.C343]*330/16384-[.$E343]*[.$E$2]+[.$F$2]-273" office:value-type="float" office:value="23.2982965168977" calcext:value-type="float">
            <text:p>23,2982965168977</text:p>
          </table:table-cell>
        </table:table-row>
        <table:table-row table:style-name="ro1">
          <table:table-cell office:value-type="float" office:value="15192" calcext:value-type="float">
            <text:p>15192</text:p>
          </table:table-cell>
          <table:table-cell office:value-type="float" office:value="15809" calcext:value-type="float">
            <text:p>15809</text:p>
          </table:table-cell>
          <table:table-cell office:value-type="float" office:value="15336" calcext:value-type="float">
            <text:p>15336</text:p>
          </table:table-cell>
          <table:table-cell office:value-type="float" office:value="6571" calcext:value-type="float">
            <text:p>6571</text:p>
          </table:table-cell>
          <table:table-cell table:formula="of:=1 / ( (LN([.D344])-LN([.$B$2])) / [.$C$2] + 1 / [.$A$2])" office:value-type="float" office:value="300.040920963233" calcext:value-type="float">
            <text:p>300,040920963233</text:p>
          </table:table-cell>
          <table:table-cell table:formula="of:=[.E344]-273" office:value-type="float" office:value="27.0409209632335" calcext:value-type="float">
            <text:p>27,0409209632335</text:p>
          </table:table-cell>
          <table:table-cell table:formula="of:=[.A344]*330/16384-[.$E344]*[.$E$2]+[.$F$2]-273" office:value-type="float" office:value="20.4381890950227" calcext:value-type="float">
            <text:p>20,4381890950227</text:p>
          </table:table-cell>
          <table:table-cell table:formula="of:=[.B344]*330/16384-[.$E344]*[.$E$2]+[.$F$2]-273" office:value-type="float" office:value="32.8655572590852" calcext:value-type="float">
            <text:p>32,8655572590852</text:p>
          </table:table-cell>
          <table:table-cell table:formula="of:=[.C344]*330/16384-[.$E344]*[.$E$2]+[.$F$2]-273" office:value-type="float" office:value="23.3385797200227" calcext:value-type="float">
            <text:p>23,3385797200227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15803" calcext:value-type="float">
            <text:p>15803</text:p>
          </table:table-cell>
          <table:table-cell office:value-type="float" office:value="15337" calcext:value-type="float">
            <text:p>15337</text:p>
          </table:table-cell>
          <table:table-cell office:value-type="float" office:value="6571" calcext:value-type="float">
            <text:p>6571</text:p>
          </table:table-cell>
          <table:table-cell table:formula="of:=1 / ( (LN([.D345])-LN([.$B$2])) / [.$C$2] + 1 / [.$A$2])" office:value-type="float" office:value="300.040920963233" calcext:value-type="float">
            <text:p>300,040920963233</text:p>
          </table:table-cell>
          <table:table-cell table:formula="of:=[.E345]-273" office:value-type="float" office:value="27.0409209632335" calcext:value-type="float">
            <text:p>27,0409209632335</text:p>
          </table:table-cell>
          <table:table-cell table:formula="of:=[.A345]*330/16384-[.$E345]*[.$E$2]+[.$F$2]-273" office:value-type="float" office:value="20.5993219075227" calcext:value-type="float">
            <text:p>20,5993219075227</text:p>
          </table:table-cell>
          <table:table-cell table:formula="of:=[.B345]*330/16384-[.$E345]*[.$E$2]+[.$F$2]-273" office:value-type="float" office:value="32.7447076497102" calcext:value-type="float">
            <text:p>32,7447076497102</text:p>
          </table:table-cell>
          <table:table-cell table:formula="of:=[.C345]*330/16384-[.$E345]*[.$E$2]+[.$F$2]-273" office:value-type="float" office:value="23.3587213215852" calcext:value-type="float">
            <text:p>23,3587213215852</text:p>
          </table:table-cell>
        </table:table-row>
        <table:table-row table:style-name="ro1">
          <table:table-cell office:value-type="float" office:value="15197" calcext:value-type="float">
            <text:p>15197</text:p>
          </table:table-cell>
          <table:table-cell office:value-type="float" office:value="15807" calcext:value-type="float">
            <text:p>15807</text:p>
          </table:table-cell>
          <table:table-cell office:value-type="float" office:value="15330" calcext:value-type="float">
            <text:p>15330</text:p>
          </table:table-cell>
          <table:table-cell office:value-type="float" office:value="6571" calcext:value-type="float">
            <text:p>6571</text:p>
          </table:table-cell>
          <table:table-cell table:formula="of:=1 / ( (LN([.D346])-LN([.$B$2])) / [.$C$2] + 1 / [.$A$2])" office:value-type="float" office:value="300.040920963233" calcext:value-type="float">
            <text:p>300,040920963233</text:p>
          </table:table-cell>
          <table:table-cell table:formula="of:=[.E346]-273" office:value-type="float" office:value="27.0409209632335" calcext:value-type="float">
            <text:p>27,0409209632335</text:p>
          </table:table-cell>
          <table:table-cell table:formula="of:=[.A346]*330/16384-[.$E346]*[.$E$2]+[.$F$2]-273" office:value-type="float" office:value="20.5388971028352" calcext:value-type="float">
            <text:p>20,5388971028352</text:p>
          </table:table-cell>
          <table:table-cell table:formula="of:=[.B346]*330/16384-[.$E346]*[.$E$2]+[.$F$2]-273" office:value-type="float" office:value="32.8252740559602" calcext:value-type="float">
            <text:p>32,8252740559602</text:p>
          </table:table-cell>
          <table:table-cell table:formula="of:=[.C346]*330/16384-[.$E346]*[.$E$2]+[.$F$2]-273" office:value-type="float" office:value="23.2177301106477" calcext:value-type="float">
            <text:p>23,2177301106477</text:p>
          </table:table-cell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float" office:value="15813" calcext:value-type="float">
            <text:p>15813</text:p>
          </table:table-cell>
          <table:table-cell office:value-type="float" office:value="15334" calcext:value-type="float">
            <text:p>15334</text:p>
          </table:table-cell>
          <table:table-cell office:value-type="float" office:value="6571" calcext:value-type="float">
            <text:p>6571</text:p>
          </table:table-cell>
          <table:table-cell table:formula="of:=1 / ( (LN([.D347])-LN([.$B$2])) / [.$C$2] + 1 / [.$A$2])" office:value-type="float" office:value="300.040920963233" calcext:value-type="float">
            <text:p>300,040920963233</text:p>
          </table:table-cell>
          <table:table-cell table:formula="of:=[.E347]-273" office:value-type="float" office:value="27.0409209632335" calcext:value-type="float">
            <text:p>27,0409209632335</text:p>
          </table:table-cell>
          <table:table-cell table:formula="of:=[.A347]*330/16384-[.$E347]*[.$E$2]+[.$F$2]-273" office:value-type="float" office:value="20.6194635090852" calcext:value-type="float">
            <text:p>20,6194635090852</text:p>
          </table:table-cell>
          <table:table-cell table:formula="of:=[.B347]*330/16384-[.$E347]*[.$E$2]+[.$F$2]-273" office:value-type="float" office:value="32.9461236653352" calcext:value-type="float">
            <text:p>32,9461236653352</text:p>
          </table:table-cell>
          <table:table-cell table:formula="of:=[.C347]*330/16384-[.$E347]*[.$E$2]+[.$F$2]-273" office:value-type="float" office:value="23.2982965168977" calcext:value-type="float">
            <text:p>23,2982965168977</text:p>
          </table:table-cell>
        </table:table-row>
        <table:table-row table:style-name="ro1">
          <table:table-cell office:value-type="float" office:value="15194" calcext:value-type="float">
            <text:p>15194</text:p>
          </table:table-cell>
          <table:table-cell office:value-type="float" office:value="15813" calcext:value-type="float">
            <text:p>15813</text:p>
          </table:table-cell>
          <table:table-cell office:value-type="float" office:value="15318" calcext:value-type="float">
            <text:p>15318</text:p>
          </table:table-cell>
          <table:table-cell office:value-type="float" office:value="6571" calcext:value-type="float">
            <text:p>6571</text:p>
          </table:table-cell>
          <table:table-cell table:formula="of:=1 / ( (LN([.D348])-LN([.$B$2])) / [.$C$2] + 1 / [.$A$2])" office:value-type="float" office:value="300.040920963233" calcext:value-type="float">
            <text:p>300,040920963233</text:p>
          </table:table-cell>
          <table:table-cell table:formula="of:=[.E348]-273" office:value-type="float" office:value="27.0409209632335" calcext:value-type="float">
            <text:p>27,0409209632335</text:p>
          </table:table-cell>
          <table:table-cell table:formula="of:=[.A348]*330/16384-[.$E348]*[.$E$2]+[.$F$2]-273" office:value-type="float" office:value="20.4784722981477" calcext:value-type="float">
            <text:p>20,4784722981477</text:p>
          </table:table-cell>
          <table:table-cell table:formula="of:=[.B348]*330/16384-[.$E348]*[.$E$2]+[.$F$2]-273" office:value-type="float" office:value="32.9461236653352" calcext:value-type="float">
            <text:p>32,9461236653352</text:p>
          </table:table-cell>
          <table:table-cell table:formula="of:=[.C348]*330/16384-[.$E348]*[.$E$2]+[.$F$2]-273" office:value-type="float" office:value="22.9760308918977" calcext:value-type="float">
            <text:p>22,9760308918977</text:p>
          </table:table-cell>
        </table:table-row>
        <table:table-row table:style-name="ro1">
          <table:table-cell office:value-type="float" office:value="15196" calcext:value-type="float">
            <text:p>15196</text:p>
          </table:table-cell>
          <table:table-cell office:value-type="float" office:value="15796" calcext:value-type="float">
            <text:p>15796</text:p>
          </table:table-cell>
          <table:table-cell office:value-type="float" office:value="15331" calcext:value-type="float">
            <text:p>15331</text:p>
          </table:table-cell>
          <table:table-cell office:value-type="float" office:value="6571" calcext:value-type="float">
            <text:p>6571</text:p>
          </table:table-cell>
          <table:table-cell table:formula="of:=1 / ( (LN([.D349])-LN([.$B$2])) / [.$C$2] + 1 / [.$A$2])" office:value-type="float" office:value="300.040920963233" calcext:value-type="float">
            <text:p>300,040920963233</text:p>
          </table:table-cell>
          <table:table-cell table:formula="of:=[.E349]-273" office:value-type="float" office:value="27.0409209632335" calcext:value-type="float">
            <text:p>27,0409209632335</text:p>
          </table:table-cell>
          <table:table-cell table:formula="of:=[.A349]*330/16384-[.$E349]*[.$E$2]+[.$F$2]-273" office:value-type="float" office:value="20.5187555012727" calcext:value-type="float">
            <text:p>20,5187555012727</text:p>
          </table:table-cell>
          <table:table-cell table:formula="of:=[.B349]*330/16384-[.$E349]*[.$E$2]+[.$F$2]-273" office:value-type="float" office:value="32.6037164387727" calcext:value-type="float">
            <text:p>32,6037164387727</text:p>
          </table:table-cell>
          <table:table-cell table:formula="of:=[.C349]*330/16384-[.$E349]*[.$E$2]+[.$F$2]-273" office:value-type="float" office:value="23.2378717122102" calcext:value-type="float">
            <text:p>23,2378717122102</text:p>
          </table:table-cell>
        </table:table-row>
        <table:table-row table:style-name="ro1">
          <table:table-cell office:value-type="string" calcext:value-type="string">
            <text:p>exiting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1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.00.0000</text:date>, <text:time style:data-style-name="N2" text:time-value="17:34:41.93024033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 Pokhilko</meta:initial-creator>
    <meta:creation-date>2018-04-03T00:08:24.462278304</meta:creation-date>
    <dc:date>2018-07-23T10:24:57.112380807</dc:date>
    <dc:creator>Andrey  Pokhilko</dc:creator>
    <meta:editing-duration>P1DT7H44M13S</meta:editing-duration>
    <meta:editing-cycles>25</meta:editing-cycles>
    <meta:generator>LibreOffice/6.0.3.2$Linux_X86_64 LibreOffice_project/00m0$Build-2</meta:generator>
    <meta:document-statistic meta:table-count="3" meta:cell-count="349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64cm" svg:height="13.817cm" xlink:href=".." xlink:type="simple" chart:class="chart:line" chart:style-name="ch1">
        <chart:legend chart:legend-position="end" svg:x="21.818cm" svg:y="6.02cm" style:legend-expansion="high" chart:style-name="ch2"/>
        <chart:plot-area chart:style-name="ch3" table:cell-range-address="'freshely-boiled-water'.F4:'freshely-boiled-water'.I350" chart:data-source-has-labels="row" svg:x="0.491cm" svg:y="0.276cm" svg:width="20.836cm" svg:height="13.265cm">
          <chartooo:coordinate-region svg:x="1.112cm" svg:y="0.418cm" svg:width="19.976cm" svg:height="12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reshely-boiled-water'.F5:'freshely-boiled-water'.F350" chart:label-cell-address="'freshely-boiled-water'.F4:'freshely-boiled-water'.F4" chart:class="chart:line">
            <chart:data-point chart:repeated="346"/>
          </chart:series>
          <chart:series chart:style-name="ch7" chart:values-cell-range-address="'freshely-boiled-water'.G5:'freshely-boiled-water'.G350" chart:label-cell-address="'freshely-boiled-water'.G4:'freshely-boiled-water'.G4" chart:class="chart:line">
            <chart:data-point chart:repeated="346"/>
          </chart:series>
          <chart:series chart:style-name="ch8" chart:values-cell-range-address="'freshely-boiled-water'.H5:'freshely-boiled-water'.H350" chart:label-cell-address="'freshely-boiled-water'.H4:'freshely-boiled-water'.H4" chart:class="chart:line">
            <chart:data-point chart:repeated="346"/>
          </chart:series>
          <chart:series chart:style-name="ch9" chart:values-cell-range-address="'freshely-boiled-water'.I5:'freshely-boiled-water'.I350" chart:label-cell-address="'freshely-boiled-water'.I4:'freshely-boiled-water'.I4" chart:class="chart:line">
            <chart:data-point chart:repeated="3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ice C</text:p>
                <draw:g>
                  <svg:desc>'freshely-boiled-water'.F4:'freshely-boiled-water'.F4</svg:desc>
                </draw:g>
              </table:table-cell>
              <table:table-cell office:value-type="string">
                <text:p>cmin</text:p>
                <draw:g>
                  <svg:desc>'freshely-boiled-water'.G4:'freshely-boiled-water'.G4</svg:desc>
                </draw:g>
              </table:table-cell>
              <table:table-cell office:value-type="string">
                <text:p>cmax</text:p>
                <draw:g>
                  <svg:desc>'freshely-boiled-water'.H4:'freshely-boiled-water'.H4</svg:desc>
                </draw:g>
              </table:table-cell>
              <table:table-cell office:value-type="string">
                <text:p>ccenter</text:p>
                <draw:g>
                  <svg:desc>'freshely-boiled-water'.I4:'freshely-boiled-water'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494240878413">
                <text:p>26.494240878413</text:p>
                <draw:g>
                  <svg:desc>'freshely-boiled-water'.F5:'freshely-boiled-water'.F350</svg:desc>
                </draw:g>
              </table:table-cell>
              <table:table-cell office:value-type="float" office:value="15.6553223177602">
                <text:p>15.6553223177602</text:p>
                <draw:g>
                  <svg:desc>'freshely-boiled-water'.G5:'freshely-boiled-water'.G350</svg:desc>
                </draw:g>
              </table:table-cell>
              <table:table-cell office:value-type="float" office:value="28.3243897005727">
                <text:p>28.3243897005727</text:p>
                <draw:g>
                  <svg:desc>'freshely-boiled-water'.H5:'freshely-boiled-water'.H350</svg:desc>
                </draw:g>
              </table:table-cell>
              <table:table-cell office:value-type="float" office:value="19.7239258333852">
                <text:p>19.7239258333852</text:p>
                <draw:g>
                  <svg:desc>'freshely-boiled-water'.I5:'freshely-boiled-water'.I3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5.5747559115102">
                <text:p>15.5747559115102</text:p>
              </table:table-cell>
              <table:table-cell office:value-type="float" office:value="28.1229736849477">
                <text:p>28.1229736849477</text:p>
              </table:table-cell>
              <table:table-cell office:value-type="float" office:value="19.7642090365102">
                <text:p>19.7642090365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5.8365967318227">
                <text:p>15.8365967318227</text:p>
              </table:table-cell>
              <table:table-cell office:value-type="float" office:value="27.9014160677602">
                <text:p>27.9014160677602</text:p>
              </table:table-cell>
              <table:table-cell office:value-type="float" office:value="19.3613770052602">
                <text:p>19.3613770052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5.6351807161977">
                <text:p>15.6351807161977</text:p>
              </table:table-cell>
              <table:table-cell office:value-type="float" office:value="27.7201416536977">
                <text:p>27.7201416536977</text:p>
              </table:table-cell>
              <table:table-cell office:value-type="float" office:value="19.2606689974477">
                <text:p>19.2606689974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5.7358887240102">
                <text:p>15.7358887240102</text:p>
              </table:table-cell>
              <table:table-cell office:value-type="float" office:value="27.5791504427602">
                <text:p>27.5791504427602</text:p>
              </table:table-cell>
              <table:table-cell office:value-type="float" office:value="19.0391113802602">
                <text:p>19.0391113802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5.5344727083852">
                <text:p>15.5344727083852</text:p>
              </table:table-cell>
              <table:table-cell office:value-type="float" office:value="27.5992920443227">
                <text:p>27.5992920443227</text:p>
              </table:table-cell>
              <table:table-cell office:value-type="float" office:value="18.9988281771352">
                <text:p>18.9988281771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5.6351807161977">
                <text:p>15.6351807161977</text:p>
              </table:table-cell>
              <table:table-cell office:value-type="float" office:value="27.2971680208852">
                <text:p>27.2971680208852</text:p>
              </table:table-cell>
              <table:table-cell office:value-type="float" office:value="18.7571289583852">
                <text:p>18.7571289583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5.4539063021352">
                <text:p>15.4539063021352</text:p>
              </table:table-cell>
              <table:table-cell office:value-type="float" office:value="27.2166016146352">
                <text:p>27.2166016146352</text:p>
              </table:table-cell>
              <table:table-cell office:value-type="float" office:value="18.5154297396352">
                <text:p>18.5154297396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5.5948975130727">
                <text:p>15.5948975130727</text:p>
              </table:table-cell>
              <table:table-cell office:value-type="float" office:value="27.0957520052602">
                <text:p>27.0957520052602</text:p>
              </table:table-cell>
              <table:table-cell office:value-type="float" office:value="18.2938721224477">
                <text:p>18.2938721224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5.6553223177602">
                <text:p>15.6553223177602</text:p>
              </table:table-cell>
              <table:table-cell office:value-type="float" office:value="26.9346191927602">
                <text:p>26.9346191927602</text:p>
              </table:table-cell>
              <table:table-cell office:value-type="float" office:value="18.2938721224477">
                <text:p>18.2938721224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4260925461237">
                <text:p>26.4260925461237</text:p>
              </table:table-cell>
              <table:table-cell office:value-type="float" office:value="15.6317847864183">
                <text:p>15.6317847864183</text:p>
              </table:table-cell>
              <table:table-cell office:value-type="float" office:value="26.8103736536058">
                <text:p>26.8103736536058</text:p>
              </table:table-cell>
              <table:table-cell office:value-type="float" office:value="17.9682105676683">
                <text:p>17.9682105676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5.7761719271352">
                <text:p>15.7761719271352</text:p>
              </table:table-cell>
              <table:table-cell office:value-type="float" office:value="26.8540527865102">
                <text:p>26.8540527865102</text:p>
              </table:table-cell>
              <table:table-cell office:value-type="float" office:value="17.9917480990102">
                <text:p>17.9917480990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5.7761719271352">
                <text:p>15.7761719271352</text:p>
              </table:table-cell>
              <table:table-cell office:value-type="float" office:value="26.7533447786977">
                <text:p>26.7533447786977</text:p>
              </table:table-cell>
              <table:table-cell office:value-type="float" office:value="17.8910400911977">
                <text:p>17.8910400911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5.8164551302602">
                <text:p>15.8164551302602</text:p>
              </table:table-cell>
              <table:table-cell office:value-type="float" office:value="26.6123535677602">
                <text:p>26.6123535677602</text:p>
              </table:table-cell>
              <table:table-cell office:value-type="float" office:value="17.7701904818227">
                <text:p>17.7701904818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5.6553223177602">
                <text:p>15.6553223177602</text:p>
              </table:table-cell>
              <table:table-cell office:value-type="float" office:value="26.7936279818227">
                <text:p>26.7936279818227</text:p>
              </table:table-cell>
              <table:table-cell office:value-type="float" office:value="17.6090576693227">
                <text:p>17.6090576693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5624306047353">
                <text:p>26.5624306047353</text:p>
              </table:table-cell>
              <table:table-cell office:value-type="float" office:value="15.8400558954579">
                <text:p>15.8400558954579</text:p>
              </table:table-cell>
              <table:table-cell office:value-type="float" office:value="26.7366623407703">
                <text:p>26.7366623407703</text:p>
              </table:table-cell>
              <table:table-cell office:value-type="float" office:value="17.6930832392079">
                <text:p>17.6930832392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5.8365967318227">
                <text:p>15.8365967318227</text:p>
              </table:table-cell>
              <table:table-cell office:value-type="float" office:value="29.7544434115102">
                <text:p>29.7544434115102</text:p>
              </table:table-cell>
              <table:table-cell office:value-type="float" office:value="17.4277832552602">
                <text:p>17.427783255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6.5818359896352">
                <text:p>16.5818359896352</text:p>
              </table:table-cell>
              <table:table-cell office:value-type="float" office:value="31.3254883333852">
                <text:p>31.3254883333852</text:p>
              </table:table-cell>
              <table:table-cell office:value-type="float" office:value="17.3875000521352">
                <text:p>17.3875000521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6.5415527865102">
                <text:p>16.5415527865102</text:p>
              </table:table-cell>
              <table:table-cell office:value-type="float" office:value="31.1844971224477">
                <text:p>31.1844971224477</text:p>
              </table:table-cell>
              <table:table-cell office:value-type="float" office:value="17.3472168490102">
                <text:p>17.34721684901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6.7571854485396">
                <text:p>16.7571854485396</text:p>
              </table:table-cell>
              <table:table-cell office:value-type="float" office:value="33.7164139641646">
                <text:p>33.7164139641646</text:p>
              </table:table-cell>
              <table:table-cell office:value-type="float" office:value="20.9264969719771">
                <text:p>20.92649697197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6306617636062">
                <text:p>26.6306617636062</text:p>
              </table:table-cell>
              <table:table-cell office:value-type="float" office:value="16.9312248361609">
                <text:p>16.9312248361609</text:p>
              </table:table-cell>
              <table:table-cell office:value-type="float" office:value="34.6961174142859">
                <text:p>34.6961174142859</text:p>
              </table:table-cell>
              <table:table-cell office:value-type="float" office:value="20.7782707345984">
                <text:p>20.77827073459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5624306047353">
                <text:p>26.5624306047353</text:p>
              </table:table-cell>
              <table:table-cell office:value-type="float" office:value="16.8269943720204">
                <text:p>16.8269943720204</text:p>
              </table:table-cell>
              <table:table-cell office:value-type="float" office:value="34.3501877313953">
                <text:p>34.3501877313953</text:p>
              </table:table-cell>
              <table:table-cell office:value-type="float" office:value="20.6136154657703">
                <text:p>20.61361546577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5624306047353">
                <text:p>26.5624306047353</text:p>
              </table:table-cell>
              <table:table-cell office:value-type="float" office:value="19.7475265985829">
                <text:p>19.7475265985829</text:p>
              </table:table-cell>
              <table:table-cell office:value-type="float" office:value="34.3300461298328">
                <text:p>34.3300461298328</text:p>
              </table:table-cell>
              <table:table-cell office:value-type="float" office:value="20.4524826532703">
                <text:p>20.4524826532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.5624306047353">
                <text:p>26.5624306047353</text:p>
              </table:table-cell>
              <table:table-cell office:value-type="float" office:value="19.7878098017079">
                <text:p>19.7878098017079</text:p>
              </table:table-cell>
              <table:table-cell office:value-type="float" office:value="34.5516037470203">
                <text:p>34.5516037470203</text:p>
              </table:table-cell>
              <table:table-cell office:value-type="float" office:value="20.8351730829578">
                <text:p>20.83517308295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.494240878413">
                <text:p>26.494240878413</text:p>
              </table:table-cell>
              <table:table-cell office:value-type="float" office:value="19.8850586458852">
                <text:p>19.8850586458852</text:p>
              </table:table-cell>
              <table:table-cell office:value-type="float" office:value="35.7767822786977">
                <text:p>35.7767822786977</text:p>
              </table:table-cell>
              <table:table-cell office:value-type="float" office:value="25.4239990755727">
                <text:p>25.4239990755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5624306047353">
                <text:p>26.5624306047353</text:p>
              </table:table-cell>
              <table:table-cell office:value-type="float" office:value="20.3719162470203">
                <text:p>20.3719162470203</text:p>
              </table:table-cell>
              <table:table-cell office:value-type="float" office:value="36.3039230829578">
                <text:p>36.3039230829578</text:p>
              </table:table-cell>
              <table:table-cell office:value-type="float" office:value="23.8161301142078">
                <text:p>23.81613011420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5624306047353">
                <text:p>26.5624306047353</text:p>
              </table:table-cell>
              <table:table-cell office:value-type="float" office:value="20.8754562860828">
                <text:p>20.8754562860828</text:p>
              </table:table-cell>
              <table:table-cell office:value-type="float" office:value="33.4236740595203">
                <text:p>33.4236740595203</text:p>
              </table:table-cell>
              <table:table-cell office:value-type="float" office:value="24.7829269892078">
                <text:p>24.7829269892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5624306047353">
                <text:p>26.5624306047353</text:p>
              </table:table-cell>
              <table:table-cell office:value-type="float" office:value="17.2499680048329">
                <text:p>17.2499680048329</text:p>
              </table:table-cell>
              <table:table-cell office:value-type="float" office:value="34.8335861688953">
                <text:p>34.8335861688953</text:p>
              </table:table-cell>
              <table:table-cell office:value-type="float" office:value="28.4285568720203">
                <text:p>28.42855687202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5624306047353">
                <text:p>26.5624306047353</text:p>
              </table:table-cell>
              <table:table-cell office:value-type="float" office:value="16.5248703485829">
                <text:p>16.5248703485829</text:p>
              </table:table-cell>
              <table:table-cell office:value-type="float" office:value="34.5314621454578">
                <text:p>34.5314621454578</text:p>
              </table:table-cell>
              <table:table-cell office:value-type="float" office:value="20.0697922235828">
                <text:p>20.0697922235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5624306047353">
                <text:p>26.5624306047353</text:p>
              </table:table-cell>
              <table:table-cell office:value-type="float" office:value="16.5450119501454">
                <text:p>16.5450119501454</text:p>
              </table:table-cell>
              <table:table-cell office:value-type="float" office:value="31.9331955438953">
                <text:p>31.9331955438953</text:p>
              </table:table-cell>
              <table:table-cell office:value-type="float" office:value="19.9690842157704">
                <text:p>19.9690842157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.5624306047353">
                <text:p>26.5624306047353</text:p>
              </table:table-cell>
              <table:table-cell office:value-type="float" office:value="16.6054367548329">
                <text:p>16.6054367548329</text:p>
              </table:table-cell>
              <table:table-cell office:value-type="float" office:value="28.7105392938953">
                <text:p>28.7105392938953</text:p>
              </table:table-cell>
              <table:table-cell office:value-type="float" office:value="19.8079514032704">
                <text:p>19.80795140327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5624306047353">
                <text:p>26.5624306047353</text:p>
              </table:table-cell>
              <table:table-cell office:value-type="float" office:value="16.5047287470204">
                <text:p>16.5047287470204</text:p>
              </table:table-cell>
              <table:table-cell office:value-type="float" office:value="28.7508224970203">
                <text:p>28.7508224970203</text:p>
              </table:table-cell>
              <table:table-cell office:value-type="float" office:value="19.7273849970204">
                <text:p>19.72738499702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.6306617636062">
                <text:p>26.6306617636062</text:p>
              </table:table-cell>
              <table:table-cell office:value-type="float" office:value="16.6895256174109">
                <text:p>16.6895256174109</text:p>
              </table:table-cell>
              <table:table-cell office:value-type="float" office:value="28.5730705392859">
                <text:p>28.5730705392859</text:p>
              </table:table-cell>
              <table:table-cell office:value-type="float" office:value="19.7913322580359">
                <text:p>19.79133225803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5624306047353">
                <text:p>26.5624306047353</text:p>
              </table:table-cell>
              <table:table-cell office:value-type="float" office:value="16.5047287470204">
                <text:p>16.5047287470204</text:p>
              </table:table-cell>
              <table:table-cell office:value-type="float" office:value="28.5896896845203">
                <text:p>28.5896896845203</text:p>
              </table:table-cell>
              <table:table-cell office:value-type="float" office:value="19.5259689813954">
                <text:p>19.52596898139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.5624306047353">
                <text:p>26.5624306047353</text:p>
              </table:table-cell>
              <table:table-cell office:value-type="float" office:value="16.7665695673329">
                <text:p>16.7665695673329</text:p>
              </table:table-cell>
              <table:table-cell office:value-type="float" office:value="28.5292648798328">
                <text:p>28.5292648798328</text:p>
              </table:table-cell>
              <table:table-cell office:value-type="float" office:value="19.4856857782704">
                <text:p>19.48568577827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.5624306047353">
                <text:p>26.5624306047353</text:p>
              </table:table-cell>
              <table:table-cell office:value-type="float" office:value="16.6658615595204">
                <text:p>16.6658615595204</text:p>
              </table:table-cell>
              <table:table-cell office:value-type="float" office:value="28.4889816767078">
                <text:p>28.4889816767078</text:p>
              </table:table-cell>
              <table:table-cell office:value-type="float" office:value="19.5259689813954">
                <text:p>19.52596898139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306617636062">
                <text:p>26.6306617636062</text:p>
              </table:table-cell>
              <table:table-cell office:value-type="float" office:value="16.8103752267859">
                <text:p>16.8103752267859</text:p>
              </table:table-cell>
              <table:table-cell office:value-type="float" office:value="28.5529289377234">
                <text:p>28.5529289377234</text:p>
              </table:table-cell>
              <table:table-cell office:value-type="float" office:value="19.5697746408484">
                <text:p>19.56977464084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6306617636062">
                <text:p>26.6306617636062</text:p>
              </table:table-cell>
              <table:table-cell office:value-type="float" office:value="17.0319328439734">
                <text:p>17.0319328439734</text:p>
              </table:table-cell>
              <table:table-cell office:value-type="float" office:value="28.4522209299109">
                <text:p>28.4522209299109</text:p>
              </table:table-cell>
              <table:table-cell office:value-type="float" office:value="19.5899162424109">
                <text:p>19.58991624241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6.781039738254">
                <text:p>16.781039738254</text:p>
              </table:table-cell>
              <table:table-cell office:value-type="float" office:value="29.8126559491915">
                <text:p>29.8126559491915</text:p>
              </table:table-cell>
              <table:table-cell office:value-type="float" office:value="21.2726168866915">
                <text:p>21.27261688669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6.8139610347138">
                <text:p>16.8139610347138</text:p>
              </table:table-cell>
              <table:table-cell office:value-type="float" office:value="29.5635948237763">
                <text:p>29.5635948237763</text:p>
              </table:table-cell>
              <table:table-cell office:value-type="float" office:value="20.9631309565888">
                <text:p>20.9631309565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6.7132530269013">
                <text:p>16.7132530269013</text:p>
              </table:table-cell>
              <table:table-cell office:value-type="float" office:value="29.5434532222138">
                <text:p>29.5434532222138</text:p>
              </table:table-cell>
              <table:table-cell office:value-type="float" office:value="20.8221397456513">
                <text:p>20.8221397456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6.8139610347138">
                <text:p>16.8139610347138</text:p>
              </table:table-cell>
              <table:table-cell office:value-type="float" office:value="29.5031700190888">
                <text:p>29.5031700190888</text:p>
              </table:table-cell>
              <table:table-cell office:value-type="float" office:value="20.8825645503388">
                <text:p>20.88256455033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6306617636062">
                <text:p>26.6306617636062</text:p>
              </table:table-cell>
              <table:table-cell office:value-type="float" office:value="16.9110832345984">
                <text:p>16.9110832345984</text:p>
              </table:table-cell>
              <table:table-cell office:value-type="float" office:value="29.2981681955359">
                <text:p>29.2981681955359</text:p>
              </table:table-cell>
              <table:table-cell office:value-type="float" office:value="20.9595451486609">
                <text:p>20.95954514866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6306617636062">
                <text:p>26.6306617636062</text:p>
              </table:table-cell>
              <table:table-cell office:value-type="float" office:value="16.8305168283484">
                <text:p>16.8305168283484</text:p>
              </table:table-cell>
              <table:table-cell office:value-type="float" office:value="29.3183097970984">
                <text:p>29.3183097970984</text:p>
              </table:table-cell>
              <table:table-cell office:value-type="float" office:value="20.5365715158484">
                <text:p>20.53657151584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.6306617636062">
                <text:p>26.6306617636062</text:p>
              </table:table-cell>
              <table:table-cell office:value-type="float" office:value="17.0319328439734">
                <text:p>17.0319328439734</text:p>
              </table:table-cell>
              <table:table-cell office:value-type="float" office:value="29.1974601877234">
                <text:p>29.1974601877234</text:p>
              </table:table-cell>
              <table:table-cell office:value-type="float" office:value="20.6977043283484">
                <text:p>20.69770432834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.6306617636062">
                <text:p>26.6306617636062</text:p>
              </table:table-cell>
              <table:table-cell office:value-type="float" office:value="17.0117912424109">
                <text:p>17.0117912424109</text:p>
              </table:table-cell>
              <table:table-cell office:value-type="float" office:value="29.3183097970984">
                <text:p>29.3183097970984</text:p>
              </table:table-cell>
              <table:table-cell office:value-type="float" office:value="20.5164299142859">
                <text:p>20.51642991428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7.0959434565888">
                <text:p>17.0959434565888</text:p>
              </table:table-cell>
              <table:table-cell office:value-type="float" office:value="29.4226036128388">
                <text:p>29.4226036128388</text:p>
              </table:table-cell>
              <table:table-cell office:value-type="float" office:value="20.7415733394013">
                <text:p>20.74157333940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6.8945274409638">
                <text:p>16.8945274409638</text:p>
              </table:table-cell>
              <table:table-cell office:value-type="float" office:value="29.2614708003388">
                <text:p>29.2614708003388</text:p>
              </table:table-cell>
              <table:table-cell office:value-type="float" office:value="20.6005821284638">
                <text:p>20.6005821284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7.2167930659638">
                <text:p>17.2167930659638</text:p>
              </table:table-cell>
              <table:table-cell office:value-type="float" office:value="29.2614708003388">
                <text:p>29.2614708003388</text:p>
              </table:table-cell>
              <table:table-cell office:value-type="float" office:value="20.6408653315888">
                <text:p>20.64086533158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7.1160850581513">
                <text:p>17.1160850581513</text:p>
              </table:table-cell>
              <table:table-cell office:value-type="float" office:value="29.2816124019013">
                <text:p>29.2816124019013</text:p>
              </table:table-cell>
              <table:table-cell office:value-type="float" office:value="20.3588829097138">
                <text:p>20.3588829097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7.3175010737763">
                <text:p>17.3175010737763</text:p>
              </table:table-cell>
              <table:table-cell office:value-type="float" office:value="29.1607627925263">
                <text:p>29.1607627925263</text:p>
              </table:table-cell>
              <table:table-cell office:value-type="float" office:value="20.4595909175263">
                <text:p>20.45959091752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.6306617636062">
                <text:p>26.6306617636062</text:p>
              </table:table-cell>
              <table:table-cell office:value-type="float" office:value="16.8909416330359">
                <text:p>16.8909416330359</text:p>
              </table:table-cell>
              <table:table-cell office:value-type="float" office:value="29.0766105783484">
                <text:p>29.0766105783484</text:p>
              </table:table-cell>
              <table:table-cell office:value-type="float" office:value="20.3150138986609">
                <text:p>20.31501389866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306617636062">
                <text:p>26.6306617636062</text:p>
              </table:table-cell>
              <table:table-cell office:value-type="float" office:value="17.0722160470984">
                <text:p>17.0722160470984</text:p>
              </table:table-cell>
              <table:table-cell office:value-type="float" office:value="28.9759025705359">
                <text:p>28.9759025705359</text:p>
              </table:table-cell>
              <table:table-cell office:value-type="float" office:value="20.2545890939734">
                <text:p>20.25458909397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6306617636062">
                <text:p>26.6306617636062</text:p>
              </table:table-cell>
              <table:table-cell office:value-type="float" office:value="17.0319328439734">
                <text:p>17.0319328439734</text:p>
              </table:table-cell>
              <table:table-cell office:value-type="float" office:value="29.0766105783484">
                <text:p>29.0766105783484</text:p>
              </table:table-cell>
              <table:table-cell office:value-type="float" office:value="20.2545890939734">
                <text:p>20.2545890939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.6306617636062">
                <text:p>26.6306617636062</text:p>
              </table:table-cell>
              <table:table-cell office:value-type="float" office:value="17.1527824533484">
                <text:p>17.1527824533484</text:p>
              </table:table-cell>
              <table:table-cell office:value-type="float" office:value="28.9154777658484">
                <text:p>28.9154777658484</text:p>
              </table:table-cell>
              <table:table-cell office:value-type="float" office:value="20.2344474924109">
                <text:p>20.2344474924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7.4182090815888">
                <text:p>17.4182090815888</text:p>
              </table:table-cell>
              <table:table-cell office:value-type="float" office:value="29.0600547847138">
                <text:p>29.0600547847138</text:p>
              </table:table-cell>
              <table:table-cell office:value-type="float" office:value="20.2783165034638">
                <text:p>20.27831650346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7.2570762690888">
                <text:p>17.2570762690888</text:p>
              </table:table-cell>
              <table:table-cell office:value-type="float" office:value="28.9996299800263">
                <text:p>28.9996299800263</text:p>
              </table:table-cell>
              <table:table-cell office:value-type="float" office:value="20.0769004878388">
                <text:p>20.0769004878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7.2077895879865">
                <text:p>17.2077895879865</text:p>
              </table:table-cell>
              <table:table-cell office:value-type="float" office:value="30.118556189549">
                <text:p>30.118556189549</text:p>
              </table:table-cell>
              <table:table-cell office:value-type="float" office:value="21.215968298924">
                <text:p>21.2159682989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6.9384598626021">
                <text:p>16.9384598626021</text:p>
              </table:table-cell>
              <table:table-cell office:value-type="float" office:value="29.9096512688521">
                <text:p>29.9096512688521</text:p>
              </table:table-cell>
              <table:table-cell office:value-type="float" office:value="20.9466385735396">
                <text:p>20.94663857353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6.8377518547896">
                <text:p>16.8377518547896</text:p>
              </table:table-cell>
              <table:table-cell office:value-type="float" office:value="29.7082352532271">
                <text:p>29.7082352532271</text:p>
              </table:table-cell>
              <table:table-cell office:value-type="float" office:value="20.9466385735396">
                <text:p>20.94663857353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6.7938194331513">
                <text:p>16.7938194331513</text:p>
              </table:table-cell>
              <table:table-cell office:value-type="float" office:value="29.6441612300263">
                <text:p>29.6441612300263</text:p>
              </table:table-cell>
              <table:table-cell office:value-type="float" office:value="20.7214317378388">
                <text:p>20.72143173783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6.8743858394013">
                <text:p>16.8743858394013</text:p>
              </table:table-cell>
              <table:table-cell office:value-type="float" office:value="29.6441612300263">
                <text:p>29.6441612300263</text:p>
              </table:table-cell>
              <table:table-cell office:value-type="float" office:value="20.7415733394013">
                <text:p>20.7415733394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6.7132530269013">
                <text:p>16.7132530269013</text:p>
              </table:table-cell>
              <table:table-cell office:value-type="float" office:value="29.4830284175263">
                <text:p>29.4830284175263</text:p>
              </table:table-cell>
              <table:table-cell office:value-type="float" office:value="20.7214317378388">
                <text:p>20.72143173783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6.7938194331513">
                <text:p>16.7938194331513</text:p>
              </table:table-cell>
              <table:table-cell office:value-type="float" office:value="29.4830284175263">
                <text:p>29.4830284175263</text:p>
              </table:table-cell>
              <table:table-cell office:value-type="float" office:value="20.6005821284638">
                <text:p>20.60058212846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7.0758018550263">
                <text:p>17.0758018550263</text:p>
              </table:table-cell>
              <table:table-cell office:value-type="float" office:value="29.4830284175263">
                <text:p>29.4830284175263</text:p>
              </table:table-cell>
              <table:table-cell office:value-type="float" office:value="20.7617149409638">
                <text:p>20.76171494096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6.8542442378388">
                <text:p>16.8542442378388</text:p>
              </table:table-cell>
              <table:table-cell office:value-type="float" office:value="29.3621788081513">
                <text:p>29.3621788081513</text:p>
              </table:table-cell>
              <table:table-cell office:value-type="float" office:value="20.6811485347138">
                <text:p>20.68114853471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6.8981766594771">
                <text:p>16.8981766594771</text:p>
              </table:table-cell>
              <table:table-cell office:value-type="float" office:value="29.4866776360396">
                <text:p>29.4866776360396</text:p>
              </table:table-cell>
              <table:table-cell office:value-type="float" office:value="20.7049393547896">
                <text:p>20.70493935478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7.0593094719771">
                <text:p>17.0593094719771</text:p>
              </table:table-cell>
              <table:table-cell office:value-type="float" office:value="29.5068192376021">
                <text:p>29.5068192376021</text:p>
              </table:table-cell>
              <table:table-cell office:value-type="float" office:value="20.5639481438521">
                <text:p>20.56394814385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6.7974686516646">
                <text:p>16.7974686516646</text:p>
              </table:table-cell>
              <table:table-cell office:value-type="float" office:value="29.5873856438521">
                <text:p>29.5873856438521</text:p>
              </table:table-cell>
              <table:table-cell office:value-type="float" office:value="20.4028153313521">
                <text:p>20.40281533135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.6306617636062">
                <text:p>26.6306617636062</text:p>
              </table:table-cell>
              <table:table-cell office:value-type="float" office:value="16.7902336252234">
                <text:p>16.7902336252234</text:p>
              </table:table-cell>
              <table:table-cell office:value-type="float" office:value="29.2780265939734">
                <text:p>29.2780265939734</text:p>
              </table:table-cell>
              <table:table-cell office:value-type="float" office:value="20.2948722970984">
                <text:p>20.29487229709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6.8945274409638">
                <text:p>16.8945274409638</text:p>
              </table:table-cell>
              <table:table-cell office:value-type="float" office:value="29.3017540034638">
                <text:p>29.3017540034638</text:p>
              </table:table-cell>
              <table:table-cell office:value-type="float" office:value="20.5804405269013">
                <text:p>20.58044052690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7.1398758782271">
                <text:p>17.1398758782271</text:p>
              </table:table-cell>
              <table:table-cell office:value-type="float" office:value="29.3658280266646">
                <text:p>29.3658280266646</text:p>
              </table:table-cell>
              <table:table-cell office:value-type="float" office:value="20.4430985344771">
                <text:p>20.44309853447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7.2405838860396">
                <text:p>17.2405838860396</text:p>
              </table:table-cell>
              <table:table-cell office:value-type="float" office:value="29.2248368157271">
                <text:p>29.2248368157271</text:p>
              </table:table-cell>
              <table:table-cell office:value-type="float" office:value="20.4632401360396">
                <text:p>20.46324013603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7.0355186519013">
                <text:p>17.0355186519013</text:p>
              </table:table-cell>
              <table:table-cell office:value-type="float" office:value="29.1406211909638">
                <text:p>29.1406211909638</text:p>
              </table:table-cell>
              <table:table-cell office:value-type="float" office:value="20.2178916987763">
                <text:p>20.2178916987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6.9787430657271">
                <text:p>16.9787430657271</text:p>
              </table:table-cell>
              <table:table-cell office:value-type="float" office:value="29.2651200188521">
                <text:p>29.2651200188521</text:p>
              </table:table-cell>
              <table:table-cell office:value-type="float" office:value="20.2013993157271">
                <text:p>20.20139931572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6.9750938472138">
                <text:p>16.9750938472138</text:p>
              </table:table-cell>
              <table:table-cell office:value-type="float" office:value="29.2413291987763">
                <text:p>29.2413291987763</text:p>
              </table:table-cell>
              <table:table-cell office:value-type="float" office:value="20.1977500972138">
                <text:p>20.19775009721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7.0466567754865">
                <text:p>17.0466567754865</text:p>
              </table:table-cell>
              <table:table-cell office:value-type="float" office:value="29.997706580174">
                <text:p>29.997706580174</text:p>
              </table:table-cell>
              <table:table-cell office:value-type="float" office:value="21.2361099004865">
                <text:p>21.23610990048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1234469648165">
                <text:p>17.1234469648165</text:p>
              </table:table-cell>
              <table:table-cell office:value-type="float" office:value="29.873080753879">
                <text:p>29.873080753879</text:p>
              </table:table-cell>
              <table:table-cell office:value-type="float" office:value="21.1114840741915">
                <text:p>21.11148407419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183871769504">
                <text:p>17.183871769504</text:p>
              </table:table-cell>
              <table:table-cell office:value-type="float" office:value="29.953647160129">
                <text:p>29.953647160129</text:p>
              </table:table-cell>
              <table:table-cell office:value-type="float" office:value="21.0712008710665">
                <text:p>21.07120087106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6.9384598626021">
                <text:p>16.9384598626021</text:p>
              </table:table-cell>
              <table:table-cell office:value-type="float" office:value="29.6880936516646">
                <text:p>29.6880936516646</text:p>
              </table:table-cell>
              <table:table-cell office:value-type="float" office:value="20.9869217766646">
                <text:p>20.98692177666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6.9183182610396">
                <text:p>16.9183182610396</text:p>
              </table:table-cell>
              <table:table-cell office:value-type="float" office:value="29.7283768547896">
                <text:p>29.7283768547896</text:p>
              </table:table-cell>
              <table:table-cell office:value-type="float" office:value="21.0674881829146">
                <text:p>21.06748818291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6.9549522456513">
                <text:p>16.9549522456513</text:p>
              </table:table-cell>
              <table:table-cell office:value-type="float" office:value="29.5031700190888">
                <text:p>29.5031700190888</text:p>
              </table:table-cell>
              <table:table-cell office:value-type="float" office:value="21.0034141597138">
                <text:p>21.0034141597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6.8578934563521">
                <text:p>16.8578934563521</text:p>
              </table:table-cell>
              <table:table-cell office:value-type="float" office:value="29.6880936516646">
                <text:p>29.6880936516646</text:p>
              </table:table-cell>
              <table:table-cell office:value-type="float" office:value="21.0876297844771">
                <text:p>21.08762978447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7.1398758782271">
                <text:p>17.1398758782271</text:p>
              </table:table-cell>
              <table:table-cell office:value-type="float" office:value="29.6276688469771">
                <text:p>29.6276688469771</text:p>
              </table:table-cell>
              <table:table-cell office:value-type="float" office:value="20.8459305657271">
                <text:p>20.84593056572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7.0391678704146">
                <text:p>17.0391678704146</text:p>
              </table:table-cell>
              <table:table-cell office:value-type="float" office:value="29.5471024407271">
                <text:p>29.5471024407271</text:p>
              </table:table-cell>
              <table:table-cell office:value-type="float" office:value="20.8257889641646">
                <text:p>20.82578896416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224154972629">
                <text:p>17.224154972629</text:p>
              </table:table-cell>
              <table:table-cell office:value-type="float" office:value="29.711947941379">
                <text:p>29.711947941379</text:p>
              </table:table-cell>
              <table:table-cell office:value-type="float" office:value="20.849643253879">
                <text:p>20.8496432538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7.0794510735396">
                <text:p>17.0794510735396</text:p>
              </table:table-cell>
              <table:table-cell office:value-type="float" office:value="29.5471024407271">
                <text:p>29.5471024407271</text:p>
              </table:table-cell>
              <table:table-cell office:value-type="float" office:value="20.9264969719771">
                <text:p>20.92649697197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7.0593094719771">
                <text:p>17.0593094719771</text:p>
              </table:table-cell>
              <table:table-cell office:value-type="float" office:value="29.4463944329146">
                <text:p>29.4463944329146</text:p>
              </table:table-cell>
              <table:table-cell office:value-type="float" office:value="20.7452225579146">
                <text:p>20.7452225579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7.2003006829146">
                <text:p>17.2003006829146</text:p>
              </table:table-cell>
              <table:table-cell office:value-type="float" office:value="29.4061112297896">
                <text:p>29.4061112297896</text:p>
              </table:table-cell>
              <table:table-cell office:value-type="float" office:value="20.6243729485396">
                <text:p>20.62437294853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3248629804415">
                <text:p>17.3248629804415</text:p>
              </table:table-cell>
              <table:table-cell office:value-type="float" office:value="29.4501071210665">
                <text:p>29.4501071210665</text:p>
              </table:table-cell>
              <table:table-cell office:value-type="float" office:value="20.7892184491915">
                <text:p>20.78921844919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4457125898165">
                <text:p>17.4457125898165</text:p>
              </table:table-cell>
              <table:table-cell office:value-type="float" office:value="29.5306735273165">
                <text:p>29.5306735273165</text:p>
              </table:table-cell>
              <table:table-cell office:value-type="float" office:value="20.7892184491915">
                <text:p>20.78921844919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7.2607254876021">
                <text:p>17.2607254876021</text:p>
              </table:table-cell>
              <table:table-cell office:value-type="float" office:value="29.4262528313521">
                <text:p>29.4262528313521</text:p>
              </table:table-cell>
              <table:table-cell office:value-type="float" office:value="20.5840897454146">
                <text:p>20.5840897454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7.3614334954146">
                <text:p>17.3614334954146</text:p>
              </table:table-cell>
              <table:table-cell office:value-type="float" office:value="29.3255448235396">
                <text:p>29.3255448235396</text:p>
              </table:table-cell>
              <table:table-cell office:value-type="float" office:value="20.7250809563521">
                <text:p>20.72508095635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7.0391678704146">
                <text:p>17.0391678704146</text:p>
              </table:table-cell>
              <table:table-cell office:value-type="float" office:value="29.5068192376021">
                <text:p>29.5068192376021</text:p>
              </table:table-cell>
              <table:table-cell office:value-type="float" office:value="20.5438065422896">
                <text:p>20.54380654228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264438175754">
                <text:p>17.264438175754</text:p>
              </table:table-cell>
              <table:table-cell office:value-type="float" office:value="29.510531925754">
                <text:p>29.510531925754</text:p>
              </table:table-cell>
              <table:table-cell office:value-type="float" office:value="20.567660832004">
                <text:p>20.5676608320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17.3766656575227">
                <text:p>17.3766656575227</text:p>
              </table:table-cell>
              <table:table-cell office:value-type="float" office:value="30.2471490559602">
                <text:p>30.2471490559602</text:p>
              </table:table-cell>
              <table:table-cell office:value-type="float" office:value="21.5258355793977">
                <text:p>21.52583557939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6.821322941379">
                <text:p>16.821322941379</text:p>
              </table:table-cell>
              <table:table-cell office:value-type="float" office:value="29.832797550754">
                <text:p>29.832797550754</text:p>
              </table:table-cell>
              <table:table-cell office:value-type="float" office:value="20.9503512616915">
                <text:p>20.9503512616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7.1675063848615">
                <text:p>17.1675063848615</text:p>
              </table:table-cell>
              <table:table-cell office:value-type="float" office:value="29.9372817754865">
                <text:p>29.9372817754865</text:p>
              </table:table-cell>
              <table:table-cell office:value-type="float" office:value="20.933985877049">
                <text:p>20.9339858770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103305363254">
                <text:p>17.103305363254</text:p>
              </table:table-cell>
              <table:table-cell office:value-type="float" office:value="29.9335055585665">
                <text:p>29.9335055585665</text:p>
              </table:table-cell>
              <table:table-cell office:value-type="float" office:value="21.1114840741915">
                <text:p>21.11148407419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6.982455753879">
                <text:p>16.982455753879</text:p>
              </table:table-cell>
              <table:table-cell office:value-type="float" office:value="29.9737887616915">
                <text:p>29.9737887616915</text:p>
              </table:table-cell>
              <table:table-cell office:value-type="float" office:value="20.7489352460665">
                <text:p>20.74893524606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6.9988846672896">
                <text:p>16.9988846672896</text:p>
              </table:table-cell>
              <table:table-cell office:value-type="float" office:value="29.7686600579146">
                <text:p>29.7686600579146</text:p>
              </table:table-cell>
              <table:table-cell office:value-type="float" office:value="20.8660721672896">
                <text:p>20.86607216728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224154972629">
                <text:p>17.224154972629</text:p>
              </table:table-cell>
              <table:table-cell office:value-type="float" office:value="29.792514347629">
                <text:p>29.792514347629</text:p>
              </table:table-cell>
              <table:table-cell office:value-type="float" office:value="20.9906344648165">
                <text:p>20.99063446481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.6989343935875">
                <text:p>26.6989343935875</text:p>
              </table:table-cell>
              <table:table-cell office:value-type="float" office:value="16.7938194331513">
                <text:p>16.7938194331513</text:p>
              </table:table-cell>
              <table:table-cell office:value-type="float" office:value="29.5233116206513">
                <text:p>29.5233116206513</text:p>
              </table:table-cell>
              <table:table-cell office:value-type="float" office:value="20.7818565425263">
                <text:p>20.78185654252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2040133710665">
                <text:p>17.2040133710665</text:p>
              </table:table-cell>
              <table:table-cell office:value-type="float" office:value="29.752231144504">
                <text:p>29.752231144504</text:p>
              </table:table-cell>
              <table:table-cell office:value-type="float" office:value="20.849643253879">
                <text:p>20.8496432538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385287785129">
                <text:p>17.385287785129</text:p>
              </table:table-cell>
              <table:table-cell office:value-type="float" office:value="29.792514347629">
                <text:p>29.792514347629</text:p>
              </table:table-cell>
              <table:table-cell office:value-type="float" office:value="20.769076847629">
                <text:p>20.7690768476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7.2405838860396">
                <text:p>17.2405838860396</text:p>
              </table:table-cell>
              <table:table-cell office:value-type="float" office:value="29.6880936516646">
                <text:p>29.6880936516646</text:p>
              </table:table-cell>
              <table:table-cell office:value-type="float" office:value="20.3625321282271">
                <text:p>20.36253212822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7.0995926751021">
                <text:p>17.0995926751021</text:p>
              </table:table-cell>
              <table:table-cell office:value-type="float" office:value="29.5471024407271">
                <text:p>29.5471024407271</text:p>
              </table:table-cell>
              <table:table-cell office:value-type="float" office:value="20.4833817376021">
                <text:p>20.48338173760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143588566379">
                <text:p>17.143588566379</text:p>
              </table:table-cell>
              <table:table-cell office:value-type="float" office:value="29.6515231366915">
                <text:p>29.6515231366915</text:p>
              </table:table-cell>
              <table:table-cell office:value-type="float" office:value="20.6280856366915">
                <text:p>20.62808563669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7.0391678704146">
                <text:p>17.0391678704146</text:p>
              </table:table-cell>
              <table:table-cell office:value-type="float" office:value="29.6478104485396">
                <text:p>29.6478104485396</text:p>
              </table:table-cell>
              <table:table-cell office:value-type="float" office:value="20.4430985344771">
                <text:p>20.44309853447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3651461835665">
                <text:p>17.3651461835665</text:p>
              </table:table-cell>
              <table:table-cell office:value-type="float" office:value="29.470248722629">
                <text:p>29.470248722629</text:p>
              </table:table-cell>
              <table:table-cell office:value-type="float" office:value="20.5475192304415">
                <text:p>20.54751923044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103305363254">
                <text:p>17.103305363254</text:p>
              </table:table-cell>
              <table:table-cell office:value-type="float" office:value="29.429965519504">
                <text:p>29.429965519504</text:p>
              </table:table-cell>
              <table:table-cell office:value-type="float" office:value="20.4266696210665">
                <text:p>20.42666962106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6.9623141523165">
                <text:p>16.9623141523165</text:p>
              </table:table-cell>
              <table:table-cell office:value-type="float" office:value="29.510531925754">
                <text:p>29.510531925754</text:p>
              </table:table-cell>
              <table:table-cell office:value-type="float" office:value="20.3863864179415">
                <text:p>20.38638641794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224154972629">
                <text:p>17.224154972629</text:p>
              </table:table-cell>
              <table:table-cell office:value-type="float" office:value="29.591098332004">
                <text:p>29.591098332004</text:p>
              </table:table-cell>
              <table:table-cell office:value-type="float" office:value="20.406528019504">
                <text:p>20.406528019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1637301679415">
                <text:p>17.1637301679415</text:p>
              </table:table-cell>
              <table:table-cell office:value-type="float" office:value="29.510531925754">
                <text:p>29.510531925754</text:p>
              </table:table-cell>
              <table:table-cell office:value-type="float" office:value="20.3461032148165">
                <text:p>20.34610321481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17.0745416340852">
                <text:p>17.0745416340852</text:p>
              </table:table-cell>
              <table:table-cell office:value-type="float" office:value="30.1867242512727">
                <text:p>30.1867242512727</text:p>
              </table:table-cell>
              <table:table-cell office:value-type="float" office:value="21.2035699543977">
                <text:p>21.20356995439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6.865382361424">
                <text:p>16.865382361424</text:p>
              </table:table-cell>
              <table:table-cell office:value-type="float" office:value="29.917140173924">
                <text:p>29.917140173924</text:p>
              </table:table-cell>
              <table:table-cell office:value-type="float" office:value="20.9138442754865">
                <text:p>20.91384427548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6.9258071661115">
                <text:p>16.9258071661115</text:p>
              </table:table-cell>
              <table:table-cell office:value-type="float" office:value="30.0984145879865">
                <text:p>30.0984145879865</text:p>
              </table:table-cell>
              <table:table-cell office:value-type="float" office:value="20.7929946661115">
                <text:p>20.7929946661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7.147364783299">
                <text:p>17.147364783299</text:p>
              </table:table-cell>
              <table:table-cell office:value-type="float" office:value="29.9372817754865">
                <text:p>29.9372817754865</text:p>
              </table:table-cell>
              <table:table-cell office:value-type="float" office:value="21.0749770879865">
                <text:p>21.07497708798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6.905665564549">
                <text:p>16.905665564549</text:p>
              </table:table-cell>
              <table:table-cell office:value-type="float" office:value="29.9372817754865">
                <text:p>29.9372817754865</text:p>
              </table:table-cell>
              <table:table-cell office:value-type="float" office:value="20.7929946661115">
                <text:p>20.79299466611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6.6803317304415">
                <text:p>16.6803317304415</text:p>
              </table:table-cell>
              <table:table-cell office:value-type="float" office:value="29.913363957004">
                <text:p>29.913363957004</text:p>
              </table:table-cell>
              <table:table-cell office:value-type="float" office:value="20.5878024335665">
                <text:p>20.58780243356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6.8414645429415">
                <text:p>16.8414645429415</text:p>
              </table:table-cell>
              <table:table-cell office:value-type="float" office:value="29.832797550754">
                <text:p>29.832797550754</text:p>
              </table:table-cell>
              <table:table-cell office:value-type="float" office:value="20.809360050754">
                <text:p>20.8093600507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6.744532752049">
                <text:p>16.744532752049</text:p>
              </table:table-cell>
              <table:table-cell office:value-type="float" office:value="29.8969985723615">
                <text:p>29.8969985723615</text:p>
              </table:table-cell>
              <table:table-cell office:value-type="float" office:value="20.7527114629865">
                <text:p>20.75271146298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6.861606144504">
                <text:p>16.861606144504</text:p>
              </table:table-cell>
              <table:table-cell office:value-type="float" office:value="29.671664738254">
                <text:p>29.671664738254</text:p>
              </table:table-cell>
              <table:table-cell office:value-type="float" office:value="20.607944035129">
                <text:p>20.6079440351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6.905665564549">
                <text:p>16.905665564549</text:p>
              </table:table-cell>
              <table:table-cell office:value-type="float" office:value="29.836573767674">
                <text:p>29.836573767674</text:p>
              </table:table-cell>
              <table:table-cell office:value-type="float" office:value="20.692286658299">
                <text:p>20.6922866582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6.982455753879">
                <text:p>16.982455753879</text:p>
              </table:table-cell>
              <table:table-cell office:value-type="float" office:value="29.5306735273165">
                <text:p>29.5306735273165</text:p>
              </table:table-cell>
              <table:table-cell office:value-type="float" office:value="20.6280856366915">
                <text:p>20.62808563669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022738957004">
                <text:p>17.022738957004</text:p>
              </table:table-cell>
              <table:table-cell office:value-type="float" office:value="29.6112399335665">
                <text:p>29.6112399335665</text:p>
              </table:table-cell>
              <table:table-cell office:value-type="float" office:value="20.3863864179415">
                <text:p>20.38638641794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022738957004">
                <text:p>17.022738957004</text:p>
              </table:table-cell>
              <table:table-cell office:value-type="float" office:value="29.6918063398165">
                <text:p>29.6918063398165</text:p>
              </table:table-cell>
              <table:table-cell office:value-type="float" office:value="20.5072360273165">
                <text:p>20.50723602731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1234469648165">
                <text:p>17.1234469648165</text:p>
              </table:table-cell>
              <table:table-cell office:value-type="float" office:value="29.591098332004">
                <text:p>29.591098332004</text:p>
              </table:table-cell>
              <table:table-cell office:value-type="float" office:value="20.3461032148165">
                <text:p>20.34610321481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7.2883559942365">
                <text:p>17.2883559942365</text:p>
              </table:table-cell>
              <table:table-cell office:value-type="float" office:value="29.7358657598615">
                <text:p>29.7358657598615</text:p>
              </table:table-cell>
              <table:table-cell office:value-type="float" office:value="20.490870642674">
                <text:p>20.4908706426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7.1675063848615">
                <text:p>17.1675063848615</text:p>
              </table:table-cell>
              <table:table-cell office:value-type="float" office:value="29.715724158299">
                <text:p>29.715724158299</text:p>
              </table:table-cell>
              <table:table-cell office:value-type="float" office:value="20.410304236424">
                <text:p>20.4103042364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767248533292">
                <text:p>26.767248533292</text:p>
              </table:table-cell>
              <table:table-cell office:value-type="float" office:value="16.8176102532271">
                <text:p>16.8176102532271</text:p>
              </table:table-cell>
              <table:table-cell office:value-type="float" office:value="29.4262528313521">
                <text:p>29.4262528313521</text:p>
              </table:table-cell>
              <table:table-cell office:value-type="float" office:value="20.3222489251021">
                <text:p>20.3222489251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7.1272231817365">
                <text:p>17.1272231817365</text:p>
              </table:table-cell>
              <table:table-cell office:value-type="float" office:value="29.635157752049">
                <text:p>29.635157752049</text:p>
              </table:table-cell>
              <table:table-cell office:value-type="float" office:value="20.3901626348615">
                <text:p>20.39016263486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6.9623141523165">
                <text:p>16.9623141523165</text:p>
              </table:table-cell>
              <table:table-cell office:value-type="float" office:value="29.4903903241915">
                <text:p>29.4903903241915</text:p>
              </table:table-cell>
              <table:table-cell office:value-type="float" office:value="20.205112003879">
                <text:p>20.2051120038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17.4370904622102">
                <text:p>17.4370904622102</text:p>
              </table:table-cell>
              <table:table-cell office:value-type="float" office:value="36.3097711262727">
                <text:p>36.3097711262727</text:p>
              </table:table-cell>
              <table:table-cell office:value-type="float" office:value="28.3739801106477">
                <text:p>28.37398011064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5551352522547">
                <text:p>20.5551352522547</text:p>
              </table:table-cell>
              <table:table-cell office:value-type="float" office:value="36.6281332991297">
                <text:p>36.6281332991297</text:p>
              </table:table-cell>
              <table:table-cell office:value-type="float" office:value="29.2160239241297">
                <text:p>29.21602392412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6759848616297">
                <text:p>20.6759848616297</text:p>
              </table:table-cell>
              <table:table-cell office:value-type="float" office:value="35.9231772444422">
                <text:p>35.9231772444422</text:p>
              </table:table-cell>
              <table:table-cell office:value-type="float" office:value="28.6319174788172">
                <text:p>28.63191747881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20.772853064549">
                <text:p>20.772853064549</text:p>
              </table:table-cell>
              <table:table-cell office:value-type="float" office:value="35.0935317754865">
                <text:p>35.0935317754865</text:p>
              </table:table-cell>
              <table:table-cell office:value-type="float" office:value="28.3662368536115">
                <text:p>28.36623685361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21.3569595098615">
                <text:p>21.3569595098615</text:p>
              </table:table-cell>
              <table:table-cell office:value-type="float" office:value="34.8115493536115">
                <text:p>34.8115493536115</text:p>
              </table:table-cell>
              <table:table-cell office:value-type="float" office:value="28.305812048924">
                <text:p>28.3058120489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22.182765173924">
                <text:p>22.182765173924</text:p>
              </table:table-cell>
              <table:table-cell office:value-type="float" office:value="36.644435095799">
                <text:p>36.644435095799</text:p>
              </table:table-cell>
              <table:table-cell office:value-type="float" office:value="27.500147986424">
                <text:p>27.500147986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2.1463217756922">
                <text:p>22.1463217756922</text:p>
              </table:table-cell>
              <table:table-cell office:value-type="float" office:value="35.6814780256922">
                <text:p>35.6814780256922</text:p>
              </table:table-cell>
              <table:table-cell office:value-type="float" office:value="27.2824301741297">
                <text:p>27.28243017412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21.091342472629">
                <text:p>21.091342472629</text:p>
              </table:table-cell>
              <table:table-cell office:value-type="float" office:value="36.0565524335665">
                <text:p>36.0565524335665</text:p>
              </table:table-cell>
              <table:table-cell office:value-type="float" office:value="25.8649020429415">
                <text:p>25.86490204294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20.611720252049">
                <text:p>20.611720252049</text:p>
              </table:table-cell>
              <table:table-cell office:value-type="float" office:value="69.314112830174">
                <text:p>69.314112830174</text:p>
              </table:table-cell>
              <table:table-cell office:value-type="float" office:value="21.336817908299">
                <text:p>21.3368179082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8.1745864629865">
                <text:p>18.1745864629865</text:p>
              </table:table-cell>
              <table:table-cell office:value-type="float" office:value="65.567774939549">
                <text:p>65.567774939549</text:p>
              </table:table-cell>
              <table:table-cell office:value-type="float" office:value="21.5180923223615">
                <text:p>21.51809232236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828403019504">
                <text:p>17.828403019504</text:p>
              </table:table-cell>
              <table:table-cell office:value-type="float" office:value="77.1454196210665">
                <text:p>77.1454196210665</text:p>
              </table:table-cell>
              <table:table-cell office:value-type="float" office:value="52.8546481366915">
                <text:p>52.85464813669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7.8926040411115">
                <text:p>17.8926040411115</text:p>
              </table:table-cell>
              <table:table-cell office:value-type="float" office:value="74.631495642674">
                <text:p>74.631495642674</text:p>
              </table:table-cell>
              <table:table-cell office:value-type="float" office:value="24.478907752049">
                <text:p>24.4789077520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20.5915786504865">
                <text:p>20.5915786504865</text:p>
              </table:table-cell>
              <table:table-cell office:value-type="float" office:value="67.461085486424">
                <text:p>67.461085486424</text:p>
              </table:table-cell>
              <table:table-cell office:value-type="float" office:value="23.3308364629865">
                <text:p>23.33083646298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6.5229751348615">
                <text:p>16.5229751348615</text:p>
              </table:table-cell>
              <table:table-cell office:value-type="float" office:value="34.0864516973615">
                <text:p>34.0864516973615</text:p>
              </table:table-cell>
              <table:table-cell office:value-type="float" office:value="27.0771743536115">
                <text:p>27.07717435361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4859957929415">
                <text:p>17.4859957929415</text:p>
              </table:table-cell>
              <table:table-cell office:value-type="float" office:value="34.102817082004">
                <text:p>34.102817082004</text:p>
              </table:table-cell>
              <table:table-cell office:value-type="float" office:value="25.844760441379">
                <text:p>25.8447604413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6.579623722629">
                <text:p>16.579623722629</text:p>
              </table:table-cell>
              <table:table-cell office:value-type="float" office:value="31.8268161054415">
                <text:p>31.8268161054415</text:p>
              </table:table-cell>
              <table:table-cell office:value-type="float" office:value="21.5948825116915">
                <text:p>21.59488251169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7.268214392674">
                <text:p>17.268214392674</text:p>
              </table:table-cell>
              <table:table-cell office:value-type="float" office:value="33.582911658299">
                <text:p>33.582911658299</text:p>
              </table:table-cell>
              <table:table-cell office:value-type="float" office:value="20.249171423924">
                <text:p>20.2491714239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6.905665564549">
                <text:p>16.905665564549</text:p>
              </table:table-cell>
              <table:table-cell office:value-type="float" office:value="34.106593298924">
                <text:p>34.106593298924</text:p>
              </table:table-cell>
              <table:table-cell office:value-type="float" office:value="20.208888220799">
                <text:p>20.2088882207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6.8049575567365">
                <text:p>16.8049575567365</text:p>
              </table:table-cell>
              <table:table-cell office:value-type="float" office:value="35.8589126348615">
                <text:p>35.8589126348615</text:p>
              </table:table-cell>
              <table:table-cell office:value-type="float" office:value="25.1838638067365">
                <text:p>25.18386380673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1094432323994">
                <text:p>27.1094432323994</text:p>
              </table:table-cell>
              <table:table-cell office:value-type="float" office:value="17.3403496131411">
                <text:p>17.3403496131411</text:p>
              </table:table-cell>
              <table:table-cell office:value-type="float" office:value="37.9452080115786">
                <text:p>37.9452080115786</text:p>
              </table:table-cell>
              <table:table-cell office:value-type="float" office:value="22.2549003943911">
                <text:p>22.25490039439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6.2448325178797">
                <text:p>16.2448325178797</text:p>
              </table:table-cell>
              <table:table-cell office:value-type="float" office:value="35.7821860335047">
                <text:p>35.7821860335047</text:p>
              </table:table-cell>
              <table:table-cell office:value-type="float" office:value="20.7968344710047">
                <text:p>20.79683447100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5.9590102911115">
                <text:p>15.9590102911115</text:p>
              </table:table-cell>
              <table:table-cell office:value-type="float" office:value="35.4157974004865">
                <text:p>35.4157974004865</text:p>
              </table:table-cell>
              <table:table-cell office:value-type="float" office:value="21.0749770879865">
                <text:p>21.07497708798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5.975375675754">
                <text:p>15.975375675754</text:p>
              </table:table-cell>
              <table:table-cell office:value-type="float" office:value="51.706576847629">
                <text:p>51.706576847629</text:p>
              </table:table-cell>
              <table:table-cell office:value-type="float" office:value="20.4669528241915">
                <text:p>20.46695282419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9.161524939549">
                <text:p>19.161524939549</text:p>
              </table:table-cell>
              <table:table-cell office:value-type="float" office:value="63.8960220098615">
                <text:p>63.8960220098615</text:p>
              </table:table-cell>
              <table:table-cell office:value-type="float" office:value="26.5937759161115">
                <text:p>26.59377591611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9.3025161504865">
                <text:p>19.3025161504865</text:p>
              </table:table-cell>
              <table:table-cell office:value-type="float" office:value="69.797511267674">
                <text:p>69.797511267674</text:p>
              </table:table-cell>
              <table:table-cell office:value-type="float" office:value="26.5937759161115">
                <text:p>26.59377591611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6.905665564549">
                <text:p>16.905665564549</text:p>
              </table:table-cell>
              <table:table-cell office:value-type="float" office:value="66.454005408299">
                <text:p>66.454005408299</text:p>
              </table:table-cell>
              <table:table-cell office:value-type="float" office:value="25.405421423924">
                <text:p>25.4054214239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0831637616915">
                <text:p>17.0831637616915</text:p>
              </table:table-cell>
              <table:table-cell office:value-type="float" office:value="71.405063175754">
                <text:p>71.405063175754</text:p>
              </table:table-cell>
              <table:table-cell office:value-type="float" office:value="25.8649020429415">
                <text:p>25.86490204294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0025973554415">
                <text:p>17.0025973554415</text:p>
              </table:table-cell>
              <table:table-cell office:value-type="float" office:value="71.525912785129">
                <text:p>71.525912785129</text:p>
              </table:table-cell>
              <table:table-cell office:value-type="float" office:value="29.1681246991915">
                <text:p>29.16812469919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7.5300552129865">
                <text:p>17.5300552129865</text:p>
              </table:table-cell>
              <table:table-cell office:value-type="float" office:value="69.6565200567365">
                <text:p>69.6565200567365</text:p>
              </table:table-cell>
              <table:table-cell office:value-type="float" office:value="30.158839392674">
                <text:p>30.1588393926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8.154444861424">
                <text:p>18.154444861424</text:p>
              </table:table-cell>
              <table:table-cell office:value-type="float" office:value="65.0642349004865">
                <text:p>65.0642349004865</text:p>
              </table:table-cell>
              <table:table-cell office:value-type="float" office:value="31.165919470799">
                <text:p>31.1659194707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7.7554526350672">
                <text:p>17.7554526350672</text:p>
              </table:table-cell>
              <table:table-cell office:value-type="float" office:value="61.5432944319422">
                <text:p>61.5432944319422</text:p>
              </table:table-cell>
              <table:table-cell office:value-type="float" office:value="30.6259360335047">
                <text:p>30.62593603350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9.8300375960047">
                <text:p>19.8300375960047</text:p>
              </table:table-cell>
              <table:table-cell office:value-type="float" office:value="61.1404624006922">
                <text:p>61.1404624006922</text:p>
              </table:table-cell>
              <table:table-cell office:value-type="float" office:value="31.4718832991297">
                <text:p>31.47188329912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506137394504">
                <text:p>17.506137394504</text:p>
              </table:table-cell>
              <table:table-cell office:value-type="float" office:value="60.689731144504">
                <text:p>60.689731144504</text:p>
              </table:table-cell>
              <table:table-cell office:value-type="float" office:value="27.4359469648165">
                <text:p>27.43594696481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063022160129">
                <text:p>17.063022160129</text:p>
              </table:table-cell>
              <table:table-cell office:value-type="float" office:value="60.4681735273165">
                <text:p>60.4681735273165</text:p>
              </table:table-cell>
              <table:table-cell office:value-type="float" office:value="23.427768253879">
                <text:p>23.4277682538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2442965741915">
                <text:p>17.2442965741915</text:p>
              </table:table-cell>
              <table:table-cell office:value-type="float" office:value="55.6744723554415">
                <text:p>55.6744723554415</text:p>
              </table:table-cell>
              <table:table-cell office:value-type="float" office:value="21.0309176679415">
                <text:p>21.03091766794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6.704249548924">
                <text:p>16.704249548924</text:p>
              </table:table-cell>
              <table:table-cell office:value-type="float" office:value="62.3652602911115">
                <text:p>62.3652602911115</text:p>
              </table:table-cell>
              <table:table-cell office:value-type="float" office:value="21.175685095799">
                <text:p>21.1756850957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6.4826919317365">
                <text:p>16.4826919317365</text:p>
              </table:table-cell>
              <table:table-cell office:value-type="float" office:value="69.918360877049">
                <text:p>69.918360877049</text:p>
              </table:table-cell>
              <table:table-cell office:value-type="float" office:value="20.8332778692365">
                <text:p>20.83327786923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6.2812759161115">
                <text:p>16.2812759161115</text:p>
              </table:table-cell>
              <table:table-cell office:value-type="float" office:value="69.5356704473615">
                <text:p>69.5356704473615</text:p>
              </table:table-cell>
              <table:table-cell office:value-type="float" office:value="20.611720252049">
                <text:p>20.6117202520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1094432323994">
                <text:p>27.1094432323994</text:p>
              </table:table-cell>
              <table:table-cell office:value-type="float" office:value="17.0785087928286">
                <text:p>17.0785087928286</text:p>
              </table:table-cell>
              <table:table-cell office:value-type="float" office:value="79.7188896522036">
                <text:p>79.7188896522036</text:p>
              </table:table-cell>
              <table:table-cell office:value-type="float" office:value="22.0333427772036">
                <text:p>22.03334277720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7.1109213850672">
                <text:p>17.1109213850672</text:p>
              </table:table-cell>
              <table:table-cell office:value-type="float" office:value="120.598470213192">
                <text:p>120.598470213192</text:p>
              </table:table-cell>
              <table:table-cell office:value-type="float" office:value="24.0597739241297">
                <text:p>24.05977392412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7.1272231817365">
                <text:p>17.1272231817365</text:p>
              </table:table-cell>
              <table:table-cell office:value-type="float" office:value="123.333888220799">
                <text:p>123.333888220799</text:p>
              </table:table-cell>
              <table:table-cell office:value-type="float" office:value="23.4114028692365">
                <text:p>23.41140286923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6.945948767674">
                <text:p>16.945948767674</text:p>
              </table:table-cell>
              <table:table-cell office:value-type="float" office:value="120.514064002049">
                <text:p>120.514064002049</text:p>
              </table:table-cell>
              <table:table-cell office:value-type="float" office:value="21.900782752049">
                <text:p>21.9007827520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7.0869399786115">
                <text:p>17.0869399786115</text:p>
              </table:table-cell>
              <table:table-cell office:value-type="float" office:value="120.695338416111">
                <text:p>120.695338416111</text:p>
              </table:table-cell>
              <table:table-cell office:value-type="float" office:value="21.820216345799">
                <text:p>21.8202163457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7.063022160129">
                <text:p>17.063022160129</text:p>
              </table:table-cell>
              <table:table-cell office:value-type="float" office:value="122.282748722629">
                <text:p>122.282748722629</text:p>
              </table:table-cell>
              <table:table-cell office:value-type="float" office:value="21.776156925754">
                <text:p>21.7761569257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7.227931189549">
                <text:p>17.227931189549</text:p>
              </table:table-cell>
              <table:table-cell office:value-type="float" office:value="122.689356970799">
                <text:p>122.689356970799</text:p>
              </table:table-cell>
              <table:table-cell office:value-type="float" office:value="22.2029067754865">
                <text:p>22.20290677548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9.4598727460665">
                <text:p>19.4598727460665</text:p>
              </table:table-cell>
              <table:table-cell office:value-type="float" office:value="120.973544621067">
                <text:p>120.973544621067</text:p>
              </table:table-cell>
              <table:table-cell office:value-type="float" office:value="25.361362003879">
                <text:p>25.3613620038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19.4598727460665">
                <text:p>19.4598727460665</text:p>
              </table:table-cell>
              <table:table-cell office:value-type="float" office:value="120.067172550754">
                <text:p>120.067172550754</text:p>
              </table:table-cell>
              <table:table-cell office:value-type="float" office:value="24.2938571210665">
                <text:p>24.29385712106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9.846339392674">
                <text:p>19.846339392674</text:p>
              </table:table-cell>
              <table:table-cell office:value-type="float" office:value="121.017604041112">
                <text:p>121.017604041112</text:p>
              </table:table-cell>
              <table:table-cell office:value-type="float" office:value="27.177882361424">
                <text:p>27.1778823614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3738608381922">
                <text:p>20.3738608381922</text:p>
              </table:table-cell>
              <table:table-cell office:value-type="float" office:value="120.41719579913">
                <text:p>120.41719579913</text:p>
              </table:table-cell>
              <table:table-cell office:value-type="float" office:value="27.0608725569422">
                <text:p>27.06087255694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20.450587439549">
                <text:p>20.450587439549</text:p>
              </table:table-cell>
              <table:table-cell office:value-type="float" office:value="118.197779822362">
                <text:p>118.197779822362</text:p>
              </table:table-cell>
              <table:table-cell office:value-type="float" office:value="26.5937759161115">
                <text:p>26.59377591611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20.446811222629">
                <text:p>20.446811222629</text:p>
              </table:table-cell>
              <table:table-cell office:value-type="float" office:value="117.126498722629">
                <text:p>117.126498722629</text:p>
              </table:table-cell>
              <table:table-cell office:value-type="float" office:value="28.100619816379">
                <text:p>28.1006198163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9.7456313848615">
                <text:p>19.7456313848615</text:p>
              </table:table-cell>
              <table:table-cell office:value-type="float" office:value="121.138453650487">
                <text:p>121.138453650487</text:p>
              </table:table-cell>
              <table:table-cell office:value-type="float" office:value="25.6672622442365">
                <text:p>25.66726224423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8356042213771">
                <text:p>26.8356042213771</text:p>
              </table:table-cell>
              <table:table-cell office:value-type="float" office:value="20.124545597629">
                <text:p>20.124545597629</text:p>
              </table:table-cell>
              <table:table-cell office:value-type="float" office:value="120.510287785129">
                <text:p>120.510287785129</text:p>
              </table:table-cell>
              <table:table-cell office:value-type="float" office:value="27.4359469648165">
                <text:p>27.43594696481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20.0276138067365">
                <text:p>20.0276138067365</text:p>
              </table:table-cell>
              <table:table-cell office:value-type="float" office:value="116.546168494237">
                <text:p>116.546168494237</text:p>
              </table:table-cell>
              <table:table-cell office:value-type="float" office:value="26.3117934942365">
                <text:p>26.31179349423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4141440413172">
                <text:p>20.4141440413172</text:p>
              </table:table-cell>
              <table:table-cell office:value-type="float" office:value="112.723104002255">
                <text:p>112.723104002255</text:p>
              </table:table-cell>
              <table:table-cell office:value-type="float" office:value="25.0467124006922">
                <text:p>25.04671240069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20.208888220799">
                <text:p>20.208888220799</text:p>
              </table:table-cell>
              <table:table-cell office:value-type="float" office:value="113.283229041112">
                <text:p>113.283229041112</text:p>
              </table:table-cell>
              <table:table-cell office:value-type="float" office:value="26.533351111424">
                <text:p>26.5333511114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9.5844985723615">
                <text:p>19.5844985723615</text:p>
              </table:table-cell>
              <table:table-cell office:value-type="float" office:value="117.694239783299">
                <text:p>117.694239783299</text:p>
              </table:table-cell>
              <table:table-cell office:value-type="float" office:value="25.808253455174">
                <text:p>25.8082534551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9.524073767674">
                <text:p>19.524073767674</text:p>
              </table:table-cell>
              <table:table-cell office:value-type="float" office:value="115.921778845799">
                <text:p>115.921778845799</text:p>
              </table:table-cell>
              <table:table-cell office:value-type="float" office:value="26.251368689549">
                <text:p>26.2513686895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9.4636489629865">
                <text:p>19.4636489629865</text:p>
              </table:table-cell>
              <table:table-cell office:value-type="float" office:value="118.681178259861">
                <text:p>118.681178259861</text:p>
              </table:table-cell>
              <table:table-cell office:value-type="float" office:value="26.573634314549">
                <text:p>26.5736343145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9.443507361424">
                <text:p>19.443507361424</text:p>
              </table:table-cell>
              <table:table-cell office:value-type="float" office:value="117.392115759862">
                <text:p>117.392115759862</text:p>
              </table:table-cell>
              <table:table-cell office:value-type="float" office:value="24.2573501348615">
                <text:p>24.25735013486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9.322657752049">
                <text:p>19.322657752049</text:p>
              </table:table-cell>
              <table:table-cell office:value-type="float" office:value="119.748683142674">
                <text:p>119.748683142674</text:p>
              </table:table-cell>
              <table:table-cell office:value-type="float" office:value="25.8283950567365">
                <text:p>25.82839505673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9.362940955174">
                <text:p>19.362940955174</text:p>
              </table:table-cell>
              <table:table-cell office:value-type="float" office:value="120.393214392674">
                <text:p>120.393214392674</text:p>
              </table:table-cell>
              <table:table-cell office:value-type="float" office:value="23.7336684942365">
                <text:p>23.73366849423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9.4674887678797">
                <text:p>19.4674887678797</text:p>
              </table:table-cell>
              <table:table-cell office:value-type="float" office:value="119.430257322567">
                <text:p>119.430257322567</text:p>
              </table:table-cell>
              <table:table-cell office:value-type="float" office:value="22.1866049788172">
                <text:p>22.18660497881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9.3025161504865">
                <text:p>19.3025161504865</text:p>
              </table:table-cell>
              <table:table-cell office:value-type="float" office:value="121.219020056737">
                <text:p>121.219020056737</text:p>
              </table:table-cell>
              <table:table-cell office:value-type="float" office:value="21.2763931036115">
                <text:p>21.27639310361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9.4070639631922">
                <text:p>19.4070639631922</text:p>
              </table:table-cell>
              <table:table-cell office:value-type="float" office:value="121.323567869442">
                <text:p>121.323567869442</text:p>
              </table:table-cell>
              <table:table-cell office:value-type="float" office:value="21.2802329085047">
                <text:p>21.28023290850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9.4070639631922">
                <text:p>19.4070639631922</text:p>
              </table:table-cell>
              <table:table-cell office:value-type="float" office:value="121.827107908505">
                <text:p>121.827107908505</text:p>
              </table:table-cell>
              <table:table-cell office:value-type="float" office:value="21.3003745100672">
                <text:p>21.30037451006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9.3264975569422">
                <text:p>19.3264975569422</text:p>
              </table:table-cell>
              <table:table-cell office:value-type="float" office:value="123.780843260067">
                <text:p>123.780843260067</text:p>
              </table:table-cell>
              <table:table-cell office:value-type="float" office:value="21.0989584944422">
                <text:p>21.09895849444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9.3427993536115">
                <text:p>19.3427993536115</text:p>
              </table:table-cell>
              <table:table-cell office:value-type="float" office:value="123.696437048924">
                <text:p>123.696437048924</text:p>
              </table:table-cell>
              <table:table-cell office:value-type="float" office:value="21.417384314549">
                <text:p>21.4173843145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9.2862143538172">
                <text:p>19.2862143538172</text:p>
              </table:table-cell>
              <table:table-cell office:value-type="float" office:value="124.103108885067">
                <text:p>124.103108885067</text:p>
              </table:table-cell>
              <table:table-cell office:value-type="float" office:value="21.6830649397547">
                <text:p>21.68306493975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9.3869223616297">
                <text:p>19.3869223616297</text:p>
              </table:table-cell>
              <table:table-cell office:value-type="float" office:value="123.39815283038">
                <text:p>123.39815283038</text:p>
              </table:table-cell>
              <table:table-cell office:value-type="float" office:value="23.2943930647547">
                <text:p>23.29439306475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9.443507361424">
                <text:p>19.443507361424</text:p>
              </table:table-cell>
              <table:table-cell office:value-type="float" office:value="122.467799353612">
                <text:p>122.467799353612</text:p>
              </table:table-cell>
              <table:table-cell office:value-type="float" office:value="24.7407485723615">
                <text:p>24.74074857236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9.282374548924">
                <text:p>19.282374548924</text:p>
              </table:table-cell>
              <table:table-cell office:value-type="float" office:value="124.058985877049">
                <text:p>124.058985877049</text:p>
              </table:table-cell>
              <table:table-cell office:value-type="float" office:value="30.1386977911115">
                <text:p>30.13869779111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9.4070639631922">
                <text:p>19.4070639631922</text:p>
              </table:table-cell>
              <table:table-cell office:value-type="float" office:value="124.868489744442">
                <text:p>124.868489744442</text:p>
              </table:table-cell>
              <table:table-cell office:value-type="float" office:value="33.1234946272547">
                <text:p>33.12349462725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9.4674887678797">
                <text:p>19.4674887678797</text:p>
              </table:table-cell>
              <table:table-cell office:value-type="float" office:value="126.45967626788">
                <text:p>126.45967626788</text:p>
              </table:table-cell>
              <table:table-cell office:value-type="float" office:value="107.788411619442">
                <text:p>107.7884116194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9.3264975569422">
                <text:p>19.3264975569422</text:p>
              </table:table-cell>
              <table:table-cell office:value-type="float" office:value="126.076985838192">
                <text:p>126.076985838192</text:p>
              </table:table-cell>
              <table:table-cell office:value-type="float" office:value="58.9450278303797">
                <text:p>58.94502783037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.1094432323994">
                <text:p>27.1094432323994</text:p>
              </table:table-cell>
              <table:table-cell office:value-type="float" office:value="17.8438896522036">
                <text:p>17.8438896522036</text:p>
              </table:table-cell>
              <table:table-cell office:value-type="float" office:value="127.937883792829">
                <text:p>127.937883792829</text:p>
              </table:table-cell>
              <table:table-cell office:value-type="float" office:value="31.7013115272036">
                <text:p>31.7013115272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2166314778352">
                <text:p>20.2166314778352</text:p>
              </table:table-cell>
              <table:table-cell office:value-type="float" office:value="126.92683655596">
                <text:p>126.92683655596</text:p>
              </table:table-cell>
              <table:table-cell office:value-type="float" office:value="34.0740533528352">
                <text:p>34.07405335283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2971978840852">
                <text:p>20.2971978840852</text:p>
              </table:table-cell>
              <table:table-cell office:value-type="float" office:value="128.074907845023">
                <text:p>128.074907845023</text:p>
              </table:table-cell>
              <table:table-cell office:value-type="float" office:value="33.3489556965852">
                <text:p>33.34895569658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0918784163172">
                <text:p>20.0918784163172</text:p>
              </table:table-cell>
              <table:table-cell office:value-type="float" office:value="127.869588377255">
                <text:p>127.869588377255</text:p>
              </table:table-cell>
              <table:table-cell office:value-type="float" office:value="33.3651938460047">
                <text:p>33.36519384600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2127280256922">
                <text:p>20.2127280256922</text:p>
              </table:table-cell>
              <table:table-cell office:value-type="float" office:value="127.10420751788">
                <text:p>127.10420751788</text:p>
              </table:table-cell>
              <table:table-cell office:value-type="float" office:value="114.958821775692">
                <text:p>114.9588217756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2932944319422">
                <text:p>20.2932944319422</text:p>
              </table:table-cell>
              <table:table-cell office:value-type="float" office:value="125.875569822567">
                <text:p>125.875569822567</text:p>
              </table:table-cell>
              <table:table-cell office:value-type="float" office:value="115.059529783505">
                <text:p>115.0595297835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2731528303797">
                <text:p>20.2731528303797</text:p>
              </table:table-cell>
              <table:table-cell office:value-type="float" office:value="126.318685056942">
                <text:p>126.318685056942</text:p>
              </table:table-cell>
              <table:table-cell office:value-type="float" office:value="31.6934409163172">
                <text:p>31.69344091631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2932944319422">
                <text:p>20.2932944319422</text:p>
              </table:table-cell>
              <table:table-cell office:value-type="float" office:value="127.084065916317">
                <text:p>127.084065916317</text:p>
              </table:table-cell>
              <table:table-cell office:value-type="float" office:value="31.1697592756922">
                <text:p>31.16975927569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0717368147547">
                <text:p>20.0717368147547</text:p>
              </table:table-cell>
              <table:table-cell office:value-type="float" office:value="125.754720213192">
                <text:p>125.754720213192</text:p>
              </table:table-cell>
              <table:table-cell office:value-type="float" office:value="32.0157065413172">
                <text:p>32.01570654131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3173394856477">
                <text:p>20.3173394856477</text:p>
              </table:table-cell>
              <table:table-cell office:value-type="float" office:value="126.383013313773">
                <text:p>126.383013313773</text:p>
              </table:table-cell>
              <table:table-cell office:value-type="float" office:value="35.8062310872102">
                <text:p>35.80623108721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20.088038611424">
                <text:p>20.088038611424</text:p>
              </table:table-cell>
              <table:table-cell office:value-type="float" office:value="126.757960486424">
                <text:p>126.757960486424</text:p>
              </table:table-cell>
              <table:table-cell office:value-type="float" office:value="34.9323989629865">
                <text:p>34.93239896298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9.0042319319422">
                <text:p>19.0042319319422</text:p>
              </table:table-cell>
              <table:table-cell office:value-type="float" office:value="127.688313963192">
                <text:p>127.688313963192</text:p>
              </table:table-cell>
              <table:table-cell office:value-type="float" office:value="94.6560874006922">
                <text:p>94.65608740069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18.4565688848615">
                <text:p>18.4565688848615</text:p>
              </table:table-cell>
              <table:table-cell office:value-type="float" office:value="128.067164587987">
                <text:p>128.067164587987</text:p>
              </table:table-cell>
              <table:table-cell office:value-type="float" office:value="80.1704360723615">
                <text:p>80.17043607236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8.2791342756922">
                <text:p>18.2791342756922</text:p>
              </table:table-cell>
              <table:table-cell office:value-type="float" office:value="128.15157079913">
                <text:p>128.15157079913</text:p>
              </table:table-cell>
              <table:table-cell office:value-type="float" office:value="28.3096518538172">
                <text:p>28.30965185381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18.8671441731477">
                <text:p>18.8671441731477</text:p>
              </table:table-cell>
              <table:table-cell office:value-type="float" office:value="127.792925423148">
                <text:p>127.792925423148</text:p>
              </table:table-cell>
              <table:table-cell office:value-type="float" office:value="111.820635384085">
                <text:p>111.8206353840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9.4070639631922">
                <text:p>19.4070639631922</text:p>
              </table:table-cell>
              <table:table-cell office:value-type="float" office:value="128.413411619442">
                <text:p>128.413411619442</text:p>
              </table:table-cell>
              <table:table-cell office:value-type="float" office:value="37.7762045881922">
                <text:p>37.77620458819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18.5851617512727">
                <text:p>18.5851617512727</text:p>
              </table:table-cell>
              <table:table-cell office:value-type="float" office:value="128.497881477835">
                <text:p>128.497881477835</text:p>
              </table:table-cell>
              <table:table-cell office:value-type="float" office:value="22.5530572590852">
                <text:p>22.55305725908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20.249171423924">
                <text:p>20.249171423924</text:p>
              </table:table-cell>
              <table:table-cell office:value-type="float" office:value="127.563624548924">
                <text:p>127.563624548924</text:p>
              </table:table-cell>
              <table:table-cell office:value-type="float" office:value="36.402735877049">
                <text:p>36.4027358770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1321616194422">
                <text:p>20.1321616194422</text:p>
              </table:table-cell>
              <table:table-cell office:value-type="float" office:value="128.695394041317">
                <text:p>128.695394041317</text:p>
              </table:table-cell>
              <table:table-cell office:value-type="float" office:value="111.79659033038">
                <text:p>111.796590330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2731528303797">
                <text:p>20.2731528303797</text:p>
              </table:table-cell>
              <table:table-cell office:value-type="float" office:value="128.675252439755">
                <text:p>128.675252439755</text:p>
              </table:table-cell>
              <table:table-cell office:value-type="float" office:value="99.5504965803797">
                <text:p>99.55049658037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4141440413172">
                <text:p>20.4141440413172</text:p>
              </table:table-cell>
              <table:table-cell office:value-type="float" office:value="129.158650877255">
                <text:p>129.158650877255</text:p>
              </table:table-cell>
              <table:table-cell office:value-type="float" office:value="114.978963377255">
                <text:p>114.9789633772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4141440413172">
                <text:p>20.4141440413172</text:p>
              </table:table-cell>
              <table:table-cell office:value-type="float" office:value="129.44063329913">
                <text:p>129.44063329913</text:p>
              </table:table-cell>
              <table:table-cell office:value-type="float" office:value="56.2057700178797">
                <text:p>56.20577001787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4745688460047">
                <text:p>20.4745688460047</text:p>
              </table:table-cell>
              <table:table-cell office:value-type="float" office:value="129.702474119442">
                <text:p>129.702474119442</text:p>
              </table:table-cell>
              <table:table-cell office:value-type="float" office:value="113.24678564288">
                <text:p>113.246785642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5791803059602">
                <text:p>20.5791803059602</text:p>
              </table:table-cell>
              <table:table-cell office:value-type="float" office:value="130.250200813773">
                <text:p>130.250200813773</text:p>
              </table:table-cell>
              <table:table-cell office:value-type="float" office:value="51.5771051106477">
                <text:p>51.57710511064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4342856428797">
                <text:p>20.4342856428797</text:p>
              </table:table-cell>
              <table:table-cell office:value-type="float" office:value="130.00459814288">
                <text:p>130.00459814288</text:p>
              </table:table-cell>
              <table:table-cell office:value-type="float" office:value="39.5889487288172">
                <text:p>39.58894872881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5954184553797">
                <text:p>20.5954184553797</text:p>
              </table:table-cell>
              <table:table-cell office:value-type="float" office:value="129.662190916317">
                <text:p>129.662190916317</text:p>
              </table:table-cell>
              <table:table-cell office:value-type="float" office:value="46.6183676741297">
                <text:p>46.61836767412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5551352522547">
                <text:p>20.5551352522547</text:p>
              </table:table-cell>
              <table:table-cell office:value-type="float" office:value="129.380208494442">
                <text:p>129.380208494442</text:p>
              </table:table-cell>
              <table:table-cell office:value-type="float" office:value="99.6713461897547">
                <text:p>99.67134618975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8208795247102">
                <text:p>20.8208795247102</text:p>
              </table:table-cell>
              <table:table-cell office:value-type="float" office:value="129.847368782523">
                <text:p>129.847368782523</text:p>
              </table:table-cell>
              <table:table-cell office:value-type="float" office:value="120.72322327471">
                <text:p>120.723223274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9014459309602">
                <text:p>20.9014459309602</text:p>
              </table:table-cell>
              <table:table-cell office:value-type="float" office:value="129.404253548148">
                <text:p>129.404253548148</text:p>
              </table:table-cell>
              <table:table-cell office:value-type="float" office:value="126.967119759085">
                <text:p>126.9671197590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20.732569861424">
                <text:p>20.732569861424</text:p>
              </table:table-cell>
              <table:table-cell office:value-type="float" office:value="129.295802283299">
                <text:p>129.295802283299</text:p>
              </table:table-cell>
              <table:table-cell office:value-type="float" office:value="126.536402869236">
                <text:p>126.5364028692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20.772853064549">
                <text:p>20.772853064549</text:p>
              </table:table-cell>
              <table:table-cell office:value-type="float" office:value="129.074244666112">
                <text:p>129.074244666112</text:p>
              </table:table-cell>
              <table:table-cell office:value-type="float" office:value="126.616969275487">
                <text:p>126.6169692754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20.7929946661115">
                <text:p>20.7929946661115</text:p>
              </table:table-cell>
              <table:table-cell office:value-type="float" office:value="128.329005408299">
                <text:p>128.329005408299</text:p>
              </table:table-cell>
              <table:table-cell office:value-type="float" office:value="126.556544470799">
                <text:p>126.5565444707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7766928694422">
                <text:p>20.7766928694422</text:p>
              </table:table-cell>
              <table:table-cell office:value-type="float" office:value="128.997518064755">
                <text:p>128.997518064755</text:p>
              </table:table-cell>
              <table:table-cell office:value-type="float" office:value="126.54024267413">
                <text:p>126.540242674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7968344710047">
                <text:p>20.7968344710047</text:p>
              </table:table-cell>
              <table:table-cell office:value-type="float" office:value="128.453694822567">
                <text:p>128.453694822567</text:p>
              </table:table-cell>
              <table:table-cell office:value-type="float" office:value="126.097127439755">
                <text:p>126.0971274397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20.732569861424">
                <text:p>20.732569861424</text:p>
              </table:table-cell>
              <table:table-cell office:value-type="float" office:value="129.517359900487">
                <text:p>129.517359900487</text:p>
              </table:table-cell>
              <table:table-cell office:value-type="float" office:value="126.818385291112">
                <text:p>126.8183852911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7968344710047">
                <text:p>20.7968344710047</text:p>
              </table:table-cell>
              <table:table-cell office:value-type="float" office:value="128.735677244442">
                <text:p>128.735677244442</text:p>
              </table:table-cell>
              <table:table-cell office:value-type="float" office:value="126.419393064755">
                <text:p>126.4193930647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7968344710047">
                <text:p>20.7968344710047</text:p>
              </table:table-cell>
              <table:table-cell office:value-type="float" office:value="128.514119627255">
                <text:p>128.514119627255</text:p>
              </table:table-cell>
              <table:table-cell office:value-type="float" office:value="126.097127439755">
                <text:p>126.0971274397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.1780072439671">
                <text:p>27.1780072439671</text:p>
              </table:table-cell>
              <table:table-cell office:value-type="float" office:value="21.433125655099">
                <text:p>21.433125655099</text:p>
              </table:table-cell>
              <table:table-cell office:value-type="float" office:value="128.687153975411">
                <text:p>128.687153975411</text:p>
              </table:table-cell>
              <table:table-cell office:value-type="float" office:value="126.572285811349">
                <text:p>126.5722858113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.1094432323994">
                <text:p>27.1094432323994</text:p>
              </table:table-cell>
              <table:table-cell office:value-type="float" office:value="21.3888115272036">
                <text:p>21.3888115272036</text:p>
              </table:table-cell>
              <table:table-cell office:value-type="float" office:value="128.501848636579">
                <text:p>128.501848636579</text:p>
              </table:table-cell>
              <table:table-cell office:value-type="float" office:value="126.487688480329">
                <text:p>126.4876884803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3445611653352">
                <text:p>21.3445611653352</text:p>
              </table:table-cell>
              <table:table-cell office:value-type="float" office:value="129.58552796221">
                <text:p>129.58552796221</text:p>
              </table:table-cell>
              <table:table-cell office:value-type="float" office:value="126.68513733721">
                <text:p>126.685137337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1.1996665022547">
                <text:p>21.1996665022547</text:p>
              </table:table-cell>
              <table:table-cell office:value-type="float" office:value="129.11836767413">
                <text:p>129.11836767413</text:p>
              </table:table-cell>
              <table:table-cell office:value-type="float" office:value="124.546224119442">
                <text:p>124.5462241194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4049859700227">
                <text:p>21.4049859700227</text:p>
              </table:table-cell>
              <table:table-cell office:value-type="float" office:value="128.115191048148">
                <text:p>128.115191048148</text:p>
              </table:table-cell>
              <table:table-cell office:value-type="float" office:value="123.94587952471">
                <text:p>123.945879524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4049859700227">
                <text:p>21.4049859700227</text:p>
              </table:table-cell>
              <table:table-cell office:value-type="float" office:value="128.37703186846">
                <text:p>128.37703186846</text:p>
              </table:table-cell>
              <table:table-cell office:value-type="float" office:value="123.684038704398">
                <text:p>123.6840387043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1.5219321272547">
                <text:p>21.5219321272547</text:p>
              </table:table-cell>
              <table:table-cell office:value-type="float" office:value="128.55440283038">
                <text:p>128.55440283038</text:p>
              </table:table-cell>
              <table:table-cell office:value-type="float" office:value="121.806966306942">
                <text:p>121.8069663069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1.4212241194422">
                <text:p>21.4212241194422</text:p>
              </table:table-cell>
              <table:table-cell office:value-type="float" office:value="126.94307470538">
                <text:p>126.94307470538</text:p>
              </table:table-cell>
              <table:table-cell office:value-type="float" office:value="120.719319822567">
                <text:p>120.7193198225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1.4010825178797">
                <text:p>21.4010825178797</text:p>
              </table:table-cell>
              <table:table-cell office:value-type="float" office:value="126.640950681942">
                <text:p>126.640950681942</text:p>
              </table:table-cell>
              <table:table-cell office:value-type="float" office:value="118.604451658505">
                <text:p>118.6044516585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1.5622153303797">
                <text:p>21.5622153303797</text:p>
              </table:table-cell>
              <table:table-cell office:value-type="float" office:value="126.097127439755">
                <text:p>126.097127439755</text:p>
              </table:table-cell>
              <table:table-cell office:value-type="float" office:value="120.598470213192">
                <text:p>120.5984702131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6064019856477">
                <text:p>21.6064019856477</text:p>
              </table:table-cell>
              <table:table-cell office:value-type="float" office:value="125.87947327471">
                <text:p>125.87947327471</text:p>
              </table:table-cell>
              <table:table-cell office:value-type="float" office:value="121.327471321585">
                <text:p>121.3274713215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5862603840852">
                <text:p>21.5862603840852</text:p>
              </table:table-cell>
              <table:table-cell office:value-type="float" office:value="125.31550843096">
                <text:p>125.31550843096</text:p>
              </table:table-cell>
              <table:table-cell office:value-type="float" office:value="121.387896126273">
                <text:p>121.3878961262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1.4413657210047">
                <text:p>21.4413657210047</text:p>
              </table:table-cell>
              <table:table-cell office:value-type="float" office:value="125.956136228817">
                <text:p>125.956136228817</text:p>
              </table:table-cell>
              <table:table-cell office:value-type="float" office:value="120.598470213192">
                <text:p>120.5984702131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5258355793977">
                <text:p>21.5258355793977</text:p>
              </table:table-cell>
              <table:table-cell office:value-type="float" office:value="126.68513733721">
                <text:p>126.68513733721</text:p>
              </table:table-cell>
              <table:table-cell office:value-type="float" office:value="119.333452766898">
                <text:p>119.3334527668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1.4212241194422">
                <text:p>21.4212241194422</text:p>
              </table:table-cell>
              <table:table-cell office:value-type="float" office:value="126.520101072567">
                <text:p>126.520101072567</text:p>
              </table:table-cell>
              <table:table-cell office:value-type="float" office:value="119.269124510067">
                <text:p>119.2691245100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1.4615073225672">
                <text:p>21.4615073225672</text:p>
              </table:table-cell>
              <table:table-cell office:value-type="float" office:value="126.70137548663">
                <text:p>126.70137548663</text:p>
              </table:table-cell>
              <table:table-cell office:value-type="float" office:value="120.25606298663">
                <text:p>120.256062986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5459771809602">
                <text:p>21.5459771809602</text:p>
              </table:table-cell>
              <table:table-cell office:value-type="float" office:value="126.463579720023">
                <text:p>126.463579720023</text:p>
              </table:table-cell>
              <table:table-cell office:value-type="float" office:value="121.327471321585">
                <text:p>121.3274713215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2639947590852">
                <text:p>21.2639947590852</text:p>
              </table:table-cell>
              <table:table-cell office:value-type="float" office:value="126.080889290335">
                <text:p>126.080889290335</text:p>
              </table:table-cell>
              <table:table-cell office:value-type="float" office:value="121.307329720023">
                <text:p>121.3073297200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1028619465852">
                <text:p>21.1028619465852</text:p>
              </table:table-cell>
              <table:table-cell office:value-type="float" office:value="124.973101204398">
                <text:p>124.973101204398</text:p>
              </table:table-cell>
              <table:table-cell office:value-type="float" office:value="120.783648079398">
                <text:p>120.7836480793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9176840803797">
                <text:p>20.9176840803797</text:p>
              </table:table-cell>
              <table:table-cell office:value-type="float" office:value="126.05684423663">
                <text:p>126.05684423663</text:p>
              </table:table-cell>
              <table:table-cell office:value-type="float" office:value="116.046468260067">
                <text:p>116.0464682600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0222955403352">
                <text:p>21.0222955403352</text:p>
              </table:table-cell>
              <table:table-cell office:value-type="float" office:value="126.080889290335">
                <text:p>126.080889290335</text:p>
              </table:table-cell>
              <table:table-cell office:value-type="float" office:value="116.271929329398">
                <text:p>116.2719293293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1028619465852">
                <text:p>21.1028619465852</text:p>
              </table:table-cell>
              <table:table-cell office:value-type="float" office:value="124.066729134085">
                <text:p>124.066729134085</text:p>
              </table:table-cell>
              <table:table-cell office:value-type="float" office:value="115.123858040335">
                <text:p>115.1238580403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1028619465852">
                <text:p>21.1028619465852</text:p>
              </table:table-cell>
              <table:table-cell office:value-type="float" office:value="123.966021126273">
                <text:p>123.966021126273</text:p>
              </table:table-cell>
              <table:table-cell office:value-type="float" office:value="118.850054329398">
                <text:p>118.8500543293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1028619465852">
                <text:p>21.1028619465852</text:p>
              </table:table-cell>
              <table:table-cell office:value-type="float" office:value="123.744463509085">
                <text:p>123.744463509085</text:p>
              </table:table-cell>
              <table:table-cell office:value-type="float" office:value="119.03132874346">
                <text:p>119.031328743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1.0385336897547">
                <text:p>21.0385336897547</text:p>
              </table:table-cell>
              <table:table-cell office:value-type="float" office:value="123.055745603817">
                <text:p>123.055745603817</text:p>
              </table:table-cell>
              <table:table-cell office:value-type="float" office:value="119.168416502255">
                <text:p>119.1684165022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2438531575227">
                <text:p>21.2438531575227</text:p>
              </table:table-cell>
              <table:table-cell office:value-type="float" office:value="122.616533821585">
                <text:p>122.616533821585</text:p>
              </table:table-cell>
              <table:table-cell office:value-type="float" office:value="116.513628548148">
                <text:p>116.5136285481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2035699543977">
                <text:p>21.2035699543977</text:p>
              </table:table-cell>
              <table:table-cell office:value-type="float" office:value="123.94587952471">
                <text:p>123.94587952471</text:p>
              </table:table-cell>
              <table:table-cell office:value-type="float" office:value="120.098833626273">
                <text:p>120.0988336262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3244195637727">
                <text:p>21.3244195637727</text:p>
              </table:table-cell>
              <table:table-cell office:value-type="float" office:value="123.30134827471">
                <text:p>123.30134827471</text:p>
              </table:table-cell>
              <table:table-cell office:value-type="float" office:value="119.373735970023">
                <text:p>119.3737359700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1094432323994">
                <text:p>27.1094432323994</text:p>
              </table:table-cell>
              <table:table-cell office:value-type="float" office:value="21.4089531287661">
                <text:p>21.4089531287661</text:p>
              </table:table-cell>
              <table:table-cell office:value-type="float" office:value="124.191545902204">
                <text:p>124.191545902204</text:p>
              </table:table-cell>
              <table:table-cell office:value-type="float" office:value="117.846941410016">
                <text:p>117.8469414100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3244195637727">
                <text:p>21.3244195637727</text:p>
              </table:table-cell>
              <table:table-cell office:value-type="float" office:value="123.14021546221">
                <text:p>123.14021546221</text:p>
              </table:table-cell>
              <table:table-cell office:value-type="float" office:value="118.507647102835">
                <text:p>118.5076471028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4251275715852">
                <text:p>21.4251275715852</text:p>
              </table:table-cell>
              <table:table-cell office:value-type="float" office:value="122.596392220023">
                <text:p>122.596392220023</text:p>
              </table:table-cell>
              <table:table-cell office:value-type="float" office:value="118.890337532523">
                <text:p>118.8903375325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5459771809602">
                <text:p>21.5459771809602</text:p>
              </table:table-cell>
              <table:table-cell office:value-type="float" office:value="122.676958626273">
                <text:p>122.676958626273</text:p>
              </table:table-cell>
              <table:table-cell office:value-type="float" office:value="119.454302376273">
                <text:p>119.4543023762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1.3607993147547">
                <text:p>21.3607993147547</text:p>
              </table:table-cell>
              <table:table-cell office:value-type="float" office:value="122.67305517413">
                <text:p>122.67305517413</text:p>
              </table:table-cell>
              <table:table-cell office:value-type="float" office:value="119.812947752255">
                <text:p>119.8129477522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6064019856477">
                <text:p>21.6064019856477</text:p>
              </table:table-cell>
              <table:table-cell office:value-type="float" office:value="122.858233040335">
                <text:p>122.858233040335</text:p>
              </table:table-cell>
              <table:table-cell office:value-type="float" office:value="119.333452766898">
                <text:p>119.33345276689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6265435872102">
                <text:p>21.6265435872102</text:p>
              </table:table-cell>
              <table:table-cell office:value-type="float" office:value="122.394976204398">
                <text:p>122.394976204398</text:p>
              </table:table-cell>
              <table:table-cell office:value-type="float" office:value="120.118975227835">
                <text:p>120.1189752278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6466851887727">
                <text:p>21.6466851887727</text:p>
              </table:table-cell>
              <table:table-cell office:value-type="float" office:value="123.160357063773">
                <text:p>123.160357063773</text:p>
              </table:table-cell>
              <table:table-cell office:value-type="float" office:value="121.146196907523">
                <text:p>121.1461969075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6668267903352">
                <text:p>21.6668267903352</text:p>
              </table:table-cell>
              <table:table-cell office:value-type="float" office:value="123.402056282523">
                <text:p>123.402056282523</text:p>
              </table:table-cell>
              <table:table-cell office:value-type="float" office:value="120.259966438773">
                <text:p>120.2599664387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.2466130368854">
                <text:p>27.2466130368854</text:p>
              </table:table-cell>
              <table:table-cell office:value-type="float" office:value="22.4241588819575">
                <text:p>22.4241588819575</text:p>
              </table:table-cell>
              <table:table-cell office:value-type="float" office:value="123.534998725707">
                <text:p>123.534998725707</text:p>
              </table:table-cell>
              <table:table-cell office:value-type="float" office:value="118.539881538207">
                <text:p>118.5398815382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.1094432323994">
                <text:p>27.1094432323994</text:p>
              </table:table-cell>
              <table:table-cell office:value-type="float" office:value="22.2549003943911">
                <text:p>22.2549003943911</text:p>
              </table:table-cell>
              <table:table-cell office:value-type="float" office:value="122.076677738141">
                <text:p>122.076677738141</text:p>
              </table:table-cell>
              <table:table-cell office:value-type="float" office:value="94.6438164100161">
                <text:p>94.64381641001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.1094432323994">
                <text:p>27.1094432323994</text:p>
              </table:table-cell>
              <table:table-cell office:value-type="float" office:value="22.1541923865786">
                <text:p>22.1541923865786</text:p>
              </table:table-cell>
              <table:table-cell office:value-type="float" office:value="122.620500980329">
                <text:p>122.620500980329</text:p>
              </table:table-cell>
              <table:table-cell office:value-type="float" office:value="73.2131523475161">
                <text:p>73.21315234751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8279596028352">
                <text:p>21.8279596028352</text:p>
              </table:table-cell>
              <table:table-cell office:value-type="float" office:value="118.688921516898">
                <text:p>118.688921516898</text:p>
              </table:table-cell>
              <table:table-cell office:value-type="float" office:value="56.2902398762727">
                <text:p>56.29023987627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.1094432323994">
                <text:p>27.1094432323994</text:p>
              </table:table-cell>
              <table:table-cell office:value-type="float" office:value="21.2478203162661">
                <text:p>21.2478203162661</text:p>
              </table:table-cell>
              <table:table-cell office:value-type="float" office:value="121.029314456891">
                <text:p>121.029314456891</text:p>
              </table:table-cell>
              <table:table-cell office:value-type="float" office:value="33.0306572303286">
                <text:p>33.03065723032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18.7060113606477">
                <text:p>18.7060113606477</text:p>
              </table:table-cell>
              <table:table-cell office:value-type="float" office:value="114.19734436846">
                <text:p>114.19734436846</text:p>
              </table:table-cell>
              <table:table-cell office:value-type="float" office:value="48.3141656575227">
                <text:p>48.31416565752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18.3434625325227">
                <text:p>18.3434625325227</text:p>
              </table:table-cell>
              <table:table-cell office:value-type="float" office:value="102.072100227835">
                <text:p>102.072100227835</text:p>
              </table:table-cell>
              <table:table-cell office:value-type="float" office:value="37.3571344075227">
                <text:p>37.35713440752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18.2427545247102">
                <text:p>18.2427545247102</text:p>
              </table:table-cell>
              <table:table-cell office:value-type="float" office:value="100.90388733721">
                <text:p>100.90388733721</text:p>
              </table:table-cell>
              <table:table-cell office:value-type="float" office:value="31.1938043293977">
                <text:p>31.19380432939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18.8067193684602">
                <text:p>18.8067193684602</text:p>
              </table:table-cell>
              <table:table-cell office:value-type="float" office:value="99.1314263997102">
                <text:p>99.1314263997102</text:p>
              </table:table-cell>
              <table:table-cell office:value-type="float" office:value="22.3919244465852">
                <text:p>22.39192444658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1094432323994">
                <text:p>27.1094432323994</text:p>
              </table:table-cell>
              <table:table-cell office:value-type="float" office:value="18.8509697303286">
                <text:p>18.8509697303286</text:p>
              </table:table-cell>
              <table:table-cell office:value-type="float" office:value="72.1255058631411">
                <text:p>72.1255058631411</text:p>
              </table:table-cell>
              <table:table-cell office:value-type="float" office:value="22.0132011756411">
                <text:p>22.01320117564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.1094432323994">
                <text:p>27.1094432323994</text:p>
              </table:table-cell>
              <table:table-cell office:value-type="float" office:value="18.6696953162661">
                <text:p>18.6696953162661</text:p>
              </table:table-cell>
              <table:table-cell office:value-type="float" office:value="71.9442314490786">
                <text:p>71.9442314490786</text:p>
              </table:table-cell>
              <table:table-cell office:value-type="float" office:value="22.1139091834536">
                <text:p>22.11390918345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18.5247369465852">
                <text:p>18.5247369465852</text:p>
              </table:table-cell>
              <table:table-cell office:value-type="float" office:value="57.4181695637727">
                <text:p>57.4181695637727</text:p>
              </table:table-cell>
              <table:table-cell office:value-type="float" office:value="22.0293756184602">
                <text:p>22.02937561846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18.5045953450227">
                <text:p>18.5045953450227</text:p>
              </table:table-cell>
              <table:table-cell office:value-type="float" office:value="31.7577691731477">
                <text:p>31.7577691731477</text:p>
              </table:table-cell>
              <table:table-cell office:value-type="float" office:value="22.0495172200227">
                <text:p>22.04951722002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18.6254449543977">
                <text:p>18.6254449543977</text:p>
              </table:table-cell>
              <table:table-cell office:value-type="float" office:value="57.9418512043977">
                <text:p>57.9418512043977</text:p>
              </table:table-cell>
              <table:table-cell office:value-type="float" office:value="22.8954644856477">
                <text:p>22.89546448564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18.7060113606477">
                <text:p>18.7060113606477</text:p>
              </table:table-cell>
              <table:table-cell office:value-type="float" office:value="33.7517877278352">
                <text:p>33.7517877278352</text:p>
              </table:table-cell>
              <table:table-cell office:value-type="float" office:value="22.4724908528352">
                <text:p>22.47249085283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19.8943658528352">
                <text:p>19.8943658528352</text:p>
              </table:table-cell>
              <table:table-cell office:value-type="float" office:value="43.5003228840852">
                <text:p>43.5003228840852</text:p>
              </table:table-cell>
              <table:table-cell office:value-type="float" office:value="23.9629693684602">
                <text:p>23.96296936846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19.1049399397547">
                <text:p>19.1049399397547</text:p>
              </table:table-cell>
              <table:table-cell office:value-type="float" office:value="76.0855307600672">
                <text:p>76.0855307600672</text:p>
              </table:table-cell>
              <table:table-cell office:value-type="float" office:value="23.9187827131922">
                <text:p>23.91878271319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2530112288172">
                <text:p>20.2530112288172</text:p>
              </table:table-cell>
              <table:table-cell office:value-type="float" office:value="78.4823813460047">
                <text:p>78.4823813460047</text:p>
              </table:table-cell>
              <table:table-cell office:value-type="float" office:value="23.2541098616297">
                <text:p>23.25410986162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4855523762727">
                <text:p>21.4855523762727</text:p>
              </table:table-cell>
              <table:table-cell office:value-type="float" office:value="77.7611871418977">
                <text:p>77.7611871418977</text:p>
              </table:table-cell>
              <table:table-cell office:value-type="float" office:value="24.1845269856477">
                <text:p>24.18452698564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1431451497102">
                <text:p>21.1431451497102</text:p>
              </table:table-cell>
              <table:table-cell office:value-type="float" office:value="77.6403375325227">
                <text:p>77.6403375325227</text:p>
              </table:table-cell>
              <table:table-cell office:value-type="float" office:value="22.0293756184602">
                <text:p>22.02937561846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2770562825227">
                <text:p>20.2770562825227</text:p>
              </table:table-cell>
              <table:table-cell office:value-type="float" office:value="77.8417535481477">
                <text:p>77.8417535481477</text:p>
              </table:table-cell>
              <table:table-cell office:value-type="float" office:value="23.2982965168977">
                <text:p>23.29829651689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6668267903352">
                <text:p>21.6668267903352</text:p>
              </table:table-cell>
              <table:table-cell office:value-type="float" office:value="78.9696832356477">
                <text:p>78.9696832356477</text:p>
              </table:table-cell>
              <table:table-cell office:value-type="float" office:value="26.5008111653352">
                <text:p>26.50081116533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4251275715852">
                <text:p>21.4251275715852</text:p>
              </table:table-cell>
              <table:table-cell office:value-type="float" office:value="34.6380181965852">
                <text:p>34.6380181965852</text:p>
              </table:table-cell>
              <table:table-cell office:value-type="float" office:value="23.8018365559602">
                <text:p>23.80183655596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.9040014965502">
                <text:p>26.9040014965502</text:p>
              </table:table-cell>
              <table:table-cell office:value-type="float" office:value="21.1555434942365">
                <text:p>21.1555434942365</text:p>
              </table:table-cell>
              <table:table-cell office:value-type="float" office:value="34.106593298924">
                <text:p>34.106593298924</text:p>
              </table:table-cell>
              <table:table-cell office:value-type="float" office:value="23.592677283299">
                <text:p>23.5926772832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1834283528352">
                <text:p>21.1834283528352</text:p>
              </table:table-cell>
              <table:table-cell office:value-type="float" office:value="33.8726373372102">
                <text:p>33.8726373372102</text:p>
              </table:table-cell>
              <table:table-cell office:value-type="float" office:value="23.5802789387727">
                <text:p>23.58027893877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2639947590852">
                <text:p>21.2639947590852</text:p>
              </table:table-cell>
              <table:table-cell office:value-type="float" office:value="33.9330621418977">
                <text:p>33.9330621418977</text:p>
              </table:table-cell>
              <table:table-cell office:value-type="float" office:value="23.5802789387727">
                <text:p>23.58027893877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1230035481477">
                <text:p>21.1230035481477</text:p>
              </table:table-cell>
              <table:table-cell office:value-type="float" office:value="33.9532037434602">
                <text:p>33.9532037434602</text:p>
              </table:table-cell>
              <table:table-cell office:value-type="float" office:value="23.4392877278352">
                <text:p>23.43928772783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1.1191000960047">
                <text:p>21.1191000960047</text:p>
              </table:table-cell>
              <table:table-cell office:value-type="float" office:value="33.6068930647547">
                <text:p>33.6068930647547</text:p>
              </table:table-cell>
              <table:table-cell office:value-type="float" office:value="23.4555258772547">
                <text:p>23.45552587725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1.1191000960047">
                <text:p>21.1191000960047</text:p>
              </table:table-cell>
              <table:table-cell office:value-type="float" office:value="33.6270346663172">
                <text:p>33.6270346663172</text:p>
              </table:table-cell>
              <table:table-cell office:value-type="float" office:value="23.5562338850672">
                <text:p>23.55623388506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1431451497102">
                <text:p>21.1431451497102</text:p>
              </table:table-cell>
              <table:table-cell office:value-type="float" office:value="33.6913629231477">
                <text:p>33.6913629231477</text:p>
              </table:table-cell>
              <table:table-cell office:value-type="float" office:value="23.3990045247102">
                <text:p>23.39900452471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3647027668977">
                <text:p>21.3647027668977</text:p>
              </table:table-cell>
              <table:table-cell office:value-type="float" office:value="33.5906549153352">
                <text:p>33.5906549153352</text:p>
              </table:table-cell>
              <table:table-cell office:value-type="float" office:value="23.3385797200227">
                <text:p>23.33857972002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3244195637727">
                <text:p>21.3244195637727</text:p>
              </table:table-cell>
              <table:table-cell office:value-type="float" office:value="33.6510797200227">
                <text:p>33.6510797200227</text:p>
              </table:table-cell>
              <table:table-cell office:value-type="float" office:value="23.3788629231477">
                <text:p>23.37886292314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2237115559602">
                <text:p>21.2237115559602</text:p>
              </table:table-cell>
              <table:table-cell office:value-type="float" office:value="33.6510797200227">
                <text:p>33.6510797200227</text:p>
              </table:table-cell>
              <table:table-cell office:value-type="float" office:value="23.4795709309602">
                <text:p>23.47957093096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4452691731477">
                <text:p>21.4452691731477</text:p>
              </table:table-cell>
              <table:table-cell office:value-type="float" office:value="33.4698053059602">
                <text:p>33.4698053059602</text:p>
              </table:table-cell>
              <table:table-cell office:value-type="float" office:value="23.5601373372102">
                <text:p>23.56013733721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5258355793977">
                <text:p>21.5258355793977</text:p>
              </table:table-cell>
              <table:table-cell office:value-type="float" office:value="33.4899469075227">
                <text:p>33.4899469075227</text:p>
              </table:table-cell>
              <table:table-cell office:value-type="float" office:value="23.7414117512727">
                <text:p>23.74141175127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1.4049859700227">
                <text:p>21.4049859700227</text:p>
              </table:table-cell>
              <table:table-cell office:value-type="float" office:value="33.3489556965852">
                <text:p>33.3489556965852</text:p>
              </table:table-cell>
              <table:table-cell office:value-type="float" office:value="23.3587213215852">
                <text:p>23.35872132158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.1094432323994">
                <text:p>27.1094432323994</text:p>
              </table:table-cell>
              <table:table-cell office:value-type="float" office:value="21.2679619178286">
                <text:p>21.2679619178286</text:p>
              </table:table-cell>
              <table:table-cell office:value-type="float" office:value="33.5341972693911">
                <text:p>33.5341972693911</text:p>
              </table:table-cell>
              <table:table-cell office:value-type="float" office:value="23.4231132850161">
                <text:p>23.423113285016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.1780072439671">
                <text:p>27.1780072439671</text:p>
              </table:table-cell>
              <table:table-cell office:value-type="float" office:value="20.6476031941615">
                <text:p>20.6476031941615</text:p>
              </table:table-cell>
              <table:table-cell office:value-type="float" office:value="33.477803389474">
                <text:p>33.477803389474</text:p>
              </table:table-cell>
              <table:table-cell office:value-type="float" office:value="23.8299762410365">
                <text:p>23.82997624103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.1094432323994">
                <text:p>27.1094432323994</text:p>
              </table:table-cell>
              <table:table-cell office:value-type="float" office:value="20.5227226600161">
                <text:p>20.5227226600161</text:p>
              </table:table-cell>
              <table:table-cell office:value-type="float" office:value="33.1112236365786">
                <text:p>33.1112236365786</text:p>
              </table:table-cell>
              <table:table-cell office:value-type="float" office:value="23.6446709022036">
                <text:p>23.6446709022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6597467122102">
                <text:p>20.6597467122102</text:p>
              </table:table-cell>
              <table:table-cell office:value-type="float" office:value="32.9662652668977">
                <text:p>32.9662652668977</text:p>
              </table:table-cell>
              <table:table-cell office:value-type="float" office:value="23.7011285481477">
                <text:p>23.70112854814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5349936506922">
                <text:p>20.5349936506922</text:p>
              </table:table-cell>
              <table:table-cell office:value-type="float" office:value="32.8415122053797">
                <text:p>32.8415122053797</text:p>
              </table:table-cell>
              <table:table-cell office:value-type="float" office:value="23.4353842756922">
                <text:p>23.43538427569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4583306965852">
                <text:p>20.4583306965852</text:p>
              </table:table-cell>
              <table:table-cell office:value-type="float" office:value="32.8655572590852">
                <text:p>32.8655572590852</text:p>
              </table:table-cell>
              <table:table-cell office:value-type="float" office:value="23.6809869465852">
                <text:p>23.68098694658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3576226887727">
                <text:p>20.3576226887727</text:p>
              </table:table-cell>
              <table:table-cell office:value-type="float" office:value="32.8454156575227">
                <text:p>32.8454156575227</text:p>
              </table:table-cell>
              <table:table-cell office:value-type="float" office:value="23.5802789387727">
                <text:p>23.58027893877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6.9724403975678">
                <text:p>26.9724403975678</text:p>
              </table:table-cell>
              <table:table-cell office:value-type="float" office:value="20.4947104475672">
                <text:p>20.4947104475672</text:p>
              </table:table-cell>
              <table:table-cell office:value-type="float" office:value="32.6400961897547">
                <text:p>32.6400961897547</text:p>
              </table:table-cell>
              <table:table-cell office:value-type="float" office:value="23.4152426741297">
                <text:p>23.41524267412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7201715168977">
                <text:p>20.7201715168977</text:p>
              </table:table-cell>
              <table:table-cell office:value-type="float" office:value="32.9864068684602">
                <text:p>32.9864068684602</text:p>
              </table:table-cell>
              <table:table-cell office:value-type="float" office:value="23.6809869465852">
                <text:p>23.68098694658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5187555012727">
                <text:p>20.5187555012727</text:p>
              </table:table-cell>
              <table:table-cell office:value-type="float" office:value="32.8655572590852">
                <text:p>32.8655572590852</text:p>
              </table:table-cell>
              <table:table-cell office:value-type="float" office:value="23.6809869465852">
                <text:p>23.68098694658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4784722981477">
                <text:p>20.4784722981477</text:p>
              </table:table-cell>
              <table:table-cell office:value-type="float" office:value="32.9259820637727">
                <text:p>32.9259820637727</text:p>
              </table:table-cell>
              <table:table-cell office:value-type="float" office:value="23.4997125325227">
                <text:p>23.49971253252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4583306965852">
                <text:p>20.4583306965852</text:p>
              </table:table-cell>
              <table:table-cell office:value-type="float" office:value="32.9864068684602">
                <text:p>32.9864068684602</text:p>
              </table:table-cell>
              <table:table-cell office:value-type="float" office:value="23.4191461262727">
                <text:p>23.41914612627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2569146809602">
                <text:p>20.2569146809602</text:p>
              </table:table-cell>
              <table:table-cell office:value-type="float" office:value="32.9461236653352">
                <text:p>32.9461236653352</text:p>
              </table:table-cell>
              <table:table-cell office:value-type="float" office:value="23.4392877278352">
                <text:p>23.43928772783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5791803059602">
                <text:p>20.5791803059602</text:p>
              </table:table-cell>
              <table:table-cell office:value-type="float" office:value="33.1072564778352">
                <text:p>33.1072564778352</text:p>
              </table:table-cell>
              <table:table-cell office:value-type="float" office:value="23.3788629231477">
                <text:p>23.37886292314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5791803059602">
                <text:p>20.5791803059602</text:p>
              </table:table-cell>
              <table:table-cell office:value-type="float" office:value="32.9662652668977">
                <text:p>32.9662652668977</text:p>
              </table:table-cell>
              <table:table-cell office:value-type="float" office:value="23.2982965168977">
                <text:p>23.29829651689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6194635090852">
                <text:p>20.6194635090852</text:p>
              </table:table-cell>
              <table:table-cell office:value-type="float" office:value="33.0065484700227">
                <text:p>33.0065484700227</text:p>
              </table:table-cell>
              <table:table-cell office:value-type="float" office:value="23.4392877278352">
                <text:p>23.43928772783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6194635090852">
                <text:p>20.6194635090852</text:p>
              </table:table-cell>
              <table:table-cell office:value-type="float" office:value="33.0065484700227">
                <text:p>33.0065484700227</text:p>
              </table:table-cell>
              <table:table-cell office:value-type="float" office:value="23.3788629231477">
                <text:p>23.37886292314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.1094432323994">
                <text:p>27.1094432323994</text:p>
              </table:table-cell>
              <table:table-cell office:value-type="float" office:value="20.6234306678286">
                <text:p>20.6234306678286</text:p>
              </table:table-cell>
              <table:table-cell office:value-type="float" office:value="33.1313652381411">
                <text:p>33.1313652381411</text:p>
              </table:table-cell>
              <table:table-cell office:value-type="float" office:value="23.3626884803286">
                <text:p>23.36268848032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4381890950227">
                <text:p>20.4381890950227</text:p>
              </table:table-cell>
              <table:table-cell office:value-type="float" office:value="32.9864068684602">
                <text:p>32.9864068684602</text:p>
              </table:table-cell>
              <table:table-cell office:value-type="float" office:value="23.4392877278352">
                <text:p>23.43928772783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5791803059602">
                <text:p>20.5791803059602</text:p>
              </table:table-cell>
              <table:table-cell office:value-type="float" office:value="33.0669732747102">
                <text:p>33.0669732747102</text:p>
              </table:table-cell>
              <table:table-cell office:value-type="float" office:value="23.4795709309602">
                <text:p>23.47957093096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8208795247102">
                <text:p>20.8208795247102</text:p>
              </table:table-cell>
              <table:table-cell office:value-type="float" office:value="32.8252740559602">
                <text:p>32.8252740559602</text:p>
              </table:table-cell>
              <table:table-cell office:value-type="float" office:value="23.2982965168977">
                <text:p>23.29829651689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4381890950227">
                <text:p>20.4381890950227</text:p>
              </table:table-cell>
              <table:table-cell office:value-type="float" office:value="32.8655572590852">
                <text:p>32.8655572590852</text:p>
              </table:table-cell>
              <table:table-cell office:value-type="float" office:value="23.3385797200227">
                <text:p>23.33857972002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5993219075227">
                <text:p>20.5993219075227</text:p>
              </table:table-cell>
              <table:table-cell office:value-type="float" office:value="32.7447076497102">
                <text:p>32.7447076497102</text:p>
              </table:table-cell>
              <table:table-cell office:value-type="float" office:value="23.3587213215852">
                <text:p>23.35872132158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5388971028352">
                <text:p>20.5388971028352</text:p>
              </table:table-cell>
              <table:table-cell office:value-type="float" office:value="32.8252740559602">
                <text:p>32.8252740559602</text:p>
              </table:table-cell>
              <table:table-cell office:value-type="float" office:value="23.2177301106477">
                <text:p>23.21773011064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6194635090852">
                <text:p>20.6194635090852</text:p>
              </table:table-cell>
              <table:table-cell office:value-type="float" office:value="32.9461236653352">
                <text:p>32.9461236653352</text:p>
              </table:table-cell>
              <table:table-cell office:value-type="float" office:value="23.2982965168977">
                <text:p>23.29829651689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4784722981477">
                <text:p>20.4784722981477</text:p>
              </table:table-cell>
              <table:table-cell office:value-type="float" office:value="32.9461236653352">
                <text:p>32.9461236653352</text:p>
              </table:table-cell>
              <table:table-cell office:value-type="float" office:value="22.9760308918977">
                <text:p>22.97603089189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.0409209632335">
                <text:p>27.0409209632335</text:p>
              </table:table-cell>
              <table:table-cell office:value-type="float" office:value="20.5187555012727">
                <text:p>20.5187555012727</text:p>
              </table:table-cell>
              <table:table-cell office:value-type="float" office:value="32.6037164387727">
                <text:p>32.6037164387727</text:p>
              </table:table-cell>
              <table:table-cell office:value-type="float" office:value="23.2378717122102">
                <text:p>23.23787171221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43cm" svg:height="6.591cm" xlink:href=".." xlink:type="simple" chart:class="chart:scatter" chart:style-name="ch1">
        <chart:legend chart:legend-position="end" svg:x="8.947cm" svg:y="3.035cm" style:legend-expansion="high" chart:style-name="ch2"/>
        <chart:plot-area chart:style-name="ch3" table:cell-range-address="Correction.C5:Correction.C21 Correction.L5:Correction.L21" chart:data-source-has-labels="row" svg:x="0.208cm" svg:y="0.131cm" svg:width="8.531cm" svg:height="6.329cm">
          <chartooo:coordinate-region svg:x="1.226cm" svg:y="0.291cm" svg:width="7.233cm" svg:height="6.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rrection.L6:Correction.L21" chart:label-cell-address="Correction.L5:Correction.L5" chart:class="chart:scatter">
            <chart:domain table:cell-range-address="Correction.C6:Correction.C21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Error</text:p>
                <draw:g>
                  <svg:desc>Correction.L5:Correction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Correction.C6:Correction.C21</svg:desc>
                </draw:g>
              </table:table-cell>
              <table:table-cell office:value-type="float" office:value="1.95920371775122">
                <text:p>1.95920371775122</text:p>
                <draw:g>
                  <svg:desc>Correction.L6:Correction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-6.09337465331652">
                <text:p>-6.09337465331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-5.16120600255232">
                <text:p>-5.16120600255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5">
                <text:p>18.5</text:p>
              </table:table-cell>
              <table:table-cell office:value-type="float" office:value="0.804736781783447">
                <text:p>0.804736781783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0.925454179548467">
                <text:p>0.925454179548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.42888610848394">
                <text:p>1.42888610848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0.657288093375712">
                <text:p>-0.657288093375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3.35996597379818">
                <text:p>3.35996597379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.0579906229695">
                <text:p>1.0579906229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0.239626735651711">
                <text:p>-0.239626735651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2.34654853102796">
                <text:p>2.34654853102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3.79721530115506">
                <text:p>3.79721530115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5">
                <text:p>31.5</text:p>
              </table:table-cell>
              <table:table-cell office:value-type="float" office:value="4.77163307509426">
                <text:p>4.77163307509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-7.53805836672092">
                <text:p>-7.53805836672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26.0971274397547">
                <text:p>26.09712743975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">
                <text:p>36.6</text:p>
              </table:table-cell>
              <table:table-cell office:value-type="float" office:value="-0.762080439994783">
                <text:p>-0.76208043999478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178cm" svg:height="5.971cm" xlink:href=".." xlink:type="simple" chart:class="chart:scatter" chart:style-name="ch1">
        <chart:legend chart:legend-position="end" svg:x="10.749cm" svg:y="2.725cm" style:legend-expansion="high" chart:style-name="ch2"/>
        <chart:plot-area chart:style-name="ch3" table:cell-range-address="'Beta coef'.A4:'Beta coef'.A14 'Beta coef'.C4:'Beta coef'.C14" chart:data-source-has-labels="row" svg:x="0.263cm" svg:y="0.119cm" svg:width="10.223cm" svg:height="5.733cm">
          <chartooo:coordinate-region svg:x="1.255cm" svg:y="0.279cm" svg:width="9.044cm" svg:height="5.0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eta coef'.C5:'Beta coef'.C14" chart:label-cell-address="'Beta coef'.C4:'Beta coef'.C4" chart:class="chart:scatter">
            <chart:domain table:cell-range-address="'Beta coef'.A5:'Beta coef'.A14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Sensor</text:p>
                <draw:g>
                  <svg:desc>'Beta coef'.C4:'Beta coef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5">
                <text:p>18.5</text:p>
                <draw:g>
                  <svg:desc>'Beta coef'.A5:'Beta coef'.A14</svg:desc>
                </draw:g>
              </table:table-cell>
              <table:table-cell office:value-type="float" office:value="6698">
                <text:p>6698</text:p>
                <draw:g>
                  <svg:desc>'Beta coef'.C5:'Beta coef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689">
                <text:p>6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6672">
                <text:p>6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5">
                <text:p>31.5</text:p>
              </table:table-cell>
              <table:table-cell office:value-type="float" office:value="6535">
                <text:p>653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upper-range="Correction.L6:Correction.L21" chart:error-lower-range="Correction.L6:Correction.L21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arrow-down" chart:symbol-width="0.25cm" chart:symbol-height="0.25cm" chart:link-data-style-to-source="true" chart:error-upper-range="Correction.L6:Correction.L21" chart:error-lower-range="Correction.L6:Correction.L21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84cm" svg:height="5.897cm" xlink:href=".." xlink:type="simple" chart:class="chart:scatter" chart:style-name="ch1">
        <chart:subtitle svg:x="4.074cm" svg:y="0.117cm" chart:style-name="ch2">
          <text:p>From sensor</text:p>
        </chart:subtitle>
        <chart:legend chart:legend-position="end" svg:x="6.759cm" svg:y="2.32cm" style:legend-expansion="high" chart:style-name="ch3"/>
        <chart:plot-area chart:style-name="ch4" table:cell-range-address="Correction.D5:Correction.D5 Correction.E6:Correction.E21 Correction.G5:Correction.G21" chart:data-source-has-labels="row" svg:x="0.209cm" svg:y="0.837cm" svg:width="6.341cm" svg:height="4.943cm">
          <chartooo:coordinate-region svg:x="1.121cm" svg:y="0.998cm" svg:width="5.004cm" svg:height="4.2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orrection.G6:Correction.G21" chart:label-cell-address="Correction.G5:Correction.G5" chart:class="chart:scatter">
            <chart:domain table:cell-range-address="Correction.E6:Correction.E21"/>
            <chart:regression-curve chart:style-name="ch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Corr needed</text:p>
                <draw:g>
                  <svg:desc>Correction.G5:Correction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8.139088223079">
                <text:p>298.139088223079</text:p>
                <draw:g>
                  <svg:desc>Correction.E6:Correction.E21</svg:desc>
                </draw:g>
              </table:table-cell>
              <table:table-cell office:value-type="float" office:value="17.41748046875">
                <text:p>17.41748046875</text:p>
                <draw:g>
                  <svg:desc>Correction.G6:Correction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7.802851478194">
                <text:p>297.802851478194</text:p>
              </table:table-cell>
              <table:table-cell office:value-type="float" office:value="9.8785400390625">
                <text:p>9.878540039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9.494240878413">
                <text:p>299.494240878413</text:p>
              </table:table-cell>
              <table:table-cell office:value-type="float" office:value="8.2269287109375">
                <text:p>8.226928710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1.664793306186">
                <text:p>291.664793306186</text:p>
              </table:table-cell>
              <table:table-cell office:value-type="float" office:value="26.1531982421875">
                <text:p>26.153198242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1.728314678907">
                <text:p>291.728314678907</text:p>
              </table:table-cell>
              <table:table-cell office:value-type="float" office:value="26.1768798828125">
                <text:p>26.176879882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.237826459865">
                <text:p>292.237826459865</text:p>
              </table:table-cell>
              <table:table-cell office:value-type="float" office:value="25.9019775390625">
                <text:p>25.90197753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3.328515389275">
                <text:p>293.328515389275</text:p>
              </table:table-cell>
              <table:table-cell office:value-type="float" office:value="22.149658203125">
                <text:p>22.14965820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.083434377605">
                <text:p>295.083434377605</text:p>
              </table:table-cell>
              <table:table-cell office:value-type="float" office:value="23.486083984375">
                <text:p>23.486083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7">
                <text:p>297</text:p>
              </table:table-cell>
              <table:table-cell office:value-type="float" office:value="18.25634765625">
                <text:p>18.256347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8.611527339109">
                <text:p>298.611527339109</text:p>
              </table:table-cell>
              <table:table-cell office:value-type="float" office:value="14.4969482421875">
                <text:p>14.49694824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1.350019959879">
                <text:p>301.350019959879</text:p>
              </table:table-cell>
              <table:table-cell office:value-type="float" office:value="12.8997802734375">
                <text:p>12.899780273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1.6970556808">
                <text:p>301.6970556808</text:p>
              </table:table-cell>
              <table:table-cell office:value-type="float" office:value="13.8203125">
                <text:p>13.8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2.534301364003">
                <text:p>302.534301364003</text:p>
              </table:table-cell>
              <table:table-cell office:value-type="float" office:value="13.5157470703125">
                <text:p>13.515747070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.221895529029">
                <text:p>299.221895529029</text:p>
              </table:table-cell>
              <table:table-cell office:value-type="float" office:value="6.26611328125">
                <text:p>6.2661132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.972440397568">
                <text:p>299.972440397568</text:p>
              </table:table-cell>
              <table:table-cell office:value-type="float" office:value="38.7547607421875">
                <text:p>38.754760742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.085970450517">
                <text:p>299.085970450517</text:p>
              </table:table-cell>
              <table:table-cell office:value-type="float" office:value="13.2497314453125">
                <text:p>13.24973144531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upper-range="Correction.L6:Correction.L21" chart:error-lower-range="Correction.L6:Correction.L21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amed-symbol" chart:symbol-name="arrow-down" chart:symbol-width="0.25cm" chart:symbol-height="0.25cm" chart:link-data-style-to-source="true" chart:error-upper-range="Correction.L6:Correction.L21" chart:error-lower-range="Correction.L6:Correction.L21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84cm" svg:height="5.897cm" xlink:href=".." xlink:type="simple" chart:class="chart:scatter" chart:style-name="ch1">
        <chart:title svg:x="4.087cm" svg:y="0.252cm" chart:style-name="ch2">
          <text:p>From temp</text:p>
        </chart:title>
        <chart:legend chart:legend-position="end" svg:x="6.759cm" svg:y="2.32cm" style:legend-expansion="high" chart:style-name="ch3"/>
        <chart:plot-area chart:style-name="ch4" table:cell-range-address="Correction.C6:Correction.C21 Correction.G5:Correction.G21" chart:data-source-has-labels="row" svg:x="0.209cm" svg:y="1.07cm" svg:width="6.341cm" svg:height="4.71cm">
          <chartooo:coordinate-region svg:x="1.121cm" svg:y="1.212cm" svg:width="5.317cm" svg:height="3.6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orrection.G6:Correction.G21" chart:label-cell-address="Correction.G5:Correction.G5" chart:class="chart:scatter">
            <chart:domain table:cell-range-address="Correction.C6:Correction.C21"/>
            <chart:regression-curve chart:style-name="ch9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Corr needed</text:p>
                <draw:g>
                  <svg:desc>Correction.G5:Correction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Correction.C6:Correction.C21</svg:desc>
                </draw:g>
              </table:table-cell>
              <table:table-cell office:value-type="float" office:value="17.41748046875">
                <text:p>17.41748046875</text:p>
                <draw:g>
                  <svg:desc>Correction.G6:Correction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9.8785400390625">
                <text:p>9.878540039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8.2269287109375">
                <text:p>8.226928710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5">
                <text:p>18.5</text:p>
              </table:table-cell>
              <table:table-cell office:value-type="float" office:value="26.1531982421875">
                <text:p>26.153198242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26.1768798828125">
                <text:p>26.176879882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.9019775390625">
                <text:p>25.90197753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22.149658203125">
                <text:p>22.14965820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3.486083984375">
                <text:p>23.486083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8.25634765625">
                <text:p>18.256347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4.4969482421875">
                <text:p>14.49694824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12.8997802734375">
                <text:p>12.899780273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13.8203125">
                <text:p>13.8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5">
                <text:p>31.5</text:p>
              </table:table-cell>
              <table:table-cell office:value-type="float" office:value="13.5157470703125">
                <text:p>13.515747070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6.26611328125">
                <text:p>6.2661132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38.7547607421875">
                <text:p>38.754760742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6">
                <text:p>36.6</text:p>
              </table:table-cell>
              <table:table-cell office:value-type="float" office:value="13.2497314453125">
                <text:p>13.2497314453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